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333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7709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0.2811in"/>
    </style:style>
    <style:style style:name="co9" style:family="table-column">
      <style:table-column-properties fo:break-before="auto" style:column-width="1.6252in"/>
    </style:style>
    <style:style style:name="co10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4.5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07in"/>
    </style:style>
    <style:style style:name="co15" style:family="table-column">
      <style:table-column-properties fo:break-before="auto" style:column-width="0.6437in"/>
    </style:style>
    <style:style style:name="co16" style:family="table-column">
      <style:table-column-properties fo:break-before="auto" style:column-width="0.6819in"/>
    </style:style>
    <style:style style:name="co17" style:family="table-column">
      <style:table-column-properties fo:break-before="auto" style:column-width="0.7465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2.1217in"/>
    </style:style>
    <style:style style:name="co20" style:family="table-column">
      <style:table-column-properties fo:break-before="auto" style:column-width="0.5535in"/>
    </style:style>
    <style:style style:name="co21" style:family="table-column">
      <style:table-column-properties fo:break-before="auto" style:column-width="0.8228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0.3646in"/>
    </style:style>
    <style:style style:name="co24" style:family="table-column">
      <style:table-column-properties fo:break-before="auto" style:column-width="0.7083in"/>
    </style:style>
    <style:style style:name="co25" style:family="table-column">
      <style:table-column-properties fo:break-before="auto" style:column-width="0.5in"/>
    </style:style>
    <style:style style:name="co26" style:family="table-column">
      <style:table-column-properties fo:break-before="auto" style:column-width="0.4898in"/>
    </style:style>
    <style:style style:name="co27" style:family="table-column">
      <style:table-column-properties fo:break-before="auto" style:column-width="1.4264in"/>
    </style:style>
    <style:style style:name="co28" style:family="table-column">
      <style:table-column-properties fo:break-before="auto" style:column-width="0.5626in"/>
    </style:style>
    <style:style style:name="co29" style:family="table-column">
      <style:table-column-properties fo:break-before="auto" style:column-width="1.7102in"/>
    </style:style>
    <style:style style:name="co30" style:family="table-column">
      <style:table-column-properties fo:break-before="auto" style:column-width="2.3917in"/>
    </style:style>
    <style:style style:name="co31" style:family="table-column">
      <style:table-column-properties fo:break-before="auto" style:column-width="1.5563in"/>
    </style:style>
    <style:style style:name="co32" style:family="table-column">
      <style:table-column-properties fo:break-before="auto" style:column-width="1.6591in"/>
    </style:style>
    <style:style style:name="co33" style:family="table-column">
      <style:table-column-properties fo:break-before="auto" style:column-width="4.911in"/>
    </style:style>
    <style:style style:name="co34" style:family="table-column">
      <style:table-column-properties fo:break-before="auto" style:column-width="1.698in"/>
    </style:style>
    <style:style style:name="co35" style:family="table-column">
      <style:table-column-properties fo:break-before="auto" style:column-width="0.6563in"/>
    </style:style>
    <style:style style:name="co36" style:family="table-column">
      <style:table-column-properties fo:break-before="auto" style:column-width="0.9008in"/>
    </style:style>
    <style:style style:name="co37" style:family="table-column">
      <style:table-column-properties fo:break-before="auto" style:column-width="3.9217in"/>
    </style:style>
    <style:style style:name="co38" style:family="table-column">
      <style:table-column-properties fo:break-before="auto" style:column-width="3.3173in"/>
    </style:style>
    <style:style style:name="co39" style:family="table-column">
      <style:table-column-properties fo:break-before="auto" style:column-width="0.6047in"/>
    </style:style>
    <style:style style:name="co40" style:family="table-column">
      <style:table-column-properties fo:break-before="auto" style:column-width="0.952in"/>
    </style:style>
    <style:style style:name="co41" style:family="table-column">
      <style:table-column-properties fo:break-before="auto" style:column-width="1.0547in"/>
    </style:style>
    <style:style style:name="co42" style:family="table-column">
      <style:table-column-properties fo:break-before="auto" style:column-width="1.1575in"/>
    </style:style>
    <style:style style:name="co43" style:family="table-column">
      <style:table-column-properties fo:break-before="auto" style:column-width="0.3992in"/>
    </style:style>
    <style:style style:name="co44" style:family="table-column">
      <style:table-column-properties fo:break-before="auto" style:column-width="0.7209in"/>
    </style:style>
    <style:style style:name="co45" style:family="table-column">
      <style:table-column-properties fo:break-before="auto" style:column-width="0.4252in"/>
    </style:style>
    <style:style style:name="co46" style:family="table-column">
      <style:table-column-properties fo:break-before="auto" style:column-width="0.398in"/>
    </style:style>
    <style:style style:name="co47" style:family="table-column">
      <style:table-column-properties fo:break-before="auto" style:column-width="0.5791in"/>
    </style:style>
    <style:style style:name="co48" style:family="table-column">
      <style:table-column-properties fo:break-before="auto" style:column-width="1.2992in"/>
    </style:style>
    <style:style style:name="co49" style:family="table-column">
      <style:table-column-properties fo:break-before="auto" style:column-width="1.0425in"/>
    </style:style>
    <style:style style:name="co50" style:family="table-column">
      <style:table-column-properties fo:break-before="auto" style:column-width="1.0165in"/>
    </style:style>
    <style:style style:name="co51" style:family="table-column">
      <style:table-column-properties fo:break-before="auto" style:column-width="1.4146in"/>
    </style:style>
    <style:style style:name="co52" style:family="table-column">
      <style:table-column-properties fo:break-before="auto" style:column-width="0.8236in"/>
    </style:style>
    <style:style style:name="co53" style:family="table-column">
      <style:table-column-properties fo:break-before="auto" style:column-width="0.6693in"/>
    </style:style>
    <style:style style:name="co54" style:family="table-column">
      <style:table-column-properties fo:break-before="auto" style:column-width="0.322in"/>
    </style:style>
    <style:style style:name="co55" style:family="table-column">
      <style:table-column-properties fo:break-before="auto" style:column-width="0.8752in"/>
    </style:style>
    <style:style style:name="co56" style:family="table-column">
      <style:table-column-properties fo:break-before="auto" style:column-width="0.5409in"/>
    </style:style>
    <style:style style:name="co57" style:family="table-column">
      <style:table-column-properties fo:break-before="auto" style:column-width="0.7335in"/>
    </style:style>
    <style:style style:name="co58" style:family="table-column">
      <style:table-column-properties fo:break-before="auto" style:column-width="0.6953in"/>
    </style:style>
    <style:style style:name="co59" style:family="table-column">
      <style:table-column-properties fo:break-before="auto" style:column-width="0.9909in"/>
    </style:style>
    <style:style style:name="co60" style:family="table-column">
      <style:table-column-properties fo:break-before="auto" style:column-width="0.7846in"/>
    </style:style>
    <style:style style:name="co61" style:family="table-column">
      <style:table-column-properties fo:break-before="auto" style:column-width="0.8626in"/>
    </style:style>
    <style:style style:name="co62" style:family="table-column">
      <style:table-column-properties fo:break-before="auto" style:column-width="0.5925in"/>
    </style:style>
    <style:style style:name="co63" style:family="table-column">
      <style:table-column-properties fo:break-before="auto" style:column-width="0.8882in"/>
    </style:style>
    <style:style style:name="co64" style:family="table-column">
      <style:table-column-properties fo:break-before="auto" style:column-width="0.798in"/>
    </style:style>
    <style:style style:name="co65" style:family="table-column">
      <style:table-column-properties fo:break-before="auto" style:column-width="0.4126in"/>
    </style:style>
    <style:style style:name="co66" style:family="table-column">
      <style:table-column-properties fo:break-before="auto" style:column-width="0.361in"/>
    </style:style>
    <style:style style:name="co67" style:family="table-column">
      <style:table-column-properties fo:break-before="auto" style:column-width="0.4764in"/>
    </style:style>
    <style:style style:name="co68" style:family="table-column">
      <style:table-column-properties fo:break-before="auto" style:column-width="1.2091in"/>
    </style:style>
    <style:style style:name="co69" style:family="table-column">
      <style:table-column-properties fo:break-before="auto" style:column-width="0.8102in"/>
    </style:style>
    <style:style style:name="co70" style:family="table-column">
      <style:table-column-properties fo:break-before="auto" style:column-width="0.552in"/>
    </style:style>
    <style:style style:name="co71" style:family="table-column">
      <style:table-column-properties fo:break-before="auto" style:column-width="0.6681in"/>
    </style:style>
    <style:style style:name="co72" style:family="table-column">
      <style:table-column-properties fo:break-before="auto" style:column-width="0.6807in"/>
    </style:style>
    <style:style style:name="co73" style:family="table-column">
      <style:table-column-properties fo:break-before="auto" style:column-width="0.4882in"/>
    </style:style>
    <style:style style:name="co74" style:family="table-column">
      <style:table-column-properties fo:break-before="auto" style:column-width="0.6165in"/>
    </style:style>
    <style:style style:name="co75" style:family="table-column">
      <style:table-column-properties fo:break-before="auto" style:column-width="1.0681in"/>
    </style:style>
    <style:style style:name="co76" style:family="table-column">
      <style:table-column-properties fo:break-before="auto" style:column-width="0.8366in"/>
    </style:style>
    <style:style style:name="co77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Comma" style:data-style-name="N3">
      <style:table-cell-properties fo:border-bottom="0.0008in solid #000000" fo:border-left="none" fo:border-right="none" fo:border-top="none"/>
    </style:style>
    <style:style style:name="ce6" style:family="table-cell" style:parent-style-name="Comma" style:data-style-name="N3"/>
    <style:style style:name="ce7" style:family="table-cell" style:parent-style-name="Default" style:data-style-name="N3"/>
    <style:style style:name="ce8" style:family="table-cell" style:parent-style-name="Comma" style:data-style-name="N0"/>
    <style:style style:name="ce9" style:family="table-cell" style:parent-style-name="Comma" style:data-style-name="N0">
      <style:table-cell-properties fo:border-bottom="0.0008in solid #000000" fo:border-left="none" fo:border-right="none" fo:border-top="none"/>
    </style:style>
    <style:style style:name="ce10" style:family="table-cell" style:parent-style-name="Comma" style:data-style-name="N3">
      <style:table-cell-properties fo:border-bottom="0.0008in solid #000000" fo:background-color="transparent" fo:border-left="none" fo:border-right="none" fo:border-top="none"/>
    </style:style>
    <style:style style:name="ce11" style:family="table-cell" style:parent-style-name="Comma" style:data-style-name="N123"/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14" style:family="table-cell" style:parent-style-name="Comma" style:data-style-name="N0">
      <style:text-properties fo:font-weight="bold" style:font-weight-asian="bold" style:font-weight-complex="bold"/>
    </style:style>
    <style:style style:name="ce15" style:family="table-cell" style:parent-style-name="Comma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11"/>
    <style:style style:name="ce21" style:family="table-cell" style:parent-style-name="Comma" style:data-style-name="N11">
      <style:table-cell-properties fo:border-bottom="0.0008in solid #000000" fo:border-left="none" fo:border-right="none" fo:border-top="none"/>
    </style:style>
    <style:style style:name="ce22" style:family="table-cell" style:parent-style-name="Comma" style:data-style-name="N11"/>
    <style:style style:name="ce23" style:family="table-cell" style:parent-style-name="Percent" style:data-style-name="N11"/>
    <style:style style:name="ce24" style:family="table-cell" style:parent-style-name="Comma" style:data-style-name="N4">
      <style:table-cell-properties fo:border-bottom="0.0008in solid #000000" fo:border-left="none" fo:border-right="none" fo:border-top="none"/>
    </style:style>
    <style:style style:name="ce25" style:family="table-cell" style:parent-style-name="Comma" style:data-style-name="N4"/>
    <style:style style:name="ce26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 style:data-style-name="N11"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cffff" fo:border="none"/>
    </style:style>
    <style:style style:name="ce29" style:family="table-cell" style:parent-style-name="Default" style:data-style-name="N3">
      <style:table-cell-properties fo:background-color="transparent"/>
    </style:style>
    <style:style style:name="ce30" style:family="table-cell" style:parent-style-name="Percent" style:data-style-name="N11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Percent" style:data-style-name="N11"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ccffff" fo:border="none"/>
      <style:text-properties fo:font-weight="normal" style:font-weight-asian="normal" style:font-weight-complex="normal"/>
    </style:style>
    <style:style style:name="ce33" style:family="table-cell" style:parent-style-name="Default" style:data-style-name="N3">
      <style:table-cell-properties fo:background-color="transparent" fo:border="none"/>
      <style:text-properties fo:font-weight="normal" style:font-weight-asian="normal" style:font-weight-complex="normal"/>
    </style:style>
    <style:style style:name="ce34" style:family="table-cell" style:parent-style-name="Comma" style:data-style-name="N3">
      <style:table-cell-properties fo:background-color="transparent" fo:border="none"/>
      <style:text-properties fo:font-weight="normal" style:font-weight-asian="normal" style:font-weight-complex="normal"/>
    </style:style>
    <style:style style:name="ce35" style:family="table-cell" style:parent-style-name="Comma" style:data-style-name="N3">
      <style:table-cell-properties fo:border="none"/>
    </style:style>
    <style:style style:name="ce36" style:family="table-cell" style:parent-style-name="Comma" style:data-style-name="N123">
      <style:table-cell-properties fo:border="none"/>
    </style:style>
    <style:style style:name="ce37" style:family="table-cell" style:parent-style-name="Default" style:data-style-name="N0">
      <style:table-cell-properties fo:background-color="#ccffff" fo:border="none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Comma" style:data-style-name="N3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cccccc" fo:border="none"/>
    </style:style>
    <style:style style:name="ce41" style:family="table-cell" style:parent-style-name="Comma" style:data-style-name="N3">
      <style:table-cell-properties fo:background-color="transparent"/>
    </style:style>
    <style:style style:name="ce42" style:family="table-cell" style:parent-style-name="Default" style:data-style-name="N0">
      <style:table-cell-properties fo:background-color="#cccccc" fo:border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cc" fo:border="none"/>
    </style:style>
    <style:style style:name="ce44" style:family="table-cell" style:parent-style-name="Default" style:data-style-name="N0">
      <style:table-cell-properties fo:background-color="#ffffcc" fo:border="none"/>
      <style:text-properties fo:font-weight="normal" style:font-weight-asian="normal" style:font-weight-complex="normal"/>
    </style:style>
    <style:style style:name="ce45" style:family="table-cell" style:parent-style-name="Default" style:data-style-name="N3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Percent" style:data-style-name="N11">
      <style:table-cell-properties fo:background-color="transparent"/>
      <style:text-properties fo:font-weight="normal" style:font-weight-asian="normal" style:font-weight-complex="normal"/>
    </style:style>
    <style:style style:name="ce47" style:family="table-cell" style:parent-style-name="Comma" style:data-style-name="N3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ackground-color="#ffffcc" fo:border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4bd5e" fo:border="none"/>
    </style:style>
    <style:style style:name="ce50" style:family="table-cell" style:parent-style-name="Default" style:data-style-name="N0">
      <style:table-cell-properties fo:background-color="#94bd5e" fo:border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ccffff"/>
    </style:style>
    <style:style style:name="ce53" style:family="table-cell" style:parent-style-name="Default" style:data-style-name="N0">
      <style:table-cell-properties fo:background-color="#ffffcc"/>
    </style:style>
    <style:style style:name="ce54" style:family="table-cell" style:parent-style-name="Default" style:data-style-name="N10">
      <style:table-cell-properties fo:background-color="#ccffff"/>
    </style:style>
    <style:style style:name="ce55" style:family="table-cell" style:parent-style-name="Default" style:data-style-name="N10">
      <style:table-cell-properties fo:background-color="#ffffcc"/>
    </style:style>
    <style:style style:name="ce56" style:family="table-cell" style:parent-style-name="Default" style:data-style-name="N10"/>
    <style:style style:name="ce57" style:family="table-cell" style:parent-style-name="Default">
      <style:table-cell-properties fo:background-color="#ccffff"/>
    </style:style>
    <style:style style:name="ce58" style:family="table-cell" style:parent-style-name="Default">
      <style:table-cell-properties fo:background-color="#ffffcc"/>
    </style:style>
    <style:style style:name="ce59" style:family="table-cell" style:parent-style-name="Default" style:data-style-name="N0">
      <style:table-cell-properties fo:background-color="#aecf00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Comma" style:data-style-name="N3">
      <style:table-cell-properties fo:background-color="#aecf00"/>
    </style:style>
    <style:style style:name="ce63" style:family="table-cell" style:parent-style-name="Comma" style:data-style-name="N3">
      <style:table-cell-properties fo:background-color="#ccffff"/>
    </style:style>
    <style:style style:name="ce64" style:family="table-cell" style:parent-style-name="Default" style:data-style-name="N3">
      <style:table-cell-properties fo:background-color="#aecf00"/>
    </style:style>
    <style:style style:name="ce65" style:family="table-cell" style:parent-style-name="Default" style:data-style-name="N3">
      <style:table-cell-properties fo:background-color="#ccffff"/>
    </style:style>
    <style:style style:name="ce66" style:family="table-cell" style:parent-style-name="Comma" style:data-style-name="N123">
      <style:table-cell-properties fo:background-color="transparent"/>
    </style:style>
    <style:style style:name="ce67" style:family="table-cell" style:parent-style-name="Default" style:data-style-name="N123">
      <style:table-cell-properties fo:background-color="transparent"/>
    </style:style>
    <style:style style:name="ce68" style:family="table-cell" style:parent-style-name="Default" style:data-style-name="N1"/>
    <style:style style:name="ce69" style:family="table-cell" style:parent-style-name="Comma" style:data-style-name="N1"/>
  </office:automatic-styles>
  <office:body>
    <office:spreadsheet>
      <table:calculation-settings table:case-sensitive="false" table:search-criteria-must-apply-to-whole-cell="false"/>
      <table:table table:name="summ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mystic immersion means all spells (offens/defense/summoning/enhance) are free</text:p>
          </table:table-cell>
          <table:table-cell table:number-columns-repeated="11"/>
          <table:table-cell office:value-type="string">
            <text:p>pretty sure I prefer offense to summons, but summons are fun once in a while</text:p>
          </table:table-cell>
          <table:table-cell table:number-columns-repeated="1011"/>
        </table:table-row>
        <table:table-row table:style-name="ro1">
          <table:table-cell office:value-type="string">
            <text:p>MI doubles sp regen rate</text:p>
          </table:table-cell>
          <table:table-cell table:number-columns-repeated="11"/>
          <table:table-cell office:value-type="string">
            <text:p>defense is awesome, but there's a lot to juggle &amp; only one D spell in a round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don't need much eq which is nice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lvl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def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offense dmg.</text:p>
          </table:table-cell>
          <table:table-cell table:style-name="ce2" office:value-type="string">
            <text:p>off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summoning</text:p>
          </table:table-cell>
          <table:table-cell table:style-name="ce3" office:value-type="string">
            <text:p>sum. Notes</text:p>
          </table:table-cell>
          <table:table-cell/>
          <table:table-cell office:value-type="string">
            <text:p>lots of commands; even if some are broken you have a lot of utiliti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a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rning hands</text:p>
          </table:table-cell>
          <table:table-cell office:value-type="string">
            <text:p>fir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ind familiar</text:p>
          </table:table-cell>
          <table:table-cell office:value-type="string">
            <text:p>famliars give sps/hps/regen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ield</text:p>
          </table:table-cell>
          <table:table-cell office:value-type="string">
            <text:p>al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agic missile</text:p>
          </table:table-cell>
          <table:table-cell office:value-type="string">
            <text:p>energy</text:p>
          </table:table-cell>
          <table:table-cell/>
          <table:table-cell office:value-type="float" office:value="9">
            <text:p>9</text:p>
          </table:table-cell>
          <table:table-cell office:value-type="string">
            <text:p>ms 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pel magic</text:p>
          </table:table-cell>
          <table:table-cell table:style-name="Default"/>
          <table:table-cell/>
          <table:table-cell office:value-type="float" office:value="12">
            <text:p>12</text:p>
          </table:table-cell>
          <table:table-cell office:value-type="string">
            <text:p>minute meteor</text:p>
          </table:table-cell>
          <table:table-cell office:value-type="string">
            <text:p>blunt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create golem</text:p>
          </table:table-cell>
          <table:table-cell office:value-type="string">
            <text:p>super power, good tank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iends</text:p>
          </table:table-cell>
          <table:table-cell office:value-type="string">
            <text:p>stop combat</text:p>
          </table:table-cell>
          <table:table-cell table:number-columns-repeated="2"/>
          <table:table-cell office:value-type="string">
            <text:p>acid arrow</text:p>
          </table:table-cell>
          <table:table-cell office:value-type="string">
            <text:p>acid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summon swarm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otection from evil</text:p>
          </table:table-cell>
          <table:table-cell table:number-columns-repeated="3"/>
          <table:table-cell office:value-type="string">
            <text:p>shocking grasp</text:p>
          </table:table-cell>
          <table:table-cell office:value-type="string">
            <text:p>elec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conjure animal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otection from good</text:p>
          </table:table-cell>
          <table:table-cell table:number-columns-repeated="3"/>
          <table:table-cell office:value-type="string">
            <text:p>freezing sphere</text:p>
          </table:table-cell>
          <table:table-cell office:value-type="string">
            <text:p>ic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s 2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lur</text:p>
          </table:table-cell>
          <table:table-cell office:value-type="string">
            <text:p>can't use with shield/auras</text:p>
          </table:table-cell>
          <table:table-cell table:number-columns-repeated="2"/>
          <table:table-cell office:value-type="string">
            <text:p>lightning bolt</text:p>
          </table:table-cell>
          <table:table-cell office:value-type="string">
            <text:p>elec</text:p>
          </table:table-cell>
          <table:table-cell/>
          <table:table-cell office:value-type="float" office:value="48">
            <text:p>48</text:p>
          </table:table-cell>
          <table:table-cell table:style-name="Default" office:value-type="string">
            <text:p>black tentacles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inor globe</text:p>
          </table:table-cell>
          <table:table-cell office:value-type="string">
            <text:p>non e/b</text:p>
          </table:table-cell>
          <table:table-cell table:number-columns-repeated="2"/>
          <table:table-cell office:value-type="string">
            <text:p>cone of cold</text:p>
          </table:table-cell>
          <table:table-cell office:value-type="string">
            <text:p>ice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conjure elemental</text:p>
          </table:table-cell>
          <table:table-cell office:value-type="string">
            <text:p>this sucks, always has a chance to fail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hino skin</text:p>
          </table:table-cell>
          <table:table-cell office:value-type="string">
            <text:p>e/b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clenched fist</text:p>
          </table:table-cell>
          <table:table-cell office:value-type="string">
            <text:p>blunt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ms 3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cure shelter</text:p>
          </table:table-cell>
          <table:table-cell office:value-type="string">
            <text:p>secure room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venmous spray</text:p>
          </table:table-cell>
          <table:table-cell office:value-type="string">
            <text:p>poison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ms 4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ndblank</text:p>
          </table:table-cell>
          <table:table-cell office:value-type="string">
            <text:p>mind ac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prismatic spray</text:p>
          </table:table-cell>
          <table:table-cell office:value-type="string">
            <text:p>rando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animate weapon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table:style-name="Default" office:value-type="string">
            <text:p>polymorph other</text:p>
          </table:table-cell>
          <table:table-cell table:style-name="Default" office:value-type="string">
            <text:p>make mob attack person/mob</text:p>
          </table:table-cell>
          <table:table-cell table:number-columns-repeated="2"/>
          <table:table-cell office:value-type="string">
            <text:p>disintegrate</text:p>
          </table:table-cell>
          <table:table-cell office:value-type="string">
            <text:p>energy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animate shield</text:p>
          </table:table-cell>
          <table:table-cell table:number-columns-repeated="1014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Default" office:value-type="string">
            <text:p>invisibility</text:p>
          </table:table-cell>
          <table:table-cell table:style-name="Default" office:value-type="string">
            <text:p>invis, harder to hit</text:p>
          </table:table-cell>
          <table:table-cell table:number-columns-repeated="2"/>
          <table:table-cell office:value-type="string">
            <text:p>implosion</text:p>
          </table:table-cell>
          <table:table-cell office:value-type="string">
            <text:p>blunt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gate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table:style-name="Default" office:value-type="string">
            <text:p>magnificent shield</text:p>
          </table:table-cell>
          <table:table-cell table:style-name="Default" office:value-type="string">
            <text:p>all, replaces shield</text:p>
          </table:table-cell>
          <table:table-cell table:number-columns-repeated="2"/>
          <table:table-cell office:value-type="string">
            <text:p>incinerate</text:p>
          </table:table-cell>
          <table:table-cell office:value-type="string">
            <text:p>fire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ms 5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table:style-name="Default" office:value-type="string">
            <text:p>power word stun</text:p>
          </table:table-cell>
          <table:table-cell table:style-name="Default" office:value-type="string">
            <text:p>stop mob from attacking</text:p>
          </table:table-cell>
          <table:table-cell table:number-columns-repeated="2"/>
          <table:table-cell office:value-type="string">
            <text:p>frostbite</text:p>
          </table:table-cell>
          <table:table-cell office:value-type="string">
            <text:p>ice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conjure greater elemental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table:style-name="Default" office:value-type="string">
            <text:p>mirror images</text:p>
          </table:table-cell>
          <table:table-cell table:style-name="Default" office:value-type="string">
            <text:p>lots of you! no auras</text:p>
          </table:table-cell>
          <table:table-cell table:number-columns-repeated="2"/>
          <table:table-cell office:value-type="string">
            <text:p>mind warp</text:p>
          </table:table-cell>
          <table:table-cell office:value-type="string">
            <text:p>mind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ms 6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table:style-name="Default" office:value-type="string">
            <text:p>blink</text:p>
          </table:table-cell>
          <table:table-cell table:style-name="Default" office:value-type="string">
            <text:p>dodgy spell, uber blur</text:p>
          </table:table-cell>
          <table:table-cell table:number-columns-repeated="2"/>
          <table:table-cell office:value-type="string">
            <text:p>stinking cloud</text:p>
          </table:table-cell>
          <table:table-cell office:value-type="string">
            <text:p>room attack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ms 7</text:p>
          </table:table-cell>
          <table:table-cell table:number-columns-repeated="1014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Default" office:value-type="string">
            <text:p>stoneskin</text:p>
          </table:table-cell>
          <table:table-cell table:style-name="Default" office:value-type="string">
            <text:p>e/b</text:p>
          </table:table-cell>
          <table:table-cell table:number-columns-repeated="2"/>
          <table:table-cell office:value-type="string">
            <text:p>death fog</text:p>
          </table:table-cell>
          <table:table-cell office:value-type="string">
            <text:p>room attack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ms 8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string">
            <text:p>major globe</text:p>
          </table:table-cell>
          <table:table-cell table:style-name="Default" office:value-type="string">
            <text:p>non e/b</text:p>
          </table:table-cell>
          <table:table-cell table:number-columns-repeated="2"/>
          <table:table-cell office:value-type="string">
            <text:p>fireball</text:p>
          </table:table-cell>
          <table:table-cell office:value-type="string">
            <text:p>room attack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rismatic aura</text:p>
          </table:table-cell>
          <table:table-cell office:value-type="string">
            <text:p>randomly block dmg type</text:p>
          </table:table-cell>
          <table:table-cell table:number-columns-repeated="2"/>
          <table:table-cell office:value-type="string">
            <text:p>ice storm</text:p>
          </table:table-cell>
          <table:table-cell office:value-type="string">
            <text:p>room attack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ntle</text:p>
          </table:table-cell>
          <table:table-cell office:value-type="string">
            <text:p>e/b pool</text:p>
          </table:table-cell>
          <table:table-cell table:number-columns-repeated="2"/>
          <table:table-cell office:value-type="string">
            <text:p>phantasmal killer</text:p>
          </table:table-cell>
          <table:table-cell office:value-type="string">
            <text:p>mind dmg summon-thing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rismatic sphere</text:p>
          </table:table-cell>
          <table:table-cell office:value-type="string">
            <text:p>non e/b pool</text:p>
          </table:table-cell>
          <table:table-cell table:number-columns-repeated="2"/>
          <table:table-cell office:value-type="string">
            <text:p>explosive release</text:p>
          </table:table-cell>
          <table:table-cell office:value-type="string">
            <text:p>huge hit, release sat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ss invisibility</text:p>
          </table:table-cell>
          <table:table-cell office:value-type="string">
            <text:p>invis for you and summ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lvl</text:p>
          </table:table-cell>
          <table:table-cell table:style-name="ce2" office:value-type="string">
            <text:p>utility</text:p>
          </table:table-cell>
          <table:table-cell table:style-name="ce2" office:value-type="string">
            <text:p>util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offense effect</text:p>
          </table:table-cell>
          <table:table-cell table:style-name="ce2"/>
          <table:table-cell/>
          <table:table-cell table:style-name="ce2" office:value-type="string">
            <text:p>glvl</text:p>
          </table:table-cell>
          <table:table-cell table:style-name="ce2" office:value-type="string">
            <text:p>summon effect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mystic immersion</text:p>
          </table:table-cell>
          <table:table-cell table:style-name="Default" office:value-type="string">
            <text:p>free spells/good regen</text:p>
          </table:table-cell>
          <table:table-cell table:number-columns-repeated="2"/>
          <table:table-cell office:value-type="string">
            <text:p>haste</text:p>
          </table:table-cell>
          <table:table-cell table:number-columns-repeated="3"/>
          <table:table-cell office:value-type="string">
            <text:p>monstrous fort.</text:p>
          </table:table-cell>
          <table:table-cell office:value-type="string">
            <text:p>boosts summon 50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dentify</text:p>
          </table:table-cell>
          <table:table-cell office:value-type="string">
            <text:p>id stuff</text:p>
          </table:table-cell>
          <table:table-cell table:number-columns-repeated="2"/>
          <table:table-cell office:value-type="string">
            <text:p>slow</text:p>
          </table:table-cell>
          <table:table-cell office:value-type="string">
            <text:p>doesn't work well, fails a lot</text:p>
          </table:table-cell>
          <table:table-cell table:number-columns-repeated="2"/>
          <table:table-cell office:value-type="string">
            <text:p>subjugate</text:p>
          </table:table-cell>
          <table:table-cell office:value-type="string">
            <text:p>makes a summon low conc for a tim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charge</text:p>
          </table:table-cell>
          <table:table-cell office:value-type="string">
            <text:p>lets you recharge items</text:p>
          </table:table-cell>
          <table:table-cell table:number-columns-repeated="2"/>
          <table:table-cell office:value-type="string">
            <text:p>charm monster</text:p>
          </table:table-cell>
          <table:table-cell office:value-type="string">
            <text:p>stop aggros/combat perm.</text:p>
          </table:table-cell>
          <table:table-cell table:number-columns-repeated="2"/>
          <table:table-cell office:value-type="string">
            <text:p>haste</text:p>
          </table:table-cell>
          <table:table-cell office:value-type="string">
            <text:p>double summon attacks but not dmg (lame)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rength</text:p>
          </table:table-cell>
          <table:table-cell table:number-columns-repeated="3"/>
          <table:table-cell office:value-type="string">
            <text:p>feeblemind</text:p>
          </table:table-cell>
          <table:table-cell office:value-type="string">
            <text:p>lower mob int (for pkiller)</text:p>
          </table:table-cell>
          <table:table-cell table:number-columns-repeated="2"/>
          <table:table-cell office:value-type="string">
            <text:p>focus mind</text:p>
          </table:table-cell>
          <table:table-cell office:value-type="string">
            <text:p>lowers conc a lo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iant strength</text:p>
          </table:table-cell>
          <table:table-cell table:number-columns-repeated="3"/>
          <table:table-cell office:value-type="string">
            <text:p>charm monster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anchor</text:p>
          </table:table-cell>
          <table:table-cell office:value-type="string">
            <text:p>root to the spot (good for HK curse)</text:p>
          </table:table-cell>
          <table:table-cell table:number-columns-repeated="2"/>
          <table:table-cell office:value-type="string">
            <text:p>fumble</text:p>
          </table:table-cell>
          <table:table-cell office:value-type="string">
            <text:p>make target unwie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 tap</text:p>
          </table:table-cell>
          <table:table-cell office:value-type="string">
            <text:p>heals sps, raises sat. a lot and can fail</text:p>
          </table:table-cell>
          <table:table-cell table:number-columns-repeated="2"/>
          <table:table-cell office:value-type="string">
            <text:p>power word stun</text:p>
          </table:table-cell>
          <table:table-cell office:value-type="string">
            <text:p>stun a mob?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vitate</text:p>
          </table:table-cell>
          <table:table-cell table:number-columns-repeated="3"/>
          <table:table-cell office:value-type="string">
            <text:p>web</text:p>
          </table:table-cell>
          <table:table-cell office:value-type="string">
            <text:p>mob can't fle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</text:p>
          </table:table-cell>
          <table:table-cell table:number-columns-repeated="3"/>
          <table:table-cell office:value-type="string">
            <text:p>hold monster</text:p>
          </table:table-cell>
          <table:table-cell office:value-type="string">
            <text:p>stronger than web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ness</text:p>
          </table:table-cell>
          <table:table-cell table:number-columns-repeated="3"/>
          <table:table-cell office:value-type="string">
            <text:p>superior hold</text:p>
          </table:table-cell>
          <table:table-cell office:value-type="string">
            <text:p>stronger than ho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pockets</text:p>
          </table:table-cell>
          <table:table-cell office:value-type="string">
            <text:p>giant no weight bag</text:p>
          </table:table-cell>
          <table:table-cell table:number-columns-repeated="2"/>
          <table:table-cell office:value-type="string">
            <text:p>mystic atrophy</text:p>
          </table:table-cell>
          <table:table-cell office:value-type="string">
            <text:p>%chance to stop speci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visibility</text:p>
          </table:table-cell>
          <table:table-cell office:value-type="string">
            <text:p>hides you, but shields have to be off</text:p>
          </table:table-cell>
          <table:table-cell table:number-columns-repeated="2"/>
          <table:table-cell office:value-type="string">
            <text:p>sleep</text:p>
          </table:table-cell>
          <table:table-cell office:value-type="string">
            <text:p>put mob to sleep (can reflect!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chant</text:p>
          </table:table-cell>
          <table:table-cell office:value-type="string">
            <text:p>heal weapons, make more usable?</text:p>
          </table:table-cell>
          <table:table-cell table:number-columns-repeated="2"/>
          <table:table-cell office:value-type="string">
            <text:p>scare</text:p>
          </table:table-cell>
          <table:table-cell office:value-type="string">
            <text:p>make mob ru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ash</text:p>
          </table:table-cell>
          <table:table-cell office:value-type="string">
            <text:p>not sure what this does…light?</text:p>
          </table:table-cell>
          <table:table-cell table:number-columns-repeated="2"/>
          <table:table-cell office:value-type="string">
            <text:p>fear</text:p>
          </table:table-cell>
          <table:table-cell office:value-type="string">
            <text:p>uber sca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xtension *</text:p>
          </table:table-cell>
          <table:table-cell office:value-type="string">
            <text:p>boosts spell duration</text:p>
          </table:table-cell>
          <table:table-cell table:number-columns-repeated="2"/>
          <table:table-cell office:value-type="string">
            <text:p>confusion</text:p>
          </table:table-cell>
          <table:table-cell office:value-type="string">
            <text:p>all mobs randomly attack/si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ul bind</text:p>
          </table:table-cell>
          <table:table-cell office:value-type="string">
            <text:p>transfer sp regen to another</text:p>
          </table:table-cell>
          <table:table-cell table:number-columns-repeated="2"/>
          <table:table-cell office:value-type="string">
            <text:p>energy drain</text:p>
          </table:table-cell>
          <table:table-cell office:value-type="string">
            <text:p>lowers con on mob?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tice</text:p>
          </table:table-cell>
          <table:table-cell office:value-type="string">
            <text:p>change mobs align towards yours</text:p>
          </table:table-cell>
          <table:table-cell table:number-columns-repeated="2"/>
          <table:table-cell office:value-type="string">
            <text:p>mental distortion</text:p>
          </table:table-cell>
          <table:table-cell office:value-type="string">
            <text:p>make mob wander/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one</text:p>
          </table:table-cell>
          <table:table-cell office:value-type="string">
            <text:p>create copy of mob to attack them</text:p>
          </table:table-cell>
          <table:table-cell table:number-columns-repeated="2"/>
          <table:table-cell office:value-type="string">
            <text:p>sustain</text:p>
          </table:table-cell>
          <table:table-cell office:value-type="string">
            <text:p>stops sps drain from phantasmal kill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ocate monster</text:p>
          </table:table-cell>
          <table:table-cell office:value-type="string">
            <text:p>see if a mob is dead or not (for bruns)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bel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5" table:default-cell-style-name="ce7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20" table:default-cell-style-name="ce7"/>
        <table:table-column table:style-name="co13" table:number-columns-repeated="1011" table:default-cell-style-name="ce1"/>
        <table:table-row table:style-name="ro2">
          <table:table-cell table:style-name="ce4" office:value-type="string">
            <text:p>Dmg Emotes</text:p>
          </table:table-cell>
          <table:table-cell/>
          <table:table-cell table:style-name="ce5" office:value-type="string">
            <text:p>Coins</text:p>
          </table:table-cell>
          <table:table-cell table:style-name="ce2" office:value-type="string">
            <text:p>gem size</text:p>
          </table:table-cell>
          <table:table-cell table:style-name="ce2" office:value-type="string">
            <text:p>Stones</text:p>
          </table:table-cell>
          <table:table-cell table:style-name="Default"/>
          <table:table-cell/>
          <table:table-cell table:style-name="ce2" office:value-type="string">
            <text:p>Gem</text:p>
          </table:table-cell>
          <table:table-cell table:style-name="ce10" office:value-type="string">
            <text:p>Donates</text:p>
          </table:table-cell>
          <table:table-cell table:style-name="ce2" office:value-type="string">
            <text:p>Cloak</text:p>
          </table:table-cell>
          <table:table-cell/>
          <table:table-cell table:style-name="ce12" office:value-type="string">
            <text:p>item</text:p>
          </table:table-cell>
          <table:table-cell table:style-name="ce13" office:value-type="string">
            <text:p>value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O Spells</text:p>
          </table:table-cell>
          <table:table-cell/>
          <table:table-cell table:style-name="ce6" office:value-type="float" office:value="0">
            <text:p>0</text:p>
          </table:table-cell>
          <table:table-cell table:style-name="ce8" office:value-type="string">
            <text:p>small</text:p>
          </table:table-cell>
          <table:table-cell office:value-type="string">
            <text:p>jade</text:p>
          </table:table-cell>
          <table:table-cell table:style-name="Default"/>
          <table:table-cell/>
          <table:table-cell table:style-name="ce8" office:value-type="string">
            <text:p>minor</text:p>
          </table:table-cell>
          <table:table-cell table:style-name="ce6" office:value-type="float" office:value="25000">
            <text:p>25,000</text:p>
          </table:table-cell>
          <table:table-cell table:number-columns-repeated="2"/>
          <table:table-cell office:value-type="string">
            <text:p>sapphire studded sceptre</text:p>
          </table:table-cell>
          <table:table-cell office:value-type="float" office:value="29000">
            <text:p>29,000</text:p>
          </table:table-cell>
          <table:table-cell table:number-columns-repeated="1011"/>
        </table:table-row>
        <table:table-row table:style-name="ro1">
          <table:table-cell office:value-type="string">
            <text:p>appears to have missed</text:p>
          </table:table-cell>
          <table:table-cell/>
          <table:table-cell table:style-name="ce6" office:value-type="float" office:value="60000">
            <text:p>60,000</text:p>
          </table:table-cell>
          <table:table-cell table:style-name="ce8" office:value-type="string">
            <text:p>small</text:p>
          </table:table-cell>
          <table:table-cell office:value-type="string">
            <text:p>sapphires</text:p>
          </table:table-cell>
          <table:table-cell table:style-name="Default"/>
          <table:table-cell/>
          <table:table-cell office:value-type="string">
            <text:p>major</text:p>
          </table:table-cell>
          <table:table-cell table:style-name="ce6" office:value-type="float" office:value="275000">
            <text:p>275,000</text:p>
          </table:table-cell>
          <table:table-cell table:style-name="ce11"/>
          <table:table-cell/>
          <table:table-cell table:style-name="Default" office:value-type="string">
            <text:p>staff of energy</text:p>
          </table:table-cell>
          <table:table-cell office:value-type="float" office:value="15000">
            <text:p>15,000</text:p>
          </table:table-cell>
          <table:table-cell table:number-columns-repeated="1011"/>
        </table:table-row>
        <table:table-row table:style-name="ro1">
          <table:table-cell office:value-type="string">
            <text:p>slightly damaged</text:p>
          </table:table-cell>
          <table:table-cell/>
          <table:table-cell table:style-name="ce6" office:value-type="float" office:value="75000">
            <text:p>75,000</text:p>
          </table:table-cell>
          <table:table-cell table:style-name="ce8" office:value-type="string">
            <text:p>small</text:p>
          </table:table-cell>
          <table:table-cell table:style-name="ce8" office:value-type="string">
            <text:p>rubies</text:p>
          </table:table-cell>
          <table:table-cell table:style-name="Default"/>
          <table:table-cell table:number-columns-repeated="2"/>
          <table:table-cell table:style-name="ce6"/>
          <table:table-cell table:style-name="ce11"/>
          <table:table-cell/>
          <table:table-cell table:style-name="Default" office:value-type="string">
            <text:p>rod of flame</text:p>
          </table:table-cell>
          <table:table-cell office:value-type="float" office:value="15000">
            <text:p>15,000</text:p>
          </table:table-cell>
          <table:table-cell table:number-columns-repeated="1011"/>
        </table:table-row>
        <table:table-row table:style-name="ro1">
          <table:table-cell office:value-type="string">
            <text:p>struck with mild force</text:p>
          </table:table-cell>
          <table:table-cell/>
          <table:table-cell office:value-type="float" office:value="275000">
            <text:p>275,00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emeralds</text:p>
          </table:table-cell>
          <table:table-cell table:style-name="Default"/>
          <table:table-cell table:number-columns-repeated="2"/>
          <table:table-cell table:style-name="ce6"/>
          <table:table-cell table:style-name="ce11"/>
          <table:table-cell/>
          <table:table-cell table:style-name="Default" office:value-type="string">
            <text:p>palladium wand of wishes</text:p>
          </table:table-cell>
          <table:table-cell office:value-type="float" office:value="12000">
            <text:p>12,000</text:p>
          </table:table-cell>
          <table:table-cell table:number-columns-repeated="1011"/>
        </table:table-row>
        <table:table-row table:style-name="ro2">
          <table:table-cell office:value-type="string">
            <text:p>blasted into!</text:p>
          </table:table-cell>
          <table:table-cell/>
          <table:table-cell table:style-name="ce6" office:value-type="float" office:value="500000">
            <text:p>500,000</text:p>
          </table:table-cell>
          <table:table-cell table:style-name="ce8" office:value-type="string">
            <text:p>small</text:p>
          </table:table-cell>
          <table:table-cell office:value-type="string">
            <text:p>diamonds</text:p>
          </table:table-cell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cloak of karak</text:p>
          </table:table-cell>
          <table:table-cell office:value-type="float" office:value="10000">
            <text:p>10,000</text:p>
          </table:table-cell>
          <table:table-cell table:number-columns-repeated="1011"/>
        </table:table-row>
        <table:table-row table:style-name="ro1">
          <table:table-cell office:value-type="string">
            <text:p>staggers in pain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an ancient tome</text:p>
          </table:table-cell>
          <table:table-cell office:value-type="float" office:value="7500">
            <text:p>7,500</text:p>
          </table:table-cell>
          <table:table-cell table:number-columns-repeated="1011"/>
        </table:table-row>
        <table:table-row table:style-name="ro1">
          <table:table-cell office:value-type="string">
            <text:p>thundered into &lt;mob&gt;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wand of frost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1">
          <table:table-cell office:value-type="string">
            <text:p>tore &lt;mob&gt; apart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staff of healing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2">
          <table:table-cell office:value-type="string">
            <text:p>utterly destroyed &lt;mob&gt;!</text:p>
          </table:table-cell>
          <table:table-cell table:number-columns-repeated="10"/>
          <table:table-cell office:value-type="string">
            <text:p>jeweled sceptre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trashed &lt;mob&gt; beyond recognition!</text:p>
          </table:table-cell>
          <table:table-cell table:number-columns-repeated="10"/>
          <table:table-cell table:style-name="Default" office:value-type="string">
            <text:p>slim blue wand of ice bolt</text:p>
          </table:table-cell>
          <table:table-cell office:value-type="float" office:value="3000">
            <text:p>3,000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...devastated...</text:p>
          </table:table-cell>
          <table:table-cell table:number-columns-repeated="10"/>
          <table:table-cell table:style-name="Default" office:value-type="string">
            <text:p>Jasper green dragon ring</text:p>
          </table:table-cell>
          <table:table-cell office:value-type="float" office:value="2400">
            <text:p>2,400</text:p>
          </table:table-cell>
          <table:table-cell table:number-columns-repeated="1011"/>
        </table:table-row>
        <table:table-row table:style-name="ro1">
          <table:table-cell office:value-type="string">
            <text:p>slaughtered &lt;mob&gt; with total fury!</text:p>
          </table:table-cell>
          <table:table-cell/>
          <table:table-cell table:style-name="ce5" office:value-type="string">
            <text:p>donates</text:p>
          </table:table-cell>
          <table:table-cell table:style-name="ce9" office:value-type="string">
            <text:p>strength</text:p>
          </table:table-cell>
          <table:table-cell table:style-name="ce9" office:value-type="string">
            <text:p>book</text:p>
          </table:table-cell>
          <table:table-cell table:style-name="ce2" office:value-type="string">
            <text:p>straps</text:p>
          </table:table-cell>
          <table:table-cell table:number-columns-repeated="5"/>
          <table:table-cell office:value-type="string">
            <text:p>rod of terror</text:p>
          </table:table-cell>
          <table:table-cell office:value-type="float" office:value="2000">
            <text:p>2,000</text:p>
          </table:table-cell>
          <table:table-cell table:number-columns-repeated="1011"/>
        </table:table-row>
        <table:table-row table:style-name="ro1">
          <table:table-cell office:value-type="string">
            <text:p>You unleash a torrent of destruction against &lt;mob&gt; with your &lt;spells&gt;!!!</text:p>
          </table:table-cell>
          <table:table-cell/>
          <table:table-cell table:style-name="ce6" office:value-type="float" office:value="0">
            <text:p>0</text:p>
          </table:table-cell>
          <table:table-cell table:style-name="ce8" office:value-type="string">
            <text:p>strong</text:p>
          </table:table-cell>
          <table:table-cell table:number-columns-repeated="2" office:value-type="string">
            <text:p>leather</text:p>
          </table:table-cell>
          <table:table-cell table:number-columns-repeated="5"/>
          <table:table-cell table:style-name="Default" office:value-type="string">
            <text:p>Sapphire black dragon ring</text:p>
          </table:table-cell>
          <table:table-cell office:value-type="float" office:value="1620">
            <text:p>1,62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183000">
            <text:p>183,000</text:p>
          </table:table-cell>
          <table:table-cell table:style-name="ce8" office:value-type="string">
            <text:p>strong</text:p>
          </table:table-cell>
          <table:table-cell office:value-type="string">
            <text:p>leather</text:p>
          </table:table-cell>
          <table:table-cell table:style-name="ce8" office:value-type="string">
            <text:p>silver</text:p>
          </table:table-cell>
          <table:table-cell table:number-columns-repeated="5"/>
          <table:table-cell office:value-type="string">
            <text:p>Taser-charged papal jeweld rod</text:p>
          </table:table-cell>
          <table:table-cell office:value-type="float" office:value="1500">
            <text:p>1,5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number-columns-repeated="7"/>
          <table:table-cell table:style-name="Default" office:value-type="string">
            <text:p>copper black dragon ring</text:p>
          </table:table-cell>
          <table:table-cell office:value-type="float" office:value="1440">
            <text:p>1,44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"/>
          <table:table-cell office:value-type="string">
            <text:p>potion of righteousness</text:p>
          </table:table-cell>
          <table:table-cell office:value-type="float" office:value="1000">
            <text:p>1,00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2">
        <office:forms form:automatic-focus="false" form:apply-design-mode="false"/>
        <table:table-column table:style-name="co10" table:default-cell-style-name="ce8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1"/>
        <table:table-column table:style-name="co26" table:default-cell-style-name="ce1"/>
        <table:table-column table:style-name="co27" table:default-cell-style-name="ce1"/>
        <table:table-column table:style-name="co11" table:number-columns-repeated="3" table:default-cell-style-name="ce1"/>
        <table:table-column table:style-name="co28" table:default-cell-style-name="ce1"/>
        <table:table-column table:style-name="co11" table:number-columns-repeated="1008" table:default-cell-style-name="ce1"/>
        <table:table-column table:style-name="co11" table:number-columns-repeated="2" table:default-cell-style-name="Default"/>
        <table:table-row table:style-name="ro1">
          <table:table-cell table:style-name="ce14" office:value-type="string">
            <text:p>Donate/Coins</text:p>
          </table:table-cell>
          <table:table-cell table:number-columns-repeated="8"/>
          <table:table-cell table:style-name="ce4" office:value-type="string">
            <text:p>extension-able spells, should exceed a 75% affect</text:p>
          </table:table-cell>
          <table:table-cell table:number-columns-repeated="7"/>
          <table:table-cell office:value-type="string">
            <text:p>combat strategy</text:p>
          </table:table-cell>
          <table:table-cell table:number-columns-repeated="1006"/>
        </table:table-row>
        <table:table-row table:style-name="ro1">
          <table:table-cell table:style-name="ce15" office:value-type="string">
            <text:p>coins help gem potency</text:p>
          </table:table-cell>
          <table:table-cell table:number-columns-repeated="8"/>
          <table:table-cell table:style-name="ce2" office:value-type="string">
            <text:p>spell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ext1 net</text:p>
          </table:table-cell>
          <table:table-cell table:style-name="ce2" office:value-type="string">
            <text:p>ext2 net</text:p>
          </table:table-cell>
          <table:table-cell table:style-name="ce2" office:value-type="string">
            <text:p>ext3 net</text:p>
          </table:table-cell>
          <table:table-cell table:style-name="ce2" office:value-type="string">
            <text:p>notes</text:p>
          </table:table-cell>
          <table:table-cell table:number-columns-repeated="2"/>
          <table:table-cell office:value-type="string">
            <text:p>use mirror image for big hit mobs since its nulls a hit no matter what?</text:p>
          </table:table-cell>
          <table:table-cell table:number-columns-repeated="1006"/>
        </table:table-row>
        <table:table-row table:style-name="ro2">
          <table:table-cell table:style-name="ce15" office:value-type="string">
            <text:p>donates help cloak power</text:p>
          </table:table-cell>
          <table:table-cell table:number-columns-repeated="8"/>
          <table:table-cell office:value-type="string">
            <text:p>light</text:p>
          </table:table-cell>
          <table:table-cell office:value-type="float" office:value="10">
            <text:p>10</text:p>
          </table:table-cell>
          <table:table-cell table:style-name="ce18" table:formula="of:=[.$K3]*0.25-50" office:value-type="float" office:value="-47.5">
            <text:p>-47.50</text:p>
          </table:table-cell>
          <table:table-cell table:style-name="ce18" table:formula="of:=[.$K3]*0.5-75" office:value-type="float" office:value="-70">
            <text:p>-70.00</text:p>
          </table:table-cell>
          <table:table-cell table:style-name="ce18" table:formula="of:=[.$K3]*0.75-95" office:value-type="float" office:value="-87.5">
            <text:p>-87.50</text:p>
          </table:table-cell>
          <table:table-cell office:value-type="string">
            <text:p>hahaha</text:p>
          </table:table-cell>
          <table:table-cell table:number-columns-repeated="2"/>
          <table:table-cell office:value-type="string">
            <text:p>power word stun, stops a mob from hitting</text:p>
          </table:table-cell>
          <table:table-cell table:number-columns-repeated="1006"/>
        </table:table-row>
        <table:table-row table:style-name="ro2">
          <table:table-cell table:style-name="ce15" office:value-type="string">
            <text:p>not having gem makes spells cost a TON; mystic immersion won't work!</text:p>
          </table:table-cell>
          <table:table-cell table:number-columns-repeated="8"/>
          <table:table-cell office:value-type="string">
            <text:p>darkness</text:p>
          </table:table-cell>
          <table:table-cell office:value-type="float" office:value="10">
            <text:p>10</text:p>
          </table:table-cell>
          <table:table-cell table:style-name="ce18" table:formula="of:=[.$K4]*0.25-50" office:value-type="float" office:value="-47.5">
            <text:p>-47.50</text:p>
          </table:table-cell>
          <table:table-cell table:style-name="ce18" table:formula="of:=[.$K4]*0.5-75" office:value-type="float" office:value="-70">
            <text:p>-70.00</text:p>
          </table:table-cell>
          <table:table-cell table:style-name="ce18" table:formula="of:=[.K4]*0.75-95" office:value-type="float" office:value="-87.5">
            <text:p>-87.50</text:p>
          </table:table-cell>
          <table:table-cell table:number-columns-repeated="3"/>
          <table:table-cell office:value-type="string">
            <text:p>confusion, makes mobs randomly putz around, can recast</text:p>
          </table:table-cell>
          <table:table-cell table:number-columns-repeated="1006"/>
        </table:table-row>
        <table:table-row table:style-name="ro2">
          <table:table-cell office:value-type="string">
            <text:p>famialrs also boost sp regen</text:p>
          </table:table-cell>
          <table:table-cell table:number-columns-repeated="8"/>
          <table:table-cell office:value-type="string">
            <text:p>deeppockets</text:p>
          </table:table-cell>
          <table:table-cell office:value-type="float" office:value="50">
            <text:p>50</text:p>
          </table:table-cell>
          <table:table-cell table:style-name="ce18" table:formula="of:=[.$K5]*0.25-50" office:value-type="float" office:value="-37.5">
            <text:p>-37.50</text:p>
          </table:table-cell>
          <table:table-cell table:style-name="ce18" table:formula="of:=[.$K5]*0.5-75" office:value-type="float" office:value="-50">
            <text:p>-50.00</text:p>
          </table:table-cell>
          <table:table-cell table:style-name="ce18" table:formula="of:=[.K5]*0.75-95" office:value-type="float" office:value="-57.5">
            <text:p>-57.50</text:p>
          </table:table-cell>
          <table:table-cell table:number-columns-repeated="3"/>
          <table:table-cell office:value-type="string">
            <text:p>slow, sucks but halves mobs attack...</text:p>
          </table:table-cell>
          <table:table-cell table:number-columns-repeated="1006"/>
        </table:table-row>
        <table:table-row table:style-name="ro2">
          <table:table-cell office:value-type="string">
            <text:p>familiars add hps</text:p>
          </table:table-cell>
          <table:table-cell table:number-columns-repeated="8"/>
          <table:table-cell office:value-type="string">
            <text:p>web</text:p>
          </table:table-cell>
          <table:table-cell office:value-type="float" office:value="50">
            <text:p>50</text:p>
          </table:table-cell>
          <table:table-cell table:style-name="ce18" table:formula="of:=[.$K6]*0.25-50" office:value-type="float" office:value="-37.5">
            <text:p>-37.50</text:p>
          </table:table-cell>
          <table:table-cell table:style-name="ce18" table:formula="of:=[.$K6]*0.5-75" office:value-type="float" office:value="-50">
            <text:p>-50.00</text:p>
          </table:table-cell>
          <table:table-cell table:style-name="ce18" table:formula="of:=[.K6]*0.75-95" office:value-type="float" office:value="-57.5">
            <text:p>-57.50</text:p>
          </table:table-cell>
          <table:table-cell table:number-columns-repeated="3"/>
          <table:table-cell office:value-type="string">
            <text:p>polymorph other, trick mobs into fighting each other</text:p>
          </table:table-cell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string">
            <text:p>sleep</text:p>
          </table:table-cell>
          <table:table-cell office:value-type="float" office:value="50">
            <text:p>50</text:p>
          </table:table-cell>
          <table:table-cell table:style-name="ce18" table:formula="of:=[.$K7]*0.25-50" office:value-type="float" office:value="-37.5">
            <text:p>-37.50</text:p>
          </table:table-cell>
          <table:table-cell table:style-name="ce18" table:formula="of:=[.$K7]*0.5-75" office:value-type="float" office:value="-50">
            <text:p>-50.00</text:p>
          </table:table-cell>
          <table:table-cell table:style-name="ce18" table:formula="of:=[.K7]*0.75-95" office:value-type="float" office:value="-57.5">
            <text:p>-57.5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corpse</text:p>
          </table:table-cell>
          <table:table-cell office:value-type="string">
            <text:p>rounds</text:p>
          </table:table-cell>
          <table:table-cell table:style-name="Default"/>
          <table:table-cell table:number-columns-repeated="6"/>
          <table:table-cell office:value-type="string">
            <text:p>hold</text:p>
          </table:table-cell>
          <table:table-cell office:value-type="float" office:value="85">
            <text:p>85</text:p>
          </table:table-cell>
          <table:table-cell table:style-name="ce18" table:formula="of:=[.$K8]*0.25-50" office:value-type="float" office:value="-28.75">
            <text:p>-28.75</text:p>
          </table:table-cell>
          <table:table-cell table:style-name="ce18" table:formula="of:=[.$K8]*0.5-75" office:value-type="float" office:value="-32.5">
            <text:p>-32.50</text:p>
          </table:table-cell>
          <table:table-cell table:style-name="ce18" table:formula="of:=[.K8]*0.75-95" office:value-type="float" office:value="-31.25">
            <text:p>-31.25</text:p>
          </table:table-cell>
          <table:table-cell table:number-columns-repeated="3"/>
          <table:table-cell office:value-type="string">
            <text:p>on other 'mage' mobs, use swarm to drain defense/sps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1.5k</text:p>
          </table:table-cell>
          <table:table-cell office:value-type="float" office:value="26">
            <text:p>26</text:p>
          </table:table-cell>
          <table:table-cell office:value-type="string">
            <text:p>-: yields about 4 rounds</text:p>
          </table:table-cell>
          <table:table-cell table:number-columns-repeated="6"/>
          <table:table-cell office:value-type="string">
            <text:p>rhino skin</text:p>
          </table:table-cell>
          <table:table-cell office:value-type="float" office:value="95">
            <text:p>95</text:p>
          </table:table-cell>
          <table:table-cell table:style-name="ce18" table:formula="of:=[.$K9]*0.25-50" office:value-type="float" office:value="-26.25">
            <text:p>-26.25</text:p>
          </table:table-cell>
          <table:table-cell table:style-name="ce18" table:formula="of:=[.$K9]*0.5-75" office:value-type="float" office:value="-27.5">
            <text:p>-27.50</text:p>
          </table:table-cell>
          <table:table-cell table:style-name="ce18" table:formula="of:=[.K9]*0.75-95" office:value-type="float" office:value="-23.75">
            <text:p>-23.7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5.5k</text:p>
          </table:table-cell>
          <table:table-cell office:value-type="float" office:value="36">
            <text:p>36</text:p>
          </table:table-cell>
          <table:table-cell office:value-type="string">
            <text:p>*: yields over 35 rounds</text:p>
          </table:table-cell>
          <table:table-cell table:number-columns-repeated="6"/>
          <table:table-cell office:value-type="string">
            <text:p>slow</text:p>
          </table:table-cell>
          <table:table-cell office:value-type="float" office:value="95">
            <text:p>95</text:p>
          </table:table-cell>
          <table:table-cell table:style-name="ce18" table:formula="of:=[.$K10]*0.25-50" office:value-type="float" office:value="-26.25">
            <text:p>-26.25</text:p>
          </table:table-cell>
          <table:table-cell table:style-name="ce18" table:formula="of:=[.$K10]*0.5-75" office:value-type="float" office:value="-27.5">
            <text:p>-27.50</text:p>
          </table:table-cell>
          <table:table-cell table:style-name="ce18" table:formula="of:=[.K10]*0.75-95" office:value-type="float" office:value="-23.75">
            <text:p>-23.75</text:p>
          </table:table-cell>
          <table:table-cell office:value-type="string">
            <text:p>don't think it's worth it…</text:p>
          </table:table-cell>
          <table:table-cell table:number-columns-repeated="1009"/>
        </table:table-row>
        <table:table-row table:style-name="ro1">
          <table:table-cell office:value-type="string">
            <text:p>6k</text:p>
          </table:table-cell>
          <table:table-cell office:value-type="float" office:value="40">
            <text:p>40</text:p>
          </table:table-cell>
          <table:table-cell office:value-type="string">
            <text:p>!: not sure…might be over 40</text:p>
          </table:table-cell>
          <table:table-cell table:number-columns-repeated="6"/>
          <table:table-cell office:value-type="string">
            <text:p>mirror image</text:p>
          </table:table-cell>
          <table:table-cell office:value-type="float" office:value="100">
            <text:p>100</text:p>
          </table:table-cell>
          <table:table-cell table:style-name="ce18" table:formula="of:=[.$K11]*0.25-50" office:value-type="float" office:value="-25">
            <text:p>-25.00</text:p>
          </table:table-cell>
          <table:table-cell table:style-name="ce18" table:formula="of:=[.$K11]*0.5-75" office:value-type="float" office:value="-25">
            <text:p>-25.00</text:p>
          </table:table-cell>
          <table:table-cell table:style-name="ce18" table:formula="of:=[.K11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invisibility</text:p>
          </table:table-cell>
          <table:table-cell office:value-type="float" office:value="100">
            <text:p>100</text:p>
          </table:table-cell>
          <table:table-cell table:style-name="ce18" table:formula="of:=[.$K12]*0.25-50" office:value-type="float" office:value="-25">
            <text:p>-25.00</text:p>
          </table:table-cell>
          <table:table-cell table:style-name="ce18" table:formula="of:=[.$K12]*0.5-75" office:value-type="float" office:value="-25">
            <text:p>-25.00</text:p>
          </table:table-cell>
          <table:table-cell table:style-name="ce18" table:formula="of:=[.K12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haste</text:p>
          </table:table-cell>
          <table:table-cell office:value-type="float" office:value="100">
            <text:p>100</text:p>
          </table:table-cell>
          <table:table-cell table:style-name="ce18" table:formula="of:=[.$K13]*0.25-50" office:value-type="float" office:value="-25">
            <text:p>-25.00</text:p>
          </table:table-cell>
          <table:table-cell table:style-name="ce18" table:formula="of:=[.$K13]*0.5-75" office:value-type="float" office:value="-25">
            <text:p>-25.00</text:p>
          </table:table-cell>
          <table:table-cell table:style-name="ce18" table:formula="of:=[.K13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mantle</text:p>
          </table:table-cell>
          <table:table-cell office:value-type="float" office:value="105">
            <text:p>105</text:p>
          </table:table-cell>
          <table:table-cell table:style-name="ce18" table:formula="of:=[.$K14]*0.25-50" office:value-type="float" office:value="-23.75">
            <text:p>-23.75</text:p>
          </table:table-cell>
          <table:table-cell table:style-name="ce18" table:formula="of:=[.$K14]*0.5-75" office:value-type="float" office:value="-22.5">
            <text:p>-22.50</text:p>
          </table:table-cell>
          <table:table-cell table:style-name="ce18" table:formula="of:=[.K14]*0.75-95" office:value-type="float" office:value="-16.25">
            <text:p>-16.25</text:p>
          </table:table-cell>
          <table:table-cell table:number-columns-repeated="3"/>
          <table:table-cell office:value-type="string">
            <text:p>wear</text:p>
          </table:table-cell>
          <table:table-cell table:number-columns-repeated="1006"/>
        </table:table-row>
        <table:table-row table:style-name="ro2">
          <table:table-cell office:value-type="string">
            <text:p>skills</text:p>
          </table:table-cell>
          <table:table-cell/>
          <table:table-cell table:style-name="ce8" table:number-columns-repeated="2"/>
          <table:table-cell/>
          <table:table-cell table:style-name="ce8"/>
          <table:table-cell table:style-name="ce11"/>
          <table:table-cell table:number-columns-repeated="2"/>
          <table:table-cell office:value-type="string">
            <text:p>mag. shield</text:p>
          </table:table-cell>
          <table:table-cell office:value-type="float" office:value="110">
            <text:p>110</text:p>
          </table:table-cell>
          <table:table-cell table:style-name="ce18" table:formula="of:=[.$K15]*0.25-50" office:value-type="float" office:value="-22.5">
            <text:p>-22.50</text:p>
          </table:table-cell>
          <table:table-cell table:style-name="ce18" table:formula="of:=[.$K15]*0.5-75" office:value-type="float" office:value="-20">
            <text:p>-20.00</text:p>
          </table:table-cell>
          <table:table-cell table:style-name="ce18" table:formula="of:=[.K15]*0.75-95" office:value-type="float" office:value="-12.5">
            <text:p>-12.50</text:p>
          </table:table-cell>
          <table:table-cell office:value-type="string">
            <text:p>meh</text:p>
          </table:table-cell>
          <table:table-cell table:number-columns-repeated="2"/>
          <table:table-cell office:value-type="string">
            <text:p>amulet, cloak, boots, rings, other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fficacy gives +15 lvl 10 and above (5 else)</text:p>
          </table:table-cell>
          <table:table-cell table:number-columns-repeated="8"/>
          <table:table-cell office:value-type="string">
            <text:p>minor globe</text:p>
          </table:table-cell>
          <table:table-cell office:value-type="float" office:value="110">
            <text:p>110</text:p>
          </table:table-cell>
          <table:table-cell table:style-name="ce18" table:formula="of:=[.$K16]*0.25-50" office:value-type="float" office:value="-22.5">
            <text:p>-22.50</text:p>
          </table:table-cell>
          <table:table-cell table:style-name="ce18" table:formula="of:=[.$K16]*0.5-75" office:value-type="float" office:value="-20">
            <text:p>-20.00</text:p>
          </table:table-cell>
          <table:table-cell table:style-name="ce18" table:formula="of:=[.K16]*0.75-95" office:value-type="float" office:value="-12.5">
            <text:p>-12.5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potential gives +4 sps</text:p>
          </table:table-cell>
          <table:table-cell table:number-columns-repeated="8"/>
          <table:table-cell office:value-type="string">
            <text:p>prismatic aura</text:p>
          </table:table-cell>
          <table:table-cell office:value-type="float" office:value="115">
            <text:p>115</text:p>
          </table:table-cell>
          <table:table-cell table:style-name="ce18" table:formula="of:=[.$K17]*0.25-50" office:value-type="float" office:value="-21.25">
            <text:p>-21.25</text:p>
          </table:table-cell>
          <table:table-cell table:style-name="ce18" table:formula="of:=[.$K17]*0.5-75" office:value-type="float" office:value="-17.5">
            <text:p>-17.50</text:p>
          </table:table-cell>
          <table:table-cell table:style-name="ce18" table:formula="of:=[.K17]*0.75-95" office:value-type="float" office:value="-8.75">
            <text:p>-8.75</text:p>
          </table:table-cell>
          <table:table-cell table:number-columns-repeated="3"/>
          <table:table-cell office:value-type="string">
            <text:p>wield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>
            <text:p>stoneskin</text:p>
          </table:table-cell>
          <table:table-cell office:value-type="float" office:value="115">
            <text:p>115</text:p>
          </table:table-cell>
          <table:table-cell table:style-name="ce18" table:formula="of:=[.$K18]*0.25-50" office:value-type="float" office:value="-21.25">
            <text:p>-21.25</text:p>
          </table:table-cell>
          <table:table-cell table:style-name="ce18" table:formula="of:=[.$K18]*0.5-75" office:value-type="float" office:value="-17.5">
            <text:p>-17.50</text:p>
          </table:table-cell>
          <table:table-cell table:style-name="ce18" table:formula="of:=[.K18]*0.75-95" office:value-type="float" office:value="-8.75">
            <text:p>-8.75</text:p>
          </table:table-cell>
          <table:table-cell table:number-columns-repeated="3"/>
          <table:table-cell office:value-type="string">
            <text:p>daggers, staves, sceptres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>
            <text:p>superior hold</text:p>
          </table:table-cell>
          <table:table-cell office:value-type="float" office:value="117">
            <text:p>117</text:p>
          </table:table-cell>
          <table:table-cell table:style-name="ce18" table:formula="of:=[.$K19]*0.25-50" office:value-type="float" office:value="-20.75">
            <text:p>-20.75</text:p>
          </table:table-cell>
          <table:table-cell table:style-name="ce18" table:formula="of:=[.$K19]*0.5-75" office:value-type="float" office:value="-16.5">
            <text:p>-16.50</text:p>
          </table:table-cell>
          <table:table-cell table:style-name="ce18" table:formula="of:=[.K19]*0.75-95" office:value-type="float" office:value="-7.25">
            <text:p>-7.25</text:p>
          </table:table-cell>
          <table:table-cell table:number-columns-repeated="1010"/>
        </table:table-row>
        <table:table-row table:style-name="ro2">
          <table:table-cell office:value-type="string">
            <text:p>14:16 Lasher : powers is damage cap</text:p>
          </table:table-cell>
          <table:table-cell table:number-columns-repeated="8"/>
          <table:table-cell table:style-name="ce17" office:value-type="string">
            <text:p>blink</text:p>
          </table:table-cell>
          <table:table-cell table:style-name="ce17" office:value-type="float" office:value="150">
            <text:p>150</text:p>
          </table:table-cell>
          <table:table-cell table:style-name="ce19" table:formula="of:=[.$K20]*0.25-50" office:value-type="float" office:value="-12.5">
            <text:p>-12.50</text:p>
          </table:table-cell>
          <table:table-cell table:style-name="ce19" table:formula="of:=[.$K20]*0.5-75" office:value-type="float" office:value="0">
            <text:p>0.00</text:p>
          </table:table-cell>
          <table:table-cell table:style-name="ce19" table:formula="of:=[.K20]*0.75-95" office:value-type="float" office:value="17.5">
            <text:p>17.50</text:p>
          </table:table-cell>
          <table:table-cell office:value-type="string">
            <text:p>boo ya!</text:p>
          </table:table-cell>
          <table:table-cell table:number-columns-repeated="2"/>
          <table:table-cell office:value-type="string">
            <text:p>jeweled sceptre from hell for sps</text:p>
          </table:table-cell>
          <table:table-cell table:number-columns-repeated="1006"/>
        </table:table-row>
        <table:table-row table:style-name="ro2">
          <table:table-cell office:value-type="string">
            <text:p>15:52 Lasher : no you get 6 hits at 40 and 7 at 45 then 8 at 50..and so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secure shelter</text:p>
          </table:table-cell>
          <table:table-cell table:style-name="ce17" office:value-type="float" office:value="150">
            <text:p>150</text:p>
          </table:table-cell>
          <table:table-cell table:style-name="ce19" table:formula="of:=[.$K21]*0.25-50" office:value-type="float" office:value="-12.5">
            <text:p>-12.50</text:p>
          </table:table-cell>
          <table:table-cell table:style-name="ce19" table:formula="of:=[.$K21]*0.5-75" office:value-type="float" office:value="0">
            <text:p>0.00</text:p>
          </table:table-cell>
          <table:table-cell table:style-name="ce19" table:formula="of:=[.K21]*0.75-95" office:value-type="float" office:value="17.5">
            <text:p>17.50</text:p>
          </table:table-cell>
          <table:table-cell office:value-type="string">
            <text:p>boo ya!</text:p>
          </table:table-cell>
          <table:table-cell table:number-columns-repeated="2"/>
          <table:table-cell office:value-type="string">
            <text:p>ivory pendant for hp regen</text:p>
          </table:table-cell>
          <table:table-cell table:number-columns-repeated="1006"/>
        </table:table-row>
        <table:table-row table:style-name="ro1">
          <table:table-cell office:value-type="string">
            <text:p><text:s text:c="15"/>on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prismatic sphere</text:p>
          </table:table-cell>
          <table:table-cell table:style-name="ce17" office:value-type="float" office:value="155">
            <text:p>155</text:p>
          </table:table-cell>
          <table:table-cell table:style-name="ce19" table:formula="of:=[.$K22]*0.25-50" office:value-type="float" office:value="-11.25">
            <text:p>-11.25</text:p>
          </table:table-cell>
          <table:table-cell table:style-name="ce19" table:formula="of:=[.$K22]*0.5-75" office:value-type="float" office:value="2.5">
            <text:p>2.50</text:p>
          </table:table-cell>
          <table:table-cell table:style-name="ce19" table:formula="of:=[.K22]*0.75-95" office:value-type="float" office:value="21.25">
            <text:p>21.25</text:p>
          </table:table-cell>
          <table:table-cell table:number-columns-repeated="3"/>
          <table:table-cell office:value-type="string">
            <text:p>boots of speed for defense</text:p>
          </table:table-cell>
          <table:table-cell table:number-columns-repeated="1006"/>
        </table:table-row>
        <table:table-row table:style-name="ro1">
          <table:table-cell office:value-type="string">
            <text:p>15:52 Lasher : look at it like this...if you have enough power to do 100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major globe</text:p>
          </table:table-cell>
          <table:table-cell table:style-name="ce17" office:value-type="float" office:value="160">
            <text:p>160</text:p>
          </table:table-cell>
          <table:table-cell table:style-name="ce19" table:formula="of:=[.$K23]*0.25-50" office:value-type="float" office:value="-10">
            <text:p>-10.00</text:p>
          </table:table-cell>
          <table:table-cell table:style-name="ce19" table:formula="of:=[.$K23]*0.5-75" office:value-type="float" office:value="5">
            <text:p>5.00</text:p>
          </table:table-cell>
          <table:table-cell table:style-name="ce19" table:formula="of:=[.K23]*0.75-95" office:value-type="float" office:value="25">
            <text:p>25.00</text:p>
          </table:table-cell>
          <table:table-cell table:number-columns-repeated="3"/>
          <table:table-cell office:value-type="string">
            <text:p>other/rings</text:p>
          </table:table-cell>
          <table:table-cell table:number-columns-repeated="1006"/>
        </table:table-row>
        <table:table-row table:style-name="ro1">
          <table:table-cell office:value-type="string">
            <text:p><text:s text:c="15"/>damage per hit..then 3 hits would be 300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mystic atrophy</text:p>
          </table:table-cell>
          <table:table-cell table:style-name="ce17" office:value-type="float" office:value="175">
            <text:p>175</text:p>
          </table:table-cell>
          <table:table-cell table:style-name="ce19" table:formula="of:=[.$K24]*0.25-50" office:value-type="float" office:value="-6.25">
            <text:p>-6.25</text:p>
          </table:table-cell>
          <table:table-cell table:style-name="ce19" table:formula="of:=[.$K24]*0.5-75" office:value-type="float" office:value="12.5">
            <text:p>12.50</text:p>
          </table:table-cell>
          <table:table-cell table:style-name="ce19" table:formula="of:=[.K24]*0.75-95" office:value-type="float" office:value="36.25">
            <text:p>36.25</text:p>
          </table:table-cell>
          <table:table-cell office:value-type="string">
            <text:p>not sure if it's duration</text:p>
          </table:table-cell>
          <table:table-cell table:number-columns-repeated="1009"/>
        </table:table-row>
        <table:table-row table:style-name="ro1">
          <table:table-cell office:value-type="string">
            <text:p>15:53 Lasher : potential..depending on the resistance of the mob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anchor</text:p>
          </table:table-cell>
          <table:table-cell table:style-name="ce17" office:value-type="float" office:value="200">
            <text:p>200</text:p>
          </table:table-cell>
          <table:table-cell table:style-name="ce19" table:formula="of:=[.$K25]*0.25-50" office:value-type="float" office:value="0">
            <text:p>0.00</text:p>
          </table:table-cell>
          <table:table-cell table:style-name="ce19" table:formula="of:=[.$K25]*0.5-75" office:value-type="float" office:value="25">
            <text:p>25.00</text:p>
          </table:table-cell>
          <table:table-cell table:style-name="ce19" table:formula="of:=[.K25]*0.75-95" office:value-type="float" office:value="55">
            <text:p>55.00</text:p>
          </table:table-cell>
          <table:table-cell table:number-columns-repeated="1010"/>
        </table:table-row>
        <table:table-row table:style-name="ro2">
          <table:table-cell office:value-type="string">
            <text:p>15:53 Lasher : power allows u to penetrate armour better</text:p>
          </table:table-cell>
          <table:table-cell table:number-columns-repeated="8"/>
          <table:table-cell table:style-name="ce17" office:value-type="string">
            <text:p>mass invisibility</text:p>
          </table:table-cell>
          <table:table-cell table:style-name="ce17" office:value-type="float" office:value="210">
            <text:p>210</text:p>
          </table:table-cell>
          <table:table-cell table:style-name="ce19" table:formula="of:=[.$K26]*0.25-50" office:value-type="float" office:value="2.5">
            <text:p>2.50</text:p>
          </table:table-cell>
          <table:table-cell table:style-name="ce19" table:formula="of:=[.$K26]*0.5-75" office:value-type="float" office:value="30">
            <text:p>30.00</text:p>
          </table:table-cell>
          <table:table-cell table:style-name="ce19" table:formula="of:=[.K26]*0.75-95" office:value-type="float" office:value="62.5">
            <text:p>62.50</text:p>
          </table:table-cell>
          <table:table-cell table:number-columns-repeated="1010"/>
        </table:table-row>
        <table:table-row table:style-name="ro2">
          <table:table-cell office:value-type="string">
            <text:p>15:53 Lasher : gxp is basically just from casting the spell..maybe a bit</text:p>
          </table:table-cell>
          <table:table-cell table:number-columns-repeated="8"/>
          <table:table-cell table:style-name="ce17" office:value-type="string">
            <text:p>impact transformation</text:p>
          </table:table-cell>
          <table:table-cell table:style-name="ce17" office:value-type="float" office:value="600">
            <text:p>600</text:p>
          </table:table-cell>
          <table:table-cell table:style-name="ce19" table:formula="of:=[.$K27]*0.25-50" office:value-type="float" office:value="100">
            <text:p>100.00</text:p>
          </table:table-cell>
          <table:table-cell table:style-name="ce19" table:formula="of:=[.$K27]*0.5-75" office:value-type="float" office:value="225">
            <text:p>225.00</text:p>
          </table:table-cell>
          <table:table-cell table:style-name="ce19" table:formula="of:=[.K27]*0.75-95" office:value-type="float" office:value="355">
            <text:p>355.00</text:p>
          </table:table-cell>
          <table:table-cell office:value-type="string">
            <text:p>definitely</text:p>
          </table:table-cell>
          <table:table-cell table:number-columns-repeated="1009"/>
        </table:table-row>
        <table:table-row table:style-name="ro1">
          <table:table-cell office:value-type="string">
            <text:p><text:s text:c="15"/>more for extra damage..but not much that i can tell</text:p>
          </table:table-cell>
          <table:table-cell table:number-columns-repeated="1023"/>
        </table:table-row>
        <table:table-row table:style-name="ro1">
          <table:table-cell office:value-type="string">
            <text:p>15:57 Lasher : i suggest getting 20/20 then get 30/20..then get 30/30</text:p>
          </table:table-cell>
          <table:table-cell table:number-columns-repeated="8"/>
          <table:table-cell table:style-name="ce16" office:value-type="string">
            <text:p>mud skills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/>
          <table:table-cell table:number-columns-repeated="8"/>
          <table:table-cell table:style-name="Default" office:value-type="string">
            <text:p>fleecing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somebody at glvl 142, 100 int, lvl 52 familiar has 3000+ sps</text:p>
          </table:table-cell>
          <table:table-cell table:number-columns-repeated="8"/>
          <table:table-cell table:style-name="Default" office:value-type="string">
            <text:p>health.spiri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 office:value-type="string">
            <text:p>critical hi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havox recommends 2:1 for eff. To power and 2:1 for abs to pers</text:p>
          </table:table-cell>
          <table:table-cell table:number-columns-repeated="8"/>
          <table:table-cell table:style-name="Default" office:value-type="string">
            <text:p>penetration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 office:value-type="string">
            <text:p>smuggling ?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4" office:value-type="string">
            <text:p>super regen</text:p>
          </table:table-cell>
          <table:table-cell table:number-columns-repeated="8"/>
          <table:table-cell table:style-name="Default" office:value-type="string">
            <text:p>carrying?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>
            <text:p>at round 25 I would get 300+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Glvl 81, renewal 21, at round 23 I get 400+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 office:value-type="string">
            <text:p>dodge</text:p>
          </table:table-cell>
          <table:table-cell table:style-name="Default" office:value-type="float" office:value="5">
            <text:p>5</text:p>
          </table:table-cell>
          <table:table-cell office:value-type="string">
            <text:p>this will reduce gxp technically</text:p>
          </table:table-cell>
          <table:table-cell table:number-columns-repeated="1012"/>
        </table:table-row>
        <table:table-row table:style-name="ro1">
          <table:table-cell table:style-name="ce16" office:value-type="string">
            <text:p>stats</text:p>
          </table:table-cell>
          <table:table-cell table:style-name="Default"/>
          <table:table-cell table:number-columns-repeated="7"/>
          <table:table-cell table:style-name="Default" office:value-type="string">
            <text:p>magical resistance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con, dex, str in that order</text:p>
          </table:table-cell>
          <table:table-cell table:style-name="Default"/>
          <table:table-cell table:number-columns-repeated="7"/>
          <table:table-cell table:style-name="Default" office:value-type="string">
            <text:p>health.regeneration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int, wis, cha in that order</text:p>
          </table:table-cell>
          <table:table-cell table:style-name="Default"/>
          <table:table-cell table:number-columns-repeated="7"/>
          <table:table-cell table:style-name="Default" office:value-type="string">
            <text:p>free cas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>
            <text:p>prof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>
            <text:p>mystic, assassin, lucky caster, trapper?</text:p>
          </table:table-cell>
          <table:table-cell table:style-name="Default"/>
          <table:table-cell table:number-columns-repeated="1022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" table:style-name="ta3" table:print="false"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weapons</text:p>
          </table:table-cell>
          <table:table-cell office:value-type="string">
            <text:p>notes</text:p>
          </table:table-cell>
          <table:table-cell table:number-columns-repeated="5"/>
          <table:table-cell table:style-name="ce16" office:value-type="string">
            <text:p>need high e/b/melee defenses as mage</text:p>
          </table:table-cell>
        </table:table-row>
        <table:table-row table:style-name="ro1">
          <table:table-cell office:value-type="string">
            <text:p>jeweled sceptre</text:p>
          </table:table-cell>
          <table:table-cell office:value-type="string">
            <text:p>12 sp heal randomly</text:p>
          </table:table-cell>
          <table:table-cell table:number-columns-repeated="5"/>
          <table:table-cell table:style-name="ce16" office:value-type="string">
            <text:p>major globe will absorb specials (I think...?)</text:p>
          </table:table-cell>
        </table:table-row>
        <table:table-row table:style-name="ro3">
          <table:table-cell office:value-type="string">
            <text:p>sapphire sceptre</text:p>
          </table:table-cell>
          <table:table-cell office:value-type="string">
            <text:p>12 sp heal; procs more</text:p>
          </table:table-cell>
          <table:table-cell table:number-columns-repeated="5"/>
          <table:table-cell table:style-name="ce16" office:value-type="string">
            <text:p>items that heal/regen sps kill saturation :(</text:p>
          </table:table-cell>
        </table:table-row>
        <table:table-row table:style-name="ro1">
          <table:table-cell office:value-type="string">
            <text:p>staff of the positive plane</text:p>
          </table:table-cell>
          <table:table-cell office:value-type="string">
            <text:p>depending on orb gives a cool boost</text:p>
          </table:table-cell>
          <table:table-cell table:number-columns-repeated="6"/>
        </table:table-row>
        <table:table-row table:style-name="ro1">
          <table:table-cell office:value-type="string">
            <text:p>unfettered staff</text:p>
          </table:table-cell>
          <table:table-cell office:value-type="string">
            <text:p>with orcrest heals hp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amulet</text:p>
          </table:table-cell>
          <table:table-cell office:value-type="string">
            <text:p>notes</text:p>
          </table:table-cell>
          <table:table-cell/>
          <table:table-cell office:value-type="string">
            <text:p>ring</text:p>
          </table:table-cell>
          <table:table-cell office:value-type="string">
            <text:p>notes</text:p>
          </table:table-cell>
          <table:table-cell/>
          <table:table-cell table:style-name="ce16" office:value-type="string">
            <text:p>misc</text:p>
          </table:table-cell>
          <table:table-cell table:style-name="ce16" office:value-type="string">
            <text:p>notes</text:p>
          </table:table-cell>
        </table:table-row>
        <table:table-row table:style-name="ro1">
          <table:table-cell office:value-type="string">
            <text:p>ivory pendant</text:p>
          </table:table-cell>
          <table:table-cell office:value-type="string">
            <text:p>1/0 regen</text:p>
          </table:table-cell>
          <table:table-cell/>
          <table:table-cell office:value-type="string">
            <text:p>stoneskin</text:p>
          </table:table-cell>
          <table:table-cell table:number-columns-repeated="2"/>
          <table:table-cell office:value-type="string">
            <text:p>potion with black floaties</text:p>
          </table:table-cell>
          <table:table-cell office:value-type="string">
            <text:p>str boost</text:p>
          </table:table-cell>
        </table:table-row>
        <table:table-row table:style-name="ro1">
          <table:table-cell office:value-type="string">
            <text:p>medallion of knivur</text:p>
          </table:table-cell>
          <table:table-cell office:value-type="string">
            <text:p>+4 int</text:p>
          </table:table-cell>
          <table:table-cell/>
          <table:table-cell office:value-type="string">
            <text:p>enhanced protection</text:p>
          </table:table-cell>
          <table:table-cell table:number-columns-repeated="2"/>
          <table:table-cell office:value-type="string">
            <text:p>fantabulous cup of oj</text:p>
          </table:table-cell>
          <table:table-cell office:value-type="string">
            <text:p>1/1 regen</text:p>
          </table:table-cell>
        </table:table-row>
        <table:table-row table:style-name="ro1">
          <table:table-cell table:number-columns-repeated="6"/>
          <table:table-cell office:value-type="string">
            <text:p>blood crystal</text:p>
          </table:table-cell>
          <table:table-cell office:value-type="string">
            <text:p>if you can fill it, it'll heal 50 hp a round (filling will be pain, use land meal heals)</text:p>
          </table:table-cell>
        </table:table-row>
        <table:table-row table:style-name="ro1">
          <table:table-cell table:number-columns-repeated="6"/>
          <table:table-cell office:value-type="string">
            <text:p>sunfire amulet</text:p>
          </table:table-cell>
          <table:table-cell office:value-type="string">
            <text:p>recharge overmax hps</text:p>
          </table:table-cell>
        </table:table-row>
        <table:table-row table:style-name="ro1">
          <table:table-cell table:number-columns-repeated="6"/>
          <table:table-cell office:value-type="string">
            <text:p>potion of regen</text:p>
          </table:table-cell>
          <table:table-cell office:value-type="string">
            <text:p>gives hp/sp? regen, -10 dex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>
            <text:p>cloak</text:p>
          </table:table-cell>
          <table:table-cell office:value-type="string">
            <text:p>notes</text:p>
          </table:table-cell>
          <table:table-cell/>
          <table:table-cell office:value-type="string">
            <text:p>other</text:p>
          </table:table-cell>
          <table:table-cell office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>
            <text:p>cloak of karak</text:p>
          </table:table-cell>
          <table:table-cell office:value-type="string">
            <text:p>random heals</text:p>
          </table:table-cell>
          <table:table-cell/>
          <table:table-cell office:value-type="string">
            <text:p>skin suit of the damned</text:p>
          </table:table-cell>
          <table:table-cell office:value-type="string">
            <text:p>decent ac</text:p>
          </table:table-cell>
          <table:table-cell table:number-columns-repeated="3"/>
        </table:table-row>
        <table:table-row table:style-name="ro1">
          <table:table-cell office:value-type="string">
            <text:p>robes of the archmage</text:p>
          </table:table-cell>
          <table:table-cell office:value-type="string">
            <text:p>1-2 sp regen, +2 int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>
            <text:p>boots</text:p>
          </table:table-cell>
          <table:table-cell office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>
            <text:p>boots of lightning speed</text:p>
          </table:table-cell>
          <table:table-cell office:value-type="string">
            <text:p>high defense rating</text:p>
          </table:table-cell>
          <table:table-cell table:number-columns-repeated="6"/>
        </table:table-row>
        <table:table-row table:style-name="ro1">
          <table:table-cell office:value-type="string">
            <text:p>pair of Holy shoes</text:p>
          </table:table-cell>
          <table:table-cell office:value-type="string">
            <text:p>good ac</text:p>
          </table:table-cell>
          <table:table-cell table:number-columns-repeated="6"/>
        </table:table-row>
      </table:table>
      <table:table table:name="quest" table:style-name="ta1">
        <table:table-column table:style-name="co11" table:number-columns-repeated="1024" table:default-cell-style-name="ce1"/>
        <table:table-row table:style-name="ro1">
          <table:table-cell office:value-type="string">
            <text:p>most of this is in 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tower you can 'roll rock' to find a ra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g cleans stones in well so you can push it and go dow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ee has a scro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spells you need</text:p>
          </table:table-cell>
          <table:table-cell table:number-columns-repeated="1023"/>
        </table:table-row>
        <table:table-row table:style-name="ro1">
          <table:table-cell office:value-type="string">
            <text:p>comprehend langu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pells you might need</text:p>
          </table:table-cell>
          <table:table-cell table:number-columns-repeated="1023"/>
        </table:table-row>
        <table:table-row table:style-name="ro1">
          <table:table-cell office:value-type="string">
            <text:p>true seeing</text:p>
          </table:table-cell>
          <table:table-cell table:number-columns-repeated="1023"/>
        </table:table-row>
        <table:table-row table:style-name="ro1">
          <table:table-cell office:value-type="string">
            <text:p>detect good/evil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you need to use the mapping spells to find the hidden mage in the dark rooms beyond the tower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find the path</text:p>
          </table:table-cell>
          <table:table-cell table:number-columns-repeated="1023"/>
        </table:table-row>
        <table:table-row table:style-name="ro1">
          <table:table-cell office:value-type="string">
            <text:p>magic mapper</text:p>
          </table:table-cell>
          <table:table-cell table:number-columns-repeated="1023"/>
        </table:table-row>
        <table:table-row table:style-name="ro1">
          <table:table-cell office:value-type="string">
            <text:p>magic mar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he's off of the ne tower:</text:p>
          </table:table-cell>
          <table:table-cell table:number-columns-repeated="1023"/>
        </table:table-row>
        <table:table-row table:style-name="ro2">
          <table:table-cell office:value-type="string">
            <text:p>ne, e, se, s, se, w, nw, sw, e, se, s, sw, sw, nw, ne, 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teps to solve:</text:p>
          </table:table-cell>
          <table:table-cell table:number-columns-repeated="1023"/>
        </table:table-row>
        <table:table-row table:style-name="ro1">
          <table:table-cell office:value-type="string">
            <text:p>get rag in tower</text:p>
          </table:table-cell>
          <table:table-cell table:number-columns-repeated="1023"/>
        </table:table-row>
        <table:table-row table:style-name="ro1">
          <table:table-cell office:value-type="string">
            <text:p>go to well and go down</text:p>
          </table:table-cell>
          <table:table-cell table:number-columns-repeated="1023"/>
        </table:table-row>
        <table:table-row table:style-name="ro1">
          <table:table-cell office:value-type="string">
            <text:p>drop light sources, go west, cast darkness</text:p>
          </table:table-cell>
          <table:table-cell table:number-columns-repeated="1023"/>
        </table:table-row>
        <table:table-row table:style-name="ro1">
          <table:table-cell office:value-type="string">
            <text:p>search candles,</text:p>
          </table:table-cell>
          <table:table-cell table:number-columns-repeated="1023"/>
        </table:table-row>
        <table:table-row table:style-name="ro1">
          <table:table-cell office:value-type="string">
            <text:p>search scrolls</text:p>
          </table:table-cell>
          <table:table-cell table:number-columns-repeated="1023"/>
        </table:table-row>
        <table:table-row table:style-name="ro1">
          <table:table-cell office:value-type="string">
            <text:p>search books</text:p>
          </table:table-cell>
          <table:table-cell table:number-columns-repeated="1023"/>
        </table:table-row>
        <table:table-row table:style-name="ro1">
          <table:table-cell office:value-type="string">
            <text:p>touch sphere? not sure if you need to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 get scroll in tree</text:p>
          </table:table-cell>
          <table:table-cell table:number-columns-repeated="1023"/>
        </table:table-row>
        <table:table-row table:style-name="ro1">
          <table:table-cell office:value-type="string">
            <text:p>go to shed and search desk/search draw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o to hidden mage</text:p>
          </table:table-cell>
          <table:table-cell table:number-columns-repeated="1023"/>
        </table:table-row>
        <table:table-row table:style-name="ro1">
          <table:table-cell office:value-type="string">
            <text:p>give him storybook,</text:p>
          </table:table-cell>
          <table:table-cell table:number-columns-repeated="1023"/>
        </table:table-row>
        <table:table-row table:style-name="ro1">
          <table:table-cell office:value-type="string">
            <text:p>get key, go to tower, go to west room, move stove, unlock grate</text:p>
          </table:table-cell>
          <table:table-cell table:number-columns-repeated="1023"/>
        </table:table-row>
        <table:table-row table:style-name="ro2">
          <table:table-cell office:value-type="string">
            <text:p>bring journal to mage</text:p>
          </table:table-cell>
          <table:table-cell table:number-columns-repeated="1023"/>
        </table:table-row>
        <table:table-row table:style-name="ro1">
          <table:table-cell office:value-type="string">
            <text:p>go summon beast at top of tower</text:p>
          </table:table-cell>
          <table:table-cell table:number-columns-repeated="1023"/>
        </table:table-row>
        <table:table-row table:style-name="ro2">
          <table:table-cell office:value-type="string">
            <text:p>TOUGH fight, 20k mob. <text:s/>use golem, maybe summons to absorb some dm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nce complete you can learn major glob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as" table:style-name="ta4">
        <table:table-column table:style-name="co11" table:number-columns-repeated="1024" table:default-cell-style-name="ce1"/>
        <table:table-row table:style-name="ro2">
          <table:table-cell office:value-type="string">
            <text:p>o mage ide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et sps per power, efficiacy and evocation lvl</text:p>
          </table:table-cell>
          <table:table-cell table:number-columns-repeated="1023"/>
        </table:table-row>
        <table:table-row table:style-name="ro2">
          <table:table-cell office:value-type="string">
            <text:p>explosive release doesn't do dmg any more, costs 600 sps, and isn't 1 per reset</text:p>
          </table:table-cell>
          <table:table-cell table:number-columns-repeated="1023"/>
        </table:table-row>
        <table:table-row table:style-name="ro2">
          <table:table-cell office:value-type="string">
            <text:p>spell tap for O mages heals more based on O skills, to comensate for the O spell co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</text:p>
          </table:table-cell>
          <table:table-cell table:number-columns-repeated="1023"/>
        </table:table-row>
        <table:table-row table:style-name="ro2">
          <table:table-cell office:value-type="string">
            <text:p>up O spell dmg drmatically (won't happen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</text:p>
          </table:table-cell>
          <table:table-cell table:number-columns-repeated="1023"/>
        </table:table-row>
        <table:table-row table:style-name="ro2">
          <table:table-cell office:value-type="string">
            <text:p>cut O spell costs dramatically (probably won't happen, but mebe)</text:p>
          </table:table-cell>
          <table:table-cell table:number-columns-repeated="1023"/>
        </table:table-row>
        <table:table-row table:style-name="ro1">
          <table:table-cell office:value-type="string">
            <text:p>this happened :)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s" table:style-name="ta4">
        <office:forms form:automatic-focus="false" form:apply-design-mode="false"/>
        <table:table-column table:style-name="co34" table:default-cell-style-name="ce1"/>
        <table:table-column table:style-name="co20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3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3" table:number-columns-repeated="1014" table:default-cell-style-name="ce1"/>
        <table:table-row table:style-name="ro2">
          <table:table-cell table:style-name="ce2" office:value-type="string">
            <text:p>spell tap</text:p>
          </table:table-cell>
          <table:table-cell table:style-name="ce2" office:value-type="string">
            <text:p>glvl</text:p>
          </table:table-cell>
          <table:table-cell table:style-name="ce2" office:value-type="string">
            <text:p>base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notes</text:p>
          </table:table-cell>
          <table:table-cell/>
          <table:table-cell table:style-name="ce2" office:value-type="string">
            <text:p>dspells</text:p>
          </table:table-cell>
          <table:table-cell table:style-name="ce2" office:value-type="string">
            <text:p>a or no</text:p>
          </table:table-cell>
          <table:table-cell table:style-name="ce2" office:value-type="string">
            <text:p>aura combo</text:p>
          </table:table-cell>
          <table:table-cell table:style-name="ce3" office:value-type="string">
            <text:p>no aura combo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box che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armor</text:p>
          </table:table-cell>
          <table:table-cell/>
          <table:table-cell table:number-columns-repeated="2" office:value-type="string">
            <text:p>armor</text:p>
          </table:table-cell>
          <table:table-cell table:number-columns-repeated="1014"/>
        </table:table-row>
        <table:table-row table:style-name="ro2" table:visibility="filter">
          <table:table-cell office:value-type="string">
            <text:p>corpse bla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blow up corpse, reduce saturation</text:p>
          </table:table-cell>
          <table:table-cell/>
          <table:table-cell office:value-type="string">
            <text:p>shield</text:p>
          </table:table-cell>
          <table:table-cell office:value-type="string">
            <text:p>aura</text:p>
          </table:table-cell>
          <table:table-cell office:value-type="string">
            <text:p>* shield</text:p>
          </table:table-cell>
          <table:table-cell office:value-type="string">
            <text:p>stoneskin</text:p>
          </table:table-cell>
          <table:table-cell table:number-columns-repeated="1014"/>
        </table:table-row>
        <table:table-row table:style-name="ro2" table:visibility="filter">
          <table:table-cell office:value-type="string">
            <text:p>es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info on a mobs attack ability</text:p>
          </table:table-cell>
          <table:table-cell/>
          <table:table-cell office:value-type="string">
            <text:p>protection from evil</text:p>
          </table:table-cell>
          <table:table-cell/>
          <table:table-cell office:value-type="string">
            <text:p>* globe</text:p>
          </table:table-cell>
          <table:table-cell office:value-type="string">
            <text:p>mindblank</text:p>
          </table:table-cell>
          <table:table-cell table:number-columns-repeated="1014"/>
        </table:table-row>
        <table:table-row table:style-name="ro2" table:visibility="filter">
          <table:table-cell office:value-type="string">
            <text:p>recrui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tells you who's available to join mages</text:p>
          </table:table-cell>
          <table:table-cell/>
          <table:table-cell office:value-type="string">
            <text:p>protection from good</text:p>
          </table:table-cell>
          <table:table-cell/>
          <table:table-cell office:value-type="string">
            <text:p>stoneskin</text:p>
          </table:table-cell>
          <table:table-cell office:value-type="string">
            <text:p>blink</text:p>
          </table:table-cell>
          <table:table-cell table:number-columns-repeated="1014"/>
        </table:table-row>
        <table:table-row table:style-name="ro2" table:visibility="filter">
          <table:table-cell office:value-type="string">
            <text:p>burning hand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</text:p>
          </table:table-cell>
          <table:table-cell office:value-type="string">
            <text:p>single, fire</text:p>
          </table:table-cell>
          <table:table-cell/>
          <table:table-cell office:value-type="string">
            <text:p>blur</text:p>
          </table:table-cell>
          <table:table-cell office:value-type="string">
            <text:p>no aura</text:p>
          </table:table-cell>
          <table:table-cell office:value-type="string">
            <text:p>mindblank</text:p>
          </table:table-cell>
          <table:table-cell office:value-type="string">
            <text:p>mirror image</text:p>
          </table:table-cell>
          <table:table-cell table:number-columns-repeated="1014"/>
        </table:table-row>
        <table:table-row table:style-name="ro2" table:visibility="filter">
          <table:table-cell office:value-type="string">
            <text:p>armo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blocks all dmg types</text:p>
          </table:table-cell>
          <table:table-cell/>
          <table:table-cell office:value-type="string">
            <text:p>minor globe</text:p>
          </table:table-cell>
          <table:table-cell office:value-type="string">
            <text:p>aura</text:p>
          </table:table-cell>
          <table:table-cell office:value-type="string">
            <text:p>blink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blocks all dmg types, blocks b, MI, invis</text:p>
          </table:table-cell>
          <table:table-cell/>
          <table:table-cell office:value-type="string">
            <text:p>rhino skin</text:p>
          </table:table-cell>
          <table:table-cell/>
          <table:table-cell office:value-type="string">
            <text:p>psimatic aura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perfor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perform spell each round</text:p>
          </table:table-cell>
          <table:table-cell/>
          <table:table-cell office:value-type="string">
            <text:p>mindblank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activa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invisibility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wizard mark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string">
            <text:p>put a message on room, item, player; wears out</text:p>
          </table:table-cell>
          <table:table-cell/>
          <table:table-cell office:value-type="string">
            <text:p>magnificent shield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activat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mirror image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dispel magic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blink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comprehend language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et's you understand foreign languages</text:p>
          </table:table-cell>
          <table:table-cell/>
          <table:table-cell office:value-type="string">
            <text:p>stoneskin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confuse language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mask your says as gibberish</text:p>
          </table:table-cell>
          <table:table-cell/>
          <table:table-cell office:value-type="string">
            <text:p>major globe</text:p>
          </table:table-cell>
          <table:table-cell office:value-type="string">
            <text:p>aura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rcos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see stat costs</text:p>
          </table:table-cell>
          <table:table-cell/>
          <table:table-cell office:value-type="string">
            <text:p>prismatic aura</text:p>
          </table:table-cell>
          <table:table-cell office:value-type="string">
            <text:p>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agic missil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O</text:p>
          </table:table-cell>
          <table:table-cell office:value-type="string">
            <text:p>single, energy</text:p>
          </table:table-cell>
          <table:table-cell/>
          <table:table-cell office:value-type="string">
            <text:p>mantle</text:p>
          </table:table-cell>
          <table:table-cell office:value-type="string">
            <text:p>ONLY*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ligh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reate orb of light</text:p>
          </table:table-cell>
          <table:table-cell/>
          <table:table-cell office:value-type="string">
            <text:p>prismatic sphere</text:p>
          </table:table-cell>
          <table:table-cell office:value-type="string">
            <text:p>ONLY*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find familiar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mass invisibility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darknes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reate orb of darkness, good for pk? Use true seeing?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1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ONLY* block e/b or non e/b as a pool; no other spells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top marki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top mappi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magic marker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keep track of rooms you ent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agic mapper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tells you if you entered a room and from wher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tect evil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find evil mobs/objec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tect good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find good mobs/objec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inute mete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O</text:p>
          </table:table-cell>
          <table:table-cell office:value-type="string">
            <text:p>single, blunt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strength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E</text:p>
          </table:table-cell>
          <table:table-cell office:value-type="string">
            <text:p>+5 st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leep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emove contingency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ontingency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office:value-type="string">
            <text:p>keeps defense spells up automatically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monito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lets you monitor a mobs hp on the hpba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cid arrow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O</text:p>
          </table:table-cell>
          <table:table-cell office:value-type="string">
            <text:p>single, acid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riends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flash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E</text:p>
          </table:table-cell>
          <table:table-cell office:value-type="string">
            <text:p>help you see in a dark room?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audible glamer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F</text:p>
          </table:table-cell>
          <table:table-cell office:value-type="string">
            <text:p>create sound of battling mobs (size based on slvl)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ystic immersi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spells are free for 90 rounds!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elekinesis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E</text:p>
          </table:table-cell>
          <table:table-cell office:value-type="string">
            <text:p>lets you get stuff from box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clairaudience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</text:p>
          </table:table-cell>
          <table:table-cell office:value-type="string">
            <text:p>let's you hear in an adjacent room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deeppockets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mage bag!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shocking grasp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O</text:p>
          </table:table-cell>
          <table:table-cell office:value-type="string">
            <text:p>single, elec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pectral force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lets you chain command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dentify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string">
            <text:p>I</text:p>
          </table:table-cell>
          <table:table-cell office:value-type="string">
            <text:p>identify an ite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ools gold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create fake pile of coin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tinking cloud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room, poison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olymorph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string">
            <text:p>E</text:p>
          </table:table-cell>
          <table:table-cell office:value-type="string">
            <text:p>disguise yourself into something (no players/wizards)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hantom sentry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  <table:table-cell office:value-type="string">
            <text:p>guardian that watches mobs, must be in room to use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create golem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ummon swarm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evitate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top finding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 table:visibility="filter">
          <table:table-cell office:value-type="string">
            <text:p>find the path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tells you how to get out of room when using magic mark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web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lairvoyance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string">
            <text:p>I</text:p>
          </table:table-cell>
          <table:table-cell office:value-type="string">
            <text:p>see an adjacent room (no mobs)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recharge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recharge a wand for coins/sps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rotection from evil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locks all dmg types from good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rotection from good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locks all dmg types from evil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detect scrying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duration, tells you if someone scrys you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magic mouth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really cool, creates a mouth that tells things based on critera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jure animals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ventriloquism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make a player say something in the next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2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freezing sphere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blur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makes you dodgy, can't use globe/shields or blink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ismissal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care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office:value-type="string">
            <text:p>make mob fle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inor globe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blocks all non e/b types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hantasmal killer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O</text:p>
          </table:table-cell>
          <table:table-cell office:value-type="string">
            <text:p>summons (kind of) that does mind dmg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ce storm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string">
            <text:p>O</text:p>
          </table:table-cell>
          <table:table-cell office:value-type="string">
            <text:p>room, i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hold monster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2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black tentacles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S</text:p>
          </table:table-cell>
          <table:table-cell office:value-type="string">
            <text:p>summons a bunch of blunt dmg mobs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fireball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O</text:p>
          </table:table-cell>
          <table:table-cell office:value-type="string">
            <text:p>room, fire dmg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lightning bolt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O</text:p>
          </table:table-cell>
          <table:table-cell office:value-type="string">
            <text:p>single, elec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rhino skin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string">
            <text:p>D</text:p>
          </table:table-cell>
          <table:table-cell office:value-type="string">
            <text:p>blocks e/b hi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ummon sou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soul bind</text:p>
          </table:table-cell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transfer sp regen to another play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e of cold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low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O</text:p>
          </table:table-cell>
          <table:table-cell office:value-type="string">
            <text:p>half target attack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jure elemental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enched fist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string">
            <text:p>O</text:p>
          </table:table-cell>
          <table:table-cell office:value-type="string">
            <text:p>single, blun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rue seeing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let's you see everything in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ecure shelter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safety room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mindblank</text:p>
          </table:table-cell>
          <table:table-cell office:value-type="float" office:value="59">
            <text:p>59</text:p>
          </table:table-cell>
          <table:table-cell office:value-type="float" office:value="275">
            <text:p>275</text:p>
          </table:table-cell>
          <table:table-cell office:value-type="string">
            <text:p>D</text:p>
          </table:table-cell>
          <table:table-cell office:value-type="string">
            <text:p>blocks mind dmg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giant strength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+10 st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ear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string">
            <text:p>O</text:p>
          </table:table-cell>
          <table:table-cell office:value-type="string">
            <text:p>make mob fle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olymorph other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mystic vision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string">
            <text:p>I</text:p>
          </table:table-cell>
          <table:table-cell office:value-type="string">
            <text:p>look at a player and see the room they're in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nchor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make yourself no wimpy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3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haste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speed up summons or self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nstant summons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string">
            <text:p>E</text:p>
          </table:table-cell>
          <table:table-cell office:value-type="string">
            <text:p>call an item back from another play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3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 capable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 prevention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repair gems with magical item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know alignment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  <table:table-cell office:value-type="string">
            <text:p>check alignment of mob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sustain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stop phantasmal killer sp drain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subjugate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lower conc requirements, on a summon(s), time based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plosive release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lower sat, big hi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ugur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string">
            <text:p>I</text:p>
          </table:table-cell>
          <table:table-cell office:value-type="string">
            <text:p>tells you when a room/area will reset, need circlet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spell tap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sp heal, big sat increase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invisibility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invis, no shields/globes, makes you harder to hit</text:p>
          </table:table-cell>
          <table:table-cell table:number-columns-repeated="1019"/>
        </table:table-row>
        <table:table-row table:style-name="ro1">
          <table:table-cell office:value-type="string">
            <text:p>wizard eye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string">
            <text:p>I</text:p>
          </table:table-cell>
          <table:table-cell office:value-type="string">
            <text:p>see adjacent room and mobs in it</text:p>
          </table:table-cell>
          <table:table-cell table:number-columns-repeated="1019"/>
        </table:table-row>
        <table:table-row table:style-name="ro2">
          <table:table-cell office:value-type="string">
            <text:p>planewalk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lets you meet another person in a astral plane</text:p>
          </table:table-cell>
          <table:table-cell table:number-columns-repeated="1019"/>
        </table:table-row>
        <table:table-row table:style-name="ro1">
          <table:table-cell office:value-type="string">
            <text:p>monster summoning 4</text:p>
          </table:table-cell>
          <table:table-cell office:value-type="float" office:value="81">
            <text:p>81</text:p>
          </table:table-cell>
          <table:table-cell office:value-type="float" office:value="215">
            <text:p>21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magnificent shield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blocks all dmg types, blocks b, MI, invis</text:p>
          </table:table-cell>
          <table:table-cell table:number-columns-repeated="1019"/>
        </table:table-row>
        <table:table-row table:style-name="ro1">
          <table:table-cell office:value-type="string">
            <text:p>power word stun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string">
            <text:p>D</text:p>
          </table:table-cell>
          <table:table-cell office:value-type="string">
            <text:p>stuns mob so you can beat them down</text:p>
          </table:table-cell>
          <table:table-cell table:number-columns-repeated="1019"/>
        </table:table-row>
        <table:table-row table:style-name="ro2">
          <table:table-cell office:value-type="string">
            <text:p>venomous spray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single, poison dmg</text:p>
          </table:table-cell>
          <table:table-cell table:number-columns-repeated="1019"/>
        </table:table-row>
        <table:table-row table:style-name="ro1">
          <table:table-cell office:value-type="string">
            <text:p>locate monster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string">
            <text:p>E</text:p>
          </table:table-cell>
          <table:table-cell office:value-type="string">
            <text:p>requires mirror, see if mob is around or dead</text:p>
          </table:table-cell>
          <table:table-cell table:number-columns-repeated="1019"/>
        </table:table-row>
        <table:table-row table:style-name="ro1">
          <table:table-cell office:value-type="string">
            <text:p>mirror image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copies of you</text:p>
          </table:table-cell>
          <table:table-cell table:number-columns-repeated="1019"/>
        </table:table-row>
        <table:table-row table:style-name="ro1">
          <table:table-cell office:value-type="string">
            <text:p>confusion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make mobs randomly attack/hold still</text:p>
          </table:table-cell>
          <table:table-cell table:number-columns-repeated="1019"/>
        </table:table-row>
        <table:table-row table:style-name="ro1">
          <table:table-cell office:value-type="string">
            <text:p>animate weapon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focus mind</text:p>
          </table:table-cell>
          <table:table-cell office:value-type="float" office:value="88">
            <text:p>88</text:p>
          </table:table-cell>
          <table:table-cell office:value-type="float" office:value="600">
            <text:p>600</text:p>
          </table:table-cell>
          <table:table-cell office:value-type="string">
            <text:p>E</text:p>
          </table:table-cell>
          <table:table-cell office:value-type="string">
            <text:p>lower conc</text:p>
          </table:table-cell>
          <table:table-cell table:number-columns-repeated="1019"/>
        </table:table-row>
        <table:table-row table:style-name="ro1">
          <table:table-cell office:value-type="string">
            <text:p>death fog</text:p>
          </table:table-cell>
          <table:table-cell office:value-type="float" office:value="89">
            <text:p>89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room, poison</text:p>
          </table:table-cell>
          <table:table-cell table:number-columns-repeated="1019"/>
        </table:table-row>
        <table:table-row table:style-name="ro2">
          <table:table-cell office:value-type="string">
            <text:p>blink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dodge dmg</text:p>
          </table:table-cell>
          <table:table-cell table:number-columns-repeated="1019"/>
        </table:table-row>
        <table:table-row table:style-name="ro1">
          <table:table-cell office:value-type="string">
            <text:p>enchant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heal weapon, makes it more useful</text:p>
          </table:table-cell>
          <table:table-cell table:number-columns-repeated="1019"/>
        </table:table-row>
        <table:table-row table:style-name="ro1">
          <table:table-cell office:value-type="string">
            <text:p>fumble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make mob drop weapons</text:p>
          </table:table-cell>
          <table:table-cell table:number-columns-repeated="1019"/>
        </table:table-row>
        <table:table-row table:style-name="ro1">
          <table:table-cell office:value-type="string">
            <text:p>animate shield</text:p>
          </table:table-cell>
          <table:table-cell office:value-type="float" office:value="93">
            <text:p>93</text:p>
          </table:table-cell>
          <table:table-cell office:value-type="float" office:value="335">
            <text:p>33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stoneskin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string">
            <text:p>D</text:p>
          </table:table-cell>
          <table:table-cell office:value-type="string">
            <text:p>blocks e/b hits</text:p>
          </table:table-cell>
          <table:table-cell table:number-columns-repeated="1019"/>
        </table:table-row>
        <table:table-row table:style-name="ro1">
          <table:table-cell office:value-type="string">
            <text:p>prismatic spray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string">
            <text:p>O</text:p>
          </table:table-cell>
          <table:table-cell office:value-type="string">
            <text:p>single, multi</text:p>
          </table:table-cell>
          <table:table-cell table:number-columns-repeated="1019"/>
        </table:table-row>
        <table:table-row table:style-name="ro1">
          <table:table-cell office:value-type="string">
            <text:p>major globe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string">
            <text:p>D</text:p>
          </table:table-cell>
          <table:table-cell office:value-type="string">
            <text:p>blocks all non e/b types</text:p>
          </table:table-cell>
          <table:table-cell table:number-columns-repeated="1019"/>
        </table:table-row>
        <table:table-row table:style-name="ro2">
          <table:table-cell office:value-type="string">
            <text:p>impact transformation</text:p>
          </table:table-cell>
          <table:table-cell office:value-type="float" office:value="102">
            <text:p>102</text:p>
          </table:table-cell>
          <table:table-cell office:value-type="float" office:value="600">
            <text:p>600</text:p>
          </table:table-cell>
          <table:table-cell office:value-type="string">
            <text:p>E</text:p>
          </table:table-cell>
          <table:table-cell office:value-type="string">
            <text:p>change a weapons dmg output</text:p>
          </table:table-cell>
          <table:table-cell table:number-columns-repeated="1019"/>
        </table:table-row>
        <table:table-row table:style-name="ro2">
          <table:table-cell office:value-type="string">
            <text:p>feeblemind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lower mobs int permanently (phantasmal killer helper)</text:p>
          </table:table-cell>
          <table:table-cell table:number-columns-repeated="1019"/>
        </table:table-row>
        <table:table-row table:style-name="ro1">
          <table:table-cell office:value-type="string">
            <text:p>energy drain</text:p>
          </table:table-cell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lower mobs health, up to two times</text:p>
          </table:table-cell>
          <table:table-cell table:number-columns-repeated="1019"/>
        </table:table-row>
        <table:table-row table:style-name="ro1">
          <table:table-cell office:value-type="string">
            <text:p>disintegrate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O</text:p>
          </table:table-cell>
          <table:table-cell office:value-type="string">
            <text:p>single, energy</text:p>
          </table:table-cell>
          <table:table-cell table:number-columns-repeated="1019"/>
        </table:table-row>
        <table:table-row table:style-name="ro1">
          <table:table-cell office:value-type="string">
            <text:p>gate</text:p>
          </table:table-cell>
          <table:table-cell office:value-type="float" office:value="105">
            <text:p>105</text:p>
          </table:table-cell>
          <table:table-cell office:value-type="float" office:value="500">
            <text:p>50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fabricate</text:p>
          </table:table-cell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literally make something out of energy…usable items at that :)</text:p>
          </table:table-cell>
          <table:table-cell table:number-columns-repeated="1019"/>
        </table:table-row>
        <table:table-row table:style-name="ro1">
          <table:table-cell office:value-type="string">
            <text:p>prismatic aura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string">
            <text:p>D</text:p>
          </table:table-cell>
          <table:table-cell office:value-type="string">
            <text:p>randomly blocks a hit (not sure how useful this is)</text:p>
          </table:table-cell>
          <table:table-cell table:number-columns-repeated="1019"/>
        </table:table-row>
        <table:table-row table:style-name="ro1">
          <table:table-cell office:value-type="string">
            <text:p>monster summoning 5</text:p>
          </table:table-cell>
          <table:table-cell office:value-type="float" office:value="107">
            <text:p>107</text:p>
          </table:table-cell>
          <table:table-cell office:value-type="float" office:value="285">
            <text:p>28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charm monster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 office:value-type="string">
            <text:p>O</text:p>
          </table:table-cell>
          <table:table-cell office:value-type="string">
            <text:p>stop a mobs attack and make them non-aggro</text:p>
          </table:table-cell>
          <table:table-cell table:number-columns-repeated="1019"/>
        </table:table-row>
        <table:table-row table:style-name="ro1">
          <table:table-cell office:value-type="string">
            <text:p>trace ownership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see who owns an item</text:p>
          </table:table-cell>
          <table:table-cell table:number-columns-repeated="1019"/>
        </table:table-row>
        <table:table-row table:style-name="ro1">
          <table:table-cell office:value-type="string">
            <text:p>mantle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string">
            <text:p>D</text:p>
          </table:table-cell>
          <table:table-cell office:value-type="string">
            <text:p>e/b defense, blocks all other defense spells</text:p>
          </table:table-cell>
          <table:table-cell table:number-columns-repeated="1019"/>
        </table:table-row>
        <table:table-row table:style-name="ro1">
          <table:table-cell office:value-type="string">
            <text:p>monstrous fortitude</text:p>
          </table:table-cell>
          <table:table-cell office:value-type="float" office:value="112">
            <text:p>112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summon gets up to 50% bigger (no haste though)</text:p>
          </table:table-cell>
          <table:table-cell table:number-columns-repeated="1019"/>
        </table:table-row>
        <table:table-row table:style-name="ro1">
          <table:table-cell office:value-type="string">
            <text:p>mystic atrophy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office:value-type="string">
            <text:p>O</text:p>
          </table:table-cell>
          <table:table-cell office:value-type="string">
            <text:p>reduces mobs chance to use specials</text:p>
          </table:table-cell>
          <table:table-cell table:number-columns-repeated="1019"/>
        </table:table-row>
        <table:table-row table:style-name="ro1">
          <table:table-cell office:value-type="string">
            <text:p>conjure greater elemental</text:p>
          </table:table-cell>
          <table:table-cell office:value-type="float" office:value="120">
            <text:p>120</text:p>
          </table:table-cell>
          <table:table-cell office:value-type="float" office:value="525">
            <text:p>52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implosion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string">
            <text:p>O</text:p>
          </table:table-cell>
          <table:table-cell office:value-type="string">
            <text:p>single, energy (should be blunt)</text:p>
          </table:table-cell>
          <table:table-cell table:number-columns-repeated="1019"/>
        </table:table-row>
        <table:table-row table:style-name="ro1">
          <table:table-cell office:value-type="string">
            <text:p>monster summoning 6</text:p>
          </table:table-cell>
          <table:table-cell office:value-type="float" office:value="123">
            <text:p>123</text:p>
          </table:table-cell>
          <table:table-cell office:value-type="float" office:value="365">
            <text:p>36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prismatic sphere</text:p>
          </table:table-cell>
          <table:table-cell office:value-type="float" office:value="125">
            <text:p>125</text:p>
          </table:table-cell>
          <table:table-cell office:value-type="float" office:value="155">
            <text:p>155</text:p>
          </table:table-cell>
          <table:table-cell office:value-type="string">
            <text:p>D</text:p>
          </table:table-cell>
          <table:table-cell office:value-type="string">
            <text:p>non e/b defense, blocks all other defense spells</text:p>
          </table:table-cell>
          <table:table-cell table:number-columns-repeated="1019"/>
        </table:table-row>
        <table:table-row table:style-name="ro1">
          <table:table-cell office:value-type="string">
            <text:p>eye of the minotaur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view map of area</text:p>
          </table:table-cell>
          <table:table-cell table:number-columns-repeated="1019"/>
        </table:table-row>
        <table:table-row table:style-name="ro1">
          <table:table-cell office:value-type="string">
            <text:p>entice</text:p>
          </table:table-cell>
          <table:table-cell office:value-type="float" office:value="125">
            <text:p>125</text:p>
          </table:table-cell>
          <table:table-cell office:value-type="float" office:value="500">
            <text:p>500</text:p>
          </table:table-cell>
          <table:table-cell office:value-type="string">
            <text:p>E</text:p>
          </table:table-cell>
          <table:table-cell office:value-type="string">
            <text:p>change mobs align towards your own</text:p>
          </table:table-cell>
          <table:table-cell table:number-columns-repeated="1019"/>
        </table:table-row>
        <table:table-row table:style-name="ro1">
          <table:table-cell office:value-type="string">
            <text:p>superior hold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2">
          <table:table-cell office:value-type="string">
            <text:p>mass invisibility</text:p>
          </table:table-cell>
          <table:table-cell office:value-type="float" office:value="130">
            <text:p>130</text:p>
          </table:table-cell>
          <table:table-cell office:value-type="float" office:value="210">
            <text:p>210</text:p>
          </table:table-cell>
          <table:table-cell office:value-type="string">
            <text:p>D</text:p>
          </table:table-cell>
          <table:table-cell office:value-type="string">
            <text:p>invis on summons and self, can't have globes on</text:p>
          </table:table-cell>
          <table:table-cell table:number-columns-repeated="1019"/>
        </table:table-row>
        <table:table-row table:style-name="ro2">
          <table:table-cell office:value-type="string">
            <text:p>clone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string">
            <text:p>E</text:p>
          </table:table-cell>
          <table:table-cell office:value-type="string">
            <text:p>need blood/dna (vampire or gentech) from mob, not sure how practical it is</text:p>
          </table:table-cell>
          <table:table-cell table:number-columns-repeated="1019"/>
        </table:table-row>
        <table:table-row table:style-name="ro1">
          <table:table-cell office:value-type="string">
            <text:p>monster summoning 7</text:p>
          </table:table-cell>
          <table:table-cell office:value-type="float" office:value="138">
            <text:p>138</text:p>
          </table:table-cell>
          <table:table-cell office:value-type="float" office:value="455">
            <text:p>45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ental distortion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string">
            <text:p>O</text:p>
          </table:table-cell>
          <table:table-cell office:value-type="string">
            <text:p>makes mob wander around, and attack you; fear alternate</text:p>
          </table:table-cell>
          <table:table-cell table:number-columns-repeated="1019"/>
        </table:table-row>
        <table:table-row table:style-name="ro1">
          <table:table-cell office:value-type="string">
            <text:p>frostbite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1">
          <table:table-cell office:value-type="string">
            <text:p>incinerate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single, fire,</text:p>
          </table:table-cell>
          <table:table-cell table:number-columns-repeated="1019"/>
        </table:table-row>
        <table:table-row table:style-name="ro1">
          <table:table-cell office:value-type="string">
            <text:p>monster summoning 8</text:p>
          </table:table-cell>
          <table:table-cell office:value-type="float" office:value="149">
            <text:p>149</text:p>
          </table:table-cell>
          <table:table-cell office:value-type="float" office:value="750">
            <text:p>75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ind warp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O</text:p>
          </table:table-cell>
          <table:table-cell office:value-type="string">
            <text:p>single, mind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 | def" table:style-name="ta1">
        <office:forms form:automatic-focus="false" form:apply-design-mode="false"/>
        <table:table-column table:style-name="co42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46" table:default-cell-style-name="ce1"/>
        <table:table-column table:style-name="co15" table:default-cell-style-name="ce1"/>
        <table:table-column table:style-name="co47" table:default-cell-style-name="ce1"/>
        <table:table-column table:style-name="co39" table:default-cell-style-name="ce1"/>
        <table:table-column table:style-name="co13" table:default-cell-style-name="ce1"/>
        <table:table-column table:style-name="co46" table:default-cell-style-name="ce1"/>
        <table:table-column table:style-name="co48" table:default-cell-style-name="ce1"/>
        <table:table-column table:style-name="co13" table:number-columns-repeated="3" table:default-cell-style-name="ce1"/>
        <table:table-column table:style-name="co49" table:default-cell-style-name="ce1"/>
        <table:table-column table:style-name="co13" table:number-columns-repeated="1005" table:default-cell-style-name="ce1"/>
        <table:table-row table:style-name="ro3">
          <table:table-cell office:value-type="string">
            <text:p>spell</text:p>
          </table:table-cell>
          <table:table-cell table:number-columns-repeated="6"/>
          <table:table-cell table:style-name="Default" table:number-columns-repeated="3"/>
          <table:table-cell table:number-columns-repeated="3"/>
          <table:table-cell table:style-name="ce4" office:value-type="string">
            <text:p>Shield Defense</text:p>
          </table:table-cell>
          <table:table-cell table:style-name="ce4" office:value-type="string">
            <text:p>Cost</text:p>
          </table:table-cell>
          <table:table-cell table:number-columns-repeated="2"/>
          <table:table-cell table:style-name="Default" office:value-type="string">
            <text:p>Support Spells</text:p>
          </table:table-cell>
          <table:table-cell table:style-name="Default"/>
          <table:table-cell office:value-type="string">
            <text:p>mirrors</text:p>
          </table:table-cell>
          <table:table-cell table:style-name="Default" office:value-type="string">
            <text:p>persis.</text:p>
          </table:table-cell>
          <table:table-cell office:value-type="string">
            <text:p>% miss</text:p>
          </table:table-cell>
          <table:table-cell office:value-type="string">
            <text:p>delta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office:value-type="string">
            <text:p>Shields:</text:p>
          </table:table-cell>
          <table:table-cell table:number-columns-repeated="3"/>
          <table:table-cell table:style-name="Default" office:value-type="string">
            <text:p>fear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office:value-type="string">
            <text:p>?</text:p>
          </table:table-cell>
          <table:table-cell table:style-name="ce20" table:formula="of:=1-1/(1+[.T2])" office:value-type="percentage" office:value="0.5">
            <text:p>50.00%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office:value-type="string">
            <text:p>magnificent shield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Default" office:value-type="string">
            <text:p>confusion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?</text:p>
          </table:table-cell>
          <table:table-cell table:style-name="ce20" table:formula="of:=1-1/(1+[.T3])" office:value-type="percentage" office:value="0.666666666666667">
            <text:p>66.67%</text:p>
          </table:table-cell>
          <table:table-cell table:formula="of:=[.V3]-[.V2]" office:value-type="percentage" office:value="0.166666666666667">
            <text:p>16.67%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7"/>
          <table:table-cell table:style-name="Default" table:number-columns-repeated="3"/>
          <table:table-cell table:number-columns-repeated="3"/>
          <table:table-cell office:value-type="string">
            <text:p>major globe</text:p>
          </table:table-cell>
          <table:table-cell office:value-type="float" office:value="160">
            <text:p>160</text:p>
          </table:table-cell>
          <table:table-cell table:number-columns-repeated="2"/>
          <table:table-cell table:style-name="Default" office:value-type="string">
            <text:p>feeblemind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string">
            <text:p>8?</text:p>
          </table:table-cell>
          <table:table-cell table:style-name="ce20" table:formula="of:=1-1/(1+[.T4])" office:value-type="percentage" office:value="0.75">
            <text:p>75.00%</text:p>
          </table:table-cell>
          <table:table-cell table:formula="of:=[.V4]-[.V3]" office:value-type="percentage" office:value="0.0833333333333333">
            <text:p>8.33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office:value-type="string">
            <text:p>prismatic aura</text:p>
          </table:table-cell>
          <table:table-cell office:value-type="float" office:value="115">
            <text:p>115</text:p>
          </table:table-cell>
          <table:table-cell table:number-columns-repeated="2"/>
          <table:table-cell table:style-name="Default" office:value-type="string">
            <text:p>energy drain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 office:value-type="string">
            <text:p>9?</text:p>
          </table:table-cell>
          <table:table-cell table:style-name="ce20" table:formula="of:=1-1/(1+[.T5])" office:value-type="percentage" office:value="0.8">
            <text:p>80.00%</text:p>
          </table:table-cell>
          <table:table-cell table:formula="of:=[.V5]-[.V4]" office:value-type="percentage" office:value="0.05">
            <text:p>5.00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"/>
          <table:table-cell table:style-name="ce4" table:formula="of:=SUM([.O3:.O5])" office:value-type="float" office:value="385">
            <text:p>385</text:p>
          </table:table-cell>
          <table:table-cell table:number-columns-repeated="2"/>
          <table:table-cell table:style-name="Default" office:value-type="string">
            <text:p>mental distortion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ce20" table:formula="of:=1-1/(1+[.T6])" office:value-type="percentage" office:value="0.833333333333333">
            <text:p>83.33%</text:p>
          </table:table-cell>
          <table:table-cell table:formula="of:=[.V6]-[.V5]" office:value-type="percentage" office:value="0.0333333333333333">
            <text:p>3.33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4" office:value-type="string">
            <text:p>Dodge Defense</text:p>
          </table:table-cell>
          <table:table-cell table:number-columns-repeated="3"/>
          <table:table-cell table:style-name="Default" office:value-type="string">
            <text:p>power word stun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table:style-name="ce20" table:formula="of:=1-1/(1+[.T7])" office:value-type="percentage" office:value="0.857142857142857">
            <text:p>85.71%</text:p>
          </table:table-cell>
          <table:table-cell table:formula="of:=[.V7]-[.V6]" office:value-type="percentage" office:value="0.0238095238095238">
            <text:p>2.38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office:value-type="string">
            <text:p>mirror image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Default" office:value-type="string">
            <text:p>polymorph other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 office:value-type="float" office:value="15">
            <text:p>15</text:p>
          </table:table-cell>
          <table:table-cell table:style-name="ce20" table:formula="of:=1-1/(1+[.T8])" office:value-type="percentage" office:value="0.875">
            <text:p>87.50%</text:p>
          </table:table-cell>
          <table:table-cell table:formula="of:=[.V8]-[.V7]" office:value-type="percentage" office:value="0.0178571428571428">
            <text:p>1.79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mystic atrophy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table:style-name="ce20" table:formula="of:=1-1/(1+[.T9])" office:value-type="percentage" office:value="0.888888888888889">
            <text:p>88.89%</text:p>
          </table:table-cell>
          <table:table-cell table:formula="of:=[.V9]-[.V8]" office:value-type="percentage" office:value="0.0138888888888888">
            <text:p>1.39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office:value-type="string">
            <text:p>superior hold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table:style-name="ce20" table:formula="of:=1-1/(1+[.T10])" office:value-type="percentage" office:value="0.9">
            <text:p>90.00%</text:p>
          </table:table-cell>
          <table:table-cell table:formula="of:=[.V10]-[.V9]" office:value-type="percentage" office:value="0.0111111111111112">
            <text:p>1.11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ce16" office:value-type="string">
            <text:p>Default</text:p>
          </table:table-cell>
          <table:table-cell table:style-name="Default"/>
          <table:table-cell table:number-columns-repeated="2"/>
          <table:table-cell table:style-name="Default" office:value-type="string">
            <text:p>charm monster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/>
          <table:table-cell table:style-name="ce20" table:formula="of:=1-1/(1+[.T11])" office:value-type="percentage" office:value="0.909090909090909">
            <text:p>90.91%</text:p>
          </table:table-cell>
          <table:table-cell table:formula="of:=[.V11]-[.V10]" office:value-type="percentage" office:value="0.00909090909090904">
            <text:p>0.91%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office:value-type="string">
            <text:p>stoneskin</text:p>
          </table:table-cell>
          <table:table-cell office:value-type="float" office:value="115">
            <text:p>115</text:p>
          </table:table-cell>
          <table:table-cell table:number-columns-repeated="2"/>
          <table:table-cell table:style-name="Default" table:number-columns-repeated="2"/>
          <table:table-cell office:value-type="float" office:value="11">
            <text:p>11</text:p>
          </table:table-cell>
          <table:table-cell table:style-name="Default"/>
          <table:table-cell table:style-name="ce20" table:formula="of:=1-1/(1+[.T12])" office:value-type="percentage" office:value="0.916666666666667">
            <text:p>91.67%</text:p>
          </table:table-cell>
          <table:table-cell table:formula="of:=[.V12]-[.V11]" office:value-type="percentage" office:value="0.00757575757575757">
            <text:p>0.76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string">
            <text:p>armor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office:value-type="float" office:value="12">
            <text:p>12</text:p>
          </table:table-cell>
          <table:table-cell table:style-name="Default"/>
          <table:table-cell table:style-name="ce20" table:formula="of:=1-1/(1+[.T13])" office:value-type="percentage" office:value="0.923076923076923">
            <text:p>92.31%</text:p>
          </table:table-cell>
          <table:table-cell table:formula="of:=[.V13]-[.V12]" office:value-type="percentage" office:value="0.0064102564102565">
            <text:p>0.64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office:value-type="string">
            <text:p>blink</text:p>
          </table:table-cell>
          <table:table-cell office:value-type="float" office:value="150">
            <text:p>150</text:p>
          </table:table-cell>
          <table:table-cell table:number-columns-repeated="2"/>
          <table:table-cell table:style-name="Default" table:number-columns-repeated="2"/>
          <table:table-cell office:value-type="float" office:value="13">
            <text:p>13</text:p>
          </table:table-cell>
          <table:table-cell table:style-name="Default"/>
          <table:table-cell table:style-name="ce20" table:formula="of:=1-1/(1+[.T14])" office:value-type="percentage" office:value="0.928571428571429">
            <text:p>92.86%</text:p>
          </table:table-cell>
          <table:table-cell table:formula="of:=[.V14]-[.V13]" office:value-type="percentage" office:value="0.00549450549450548">
            <text:p>0.55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office:value-type="string">
            <text:p>protection from e/g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Default" table:number-columns-repeated="2"/>
          <table:table-cell office:value-type="float" office:value="14">
            <text:p>14</text:p>
          </table:table-cell>
          <table:table-cell table:style-name="Default"/>
          <table:table-cell table:style-name="ce20" table:formula="of:=1-1/(1+[.T15])" office:value-type="percentage" office:value="0.933333333333333">
            <text:p>93.33%</text:p>
          </table:table-cell>
          <table:table-cell table:formula="of:=[.V15]-[.V14]" office:value-type="percentage" office:value="0.00476190476190475">
            <text:p>0.48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/>
          <table:table-cell table:style-name="ce4" table:formula="of:=SUM([.O12:.O15])" office:value-type="float" office:value="320">
            <text:p>320</text:p>
          </table:table-cell>
          <table:table-cell table:number-columns-repeated="2"/>
          <table:table-cell table:style-name="Default" table:number-columns-repeated="2"/>
          <table:table-cell office:value-type="float" office:value="15">
            <text:p>15</text:p>
          </table:table-cell>
          <table:table-cell table:style-name="Default"/>
          <table:table-cell table:style-name="ce20" table:formula="of:=1-1/(1+[.T16])" office:value-type="percentage" office:value="0.9375">
            <text:p>93.75%</text:p>
          </table:table-cell>
          <table:table-cell table:formula="of:=[.V16]-[.V15]" office:value-type="percentage" office:value="0.00416666666666665">
            <text:p>0.42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 table:number-columns-repeated="6"/>
          <table:table-cell office:value-type="float" office:value="16">
            <text:p>16</text:p>
          </table:table-cell>
          <table:table-cell table:style-name="Default"/>
          <table:table-cell table:style-name="ce20" table:formula="of:=1-1/(1+[.T17])" office:value-type="percentage" office:value="0.941176470588235">
            <text:p>94.12%</text:p>
          </table:table-cell>
          <table:table-cell table:formula="of:=[.V17]-[.V16]" office:value-type="percentage" office:value="0.00367647058823528">
            <text:p>0.37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ce16" office:value-type="string">
            <text:p>Blanket Defense</text:p>
          </table:table-cell>
          <table:table-cell table:style-name="Default" table:number-columns-repeated="5"/>
          <table:table-cell office:value-type="float" office:value="17">
            <text:p>17</text:p>
          </table:table-cell>
          <table:table-cell table:style-name="Default"/>
          <table:table-cell table:style-name="ce20" table:formula="of:=1-1/(1+[.T18])" office:value-type="percentage" office:value="0.944444444444444">
            <text:p>94.44%</text:p>
          </table:table-cell>
          <table:table-cell table:formula="of:=[.V18]-[.V17]" office:value-type="percentage" office:value="0.00326797385620914">
            <text:p>0.33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office:value-type="string">
            <text:p>mantle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Default" table:number-columns-repeated="2"/>
          <table:table-cell office:value-type="float" office:value="18">
            <text:p>18</text:p>
          </table:table-cell>
          <table:table-cell table:style-name="Default"/>
          <table:table-cell table:style-name="ce20" table:formula="of:=1-1/(1+[.T19])" office:value-type="percentage" office:value="0.947368421052632">
            <text:p>94.74%</text:p>
          </table:table-cell>
          <table:table-cell table:formula="of:=[.V19]-[.V18]" office:value-type="percentage" office:value="0.00292397660818722">
            <text:p>0.29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table:style-name="Default" office:value-type="string">
            <text:p>or</text:p>
          </table:table-cell>
          <table:table-cell table:style-name="Default"/>
          <table:table-cell table:style-name="Default" office:value-type="string">
            <text:p>do these work?</text:p>
          </table:table-cell>
          <table:table-cell table:style-name="Default" table:number-columns-repeated="3"/>
          <table:table-cell office:value-type="float" office:value="19">
            <text:p>19</text:p>
          </table:table-cell>
          <table:table-cell table:style-name="Default"/>
          <table:table-cell table:style-name="ce20" table:formula="of:=1-1/(1+[.T20])" office:value-type="percentage" office:value="0.95">
            <text:p>95.00%</text:p>
          </table:table-cell>
          <table:table-cell table:formula="of:=[.V20]-[.V19]" office:value-type="percentage" office:value="0.00263157894736832">
            <text:p>0.26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/>
          <table:table-cell office:value-type="string">
            <text:p>prismatic sphere</text:p>
          </table:table-cell>
          <table:table-cell office:value-type="float" office:value="155">
            <text:p>155</text:p>
          </table:table-cell>
          <table:table-cell table:number-columns-repeated="2"/>
          <table:table-cell table:style-name="Default" table:number-columns-repeated="2"/>
          <table:table-cell office:value-type="float" office:value="20">
            <text:p>20</text:p>
          </table:table-cell>
          <table:table-cell table:style-name="Default"/>
          <table:table-cell table:style-name="ce20" table:formula="of:=1-1/(1+[.T21])" office:value-type="percentage" office:value="0.952380952380952">
            <text:p>95.24%</text:p>
          </table:table-cell>
          <table:table-cell table:formula="of:=[.V21]-[.V20]" office:value-type="percentage" office:value="0.00238095238095237">
            <text:p>0.24%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3">
          <table:table-cell table:number-columns-repeated="8"/>
          <table:table-cell table:style-name="Default" table:number-columns-repeated="4"/>
          <table:table-cell/>
          <table:table-cell office:value-type="string">
            <text:p>mindblank</text:p>
          </table:table-cell>
          <table:table-cell office:value-type="float" office:value="0">
            <text:p>0</text:p>
          </table:table-cell>
          <table:table-cell office:value-type="string">
            <text:p>cast once</text:p>
          </table:table-cell>
          <table:table-cell table:number-columns-repeated="1007"/>
        </table:table-row>
        <table:table-row table:style-name="ro3" table:number-rows-repeated="11">
          <table:table-cell table:number-columns-repeated="8"/>
          <table:table-cell table:style-name="Default" table:number-columns-repeated="4"/>
          <table:table-cell table:number-columns-repeated="1011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glvls" table:style-name="ta1">
        <table:table-column table:style-name="co43" table:default-cell-style-name="ce11"/>
        <table:table-column table:style-name="co50" table:number-columns-repeated="2" table:default-cell-style-name="ce6"/>
        <table:table-column table:style-name="co51" table:default-cell-style-name="ce8"/>
        <table:table-column table:style-name="co36" table:default-cell-style-name="ce6"/>
        <table:table-column table:style-name="co16" table:default-cell-style-name="ce22"/>
        <table:table-column table:style-name="co52" table:default-cell-style-name="ce6"/>
        <table:table-column table:style-name="co17" table:default-cell-style-name="ce25"/>
        <table:table-column table:style-name="co52" table:default-cell-style-name="ce25"/>
        <table:table-column table:style-name="co53" table:default-cell-style-name="ce25"/>
        <table:table-column table:style-name="co13" table:default-cell-style-name="ce11"/>
        <table:table-column table:style-name="co54" table:default-cell-style-name="ce11"/>
        <table:table-column table:style-name="co17" table:default-cell-style-name="ce11"/>
        <table:table-column table:style-name="co55" table:default-cell-style-name="ce11"/>
        <table:table-column table:style-name="co17" table:default-cell-style-name="ce1"/>
        <table:table-column table:style-name="co13" table:number-columns-repeated="1008" table:default-cell-style-name="ce1"/>
        <table:table-row table:style-name="ro1">
          <table:table-cell table:style-name="ce9" office:value-type="string">
            <text:p>Glvl</text:p>
          </table:table-cell>
          <table:table-cell table:style-name="ce5" office:value-type="string">
            <text:p>Gxp</text:p>
          </table:table-cell>
          <table:table-cell table:style-name="ce5" office:value-type="string">
            <text:p>Quit School</text:p>
          </table:table-cell>
          <table:table-cell table:style-name="ce9" office:value-type="string">
            <text:p>Title</text:p>
          </table:table-cell>
          <table:table-cell table:style-name="ce5" office:value-type="string">
            <text:p>Cost</text:p>
          </table:table-cell>
          <table:table-cell table:style-name="ce21" office:value-type="string">
            <text:p>%Del</text:p>
          </table:table-cell>
          <table:table-cell table:style-name="ce10" office:value-type="string">
            <text:p>Rounds</text:p>
          </table:table-cell>
          <table:table-cell table:style-name="ce24" office:value-type="string">
            <text:p>Hrs</text:p>
          </table:table-cell>
          <table:table-cell table:style-name="ce24" office:value-type="string">
            <text:p>Cume</text:p>
          </table:table-cell>
          <table:table-cell table:style-name="ce24" office:value-type="string">
            <text:p>Days</text:p>
          </table:table-cell>
          <table:table-cell/>
          <table:table-cell office:value-type="string">
            <text:p>gx:</text:p>
          </table:table-cell>
          <table:table-cell table:style-name="ce6" office:value-type="float" office:value="540000">
            <text:p>540,000</text:p>
          </table:table-cell>
          <table:table-cell office:value-type="string" office:string-value="quit school:">
            <text:p>quit school: </text:p>
          </table:table-cell>
          <table:table-cell table:style-name="ce6" table:formula="of:=[.M1]*0.75" office:value-type="float" office:value="405000">
            <text:p>405,000</text:p>
          </table:table-cell>
          <table:table-cell table:number-columns-repeated="1008"/>
        </table:table-row>
        <table:table-row table:style-name="ro1">
          <table:table-cell office:value-type="float" office:value="1">
            <text:p>1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nior scholar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[.H2]/2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office:value-type="float" office:value="2">
            <text:p>2 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junior scholar</text:p>
          </table:table-cell>
          <table:table-cell table:formula="of:=[.B3]-[.B2]" office:value-type="float" office:value="25">
            <text:p>25</text:p>
          </table:table-cell>
          <table:table-cell office:value-type="percentage" office:value="0">
            <text:p>0.00%</text:p>
          </table:table-cell>
          <table:table-cell table:formula="of:=[.E3]/4" office:value-type="float" office:value="6.25">
            <text:p>6</text:p>
          </table:table-cell>
          <table:table-cell table:formula="of:=[.G3]*2/60/60" office:value-type="float" office:value="0.00347222222222222">
            <text:p>0.00</text:p>
          </table:table-cell>
          <table:table-cell table:formula="of:=[.H3]+[.I2]" office:value-type="float" office:value="0.00347222222222222">
            <text:p>0.00</text:p>
          </table:table-cell>
          <table:table-cell table:formula="of:=[.H3]/24" office:value-type="float" office:value="0.0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3">
            <text:p>3 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unior scholar</text:p>
          </table:table-cell>
          <table:table-cell table:formula="of:=[.B4]-[.B3]" office:value-type="float" office:value="10">
            <text:p>10</text:p>
          </table:table-cell>
          <table:table-cell table:style-name="ce23" table:formula="of:=([.E4]-[.E3])/[.E3]" office:value-type="percentage" office:value="-0.6">
            <text:p>-60.00%</text:p>
          </table:table-cell>
          <table:table-cell table:formula="of:=[.E4]/4" office:value-type="float" office:value="2.5">
            <text:p>3</text:p>
          </table:table-cell>
          <table:table-cell table:formula="of:=[.G4]*2/60/60" office:value-type="float" office:value="0.00138888888888889">
            <text:p>0.00</text:p>
          </table:table-cell>
          <table:table-cell table:formula="of:=[.I3]+[.H4]" office:value-type="float" office:value="0.00486111111111111">
            <text:p>0.00</text:p>
          </table:table-cell>
          <table:table-cell table:formula="of:=[.H4]/24" office:value-type="float" office:value="0.0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4">
            <text:p>4 </text:p>
          </table:table-cell>
          <table:table-cell office:value-type="float" office:value="50">
            <text:p>50</text:p>
          </table:table-cell>
          <table:table-cell table:formula="of:=[.B5]*0.75" office:value-type="float" office:value="37.5">
            <text:p>38</text:p>
          </table:table-cell>
          <table:table-cell office:value-type="string">
            <text:p>scholar</text:p>
          </table:table-cell>
          <table:table-cell table:formula="of:=[.B5]-[.B4]" office:value-type="float" office:value="15">
            <text:p>15</text:p>
          </table:table-cell>
          <table:table-cell table:style-name="ce23" table:formula="of:=([.E5]-[.E4])/[.E4]" office:value-type="percentage" office:value="0.5">
            <text:p>50.00%</text:p>
          </table:table-cell>
          <table:table-cell table:formula="of:=[.E5]/4" office:value-type="float" office:value="3.75">
            <text:p>4</text:p>
          </table:table-cell>
          <table:table-cell table:formula="of:=[.G5]*2/60/60" office:value-type="float" office:value="0.00208333333333333">
            <text:p>0.00</text:p>
          </table:table-cell>
          <table:table-cell table:formula="of:=[.I4]+[.H5]" office:value-type="float" office:value="0.00694444444444444">
            <text:p>0.01</text:p>
          </table:table-cell>
          <table:table-cell table:formula="of:=[.H5]/24" office:value-type="float" office:value="0.0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5">
            <text:p>5 </text:p>
          </table:table-cell>
          <table:table-cell office:value-type="float" office:value="75">
            <text:p>75</text:p>
          </table:table-cell>
          <table:table-cell table:formula="of:=[.B6]*0.75" office:value-type="float" office:value="56.25">
            <text:p>56</text:p>
          </table:table-cell>
          <table:table-cell office:value-type="string">
            <text:p>scholar</text:p>
          </table:table-cell>
          <table:table-cell table:formula="of:=[.B6]-[.B5]" office:value-type="float" office:value="25">
            <text:p>25</text:p>
          </table:table-cell>
          <table:table-cell table:style-name="ce23" table:formula="of:=([.E6]-[.E5])/[.E5]" office:value-type="percentage" office:value="0.666666666666667">
            <text:p>66.67%</text:p>
          </table:table-cell>
          <table:table-cell table:formula="of:=[.E6]/4" office:value-type="float" office:value="6.25">
            <text:p>6</text:p>
          </table:table-cell>
          <table:table-cell table:formula="of:=[.G6]*2/60/60" office:value-type="float" office:value="0.00347222222222222">
            <text:p>0.00</text:p>
          </table:table-cell>
          <table:table-cell table:formula="of:=[.I5]+[.H6]" office:value-type="float" office:value="0.0104166666666667">
            <text:p>0.01</text:p>
          </table:table-cell>
          <table:table-cell table:formula="of:=[.H6]/24" office:value-type="float" office:value="0.0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6">
            <text:p>6 </text:p>
          </table:table-cell>
          <table:table-cell office:value-type="float" office:value="100">
            <text:p>100</text:p>
          </table:table-cell>
          <table:table-cell table:formula="of:=[.B7]*0.75" office:value-type="float" office:value="75">
            <text:p>75</text:p>
          </table:table-cell>
          <table:table-cell office:value-type="string">
            <text:p>scholar</text:p>
          </table:table-cell>
          <table:table-cell table:formula="of:=[.B7]-[.B6]" office:value-type="float" office:value="25">
            <text:p>25</text:p>
          </table:table-cell>
          <table:table-cell table:style-name="ce23" table:formula="of:=([.E7]-[.E6])/[.E6]" office:value-type="percentage" office:value="0">
            <text:p>0.00%</text:p>
          </table:table-cell>
          <table:table-cell table:formula="of:=[.E7]/4" office:value-type="float" office:value="6.25">
            <text:p>6</text:p>
          </table:table-cell>
          <table:table-cell table:formula="of:=[.G7]*2/60/60" office:value-type="float" office:value="0.00347222222222222">
            <text:p>0.00</text:p>
          </table:table-cell>
          <table:table-cell table:formula="of:=[.I6]+[.H7]" office:value-type="float" office:value="0.0138888888888889">
            <text:p>0.01</text:p>
          </table:table-cell>
          <table:table-cell table:formula="of:=[.H7]/24" office:value-type="float" office:value="0.0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7">
            <text:p>7 </text:p>
          </table:table-cell>
          <table:table-cell office:value-type="float" office:value="125">
            <text:p>125</text:p>
          </table:table-cell>
          <table:table-cell table:formula="of:=[.B8]*0.75" office:value-type="float" office:value="93.75">
            <text:p>94</text:p>
          </table:table-cell>
          <table:table-cell office:value-type="string">
            <text:p>scholar</text:p>
          </table:table-cell>
          <table:table-cell table:formula="of:=[.B8]-[.B7]" office:value-type="float" office:value="25">
            <text:p>25</text:p>
          </table:table-cell>
          <table:table-cell table:style-name="ce23" table:formula="of:=([.E8]-[.E7])/[.E7]" office:value-type="percentage" office:value="0">
            <text:p>0.00%</text:p>
          </table:table-cell>
          <table:table-cell table:formula="of:=[.E8]/4" office:value-type="float" office:value="6.25">
            <text:p>6</text:p>
          </table:table-cell>
          <table:table-cell table:formula="of:=[.G8]*2/60/60" office:value-type="float" office:value="0.00347222222222222">
            <text:p>0.00</text:p>
          </table:table-cell>
          <table:table-cell table:formula="of:=[.I7]+[.H8]" office:value-type="float" office:value="0.0173611111111111">
            <text:p>0.02</text:p>
          </table:table-cell>
          <table:table-cell table:formula="of:=[.H8]/24" office:value-type="float" office:value="0.0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8">
            <text:p>8 </text:p>
          </table:table-cell>
          <table:table-cell office:value-type="float" office:value="150">
            <text:p>150</text:p>
          </table:table-cell>
          <table:table-cell table:formula="of:=[.B9]*0.75" office:value-type="float" office:value="112.5">
            <text:p>113</text:p>
          </table:table-cell>
          <table:table-cell office:value-type="string">
            <text:p>scholar</text:p>
          </table:table-cell>
          <table:table-cell table:formula="of:=[.B9]-[.B8]" office:value-type="float" office:value="25">
            <text:p>25</text:p>
          </table:table-cell>
          <table:table-cell table:style-name="ce23" table:formula="of:=([.E9]-[.E8])/[.E8]" office:value-type="percentage" office:value="0">
            <text:p>0.00%</text:p>
          </table:table-cell>
          <table:table-cell table:formula="of:=[.E9]/4" office:value-type="float" office:value="6.25">
            <text:p>6</text:p>
          </table:table-cell>
          <table:table-cell table:formula="of:=[.G9]*2/60/60" office:value-type="float" office:value="0.00347222222222222">
            <text:p>0.00</text:p>
          </table:table-cell>
          <table:table-cell table:formula="of:=[.I8]+[.H9]" office:value-type="float" office:value="0.0208333333333333">
            <text:p>0.02</text:p>
          </table:table-cell>
          <table:table-cell table:formula="of:=[.H9]/24" office:value-type="float" office:value="0.0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9">
            <text:p>9 </text:p>
          </table:table-cell>
          <table:table-cell office:value-type="float" office:value="200">
            <text:p>200</text:p>
          </table:table-cell>
          <table:table-cell table:formula="of:=[.B10]*0.75" office:value-type="float" office:value="150">
            <text:p>150</text:p>
          </table:table-cell>
          <table:table-cell office:value-type="string">
            <text:p>scholar</text:p>
          </table:table-cell>
          <table:table-cell table:formula="of:=[.B10]-[.B9]" office:value-type="float" office:value="50">
            <text:p>50</text:p>
          </table:table-cell>
          <table:table-cell table:style-name="ce23" table:formula="of:=([.E10]-[.E9])/[.E9]" office:value-type="percentage" office:value="1">
            <text:p>100.00%</text:p>
          </table:table-cell>
          <table:table-cell table:formula="of:=[.E10]/4" office:value-type="float" office:value="12.5">
            <text:p>13</text:p>
          </table:table-cell>
          <table:table-cell table:formula="of:=[.G10]*2/60/60" office:value-type="float" office:value="0.00694444444444444">
            <text:p>0.01</text:p>
          </table:table-cell>
          <table:table-cell table:formula="of:=[.I9]+[.H10]" office:value-type="float" office:value="0.0277777777777778">
            <text:p>0.03</text:p>
          </table:table-cell>
          <table:table-cell table:formula="of:=[.H10]/24" office:value-type="float" office:value="0.0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10">
            <text:p>10 </text:p>
          </table:table-cell>
          <table:table-cell office:value-type="float" office:value="250">
            <text:p>250</text:p>
          </table:table-cell>
          <table:table-cell table:formula="of:=[.B11]*0.75" office:value-type="float" office:value="187.5">
            <text:p>188</text:p>
          </table:table-cell>
          <table:table-cell office:value-type="string">
            <text:p>advanced scholar</text:p>
          </table:table-cell>
          <table:table-cell table:formula="of:=[.B11]-[.B10]" office:value-type="float" office:value="50">
            <text:p>50</text:p>
          </table:table-cell>
          <table:table-cell table:style-name="ce23" table:formula="of:=([.E11]-[.E10])/[.E10]" office:value-type="percentage" office:value="0">
            <text:p>0.00%</text:p>
          </table:table-cell>
          <table:table-cell table:formula="of:=[.E11]/4" office:value-type="float" office:value="12.5">
            <text:p>13</text:p>
          </table:table-cell>
          <table:table-cell table:formula="of:=[.G11]*2/60/60" office:value-type="float" office:value="0.00694444444444444">
            <text:p>0.01</text:p>
          </table:table-cell>
          <table:table-cell table:formula="of:=[.I10]+[.H11]" office:value-type="float" office:value="0.0347222222222222">
            <text:p>0.03</text:p>
          </table:table-cell>
          <table:table-cell table:formula="of:=[.H11]/24" office:value-type="float" office:value="0.0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11">
            <text:p>11 </text:p>
          </table:table-cell>
          <table:table-cell office:value-type="float" office:value="300">
            <text:p>300</text:p>
          </table:table-cell>
          <table:table-cell table:formula="of:=[.B12]*0.75" office:value-type="float" office:value="225">
            <text:p>225</text:p>
          </table:table-cell>
          <table:table-cell office:value-type="string">
            <text:p>advanced scholar</text:p>
          </table:table-cell>
          <table:table-cell table:formula="of:=[.B12]-[.B11]" office:value-type="float" office:value="50">
            <text:p>50</text:p>
          </table:table-cell>
          <table:table-cell table:style-name="ce23" table:formula="of:=([.E12]-[.E11])/[.E11]" office:value-type="percentage" office:value="0">
            <text:p>0.00%</text:p>
          </table:table-cell>
          <table:table-cell table:formula="of:=[.E12]/4" office:value-type="float" office:value="12.5">
            <text:p>13</text:p>
          </table:table-cell>
          <table:table-cell table:formula="of:=[.G12]*2/60/60" office:value-type="float" office:value="0.00694444444444444">
            <text:p>0.01</text:p>
          </table:table-cell>
          <table:table-cell table:formula="of:=[.I11]+[.H12]" office:value-type="float" office:value="0.0416666666666667">
            <text:p>0.04</text:p>
          </table:table-cell>
          <table:table-cell table:formula="of:=[.H12]/24" office:value-type="float" office:value="0.0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12">
            <text:p>12 </text:p>
          </table:table-cell>
          <table:table-cell office:value-type="float" office:value="350">
            <text:p>350</text:p>
          </table:table-cell>
          <table:table-cell table:formula="of:=[.B13]*0.75" office:value-type="float" office:value="262.5">
            <text:p>263</text:p>
          </table:table-cell>
          <table:table-cell office:value-type="string">
            <text:p>advanced scholar</text:p>
          </table:table-cell>
          <table:table-cell table:formula="of:=[.B13]-[.B12]" office:value-type="float" office:value="50">
            <text:p>50</text:p>
          </table:table-cell>
          <table:table-cell table:style-name="ce23" table:formula="of:=([.E13]-[.E12])/[.E12]" office:value-type="percentage" office:value="0">
            <text:p>0.00%</text:p>
          </table:table-cell>
          <table:table-cell table:formula="of:=[.E13]/4" office:value-type="float" office:value="12.5">
            <text:p>13</text:p>
          </table:table-cell>
          <table:table-cell table:formula="of:=[.G13]*2/60/60" office:value-type="float" office:value="0.00694444444444444">
            <text:p>0.01</text:p>
          </table:table-cell>
          <table:table-cell table:formula="of:=[.I12]+[.H13]" office:value-type="float" office:value="0.0486111111111111">
            <text:p>0.05</text:p>
          </table:table-cell>
          <table:table-cell table:formula="of:=[.H13]/24" office:value-type="float" office:value="0.0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13">
            <text:p>13 </text:p>
          </table:table-cell>
          <table:table-cell office:value-type="float" office:value="450">
            <text:p>450</text:p>
          </table:table-cell>
          <table:table-cell table:formula="of:=[.B14]*0.75" office:value-type="float" office:value="337.5">
            <text:p>338</text:p>
          </table:table-cell>
          <table:table-cell office:value-type="string">
            <text:p>advanced scholar</text:p>
          </table:table-cell>
          <table:table-cell table:formula="of:=[.B14]-[.B13]" office:value-type="float" office:value="100">
            <text:p>100</text:p>
          </table:table-cell>
          <table:table-cell table:style-name="ce23" table:formula="of:=([.E14]-[.E13])/[.E13]" office:value-type="percentage" office:value="1">
            <text:p>100.00%</text:p>
          </table:table-cell>
          <table:table-cell table:formula="of:=[.E14]/4" office:value-type="float" office:value="25">
            <text:p>25</text:p>
          </table:table-cell>
          <table:table-cell table:formula="of:=[.G14]*2/60/60" office:value-type="float" office:value="0.0138888888888889">
            <text:p>0.01</text:p>
          </table:table-cell>
          <table:table-cell table:formula="of:=[.I13]+[.H14]" office:value-type="float" office:value="0.0625">
            <text:p>0.06</text:p>
          </table:table-cell>
          <table:table-cell table:formula="of:=[.H14]/24" office:value-type="float" office:value="0.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14">
            <text:p>14 </text:p>
          </table:table-cell>
          <table:table-cell office:value-type="float" office:value="500">
            <text:p>500</text:p>
          </table:table-cell>
          <table:table-cell table:formula="of:=[.B15]*0.75" office:value-type="float" office:value="375">
            <text:p>375</text:p>
          </table:table-cell>
          <table:table-cell office:value-type="string">
            <text:p>advanced scholar</text:p>
          </table:table-cell>
          <table:table-cell table:formula="of:=[.B15]-[.B14]" office:value-type="float" office:value="50">
            <text:p>50</text:p>
          </table:table-cell>
          <table:table-cell table:style-name="ce23" table:formula="of:=([.E15]-[.E14])/[.E14]" office:value-type="percentage" office:value="-0.5">
            <text:p>-50.00%</text:p>
          </table:table-cell>
          <table:table-cell table:formula="of:=[.E15]/4" office:value-type="float" office:value="12.5">
            <text:p>13</text:p>
          </table:table-cell>
          <table:table-cell table:formula="of:=[.G15]*2/60/60" office:value-type="float" office:value="0.00694444444444444">
            <text:p>0.01</text:p>
          </table:table-cell>
          <table:table-cell table:formula="of:=[.I14]+[.H15]" office:value-type="float" office:value="0.0694444444444445">
            <text:p>0.07</text:p>
          </table:table-cell>
          <table:table-cell table:formula="of:=[.H15]/24" office:value-type="float" office:value="0.0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15">
            <text:p>15 </text:p>
          </table:table-cell>
          <table:table-cell office:value-type="float" office:value="600">
            <text:p>600</text:p>
          </table:table-cell>
          <table:table-cell table:formula="of:=[.B16]*0.75" office:value-type="float" office:value="450">
            <text:p>450</text:p>
          </table:table-cell>
          <table:table-cell office:value-type="string">
            <text:p>advanced scholar</text:p>
          </table:table-cell>
          <table:table-cell table:formula="of:=[.B16]-[.B15]" office:value-type="float" office:value="100">
            <text:p>100</text:p>
          </table:table-cell>
          <table:table-cell table:style-name="ce23" table:formula="of:=([.E16]-[.E15])/[.E15]" office:value-type="percentage" office:value="1">
            <text:p>100.00%</text:p>
          </table:table-cell>
          <table:table-cell table:formula="of:=[.E16]/4" office:value-type="float" office:value="25">
            <text:p>25</text:p>
          </table:table-cell>
          <table:table-cell table:formula="of:=[.G16]*2/60/60" office:value-type="float" office:value="0.0138888888888889">
            <text:p>0.01</text:p>
          </table:table-cell>
          <table:table-cell table:formula="of:=[.I15]+[.H16]" office:value-type="float" office:value="0.0833333333333334">
            <text:p>0.08</text:p>
          </table:table-cell>
          <table:table-cell table:formula="of:=[.H16]/24" office:value-type="float" office:value="0.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16">
            <text:p>16 </text:p>
          </table:table-cell>
          <table:table-cell office:value-type="float" office:value="700">
            <text:p>700</text:p>
          </table:table-cell>
          <table:table-cell table:formula="of:=[.B17]*0.75" office:value-type="float" office:value="525">
            <text:p>525</text:p>
          </table:table-cell>
          <table:table-cell office:value-type="string">
            <text:p>advanced scholar</text:p>
          </table:table-cell>
          <table:table-cell table:formula="of:=[.B17]-[.B16]" office:value-type="float" office:value="100">
            <text:p>100</text:p>
          </table:table-cell>
          <table:table-cell table:style-name="ce23" table:formula="of:=([.E17]-[.E16])/[.E16]" office:value-type="percentage" office:value="0">
            <text:p>0.00%</text:p>
          </table:table-cell>
          <table:table-cell table:formula="of:=[.E17]/4" office:value-type="float" office:value="25">
            <text:p>25</text:p>
          </table:table-cell>
          <table:table-cell table:formula="of:=[.G17]*2/60/60" office:value-type="float" office:value="0.0138888888888889">
            <text:p>0.01</text:p>
          </table:table-cell>
          <table:table-cell table:formula="of:=[.I16]+[.H17]" office:value-type="float" office:value="0.0972222222222223">
            <text:p>0.10</text:p>
          </table:table-cell>
          <table:table-cell table:formula="of:=[.H17]/24" office:value-type="float" office:value="0.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17">
            <text:p>17 </text:p>
          </table:table-cell>
          <table:table-cell office:value-type="float" office:value="800">
            <text:p>800</text:p>
          </table:table-cell>
          <table:table-cell table:formula="of:=[.B18]*0.75" office:value-type="float" office:value="600">
            <text:p>600</text:p>
          </table:table-cell>
          <table:table-cell office:value-type="string">
            <text:p>advanced scholar</text:p>
          </table:table-cell>
          <table:table-cell table:formula="of:=[.B18]-[.B17]" office:value-type="float" office:value="100">
            <text:p>100</text:p>
          </table:table-cell>
          <table:table-cell table:style-name="ce23" table:formula="of:=([.E18]-[.E17])/[.E17]" office:value-type="percentage" office:value="0">
            <text:p>0.00%</text:p>
          </table:table-cell>
          <table:table-cell table:formula="of:=[.E18]/4" office:value-type="float" office:value="25">
            <text:p>25</text:p>
          </table:table-cell>
          <table:table-cell table:formula="of:=[.G18]*2/60/60" office:value-type="float" office:value="0.0138888888888889">
            <text:p>0.01</text:p>
          </table:table-cell>
          <table:table-cell table:formula="of:=[.I17]+[.H18]" office:value-type="float" office:value="0.111111111111111">
            <text:p>0.11</text:p>
          </table:table-cell>
          <table:table-cell table:formula="of:=[.H18]/24" office:value-type="float" office:value="0.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18">
            <text:p>18 </text:p>
          </table:table-cell>
          <table:table-cell office:value-type="float" office:value="900">
            <text:p>900</text:p>
          </table:table-cell>
          <table:table-cell table:formula="of:=[.B19]*0.75" office:value-type="float" office:value="675">
            <text:p>675</text:p>
          </table:table-cell>
          <table:table-cell office:value-type="string">
            <text:p>advanced scholar</text:p>
          </table:table-cell>
          <table:table-cell table:formula="of:=[.B19]-[.B18]" office:value-type="float" office:value="100">
            <text:p>100</text:p>
          </table:table-cell>
          <table:table-cell table:style-name="ce23" table:formula="of:=([.E19]-[.E17])/[.E17]" office:value-type="percentage" office:value="0">
            <text:p>0.00%</text:p>
          </table:table-cell>
          <table:table-cell table:formula="of:=[.E19]/4" office:value-type="float" office:value="25">
            <text:p>25</text:p>
          </table:table-cell>
          <table:table-cell table:formula="of:=[.G19]*2/60/60" office:value-type="float" office:value="0.0138888888888889">
            <text:p>0.01</text:p>
          </table:table-cell>
          <table:table-cell table:formula="of:=[.I17]+[.H19]" office:value-type="float" office:value="0.111111111111111">
            <text:p>0.11</text:p>
          </table:table-cell>
          <table:table-cell table:formula="of:=[.H19]/24" office:value-type="float" office:value="0.000578703703703704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">
            <text:p>19 </text:p>
          </table:table-cell>
          <table:table-cell office:value-type="float" office:value="1050">
            <text:p>1,050</text:p>
          </table:table-cell>
          <table:table-cell table:formula="of:=[.B20]*0.75" office:value-type="float" office:value="787.5">
            <text:p>788</text:p>
          </table:table-cell>
          <table:table-cell office:value-type="string">
            <text:p>novice mage</text:p>
          </table:table-cell>
          <table:table-cell table:formula="of:=[.B20]-[.B19]" office:value-type="float" office:value="150">
            <text:p>150</text:p>
          </table:table-cell>
          <table:table-cell table:style-name="ce23" table:formula="of:=([.E20]-[.E19])/[.E19]" office:value-type="percentage" office:value="0.5">
            <text:p>50.00%</text:p>
          </table:table-cell>
          <table:table-cell table:formula="of:=[.E20]/4" office:value-type="float" office:value="37.5">
            <text:p>38</text:p>
          </table:table-cell>
          <table:table-cell table:formula="of:=[.G20]*2/60/60" office:value-type="float" office:value="0.0208333333333333">
            <text:p>0.02</text:p>
          </table:table-cell>
          <table:table-cell table:formula="of:=[.I19]+[.H20]" office:value-type="float" office:value="0.131944444444444">
            <text:p>0.13</text:p>
          </table:table-cell>
          <table:table-cell table:formula="of:=[.H20]/24" office:value-type="float" office:value="0.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 </text:p>
          </table:table-cell>
          <table:table-cell office:value-type="float" office:value="1200">
            <text:p>1,200</text:p>
          </table:table-cell>
          <table:table-cell table:formula="of:=[.B21]*0.75" office:value-type="float" office:value="900">
            <text:p>900</text:p>
          </table:table-cell>
          <table:table-cell office:value-type="string">
            <text:p>novice mage</text:p>
          </table:table-cell>
          <table:table-cell table:formula="of:=[.B21]-[.B20]" office:value-type="float" office:value="150">
            <text:p>150</text:p>
          </table:table-cell>
          <table:table-cell table:style-name="ce23" table:formula="of:=([.E21]-[.E20])/[.E20]" office:value-type="percentage" office:value="0">
            <text:p>0.00%</text:p>
          </table:table-cell>
          <table:table-cell table:formula="of:=[.E21]/4" office:value-type="float" office:value="37.5">
            <text:p>38</text:p>
          </table:table-cell>
          <table:table-cell table:formula="of:=[.G21]*2/60/60" office:value-type="float" office:value="0.0208333333333333">
            <text:p>0.02</text:p>
          </table:table-cell>
          <table:table-cell table:formula="of:=[.I20]+[.H21]" office:value-type="float" office:value="0.152777777777778">
            <text:p>0.15</text:p>
          </table:table-cell>
          <table:table-cell table:formula="of:=[.H21]/24" office:value-type="float" office:value="0.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1">
            <text:p>21 </text:p>
          </table:table-cell>
          <table:table-cell office:value-type="float" office:value="1350">
            <text:p>1,350</text:p>
          </table:table-cell>
          <table:table-cell table:formula="of:=[.B22]*0.75" office:value-type="float" office:value="1012.5">
            <text:p>1,013</text:p>
          </table:table-cell>
          <table:table-cell office:value-type="string">
            <text:p>novice mage</text:p>
          </table:table-cell>
          <table:table-cell table:formula="of:=[.B22]-[.B21]" office:value-type="float" office:value="150">
            <text:p>150</text:p>
          </table:table-cell>
          <table:table-cell table:style-name="ce23" table:formula="of:=([.E22]-[.E21])/[.E21]" office:value-type="percentage" office:value="0">
            <text:p>0.00%</text:p>
          </table:table-cell>
          <table:table-cell table:formula="of:=[.E22]/4" office:value-type="float" office:value="37.5">
            <text:p>38</text:p>
          </table:table-cell>
          <table:table-cell table:formula="of:=[.G22]*2/60/60" office:value-type="float" office:value="0.0208333333333333">
            <text:p>0.02</text:p>
          </table:table-cell>
          <table:table-cell table:formula="of:=[.I21]+[.H22]" office:value-type="float" office:value="0.173611111111111">
            <text:p>0.17</text:p>
          </table:table-cell>
          <table:table-cell table:formula="of:=[.H22]/24" office:value-type="float" office:value="0.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2">
            <text:p>22 </text:p>
          </table:table-cell>
          <table:table-cell office:value-type="float" office:value="1500">
            <text:p>1,500</text:p>
          </table:table-cell>
          <table:table-cell table:formula="of:=[.B23]*0.75" office:value-type="float" office:value="1125">
            <text:p>1,125</text:p>
          </table:table-cell>
          <table:table-cell office:value-type="string">
            <text:p>novice mage</text:p>
          </table:table-cell>
          <table:table-cell table:formula="of:=[.B23]-[.B22]" office:value-type="float" office:value="150">
            <text:p>150</text:p>
          </table:table-cell>
          <table:table-cell table:style-name="ce23" table:formula="of:=([.E23]-[.E22])/[.E22]" office:value-type="percentage" office:value="0">
            <text:p>0.00%</text:p>
          </table:table-cell>
          <table:table-cell table:formula="of:=[.E23]/4" office:value-type="float" office:value="37.5">
            <text:p>38</text:p>
          </table:table-cell>
          <table:table-cell table:formula="of:=[.G23]*2/60/60" office:value-type="float" office:value="0.0208333333333333">
            <text:p>0.02</text:p>
          </table:table-cell>
          <table:table-cell table:formula="of:=[.I22]+[.H23]" office:value-type="float" office:value="0.194444444444444">
            <text:p>0.19</text:p>
          </table:table-cell>
          <table:table-cell table:formula="of:=[.H23]/24" office:value-type="float" office:value="0.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 </text:p>
          </table:table-cell>
          <table:table-cell office:value-type="float" office:value="1650">
            <text:p>1,650</text:p>
          </table:table-cell>
          <table:table-cell table:formula="of:=[.B24]*0.75" office:value-type="float" office:value="1237.5">
            <text:p>1,238</text:p>
          </table:table-cell>
          <table:table-cell office:value-type="string">
            <text:p>novice mage</text:p>
          </table:table-cell>
          <table:table-cell table:formula="of:=[.B24]-[.B23]" office:value-type="float" office:value="150">
            <text:p>150</text:p>
          </table:table-cell>
          <table:table-cell table:style-name="ce23" table:formula="of:=([.E24]-[.E23])/[.E23]" office:value-type="percentage" office:value="0">
            <text:p>0.00%</text:p>
          </table:table-cell>
          <table:table-cell table:formula="of:=[.E24]/4" office:value-type="float" office:value="37.5">
            <text:p>38</text:p>
          </table:table-cell>
          <table:table-cell table:formula="of:=[.G24]*2/60/60" office:value-type="float" office:value="0.0208333333333333">
            <text:p>0.02</text:p>
          </table:table-cell>
          <table:table-cell table:formula="of:=[.I23]+[.H24]" office:value-type="float" office:value="0.215277777777778">
            <text:p>0.22</text:p>
          </table:table-cell>
          <table:table-cell table:formula="of:=[.H24]/24" office:value-type="float" office:value="0.00086805555555555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4">
            <text:p>24 </text:p>
          </table:table-cell>
          <table:table-cell office:value-type="float" office:value="1850">
            <text:p>1,850</text:p>
          </table:table-cell>
          <table:table-cell table:formula="of:=[.B25]*0.75" office:value-type="float" office:value="1387.5">
            <text:p>1,388</text:p>
          </table:table-cell>
          <table:table-cell office:value-type="string">
            <text:p>novice mage</text:p>
          </table:table-cell>
          <table:table-cell table:formula="of:=[.B25]-[.B24]" office:value-type="float" office:value="200">
            <text:p>200</text:p>
          </table:table-cell>
          <table:table-cell table:style-name="ce23" table:formula="of:=([.E25]-[.E24])/[.E24]" office:value-type="percentage" office:value="0.333333333333333">
            <text:p>33.33%</text:p>
          </table:table-cell>
          <table:table-cell table:formula="of:=[.E25]/4" office:value-type="float" office:value="50">
            <text:p>50</text:p>
          </table:table-cell>
          <table:table-cell table:formula="of:=[.G25]*2/60/60" office:value-type="float" office:value="0.0277777777777778">
            <text:p>0.03</text:p>
          </table:table-cell>
          <table:table-cell table:formula="of:=[.I24]+[.H25]" office:value-type="float" office:value="0.243055555555556">
            <text:p>0.24</text:p>
          </table:table-cell>
          <table:table-cell table:formula="of:=[.H25]/24" office:value-type="float" office:value="0.00115740740740741">
            <text:p>0.00</text:p>
          </table:table-cell>
          <table:table-cell table:number-columns-repeated="1013"/>
        </table:table-row>
        <table:table-row table:style-name="ro1">
          <table:table-cell office:value-type="float" office:value="25">
            <text:p>25 </text:p>
          </table:table-cell>
          <table:table-cell office:value-type="float" office:value="2050">
            <text:p>2,050</text:p>
          </table:table-cell>
          <table:table-cell table:formula="of:=[.B26]*0.75" office:value-type="float" office:value="1537.5">
            <text:p>1,538</text:p>
          </table:table-cell>
          <table:table-cell office:value-type="string">
            <text:p>novice mage</text:p>
          </table:table-cell>
          <table:table-cell table:formula="of:=[.B26]-[.B25]" office:value-type="float" office:value="200">
            <text:p>200</text:p>
          </table:table-cell>
          <table:table-cell table:style-name="ce23" table:formula="of:=([.E26]-[.E25])/[.E25]" office:value-type="percentage" office:value="0">
            <text:p>0.00%</text:p>
          </table:table-cell>
          <table:table-cell table:formula="of:=[.E26]/4" office:value-type="float" office:value="50">
            <text:p>50</text:p>
          </table:table-cell>
          <table:table-cell table:formula="of:=[.G26]*2/60/60" office:value-type="float" office:value="0.0277777777777778">
            <text:p>0.03</text:p>
          </table:table-cell>
          <table:table-cell table:formula="of:=[.I25]+[.H26]" office:value-type="float" office:value="0.270833333333333">
            <text:p>0.27</text:p>
          </table:table-cell>
          <table:table-cell table:formula="of:=[.H26]/24" office:value-type="float" office:value="0.00115740740740741">
            <text:p>0.00</text:p>
          </table:table-cell>
          <table:table-cell table:number-columns-repeated="1013"/>
        </table:table-row>
        <table:table-row table:style-name="ro1">
          <table:table-cell office:value-type="float" office:value="26">
            <text:p>26 </text:p>
          </table:table-cell>
          <table:table-cell office:value-type="float" office:value="2250">
            <text:p>2,250</text:p>
          </table:table-cell>
          <table:table-cell table:formula="of:=[.B27]*0.75" office:value-type="float" office:value="1687.5">
            <text:p>1,688</text:p>
          </table:table-cell>
          <table:table-cell office:value-type="string">
            <text:p>novice mage</text:p>
          </table:table-cell>
          <table:table-cell table:formula="of:=[.B27]-[.B26]" office:value-type="float" office:value="200">
            <text:p>200</text:p>
          </table:table-cell>
          <table:table-cell table:style-name="ce23" table:formula="of:=([.E27]-[.E26])/[.E26]" office:value-type="percentage" office:value="0">
            <text:p>0.00%</text:p>
          </table:table-cell>
          <table:table-cell table:formula="of:=[.E27]/4" office:value-type="float" office:value="50">
            <text:p>50</text:p>
          </table:table-cell>
          <table:table-cell table:formula="of:=[.G27]*2/60/60" office:value-type="float" office:value="0.0277777777777778">
            <text:p>0.03</text:p>
          </table:table-cell>
          <table:table-cell table:formula="of:=[.I26]+[.H27]" office:value-type="float" office:value="0.298611111111111">
            <text:p>0.30</text:p>
          </table:table-cell>
          <table:table-cell table:formula="of:=[.H27]/24" office:value-type="float" office:value="0.00115740740740741">
            <text:p>0.00</text:p>
          </table:table-cell>
          <table:table-cell table:number-columns-repeated="1013"/>
        </table:table-row>
        <table:table-row table:style-name="ro1">
          <table:table-cell office:value-type="float" office:value="27">
            <text:p>27 </text:p>
          </table:table-cell>
          <table:table-cell office:value-type="float" office:value="2500">
            <text:p>2,500</text:p>
          </table:table-cell>
          <table:table-cell table:formula="of:=[.B28]*0.75" office:value-type="float" office:value="1875">
            <text:p>1,875</text:p>
          </table:table-cell>
          <table:table-cell office:value-type="string">
            <text:p>novice mage</text:p>
          </table:table-cell>
          <table:table-cell table:formula="of:=[.B28]-[.B27]" office:value-type="float" office:value="250">
            <text:p>250</text:p>
          </table:table-cell>
          <table:table-cell table:style-name="ce23" table:formula="of:=([.E28]-[.E27])/[.E27]" office:value-type="percentage" office:value="0.25">
            <text:p>25.00%</text:p>
          </table:table-cell>
          <table:table-cell table:formula="of:=[.E28]/4" office:value-type="float" office:value="62.5">
            <text:p>63</text:p>
          </table:table-cell>
          <table:table-cell table:formula="of:=[.G28]*2/60/60" office:value-type="float" office:value="0.0347222222222222">
            <text:p>0.03</text:p>
          </table:table-cell>
          <table:table-cell table:formula="of:=[.I27]+[.H28]" office:value-type="float" office:value="0.333333333333333">
            <text:p>0.33</text:p>
          </table:table-cell>
          <table:table-cell table:formula="of:=[.H28]/24" office:value-type="float" office:value="0.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28">
            <text:p>28 </text:p>
          </table:table-cell>
          <table:table-cell office:value-type="float" office:value="2700">
            <text:p>2,700</text:p>
          </table:table-cell>
          <table:table-cell table:formula="of:=[.B29]*0.75" office:value-type="float" office:value="2025">
            <text:p>2,025</text:p>
          </table:table-cell>
          <table:table-cell office:value-type="string">
            <text:p>apprentice mage</text:p>
          </table:table-cell>
          <table:table-cell table:formula="of:=[.B29]-[.B28]" office:value-type="float" office:value="200">
            <text:p>200</text:p>
          </table:table-cell>
          <table:table-cell table:style-name="ce23" table:formula="of:=([.E29]-[.E28])/[.E28]" office:value-type="percentage" office:value="-0.2">
            <text:p>-20.00%</text:p>
          </table:table-cell>
          <table:table-cell table:formula="of:=[.E29]/4" office:value-type="float" office:value="50">
            <text:p>50</text:p>
          </table:table-cell>
          <table:table-cell table:formula="of:=[.G29]*2/60/60" office:value-type="float" office:value="0.0277777777777778">
            <text:p>0.03</text:p>
          </table:table-cell>
          <table:table-cell table:formula="of:=[.I28]+[.H29]" office:value-type="float" office:value="0.361111111111111">
            <text:p>0.36</text:p>
          </table:table-cell>
          <table:table-cell table:formula="of:=[.H29]/24" office:value-type="float" office:value="0.00115740740740741">
            <text:p>0.00</text:p>
          </table:table-cell>
          <table:table-cell table:number-columns-repeated="1013"/>
        </table:table-row>
        <table:table-row table:style-name="ro1">
          <table:table-cell office:value-type="float" office:value="29">
            <text:p>29 </text:p>
          </table:table-cell>
          <table:table-cell office:value-type="float" office:value="3000">
            <text:p>3,000</text:p>
          </table:table-cell>
          <table:table-cell table:formula="of:=[.B30]*0.75" office:value-type="float" office:value="2250">
            <text:p>2,250</text:p>
          </table:table-cell>
          <table:table-cell office:value-type="string">
            <text:p>apprentice mage</text:p>
          </table:table-cell>
          <table:table-cell table:formula="of:=[.B30]-[.B29]" office:value-type="float" office:value="300">
            <text:p>300</text:p>
          </table:table-cell>
          <table:table-cell table:style-name="ce23" table:formula="of:=([.E30]-[.E29])/[.E29]" office:value-type="percentage" office:value="0.5">
            <text:p>50.00%</text:p>
          </table:table-cell>
          <table:table-cell table:formula="of:=[.E30]/4" office:value-type="float" office:value="75">
            <text:p>75</text:p>
          </table:table-cell>
          <table:table-cell table:formula="of:=[.G30]*2/60/60" office:value-type="float" office:value="0.0416666666666667">
            <text:p>0.04</text:p>
          </table:table-cell>
          <table:table-cell table:formula="of:=[.I29]+[.H30]" office:value-type="float" office:value="0.402777777777778">
            <text:p>0.40</text:p>
          </table:table-cell>
          <table:table-cell table:formula="of:=[.H30]/24" office:value-type="float" office:value="0.0017361111111111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0">
            <text:p>30 </text:p>
          </table:table-cell>
          <table:table-cell office:value-type="float" office:value="3250">
            <text:p>3,250</text:p>
          </table:table-cell>
          <table:table-cell table:formula="of:=[.B31]*0.75" office:value-type="float" office:value="2437.5">
            <text:p>2,438</text:p>
          </table:table-cell>
          <table:table-cell office:value-type="string">
            <text:p>apprentice mage</text:p>
          </table:table-cell>
          <table:table-cell table:formula="of:=[.B31]-[.B30]" office:value-type="float" office:value="250">
            <text:p>250</text:p>
          </table:table-cell>
          <table:table-cell table:style-name="ce23" table:formula="of:=([.E31]-[.E30])/[.E30]" office:value-type="percentage" office:value="-0.166666666666667">
            <text:p>-16.67%</text:p>
          </table:table-cell>
          <table:table-cell table:formula="of:=[.E31]/4" office:value-type="float" office:value="62.5">
            <text:p>63</text:p>
          </table:table-cell>
          <table:table-cell table:formula="of:=[.G31]*2/60/60" office:value-type="float" office:value="0.0347222222222222">
            <text:p>0.03</text:p>
          </table:table-cell>
          <table:table-cell table:formula="of:=[.I30]+[.H31]" office:value-type="float" office:value="0.4375">
            <text:p>0.44</text:p>
          </table:table-cell>
          <table:table-cell table:formula="of:=[.H31]/24" office:value-type="float" office:value="0.00144675925925926">
            <text:p>0.00</text:p>
          </table:table-cell>
          <table:table-cell table:number-columns-repeated="1013"/>
        </table:table-row>
        <table:table-row table:style-name="ro1">
          <table:table-cell office:value-type="float" office:value="31">
            <text:p>31 </text:p>
          </table:table-cell>
          <table:table-cell office:value-type="float" office:value="3550">
            <text:p>3,550</text:p>
          </table:table-cell>
          <table:table-cell table:formula="of:=[.B32]*0.75" office:value-type="float" office:value="2662.5">
            <text:p>2,663</text:p>
          </table:table-cell>
          <table:table-cell office:value-type="string">
            <text:p>apprentice mage</text:p>
          </table:table-cell>
          <table:table-cell table:formula="of:=[.B32]-[.B31]" office:value-type="float" office:value="300">
            <text:p>300</text:p>
          </table:table-cell>
          <table:table-cell table:style-name="ce23" table:formula="of:=([.E32]-[.E31])/[.E31]" office:value-type="percentage" office:value="0.2">
            <text:p>20.00%</text:p>
          </table:table-cell>
          <table:table-cell table:formula="of:=[.E32]/4" office:value-type="float" office:value="75">
            <text:p>75</text:p>
          </table:table-cell>
          <table:table-cell table:formula="of:=[.G32]*2/60/60" office:value-type="float" office:value="0.0416666666666667">
            <text:p>0.04</text:p>
          </table:table-cell>
          <table:table-cell table:formula="of:=[.I31]+[.H32]" office:value-type="float" office:value="0.479166666666667">
            <text:p>0.48</text:p>
          </table:table-cell>
          <table:table-cell table:formula="of:=[.H32]/24" office:value-type="float" office:value="0.0017361111111111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2">
            <text:p>32 </text:p>
          </table:table-cell>
          <table:table-cell office:value-type="float" office:value="3850">
            <text:p>3,850</text:p>
          </table:table-cell>
          <table:table-cell table:formula="of:=[.B33]*0.75" office:value-type="float" office:value="2887.5">
            <text:p>2,888</text:p>
          </table:table-cell>
          <table:table-cell office:value-type="string">
            <text:p>apprentice mage</text:p>
          </table:table-cell>
          <table:table-cell table:formula="of:=[.B33]-[.B32]" office:value-type="float" office:value="300">
            <text:p>300</text:p>
          </table:table-cell>
          <table:table-cell table:style-name="ce23" table:formula="of:=([.E33]-[.E32])/[.E32]" office:value-type="percentage" office:value="0">
            <text:p>0.00%</text:p>
          </table:table-cell>
          <table:table-cell table:formula="of:=[.E33]/4" office:value-type="float" office:value="75">
            <text:p>75</text:p>
          </table:table-cell>
          <table:table-cell table:formula="of:=[.G33]*2/60/60" office:value-type="float" office:value="0.0416666666666667">
            <text:p>0.04</text:p>
          </table:table-cell>
          <table:table-cell table:formula="of:=[.I32]+[.H33]" office:value-type="float" office:value="0.520833333333334">
            <text:p>0.52</text:p>
          </table:table-cell>
          <table:table-cell table:formula="of:=[.H33]/24" office:value-type="float" office:value="0.0017361111111111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3">
            <text:p>33 </text:p>
          </table:table-cell>
          <table:table-cell office:value-type="float" office:value="4150">
            <text:p>4,150</text:p>
          </table:table-cell>
          <table:table-cell table:formula="of:=[.B34]*0.75" office:value-type="float" office:value="3112.5">
            <text:p>3,113</text:p>
          </table:table-cell>
          <table:table-cell office:value-type="string">
            <text:p>apprentice mage</text:p>
          </table:table-cell>
          <table:table-cell table:formula="of:=[.B34]-[.B33]" office:value-type="float" office:value="300">
            <text:p>300</text:p>
          </table:table-cell>
          <table:table-cell table:style-name="ce23" table:formula="of:=([.E34]-[.E33])/[.E33]" office:value-type="percentage" office:value="0">
            <text:p>0.00%</text:p>
          </table:table-cell>
          <table:table-cell table:formula="of:=[.E34]/4" office:value-type="float" office:value="75">
            <text:p>75</text:p>
          </table:table-cell>
          <table:table-cell table:formula="of:=[.G34]*2/60/60" office:value-type="float" office:value="0.0416666666666667">
            <text:p>0.04</text:p>
          </table:table-cell>
          <table:table-cell table:formula="of:=[.I33]+[.H34]" office:value-type="float" office:value="0.5625">
            <text:p>0.56</text:p>
          </table:table-cell>
          <table:table-cell table:formula="of:=[.H34]/24" office:value-type="float" office:value="0.0017361111111111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4">
            <text:p>34 </text:p>
          </table:table-cell>
          <table:table-cell office:value-type="float" office:value="4500">
            <text:p>4,500</text:p>
          </table:table-cell>
          <table:table-cell table:formula="of:=[.B35]*0.75" office:value-type="float" office:value="3375">
            <text:p>3,375</text:p>
          </table:table-cell>
          <table:table-cell office:value-type="string">
            <text:p>apprentice mage</text:p>
          </table:table-cell>
          <table:table-cell table:formula="of:=[.B35]-[.B34]" office:value-type="float" office:value="350">
            <text:p>350</text:p>
          </table:table-cell>
          <table:table-cell table:style-name="ce23" table:formula="of:=([.E35]-[.E34])/[.E34]" office:value-type="percentage" office:value="0.166666666666667">
            <text:p>16.67%</text:p>
          </table:table-cell>
          <table:table-cell table:formula="of:=[.E35]/4" office:value-type="float" office:value="87.5">
            <text:p>88</text:p>
          </table:table-cell>
          <table:table-cell table:formula="of:=[.G35]*2/60/60" office:value-type="float" office:value="0.0486111111111111">
            <text:p>0.05</text:p>
          </table:table-cell>
          <table:table-cell table:formula="of:=[.I34]+[.H35]" office:value-type="float" office:value="0.611111111111111">
            <text:p>0.61</text:p>
          </table:table-cell>
          <table:table-cell table:formula="of:=[.H35]/24" office:value-type="float" office:value="0.00202546296296296">
            <text:p>0.00</text:p>
          </table:table-cell>
          <table:table-cell table:number-columns-repeated="1013"/>
        </table:table-row>
        <table:table-row table:style-name="ro1">
          <table:table-cell office:value-type="float" office:value="35">
            <text:p>35 </text:p>
          </table:table-cell>
          <table:table-cell office:value-type="float" office:value="4850">
            <text:p>4,850</text:p>
          </table:table-cell>
          <table:table-cell table:formula="of:=[.B36]*0.75" office:value-type="float" office:value="3637.5">
            <text:p>3,638</text:p>
          </table:table-cell>
          <table:table-cell office:value-type="string">
            <text:p>apprentice mage</text:p>
          </table:table-cell>
          <table:table-cell table:formula="of:=[.B36]-[.B35]" office:value-type="float" office:value="350">
            <text:p>350</text:p>
          </table:table-cell>
          <table:table-cell table:style-name="ce23" table:formula="of:=([.E36]-[.E35])/[.E35]" office:value-type="percentage" office:value="0">
            <text:p>0.00%</text:p>
          </table:table-cell>
          <table:table-cell table:formula="of:=[.E36]/4" office:value-type="float" office:value="87.5">
            <text:p>88</text:p>
          </table:table-cell>
          <table:table-cell table:formula="of:=[.G36]*2/60/60" office:value-type="float" office:value="0.0486111111111111">
            <text:p>0.05</text:p>
          </table:table-cell>
          <table:table-cell table:formula="of:=[.I35]+[.H36]" office:value-type="float" office:value="0.659722222222222">
            <text:p>0.66</text:p>
          </table:table-cell>
          <table:table-cell table:formula="of:=[.H36]/24" office:value-type="float" office:value="0.00202546296296296">
            <text:p>0.00</text:p>
          </table:table-cell>
          <table:table-cell table:number-columns-repeated="1013"/>
        </table:table-row>
        <table:table-row table:style-name="ro1">
          <table:table-cell office:value-type="float" office:value="36">
            <text:p>36 </text:p>
          </table:table-cell>
          <table:table-cell office:value-type="float" office:value="5200">
            <text:p>5,200</text:p>
          </table:table-cell>
          <table:table-cell table:formula="of:=[.B37]*0.75" office:value-type="float" office:value="3900">
            <text:p>3,900</text:p>
          </table:table-cell>
          <table:table-cell office:value-type="string">
            <text:p>apprentice mage</text:p>
          </table:table-cell>
          <table:table-cell table:formula="of:=[.B37]-[.B36]" office:value-type="float" office:value="350">
            <text:p>350</text:p>
          </table:table-cell>
          <table:table-cell table:style-name="ce23" table:formula="of:=([.E37]-[.E36])/[.E36]" office:value-type="percentage" office:value="0">
            <text:p>0.00%</text:p>
          </table:table-cell>
          <table:table-cell table:formula="of:=[.E37]/4" office:value-type="float" office:value="87.5">
            <text:p>88</text:p>
          </table:table-cell>
          <table:table-cell table:formula="of:=[.G37]*2/60/60" office:value-type="float" office:value="0.0486111111111111">
            <text:p>0.05</text:p>
          </table:table-cell>
          <table:table-cell table:formula="of:=[.I36]+[.H37]" office:value-type="float" office:value="0.708333333333334">
            <text:p>0.71</text:p>
          </table:table-cell>
          <table:table-cell table:formula="of:=[.H37]/24" office:value-type="float" office:value="0.00202546296296296">
            <text:p>0.00</text:p>
          </table:table-cell>
          <table:table-cell table:number-columns-repeated="1013"/>
        </table:table-row>
        <table:table-row table:style-name="ro1">
          <table:table-cell office:value-type="float" office:value="37">
            <text:p>37 </text:p>
          </table:table-cell>
          <table:table-cell office:value-type="float" office:value="5600">
            <text:p>5,600</text:p>
          </table:table-cell>
          <table:table-cell table:formula="of:=[.B38]*0.75" office:value-type="float" office:value="4200">
            <text:p>4,200</text:p>
          </table:table-cell>
          <table:table-cell office:value-type="string">
            <text:p>learned mage</text:p>
          </table:table-cell>
          <table:table-cell table:formula="of:=[.B38]-[.B37]" office:value-type="float" office:value="400">
            <text:p>400</text:p>
          </table:table-cell>
          <table:table-cell table:style-name="ce23" table:formula="of:=([.E38]-[.E37])/[.E37]" office:value-type="percentage" office:value="0.142857142857143">
            <text:p>14.29%</text:p>
          </table:table-cell>
          <table:table-cell table:formula="of:=[.E38]/4" office:value-type="float" office:value="100">
            <text:p>100</text:p>
          </table:table-cell>
          <table:table-cell table:formula="of:=[.G38]*2/60/60" office:value-type="float" office:value="0.0555555555555556">
            <text:p>0.06</text:p>
          </table:table-cell>
          <table:table-cell table:formula="of:=[.I37]+[.H38]" office:value-type="float" office:value="0.763888888888889">
            <text:p>0.76</text:p>
          </table:table-cell>
          <table:table-cell table:formula="of:=[.H38]/24" office:value-type="float" office:value="0.0023148148148148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8">
            <text:p>38 </text:p>
          </table:table-cell>
          <table:table-cell office:value-type="float" office:value="6000">
            <text:p>6,000</text:p>
          </table:table-cell>
          <table:table-cell table:formula="of:=[.B39]*0.75" office:value-type="float" office:value="4500">
            <text:p>4,500</text:p>
          </table:table-cell>
          <table:table-cell office:value-type="string">
            <text:p>learned mage</text:p>
          </table:table-cell>
          <table:table-cell table:formula="of:=[.B39]-[.B38]" office:value-type="float" office:value="400">
            <text:p>400</text:p>
          </table:table-cell>
          <table:table-cell table:style-name="ce23" table:formula="of:=([.E39]-[.E38])/[.E38]" office:value-type="percentage" office:value="0">
            <text:p>0.00%</text:p>
          </table:table-cell>
          <table:table-cell table:formula="of:=[.E39]/4" office:value-type="float" office:value="100">
            <text:p>100</text:p>
          </table:table-cell>
          <table:table-cell table:formula="of:=[.G39]*2/60/60" office:value-type="float" office:value="0.0555555555555556">
            <text:p>0.06</text:p>
          </table:table-cell>
          <table:table-cell table:formula="of:=[.I38]+[.H39]" office:value-type="float" office:value="0.819444444444445">
            <text:p>0.82</text:p>
          </table:table-cell>
          <table:table-cell table:formula="of:=[.H39]/24" office:value-type="float" office:value="0.00231481481481481">
            <text:p>0.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 </text:p>
          </table:table-cell>
          <table:table-cell office:value-type="float" office:value="6450">
            <text:p>6,450</text:p>
          </table:table-cell>
          <table:table-cell table:formula="of:=[.B40]*0.75" office:value-type="float" office:value="4837.5">
            <text:p>4,838</text:p>
          </table:table-cell>
          <table:table-cell office:value-type="string">
            <text:p>learned mage</text:p>
          </table:table-cell>
          <table:table-cell table:formula="of:=[.B40]-[.B39]" office:value-type="float" office:value="450">
            <text:p>450</text:p>
          </table:table-cell>
          <table:table-cell table:style-name="ce23" table:formula="of:=([.E40]-[.E39])/[.E39]" office:value-type="percentage" office:value="0.125">
            <text:p>12.50%</text:p>
          </table:table-cell>
          <table:table-cell table:formula="of:=[.E40]/4" office:value-type="float" office:value="112.5">
            <text:p>113</text:p>
          </table:table-cell>
          <table:table-cell table:formula="of:=[.G40]*2/60/60" office:value-type="float" office:value="0.0625">
            <text:p>0.06</text:p>
          </table:table-cell>
          <table:table-cell table:formula="of:=[.I39]+[.H40]" office:value-type="float" office:value="0.881944444444445">
            <text:p>0.88</text:p>
          </table:table-cell>
          <table:table-cell table:formula="of:=[.H40]/24" office:value-type="float" office:value="0.00260416666666667">
            <text:p>0.00</text:p>
          </table:table-cell>
          <table:table-cell table:number-columns-repeated="1013"/>
        </table:table-row>
        <table:table-row table:style-name="ro1">
          <table:table-cell office:value-type="float" office:value="40">
            <text:p>40 </text:p>
          </table:table-cell>
          <table:table-cell office:value-type="float" office:value="6900">
            <text:p>6,900</text:p>
          </table:table-cell>
          <table:table-cell table:formula="of:=[.B41]*0.75" office:value-type="float" office:value="5175">
            <text:p>5,175</text:p>
          </table:table-cell>
          <table:table-cell office:value-type="string">
            <text:p>learned mage</text:p>
          </table:table-cell>
          <table:table-cell table:formula="of:=[.B41]-[.B40]" office:value-type="float" office:value="450">
            <text:p>450</text:p>
          </table:table-cell>
          <table:table-cell table:style-name="ce23" table:formula="of:=([.E41]-[.E40])/[.E40]" office:value-type="percentage" office:value="0">
            <text:p>0.00%</text:p>
          </table:table-cell>
          <table:table-cell table:formula="of:=[.E41]/4" office:value-type="float" office:value="112.5">
            <text:p>113</text:p>
          </table:table-cell>
          <table:table-cell table:formula="of:=[.G41]*2/60/60" office:value-type="float" office:value="0.0625">
            <text:p>0.06</text:p>
          </table:table-cell>
          <table:table-cell table:formula="of:=[.I40]+[.H41]" office:value-type="float" office:value="0.944444444444445">
            <text:p>0.94</text:p>
          </table:table-cell>
          <table:table-cell table:formula="of:=[.H41]/24" office:value-type="float" office:value="0.00260416666666667">
            <text:p>0.00</text:p>
          </table:table-cell>
          <table:table-cell table:number-columns-repeated="1013"/>
        </table:table-row>
        <table:table-row table:style-name="ro1">
          <table:table-cell office:value-type="float" office:value="41">
            <text:p>41 </text:p>
          </table:table-cell>
          <table:table-cell office:value-type="float" office:value="7350">
            <text:p>7,350</text:p>
          </table:table-cell>
          <table:table-cell table:formula="of:=[.B42]*0.75" office:value-type="float" office:value="5512.5">
            <text:p>5,513</text:p>
          </table:table-cell>
          <table:table-cell office:value-type="string">
            <text:p>learned mage</text:p>
          </table:table-cell>
          <table:table-cell table:formula="of:=[.B42]-[.B41]" office:value-type="float" office:value="450">
            <text:p>450</text:p>
          </table:table-cell>
          <table:table-cell table:style-name="ce23" table:formula="of:=([.E42]-[.E41])/[.E41]" office:value-type="percentage" office:value="0">
            <text:p>0.00%</text:p>
          </table:table-cell>
          <table:table-cell table:formula="of:=[.E42]/4" office:value-type="float" office:value="112.5">
            <text:p>113</text:p>
          </table:table-cell>
          <table:table-cell table:formula="of:=[.G42]*2/60/60" office:value-type="float" office:value="0.0625">
            <text:p>0.06</text:p>
          </table:table-cell>
          <table:table-cell table:formula="of:=[.I41]+[.H42]" office:value-type="float" office:value="1.00694444444444">
            <text:p>1.01</text:p>
          </table:table-cell>
          <table:table-cell table:formula="of:=[.H42]/24" office:value-type="float" office:value="0.00260416666666667">
            <text:p>0.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 </text:p>
          </table:table-cell>
          <table:table-cell office:value-type="float" office:value="7850">
            <text:p>7,850</text:p>
          </table:table-cell>
          <table:table-cell table:formula="of:=[.B43]*0.75" office:value-type="float" office:value="5887.5">
            <text:p>5,888</text:p>
          </table:table-cell>
          <table:table-cell office:value-type="string">
            <text:p>learned mage</text:p>
          </table:table-cell>
          <table:table-cell table:formula="of:=[.B43]-[.B42]" office:value-type="float" office:value="500">
            <text:p>500</text:p>
          </table:table-cell>
          <table:table-cell table:style-name="ce23" table:formula="of:=([.E43]-[.E42])/[.E42]" office:value-type="percentage" office:value="0.111111111111111">
            <text:p>11.11%</text:p>
          </table:table-cell>
          <table:table-cell table:formula="of:=[.E43]/4" office:value-type="float" office:value="125">
            <text:p>125</text:p>
          </table:table-cell>
          <table:table-cell table:formula="of:=[.G43]*2/60/60" office:value-type="float" office:value="0.0694444444444444">
            <text:p>0.07</text:p>
          </table:table-cell>
          <table:table-cell table:formula="of:=[.I42]+[.H43]" office:value-type="float" office:value="1.07638888888889">
            <text:p>1.08</text:p>
          </table:table-cell>
          <table:table-cell table:formula="of:=[.H43]/24" office:value-type="float" office:value="0.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3">
            <text:p>43 </text:p>
          </table:table-cell>
          <table:table-cell office:value-type="float" office:value="8350">
            <text:p>8,350</text:p>
          </table:table-cell>
          <table:table-cell table:formula="of:=[.B44]*0.75" office:value-type="float" office:value="6262.5">
            <text:p>6,263</text:p>
          </table:table-cell>
          <table:table-cell office:value-type="string">
            <text:p>learned mage</text:p>
          </table:table-cell>
          <table:table-cell table:formula="of:=[.B44]-[.B43]" office:value-type="float" office:value="500">
            <text:p>500</text:p>
          </table:table-cell>
          <table:table-cell table:style-name="ce23" table:formula="of:=([.E44]-[.E43])/[.E43]" office:value-type="percentage" office:value="0">
            <text:p>0.00%</text:p>
          </table:table-cell>
          <table:table-cell table:formula="of:=[.E44]/4" office:value-type="float" office:value="125">
            <text:p>125</text:p>
          </table:table-cell>
          <table:table-cell table:formula="of:=[.G44]*2/60/60" office:value-type="float" office:value="0.0694444444444444">
            <text:p>0.07</text:p>
          </table:table-cell>
          <table:table-cell table:formula="of:=[.I43]+[.H44]" office:value-type="float" office:value="1.14583333333333">
            <text:p>1.15</text:p>
          </table:table-cell>
          <table:table-cell table:formula="of:=[.H44]/24" office:value-type="float" office:value="0.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4">
            <text:p>44 </text:p>
          </table:table-cell>
          <table:table-cell office:value-type="float" office:value="8850">
            <text:p>8,850</text:p>
          </table:table-cell>
          <table:table-cell table:formula="of:=[.B45]*0.75" office:value-type="float" office:value="6637.5">
            <text:p>6,638</text:p>
          </table:table-cell>
          <table:table-cell office:value-type="string">
            <text:p>learned mage</text:p>
          </table:table-cell>
          <table:table-cell table:formula="of:=[.B45]-[.B44]" office:value-type="float" office:value="500">
            <text:p>500</text:p>
          </table:table-cell>
          <table:table-cell table:style-name="ce23" table:formula="of:=([.E45]-[.E44])/[.E44]" office:value-type="percentage" office:value="0">
            <text:p>0.00%</text:p>
          </table:table-cell>
          <table:table-cell table:formula="of:=[.E45]/4" office:value-type="float" office:value="125">
            <text:p>125</text:p>
          </table:table-cell>
          <table:table-cell table:formula="of:=[.G45]*2/60/60" office:value-type="float" office:value="0.0694444444444444">
            <text:p>0.07</text:p>
          </table:table-cell>
          <table:table-cell table:formula="of:=[.I44]+[.H45]" office:value-type="float" office:value="1.21527777777778">
            <text:p>1.22</text:p>
          </table:table-cell>
          <table:table-cell table:formula="of:=[.H45]/24" office:value-type="float" office:value="0.0028935185185185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5">
            <text:p>45 </text:p>
          </table:table-cell>
          <table:table-cell office:value-type="float" office:value="9400">
            <text:p>9,400</text:p>
          </table:table-cell>
          <table:table-cell table:formula="of:=[.B46]*0.75" office:value-type="float" office:value="7050">
            <text:p>7,050</text:p>
          </table:table-cell>
          <table:table-cell office:value-type="string">
            <text:p>learned mage</text:p>
          </table:table-cell>
          <table:table-cell table:formula="of:=[.B46]-[.B45]" office:value-type="float" office:value="550">
            <text:p>550</text:p>
          </table:table-cell>
          <table:table-cell table:style-name="ce23" table:formula="of:=([.E46]-[.E45])/[.E45]" office:value-type="percentage" office:value="0.1">
            <text:p>10.00%</text:p>
          </table:table-cell>
          <table:table-cell table:formula="of:=[.E46]/4" office:value-type="float" office:value="137.5">
            <text:p>138</text:p>
          </table:table-cell>
          <table:table-cell table:formula="of:=[.G46]*2/60/60" office:value-type="float" office:value="0.0763888888888889">
            <text:p>0.08</text:p>
          </table:table-cell>
          <table:table-cell table:formula="of:=[.I45]+[.H46]" office:value-type="float" office:value="1.29166666666667">
            <text:p>1.29</text:p>
          </table:table-cell>
          <table:table-cell table:formula="of:=[.H46]/24" office:value-type="float" office:value="0.00318287037037037">
            <text:p>0.00</text:p>
          </table:table-cell>
          <table:table-cell table:number-columns-repeated="1013"/>
        </table:table-row>
        <table:table-row table:style-name="ro1">
          <table:table-cell office:value-type="float" office:value="46">
            <text:p>46 </text:p>
          </table:table-cell>
          <table:table-cell office:value-type="float" office:value="10000">
            <text:p>10,000</text:p>
          </table:table-cell>
          <table:table-cell table:formula="of:=[.B47]*0.75" office:value-type="float" office:value="7500">
            <text:p>7,500</text:p>
          </table:table-cell>
          <table:table-cell office:value-type="string">
            <text:p>superior mage</text:p>
          </table:table-cell>
          <table:table-cell table:formula="of:=[.B47]-[.B46]" office:value-type="float" office:value="600">
            <text:p>600</text:p>
          </table:table-cell>
          <table:table-cell table:style-name="ce23" table:formula="of:=([.E47]-[.E46])/[.E46]" office:value-type="percentage" office:value="0.0909090909090909">
            <text:p>9.09%</text:p>
          </table:table-cell>
          <table:table-cell table:formula="of:=[.E47]/4" office:value-type="float" office:value="150">
            <text:p>150</text:p>
          </table:table-cell>
          <table:table-cell table:formula="of:=[.G47]*2/60/60" office:value-type="float" office:value="0.0833333333333333">
            <text:p>0.08</text:p>
          </table:table-cell>
          <table:table-cell table:formula="of:=[.I46]+[.H47]" office:value-type="float" office:value="1.375">
            <text:p>1.38</text:p>
          </table:table-cell>
          <table:table-cell table:formula="of:=[.H47]/24" office:value-type="float" office:value="0.0034722222222222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7">
            <text:p>47 </text:p>
          </table:table-cell>
          <table:table-cell office:value-type="float" office:value="10600">
            <text:p>10,600</text:p>
          </table:table-cell>
          <table:table-cell table:formula="of:=[.B48]*0.75" office:value-type="float" office:value="7950">
            <text:p>7,950</text:p>
          </table:table-cell>
          <table:table-cell office:value-type="string">
            <text:p>superior mage</text:p>
          </table:table-cell>
          <table:table-cell table:formula="of:=[.B48]-[.B47]" office:value-type="float" office:value="600">
            <text:p>600</text:p>
          </table:table-cell>
          <table:table-cell table:style-name="ce23" table:formula="of:=([.E48]-[.E47])/[.E47]" office:value-type="percentage" office:value="0">
            <text:p>0.00%</text:p>
          </table:table-cell>
          <table:table-cell table:formula="of:=[.E48]/4" office:value-type="float" office:value="150">
            <text:p>150</text:p>
          </table:table-cell>
          <table:table-cell table:formula="of:=[.G48]*2/60/60" office:value-type="float" office:value="0.0833333333333333">
            <text:p>0.08</text:p>
          </table:table-cell>
          <table:table-cell table:formula="of:=[.I47]+[.H48]" office:value-type="float" office:value="1.45833333333333">
            <text:p>1.46</text:p>
          </table:table-cell>
          <table:table-cell table:formula="of:=[.H48]/24" office:value-type="float" office:value="0.0034722222222222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8">
            <text:p>48 </text:p>
          </table:table-cell>
          <table:table-cell office:value-type="float" office:value="11200">
            <text:p>11,200</text:p>
          </table:table-cell>
          <table:table-cell table:formula="of:=[.B49]*0.75" office:value-type="float" office:value="8400">
            <text:p>8,400</text:p>
          </table:table-cell>
          <table:table-cell office:value-type="string">
            <text:p>superior mage</text:p>
          </table:table-cell>
          <table:table-cell table:formula="of:=[.B49]-[.B48]" office:value-type="float" office:value="600">
            <text:p>600</text:p>
          </table:table-cell>
          <table:table-cell table:style-name="ce23" table:formula="of:=([.E49]-[.E48])/[.E48]" office:value-type="percentage" office:value="0">
            <text:p>0.00%</text:p>
          </table:table-cell>
          <table:table-cell table:formula="of:=[.E49]/4" office:value-type="float" office:value="150">
            <text:p>150</text:p>
          </table:table-cell>
          <table:table-cell table:formula="of:=[.G49]*2/60/60" office:value-type="float" office:value="0.0833333333333333">
            <text:p>0.08</text:p>
          </table:table-cell>
          <table:table-cell table:formula="of:=[.I48]+[.H49]" office:value-type="float" office:value="1.54166666666667">
            <text:p>1.54</text:p>
          </table:table-cell>
          <table:table-cell table:formula="of:=[.H49]/24" office:value-type="float" office:value="0.00347222222222222">
            <text:p>0.00</text:p>
          </table:table-cell>
          <table:table-cell table:number-columns-repeated="1013"/>
        </table:table-row>
        <table:table-row table:style-name="ro1">
          <table:table-cell office:value-type="float" office:value="49">
            <text:p>49 </text:p>
          </table:table-cell>
          <table:table-cell office:value-type="float" office:value="11850">
            <text:p>11,850</text:p>
          </table:table-cell>
          <table:table-cell table:formula="of:=[.B50]*0.75" office:value-type="float" office:value="8887.5">
            <text:p>8,888</text:p>
          </table:table-cell>
          <table:table-cell office:value-type="string">
            <text:p>superior mage</text:p>
          </table:table-cell>
          <table:table-cell table:formula="of:=[.B50]-[.B49]" office:value-type="float" office:value="650">
            <text:p>650</text:p>
          </table:table-cell>
          <table:table-cell table:style-name="ce23" table:formula="of:=([.E50]-[.E49])/[.E49]" office:value-type="percentage" office:value="0.0833333333333333">
            <text:p>8.33%</text:p>
          </table:table-cell>
          <table:table-cell table:formula="of:=[.E50]/4" office:value-type="float" office:value="162.5">
            <text:p>163</text:p>
          </table:table-cell>
          <table:table-cell table:formula="of:=[.G50]*2/60/60" office:value-type="float" office:value="0.0902777777777778">
            <text:p>0.09</text:p>
          </table:table-cell>
          <table:table-cell table:formula="of:=[.I49]+[.H50]" office:value-type="float" office:value="1.63194444444444">
            <text:p>1.63</text:p>
          </table:table-cell>
          <table:table-cell table:formula="of:=[.H50]/24" office:value-type="float" office:value="0.00376157407407407">
            <text:p>0.00</text:p>
          </table:table-cell>
          <table:table-cell table:number-columns-repeated="1013"/>
        </table:table-row>
        <table:table-row table:style-name="ro1">
          <table:table-cell office:value-type="float" office:value="50">
            <text:p>50 </text:p>
          </table:table-cell>
          <table:table-cell office:value-type="float" office:value="12500">
            <text:p>12,500</text:p>
          </table:table-cell>
          <table:table-cell table:formula="of:=[.B51]*0.75" office:value-type="float" office:value="9375">
            <text:p>9,375</text:p>
          </table:table-cell>
          <table:table-cell office:value-type="string">
            <text:p>superior mage</text:p>
          </table:table-cell>
          <table:table-cell table:formula="of:=[.B51]-[.B50]" office:value-type="float" office:value="650">
            <text:p>650</text:p>
          </table:table-cell>
          <table:table-cell table:style-name="ce23" table:formula="of:=([.E51]-[.E50])/[.E50]" office:value-type="percentage" office:value="0">
            <text:p>0.00%</text:p>
          </table:table-cell>
          <table:table-cell table:formula="of:=[.E51]/4" office:value-type="float" office:value="162.5">
            <text:p>163</text:p>
          </table:table-cell>
          <table:table-cell table:formula="of:=[.G51]*2/60/60" office:value-type="float" office:value="0.0902777777777778">
            <text:p>0.09</text:p>
          </table:table-cell>
          <table:table-cell table:formula="of:=[.I50]+[.H51]" office:value-type="float" office:value="1.72222222222222">
            <text:p>1.72</text:p>
          </table:table-cell>
          <table:table-cell table:formula="of:=[.H51]/24" office:value-type="float" office:value="0.00376157407407407">
            <text:p>0.00</text:p>
          </table:table-cell>
          <table:table-cell table:number-columns-repeated="1013"/>
        </table:table-row>
        <table:table-row table:style-name="ro1">
          <table:table-cell office:value-type="float" office:value="51">
            <text:p>51 </text:p>
          </table:table-cell>
          <table:table-cell office:value-type="float" office:value="13200">
            <text:p>13,200</text:p>
          </table:table-cell>
          <table:table-cell table:formula="of:=[.B52]*0.75" office:value-type="float" office:value="9900">
            <text:p>9,900</text:p>
          </table:table-cell>
          <table:table-cell office:value-type="string">
            <text:p>superior mage</text:p>
          </table:table-cell>
          <table:table-cell table:formula="of:=[.B52]-[.B51]" office:value-type="float" office:value="700">
            <text:p>700</text:p>
          </table:table-cell>
          <table:table-cell table:style-name="ce23" table:formula="of:=([.E52]-[.E51])/[.E51]" office:value-type="percentage" office:value="0.0769230769230769">
            <text:p>7.69%</text:p>
          </table:table-cell>
          <table:table-cell table:formula="of:=[.E52]/4" office:value-type="float" office:value="175">
            <text:p>175</text:p>
          </table:table-cell>
          <table:table-cell table:formula="of:=[.G52]*2/60/60" office:value-type="float" office:value="0.0972222222222222">
            <text:p>0.10</text:p>
          </table:table-cell>
          <table:table-cell table:formula="of:=[.I51]+[.H52]" office:value-type="float" office:value="1.81944444444444">
            <text:p>1.82</text:p>
          </table:table-cell>
          <table:table-cell table:formula="of:=[.H52]/24" office:value-type="float" office:value="0.00405092592592593">
            <text:p>0.00</text:p>
          </table:table-cell>
          <table:table-cell table:number-columns-repeated="1013"/>
        </table:table-row>
        <table:table-row table:style-name="ro1">
          <table:table-cell office:value-type="float" office:value="52">
            <text:p>52 </text:p>
          </table:table-cell>
          <table:table-cell office:value-type="float" office:value="14700">
            <text:p>14,700</text:p>
          </table:table-cell>
          <table:table-cell table:formula="of:=[.B53]*0.75" office:value-type="float" office:value="11025">
            <text:p>11,025</text:p>
          </table:table-cell>
          <table:table-cell office:value-type="string">
            <text:p>superior mage</text:p>
          </table:table-cell>
          <table:table-cell table:formula="of:=[.B53]-[.B52]" office:value-type="float" office:value="1500">
            <text:p>1,500</text:p>
          </table:table-cell>
          <table:table-cell table:style-name="ce23" table:formula="of:=([.E53]-[.E52])/[.E52]" office:value-type="percentage" office:value="1.14285714285714">
            <text:p>114.29%</text:p>
          </table:table-cell>
          <table:table-cell table:formula="of:=[.E53]/4" office:value-type="float" office:value="375">
            <text:p>375</text:p>
          </table:table-cell>
          <table:table-cell table:formula="of:=[.G53]*2/60/60" office:value-type="float" office:value="0.208333333333333">
            <text:p>0.21</text:p>
          </table:table-cell>
          <table:table-cell table:formula="of:=[.I52]+[.H53]" office:value-type="float" office:value="2.02777777777778">
            <text:p>2.03</text:p>
          </table:table-cell>
          <table:table-cell table:formula="of:=[.H53]/24" office:value-type="float" office:value="0.00868055555555556">
            <text:p>0.01</text:p>
          </table:table-cell>
          <table:table-cell table:number-columns-repeated="1013"/>
        </table:table-row>
        <table:table-row table:style-name="ro1">
          <table:table-cell office:value-type="float" office:value="53">
            <text:p>53 </text:p>
          </table:table-cell>
          <table:table-cell office:value-type="float" office:value="16300">
            <text:p>16,300</text:p>
          </table:table-cell>
          <table:table-cell table:formula="of:=[.B54]*0.75" office:value-type="float" office:value="12225">
            <text:p>12,225</text:p>
          </table:table-cell>
          <table:table-cell office:value-type="string">
            <text:p>superior mage</text:p>
          </table:table-cell>
          <table:table-cell table:formula="of:=[.B54]-[.B53]" office:value-type="float" office:value="1600">
            <text:p>1,600</text:p>
          </table:table-cell>
          <table:table-cell table:style-name="ce23" table:formula="of:=([.E54]-[.E53])/[.E53]" office:value-type="percentage" office:value="0.0666666666666667">
            <text:p>6.67%</text:p>
          </table:table-cell>
          <table:table-cell table:formula="of:=[.E54]/4" office:value-type="float" office:value="400">
            <text:p>400</text:p>
          </table:table-cell>
          <table:table-cell table:formula="of:=[.G54]*2/60/60" office:value-type="float" office:value="0.222222222222222">
            <text:p>0.22</text:p>
          </table:table-cell>
          <table:table-cell table:formula="of:=[.I53]+[.H54]" office:value-type="float" office:value="2.25">
            <text:p>2.25</text:p>
          </table:table-cell>
          <table:table-cell table:formula="of:=[.H54]/24" office:value-type="float" office:value="0.00925925925925926">
            <text:p>0.01</text:p>
          </table:table-cell>
          <table:table-cell table:number-columns-repeated="1013"/>
        </table:table-row>
        <table:table-row table:style-name="ro1">
          <table:table-cell office:value-type="float" office:value="54">
            <text:p>54 </text:p>
          </table:table-cell>
          <table:table-cell office:value-type="float" office:value="17950">
            <text:p>17,950</text:p>
          </table:table-cell>
          <table:table-cell table:formula="of:=[.B55]*0.75" office:value-type="float" office:value="13462.5">
            <text:p>13,463</text:p>
          </table:table-cell>
          <table:table-cell office:value-type="string">
            <text:p>superior mage</text:p>
          </table:table-cell>
          <table:table-cell table:formula="of:=[.B55]-[.B54]" office:value-type="float" office:value="1650">
            <text:p>1,650</text:p>
          </table:table-cell>
          <table:table-cell table:style-name="ce23" table:formula="of:=([.E55]-[.E54])/[.E54]" office:value-type="percentage" office:value="0.03125">
            <text:p>3.13%</text:p>
          </table:table-cell>
          <table:table-cell table:formula="of:=[.E55]/4" office:value-type="float" office:value="412.5">
            <text:p>413</text:p>
          </table:table-cell>
          <table:table-cell table:formula="of:=[.G55]*2/60/60" office:value-type="float" office:value="0.229166666666667">
            <text:p>0.23</text:p>
          </table:table-cell>
          <table:table-cell table:formula="of:=[.I54]+[.H55]" office:value-type="float" office:value="2.47916666666667">
            <text:p>2.48</text:p>
          </table:table-cell>
          <table:table-cell table:formula="of:=[.H55]/24" office:value-type="float" office:value="0.00954861111111111">
            <text:p>0.01</text:p>
          </table:table-cell>
          <table:table-cell table:number-columns-repeated="1013"/>
        </table:table-row>
        <table:table-row table:style-name="ro1">
          <table:table-cell office:value-type="float" office:value="55">
            <text:p>55 </text:p>
          </table:table-cell>
          <table:table-cell office:value-type="float" office:value="19750">
            <text:p>19,750</text:p>
          </table:table-cell>
          <table:table-cell table:formula="of:=[.B56]*0.75" office:value-type="float" office:value="14812.5">
            <text:p>14,813</text:p>
          </table:table-cell>
          <table:table-cell office:value-type="string">
            <text:p>superior mage</text:p>
          </table:table-cell>
          <table:table-cell table:formula="of:=[.B56]-[.B55]" office:value-type="float" office:value="1800">
            <text:p>1,800</text:p>
          </table:table-cell>
          <table:table-cell table:style-name="ce23" table:formula="of:=([.E56]-[.E55])/[.E55]" office:value-type="percentage" office:value="0.0909090909090909">
            <text:p>9.09%</text:p>
          </table:table-cell>
          <table:table-cell table:formula="of:=[.E56]/4" office:value-type="float" office:value="450">
            <text:p>450</text:p>
          </table:table-cell>
          <table:table-cell table:formula="of:=[.G56]*2/60/60" office:value-type="float" office:value="0.25">
            <text:p>0.25</text:p>
          </table:table-cell>
          <table:table-cell table:formula="of:=[.I55]+[.H56]" office:value-type="float" office:value="2.72916666666667">
            <text:p>2.73</text:p>
          </table:table-cell>
          <table:table-cell table:formula="of:=[.H56]/24" office:value-type="float" office:value="0.0104166666666667">
            <text:p>0.01</text:p>
          </table:table-cell>
          <table:table-cell table:number-columns-repeated="1013"/>
        </table:table-row>
        <table:table-row table:style-name="ro1">
          <table:table-cell office:value-type="float" office:value="56">
            <text:p>56 </text:p>
          </table:table-cell>
          <table:table-cell office:value-type="float" office:value="21650">
            <text:p>21,650</text:p>
          </table:table-cell>
          <table:table-cell table:formula="of:=[.B57]*0.75" office:value-type="float" office:value="16237.5">
            <text:p>16,238</text:p>
          </table:table-cell>
          <table:table-cell office:value-type="string">
            <text:p>superior mage</text:p>
          </table:table-cell>
          <table:table-cell table:formula="of:=[.B57]-[.B56]" office:value-type="float" office:value="1900">
            <text:p>1,900</text:p>
          </table:table-cell>
          <table:table-cell table:style-name="ce23" table:formula="of:=([.E57]-[.E56])/[.E56]" office:value-type="percentage" office:value="0.0555555555555556">
            <text:p>5.56%</text:p>
          </table:table-cell>
          <table:table-cell table:formula="of:=[.E57]/4" office:value-type="float" office:value="475">
            <text:p>475</text:p>
          </table:table-cell>
          <table:table-cell table:formula="of:=[.G57]*2/60/60" office:value-type="float" office:value="0.263888888888889">
            <text:p>0.26</text:p>
          </table:table-cell>
          <table:table-cell table:formula="of:=[.I56]+[.H57]" office:value-type="float" office:value="2.99305555555556">
            <text:p>2.99</text:p>
          </table:table-cell>
          <table:table-cell table:formula="of:=[.H57]/24" office:value-type="float" office:value="0.0109953703703704">
            <text:p>0.01</text:p>
          </table:table-cell>
          <table:table-cell table:number-columns-repeated="1013"/>
        </table:table-row>
        <table:table-row table:style-name="ro1">
          <table:table-cell office:value-type="float" office:value="57">
            <text:p>57 </text:p>
          </table:table-cell>
          <table:table-cell office:value-type="float" office:value="23650">
            <text:p>23,650</text:p>
          </table:table-cell>
          <table:table-cell table:formula="of:=[.B58]*0.75" office:value-type="float" office:value="17737.5">
            <text:p>17,738</text:p>
          </table:table-cell>
          <table:table-cell office:value-type="string">
            <text:p>superior mage</text:p>
          </table:table-cell>
          <table:table-cell table:formula="of:=[.B58]-[.B57]" office:value-type="float" office:value="2000">
            <text:p>2,000</text:p>
          </table:table-cell>
          <table:table-cell table:style-name="ce23" table:formula="of:=([.E58]-[.E57])/[.E57]" office:value-type="percentage" office:value="0.0526315789473684">
            <text:p>5.26%</text:p>
          </table:table-cell>
          <table:table-cell table:formula="of:=[.E58]/4" office:value-type="float" office:value="500">
            <text:p>500</text:p>
          </table:table-cell>
          <table:table-cell table:formula="of:=[.G58]*2/60/60" office:value-type="float" office:value="0.277777777777778">
            <text:p>0.28</text:p>
          </table:table-cell>
          <table:table-cell table:formula="of:=[.I57]+[.H58]" office:value-type="float" office:value="3.27083333333333">
            <text:p>3.27</text:p>
          </table:table-cell>
          <table:table-cell table:formula="of:=[.H58]/24" office:value-type="float" office:value="0.0115740740740741">
            <text:p>0.01</text:p>
          </table:table-cell>
          <table:table-cell table:number-columns-repeated="1013"/>
        </table:table-row>
        <table:table-row table:style-name="ro1">
          <table:table-cell office:value-type="float" office:value="58">
            <text:p>58 </text:p>
          </table:table-cell>
          <table:table-cell office:value-type="float" office:value="25750">
            <text:p>25,750</text:p>
          </table:table-cell>
          <table:table-cell table:formula="of:=[.B59]*0.75" office:value-type="float" office:value="19312.5">
            <text:p>19,313</text:p>
          </table:table-cell>
          <table:table-cell office:value-type="string">
            <text:p>superior mage</text:p>
          </table:table-cell>
          <table:table-cell table:formula="of:=[.B59]-[.B58]" office:value-type="float" office:value="2100">
            <text:p>2,100</text:p>
          </table:table-cell>
          <table:table-cell table:style-name="ce23" table:formula="of:=([.E59]-[.E58])/[.E58]" office:value-type="percentage" office:value="0.05">
            <text:p>5.00%</text:p>
          </table:table-cell>
          <table:table-cell table:formula="of:=[.E59]/4" office:value-type="float" office:value="525">
            <text:p>525</text:p>
          </table:table-cell>
          <table:table-cell table:formula="of:=[.G59]*2/60/60" office:value-type="float" office:value="0.291666666666667">
            <text:p>0.29</text:p>
          </table:table-cell>
          <table:table-cell table:formula="of:=[.I58]+[.H59]" office:value-type="float" office:value="3.5625">
            <text:p>3.56</text:p>
          </table:table-cell>
          <table:table-cell table:formula="of:=[.H59]/24" office:value-type="float" office:value="0.0121527777777778">
            <text:p>0.01</text:p>
          </table:table-cell>
          <table:table-cell table:number-columns-repeated="1013"/>
        </table:table-row>
        <table:table-row table:style-name="ro1">
          <table:table-cell office:value-type="float" office:value="59">
            <text:p>59 </text:p>
          </table:table-cell>
          <table:table-cell office:value-type="float" office:value="28000">
            <text:p>28,000</text:p>
          </table:table-cell>
          <table:table-cell table:formula="of:=[.B60]*0.75" office:value-type="float" office:value="21000">
            <text:p>21,000</text:p>
          </table:table-cell>
          <table:table-cell office:value-type="string">
            <text:p>superior mage</text:p>
          </table:table-cell>
          <table:table-cell table:formula="of:=[.B60]-[.B59]" office:value-type="float" office:value="2250">
            <text:p>2,250</text:p>
          </table:table-cell>
          <table:table-cell table:style-name="ce23" table:formula="of:=([.E60]-[.E59])/[.E59]" office:value-type="percentage" office:value="0.0714285714285714">
            <text:p>7.14%</text:p>
          </table:table-cell>
          <table:table-cell table:formula="of:=[.E60]/4" office:value-type="float" office:value="562.5">
            <text:p>563</text:p>
          </table:table-cell>
          <table:table-cell table:formula="of:=[.G60]*2/60/60" office:value-type="float" office:value="0.3125">
            <text:p>0.31</text:p>
          </table:table-cell>
          <table:table-cell table:formula="of:=[.I59]+[.H60]" office:value-type="float" office:value="3.875">
            <text:p>3.88</text:p>
          </table:table-cell>
          <table:table-cell table:formula="of:=[.H60]/24" office:value-type="float" office:value="0.0130208333333333">
            <text:p>0.01</text:p>
          </table:table-cell>
          <table:table-cell table:number-columns-repeated="1013"/>
        </table:table-row>
        <table:table-row table:style-name="ro1">
          <table:table-cell office:value-type="float" office:value="60">
            <text:p>60 </text:p>
          </table:table-cell>
          <table:table-cell office:value-type="float" office:value="30350">
            <text:p>30,350</text:p>
          </table:table-cell>
          <table:table-cell table:formula="of:=[.B61]*0.75" office:value-type="float" office:value="22762.5">
            <text:p>22,763</text:p>
          </table:table-cell>
          <table:table-cell office:value-type="string">
            <text:p>superior mage</text:p>
          </table:table-cell>
          <table:table-cell table:formula="of:=[.B61]-[.B60]" office:value-type="float" office:value="2350">
            <text:p>2,350</text:p>
          </table:table-cell>
          <table:table-cell table:style-name="ce23" table:formula="of:=([.E61]-[.E60])/[.E60]" office:value-type="percentage" office:value="0.0444444444444444">
            <text:p>4.44%</text:p>
          </table:table-cell>
          <table:table-cell table:formula="of:=[.E61]/4" office:value-type="float" office:value="587.5">
            <text:p>588</text:p>
          </table:table-cell>
          <table:table-cell table:formula="of:=[.G61]*2/60/60" office:value-type="float" office:value="0.326388888888889">
            <text:p>0.33</text:p>
          </table:table-cell>
          <table:table-cell table:formula="of:=[.I60]+[.H61]" office:value-type="float" office:value="4.20138888888889">
            <text:p>4.20</text:p>
          </table:table-cell>
          <table:table-cell table:formula="of:=[.H61]/24" office:value-type="float" office:value="0.013599537037037">
            <text:p>0.01</text:p>
          </table:table-cell>
          <table:table-cell table:number-columns-repeated="1013"/>
        </table:table-row>
        <table:table-row table:style-name="ro1">
          <table:table-cell office:value-type="float" office:value="61">
            <text:p>61 </text:p>
          </table:table-cell>
          <table:table-cell office:value-type="float" office:value="32800">
            <text:p>32,800</text:p>
          </table:table-cell>
          <table:table-cell table:formula="of:=[.B62]*0.75" office:value-type="float" office:value="24600">
            <text:p>24,600</text:p>
          </table:table-cell>
          <table:table-cell office:value-type="string">
            <text:p>superior mage</text:p>
          </table:table-cell>
          <table:table-cell table:formula="of:=[.B62]-[.B61]" office:value-type="float" office:value="2450">
            <text:p>2,450</text:p>
          </table:table-cell>
          <table:table-cell table:style-name="ce23" table:formula="of:=([.E62]-[.E61])/[.E61]" office:value-type="percentage" office:value="0.0425531914893617">
            <text:p>4.26%</text:p>
          </table:table-cell>
          <table:table-cell table:formula="of:=[.E62]/4" office:value-type="float" office:value="612.5">
            <text:p>613</text:p>
          </table:table-cell>
          <table:table-cell table:formula="of:=[.G62]*2/60/60" office:value-type="float" office:value="0.340277777777778">
            <text:p>0.34</text:p>
          </table:table-cell>
          <table:table-cell table:formula="of:=[.I61]+[.H62]" office:value-type="float" office:value="4.54166666666667">
            <text:p>4.54</text:p>
          </table:table-cell>
          <table:table-cell table:formula="of:=[.H62]/24" office:value-type="float" office:value="0.0141782407407407">
            <text:p>0.01</text:p>
          </table:table-cell>
          <table:table-cell table:number-columns-repeated="1013"/>
        </table:table-row>
        <table:table-row table:style-name="ro1">
          <table:table-cell office:value-type="float" office:value="62">
            <text:p>62 </text:p>
          </table:table-cell>
          <table:table-cell office:value-type="float" office:value="35400">
            <text:p>35,400</text:p>
          </table:table-cell>
          <table:table-cell table:formula="of:=[.B63]*0.75" office:value-type="float" office:value="26550">
            <text:p>26,550</text:p>
          </table:table-cell>
          <table:table-cell office:value-type="string">
            <text:p>superior mage</text:p>
          </table:table-cell>
          <table:table-cell table:formula="of:=[.B63]-[.B62]" office:value-type="float" office:value="2600">
            <text:p>2,600</text:p>
          </table:table-cell>
          <table:table-cell table:style-name="ce23" table:formula="of:=([.E63]-[.E62])/[.E62]" office:value-type="percentage" office:value="0.0612244897959184">
            <text:p>6.12%</text:p>
          </table:table-cell>
          <table:table-cell table:formula="of:=[.E63]/4" office:value-type="float" office:value="650">
            <text:p>650</text:p>
          </table:table-cell>
          <table:table-cell table:formula="of:=[.G63]*2/60/60" office:value-type="float" office:value="0.361111111111111">
            <text:p>0.36</text:p>
          </table:table-cell>
          <table:table-cell table:formula="of:=[.I62]+[.H63]" office:value-type="float" office:value="4.90277777777778">
            <text:p>4.90</text:p>
          </table:table-cell>
          <table:table-cell table:formula="of:=[.H63]/24" office:value-type="float" office:value="0.0150462962962963">
            <text:p>0.02</text:p>
          </table:table-cell>
          <table:table-cell table:number-columns-repeated="1013"/>
        </table:table-row>
        <table:table-row table:style-name="ro1">
          <table:table-cell office:value-type="float" office:value="63">
            <text:p>63 </text:p>
          </table:table-cell>
          <table:table-cell office:value-type="float" office:value="38150">
            <text:p>38,150</text:p>
          </table:table-cell>
          <table:table-cell table:formula="of:=[.B64]*0.75" office:value-type="float" office:value="28612.5">
            <text:p>28,613</text:p>
          </table:table-cell>
          <table:table-cell office:value-type="string">
            <text:p>superior mage</text:p>
          </table:table-cell>
          <table:table-cell table:formula="of:=[.B64]-[.B63]" office:value-type="float" office:value="2750">
            <text:p>2,750</text:p>
          </table:table-cell>
          <table:table-cell table:style-name="ce23" table:formula="of:=([.E64]-[.E63])/[.E63]" office:value-type="percentage" office:value="0.0576923076923077">
            <text:p>5.77%</text:p>
          </table:table-cell>
          <table:table-cell table:formula="of:=[.E64]/4" office:value-type="float" office:value="687.5">
            <text:p>688</text:p>
          </table:table-cell>
          <table:table-cell table:formula="of:=[.G64]*2/60/60" office:value-type="float" office:value="0.381944444444444">
            <text:p>0.38</text:p>
          </table:table-cell>
          <table:table-cell table:formula="of:=[.I63]+[.H64]" office:value-type="float" office:value="5.28472222222222">
            <text:p>5.28</text:p>
          </table:table-cell>
          <table:table-cell table:formula="of:=[.H64]/24" office:value-type="float" office:value="0.0159143518518519">
            <text:p>0.02</text:p>
          </table:table-cell>
          <table:table-cell table:number-columns-repeated="1013"/>
        </table:table-row>
        <table:table-row table:style-name="ro1">
          <table:table-cell office:value-type="float" office:value="64">
            <text:p>64 </text:p>
          </table:table-cell>
          <table:table-cell office:value-type="float" office:value="41000">
            <text:p>41,000</text:p>
          </table:table-cell>
          <table:table-cell table:formula="of:=[.B65]*0.75" office:value-type="float" office:value="30750">
            <text:p>30,750</text:p>
          </table:table-cell>
          <table:table-cell office:value-type="string">
            <text:p>superior mage</text:p>
          </table:table-cell>
          <table:table-cell table:formula="of:=[.B65]-[.B64]" office:value-type="float" office:value="2850">
            <text:p>2,850</text:p>
          </table:table-cell>
          <table:table-cell table:style-name="ce23" table:formula="of:=([.E65]-[.E64])/[.E64]" office:value-type="percentage" office:value="0.0363636363636364">
            <text:p>3.64%</text:p>
          </table:table-cell>
          <table:table-cell table:formula="of:=[.E65]/4" office:value-type="float" office:value="712.5">
            <text:p>713</text:p>
          </table:table-cell>
          <table:table-cell table:formula="of:=[.G65]*2/60/60" office:value-type="float" office:value="0.395833333333333">
            <text:p>0.40</text:p>
          </table:table-cell>
          <table:table-cell table:formula="of:=[.I64]+[.H65]" office:value-type="float" office:value="5.68055555555555">
            <text:p>5.68</text:p>
          </table:table-cell>
          <table:table-cell table:formula="of:=[.H65]/24" office:value-type="float" office:value="0.0164930555555556">
            <text:p>0.02</text:p>
          </table:table-cell>
          <table:table-cell table:number-columns-repeated="1013"/>
        </table:table-row>
        <table:table-row table:style-name="ro1">
          <table:table-cell office:value-type="float" office:value="65">
            <text:p>65 </text:p>
          </table:table-cell>
          <table:table-cell office:value-type="float" office:value="44000">
            <text:p>44,000</text:p>
          </table:table-cell>
          <table:table-cell table:formula="of:=[.B66]*0.75" office:value-type="float" office:value="33000">
            <text:p>33,000</text:p>
          </table:table-cell>
          <table:table-cell office:value-type="string">
            <text:p>superior mage</text:p>
          </table:table-cell>
          <table:table-cell table:formula="of:=[.B66]-[.B65]" office:value-type="float" office:value="3000">
            <text:p>3,000</text:p>
          </table:table-cell>
          <table:table-cell table:style-name="ce23" table:formula="of:=([.E66]-[.E65])/[.E65]" office:value-type="percentage" office:value="0.0526315789473684">
            <text:p>5.26%</text:p>
          </table:table-cell>
          <table:table-cell table:formula="of:=[.E66]/4" office:value-type="float" office:value="750">
            <text:p>750</text:p>
          </table:table-cell>
          <table:table-cell table:formula="of:=[.G66]*2/60/60" office:value-type="float" office:value="0.416666666666667">
            <text:p>0.42</text:p>
          </table:table-cell>
          <table:table-cell table:formula="of:=[.I65]+[.H66]" office:value-type="float" office:value="6.09722222222222">
            <text:p>6.10</text:p>
          </table:table-cell>
          <table:table-cell table:formula="of:=[.H66]/24" office:value-type="float" office:value="0.0173611111111111">
            <text:p>0.02</text:p>
          </table:table-cell>
          <table:table-cell table:number-columns-repeated="1013"/>
        </table:table-row>
        <table:table-row table:style-name="ro1">
          <table:table-cell office:value-type="float" office:value="66">
            <text:p>66 </text:p>
          </table:table-cell>
          <table:table-cell office:value-type="float" office:value="47200">
            <text:p>47,200</text:p>
          </table:table-cell>
          <table:table-cell table:formula="of:=[.B67]*0.75" office:value-type="float" office:value="35400">
            <text:p>35,400</text:p>
          </table:table-cell>
          <table:table-cell office:value-type="string">
            <text:p>superior mage</text:p>
          </table:table-cell>
          <table:table-cell table:formula="of:=[.B67]-[.B66]" office:value-type="float" office:value="3200">
            <text:p>3,200</text:p>
          </table:table-cell>
          <table:table-cell table:style-name="ce23" table:formula="of:=([.E67]-[.E66])/[.E66]" office:value-type="percentage" office:value="0.0666666666666667">
            <text:p>6.67%</text:p>
          </table:table-cell>
          <table:table-cell table:formula="of:=[.E67]/4" office:value-type="float" office:value="800">
            <text:p>800</text:p>
          </table:table-cell>
          <table:table-cell table:formula="of:=[.G67]*2/60/60" office:value-type="float" office:value="0.444444444444444">
            <text:p>0.44</text:p>
          </table:table-cell>
          <table:table-cell table:formula="of:=[.I66]+[.H67]" office:value-type="float" office:value="6.54166666666667">
            <text:p>6.54</text:p>
          </table:table-cell>
          <table:table-cell table:formula="of:=[.H67]/24" office:value-type="float" office:value="0.0185185185185185">
            <text:p>0.02</text:p>
          </table:table-cell>
          <table:table-cell table:number-columns-repeated="1013"/>
        </table:table-row>
        <table:table-row table:style-name="ro1">
          <table:table-cell office:value-type="float" office:value="67">
            <text:p>67 </text:p>
          </table:table-cell>
          <table:table-cell office:value-type="float" office:value="50500">
            <text:p>50,500</text:p>
          </table:table-cell>
          <table:table-cell table:formula="of:=[.B68]*0.75" office:value-type="float" office:value="37875">
            <text:p>37,875</text:p>
          </table:table-cell>
          <table:table-cell office:value-type="string">
            <text:p>superior mage</text:p>
          </table:table-cell>
          <table:table-cell table:formula="of:=[.B68]-[.B67]" office:value-type="float" office:value="3300">
            <text:p>3,300</text:p>
          </table:table-cell>
          <table:table-cell table:style-name="ce23" table:formula="of:=([.E68]-[.E67])/[.E67]" office:value-type="percentage" office:value="0.03125">
            <text:p>3.13%</text:p>
          </table:table-cell>
          <table:table-cell table:formula="of:=[.E68]/4" office:value-type="float" office:value="825">
            <text:p>825</text:p>
          </table:table-cell>
          <table:table-cell table:formula="of:=[.G68]*2/60/60" office:value-type="float" office:value="0.458333333333333">
            <text:p>0.46</text:p>
          </table:table-cell>
          <table:table-cell table:formula="of:=[.I67]+[.H68]" office:value-type="float" office:value="7">
            <text:p>7.00</text:p>
          </table:table-cell>
          <table:table-cell table:formula="of:=[.H68]/24" office:value-type="float" office:value="0.0190972222222222">
            <text:p>0.02</text:p>
          </table:table-cell>
          <table:table-cell table:number-columns-repeated="1013"/>
        </table:table-row>
        <table:table-row table:style-name="ro1">
          <table:table-cell office:value-type="float" office:value="68">
            <text:p>68 </text:p>
          </table:table-cell>
          <table:table-cell office:value-type="float" office:value="53950">
            <text:p>53,950</text:p>
          </table:table-cell>
          <table:table-cell table:formula="of:=[.B69]*0.75" office:value-type="float" office:value="40462.5">
            <text:p>40,463</text:p>
          </table:table-cell>
          <table:table-cell office:value-type="string">
            <text:p>superior mage</text:p>
          </table:table-cell>
          <table:table-cell table:formula="of:=[.B69]-[.B68]" office:value-type="float" office:value="3450">
            <text:p>3,450</text:p>
          </table:table-cell>
          <table:table-cell table:style-name="ce23" table:formula="of:=([.E69]-[.E68])/[.E68]" office:value-type="percentage" office:value="0.0454545454545455">
            <text:p>4.55%</text:p>
          </table:table-cell>
          <table:table-cell table:formula="of:=[.E69]/4" office:value-type="float" office:value="862.5">
            <text:p>863</text:p>
          </table:table-cell>
          <table:table-cell table:formula="of:=[.G69]*2/60/60" office:value-type="float" office:value="0.479166666666667">
            <text:p>0.48</text:p>
          </table:table-cell>
          <table:table-cell table:formula="of:=[.I68]+[.H69]" office:value-type="float" office:value="7.47916666666667">
            <text:p>7.48</text:p>
          </table:table-cell>
          <table:table-cell table:formula="of:=[.H69]/24" office:value-type="float" office:value="0.0199652777777778">
            <text:p>0.02</text:p>
          </table:table-cell>
          <table:table-cell table:number-columns-repeated="1013"/>
        </table:table-row>
        <table:table-row table:style-name="ro1">
          <table:table-cell office:value-type="float" office:value="69">
            <text:p>69 </text:p>
          </table:table-cell>
          <table:table-cell office:value-type="float" office:value="57550">
            <text:p>57,550</text:p>
          </table:table-cell>
          <table:table-cell table:formula="of:=[.B70]*0.75" office:value-type="float" office:value="43162.5">
            <text:p>43,163</text:p>
          </table:table-cell>
          <table:table-cell office:value-type="string">
            <text:p>superior mage</text:p>
          </table:table-cell>
          <table:table-cell table:formula="of:=[.B70]-[.B69]" office:value-type="float" office:value="3600">
            <text:p>3,600</text:p>
          </table:table-cell>
          <table:table-cell table:style-name="ce23" table:formula="of:=([.E70]-[.E69])/[.E69]" office:value-type="percentage" office:value="0.0434782608695652">
            <text:p>4.35%</text:p>
          </table:table-cell>
          <table:table-cell table:formula="of:=[.E70]/4" office:value-type="float" office:value="900">
            <text:p>900</text:p>
          </table:table-cell>
          <table:table-cell table:formula="of:=[.G70]*2/60/60" office:value-type="float" office:value="0.5">
            <text:p>0.50</text:p>
          </table:table-cell>
          <table:table-cell table:formula="of:=[.I69]+[.H70]" office:value-type="float" office:value="7.97916666666667">
            <text:p>7.98</text:p>
          </table:table-cell>
          <table:table-cell table:formula="of:=[.H70]/24" office:value-type="float" office:value="0.0208333333333333">
            <text:p>0.02</text:p>
          </table:table-cell>
          <table:table-cell table:number-columns-repeated="1013"/>
        </table:table-row>
        <table:table-row table:style-name="ro1">
          <table:table-cell office:value-type="float" office:value="70">
            <text:p>70 </text:p>
          </table:table-cell>
          <table:table-cell office:value-type="float" office:value="61350">
            <text:p>61,350</text:p>
          </table:table-cell>
          <table:table-cell table:formula="of:=[.B71]*0.75" office:value-type="float" office:value="46012.5">
            <text:p>46,013</text:p>
          </table:table-cell>
          <table:table-cell office:value-type="string">
            <text:p>superior mage</text:p>
          </table:table-cell>
          <table:table-cell table:formula="of:=[.B71]-[.B70]" office:value-type="float" office:value="3800">
            <text:p>3,800</text:p>
          </table:table-cell>
          <table:table-cell table:style-name="ce23" table:formula="of:=([.E71]-[.E70])/[.E70]" office:value-type="percentage" office:value="0.0555555555555556">
            <text:p>5.56%</text:p>
          </table:table-cell>
          <table:table-cell table:formula="of:=[.E71]/4" office:value-type="float" office:value="950">
            <text:p>950</text:p>
          </table:table-cell>
          <table:table-cell table:formula="of:=[.G71]*2/60/60" office:value-type="float" office:value="0.527777777777778">
            <text:p>0.53</text:p>
          </table:table-cell>
          <table:table-cell table:formula="of:=[.I70]+[.H71]" office:value-type="float" office:value="8.50694444444444">
            <text:p>8.51</text:p>
          </table:table-cell>
          <table:table-cell table:formula="of:=[.H71]/24" office:value-type="float" office:value="0.0219907407407407">
            <text:p>0.02</text:p>
          </table:table-cell>
          <table:table-cell table:number-columns-repeated="1013"/>
        </table:table-row>
        <table:table-row table:style-name="ro1">
          <table:table-cell office:value-type="float" office:value="71">
            <text:p>71 </text:p>
          </table:table-cell>
          <table:table-cell office:value-type="float" office:value="65300">
            <text:p>65,300</text:p>
          </table:table-cell>
          <table:table-cell table:formula="of:=[.B72]*0.75" office:value-type="float" office:value="48975">
            <text:p>48,975</text:p>
          </table:table-cell>
          <table:table-cell office:value-type="string">
            <text:p>superior mage</text:p>
          </table:table-cell>
          <table:table-cell table:formula="of:=[.B72]-[.B71]" office:value-type="float" office:value="3950">
            <text:p>3,950</text:p>
          </table:table-cell>
          <table:table-cell table:style-name="ce23" table:formula="of:=([.E72]-[.E71])/[.E71]" office:value-type="percentage" office:value="0.0394736842105263">
            <text:p>3.95%</text:p>
          </table:table-cell>
          <table:table-cell table:formula="of:=[.E72]/4" office:value-type="float" office:value="987.5">
            <text:p>988</text:p>
          </table:table-cell>
          <table:table-cell table:formula="of:=[.G72]*2/60/60" office:value-type="float" office:value="0.548611111111111">
            <text:p>0.55</text:p>
          </table:table-cell>
          <table:table-cell table:formula="of:=[.I71]+[.H72]" office:value-type="float" office:value="9.05555555555556">
            <text:p>9.06</text:p>
          </table:table-cell>
          <table:table-cell table:formula="of:=[.H72]/24" office:value-type="float" office:value="0.0228587962962963">
            <text:p>0.02</text:p>
          </table:table-cell>
          <table:table-cell table:number-columns-repeated="1013"/>
        </table:table-row>
        <table:table-row table:style-name="ro1">
          <table:table-cell office:value-type="float" office:value="72">
            <text:p>72 </text:p>
          </table:table-cell>
          <table:table-cell office:value-type="float" office:value="69400">
            <text:p>69,400</text:p>
          </table:table-cell>
          <table:table-cell table:formula="of:=[.B73]*0.75" office:value-type="float" office:value="52050">
            <text:p>52,050</text:p>
          </table:table-cell>
          <table:table-cell office:value-type="string">
            <text:p>superior mage</text:p>
          </table:table-cell>
          <table:table-cell table:formula="of:=[.B73]-[.B72]" office:value-type="float" office:value="4100">
            <text:p>4,100</text:p>
          </table:table-cell>
          <table:table-cell table:style-name="ce23" table:formula="of:=([.E73]-[.E72])/[.E72]" office:value-type="percentage" office:value="0.0379746835443038">
            <text:p>3.80%</text:p>
          </table:table-cell>
          <table:table-cell table:formula="of:=[.E73]/4" office:value-type="float" office:value="1025">
            <text:p>1,025</text:p>
          </table:table-cell>
          <table:table-cell table:formula="of:=[.G73]*2/60/60" office:value-type="float" office:value="0.569444444444444">
            <text:p>0.57</text:p>
          </table:table-cell>
          <table:table-cell table:formula="of:=[.I72]+[.H73]" office:value-type="float" office:value="9.625">
            <text:p>9.63</text:p>
          </table:table-cell>
          <table:table-cell table:formula="of:=[.H73]/24" office:value-type="float" office:value="0.0237268518518519">
            <text:p>0.02</text:p>
          </table:table-cell>
          <table:table-cell table:number-columns-repeated="1013"/>
        </table:table-row>
        <table:table-row table:style-name="ro1">
          <table:table-cell office:value-type="float" office:value="73">
            <text:p>73 </text:p>
          </table:table-cell>
          <table:table-cell office:value-type="float" office:value="73750">
            <text:p>73,750</text:p>
          </table:table-cell>
          <table:table-cell table:formula="of:=[.B74]*0.75" office:value-type="float" office:value="55312.5">
            <text:p>55,313</text:p>
          </table:table-cell>
          <table:table-cell office:value-type="string">
            <text:p>superior mage</text:p>
          </table:table-cell>
          <table:table-cell table:formula="of:=[.B74]-[.B73]" office:value-type="float" office:value="4350">
            <text:p>4,350</text:p>
          </table:table-cell>
          <table:table-cell table:style-name="ce23" table:formula="of:=([.E74]-[.E73])/[.E73]" office:value-type="percentage" office:value="0.0609756097560976">
            <text:p>6.10%</text:p>
          </table:table-cell>
          <table:table-cell table:formula="of:=[.E74]/4" office:value-type="float" office:value="1087.5">
            <text:p>1,088</text:p>
          </table:table-cell>
          <table:table-cell table:formula="of:=[.G74]*2/60/60" office:value-type="float" office:value="0.604166666666667">
            <text:p>0.60</text:p>
          </table:table-cell>
          <table:table-cell table:formula="of:=[.I73]+[.H74]" office:value-type="float" office:value="10.2291666666667">
            <text:p>10.23</text:p>
          </table:table-cell>
          <table:table-cell table:formula="of:=[.H74]/24" office:value-type="float" office:value="0.0251736111111111">
            <text:p>0.03</text:p>
          </table:table-cell>
          <table:table-cell table:number-columns-repeated="1013"/>
        </table:table-row>
        <table:table-row table:style-name="ro1">
          <table:table-cell office:value-type="float" office:value="74">
            <text:p>74 </text:p>
          </table:table-cell>
          <table:table-cell office:value-type="float" office:value="78200">
            <text:p>78,200</text:p>
          </table:table-cell>
          <table:table-cell table:formula="of:=[.B75]*0.75" office:value-type="float" office:value="58650">
            <text:p>58,650</text:p>
          </table:table-cell>
          <table:table-cell office:value-type="string">
            <text:p>superior mage</text:p>
          </table:table-cell>
          <table:table-cell table:formula="of:=[.B75]-[.B74]" office:value-type="float" office:value="4450">
            <text:p>4,450</text:p>
          </table:table-cell>
          <table:table-cell table:style-name="ce23" table:formula="of:=([.E75]-[.E74])/[.E74]" office:value-type="percentage" office:value="0.0229885057471264">
            <text:p>2.30%</text:p>
          </table:table-cell>
          <table:table-cell table:formula="of:=[.E75]/4" office:value-type="float" office:value="1112.5">
            <text:p>1,113</text:p>
          </table:table-cell>
          <table:table-cell table:formula="of:=[.G75]*2/60/60" office:value-type="float" office:value="0.618055555555556">
            <text:p>0.62</text:p>
          </table:table-cell>
          <table:table-cell table:formula="of:=[.I74]+[.H75]" office:value-type="float" office:value="10.8472222222222">
            <text:p>10.85</text:p>
          </table:table-cell>
          <table:table-cell table:formula="of:=[.H75]/24" office:value-type="float" office:value="0.0257523148148148">
            <text:p>0.03</text:p>
          </table:table-cell>
          <table:table-cell table:number-columns-repeated="1013"/>
        </table:table-row>
        <table:table-row table:style-name="ro1">
          <table:table-cell office:value-type="float" office:value="75">
            <text:p>75 </text:p>
          </table:table-cell>
          <table:table-cell office:value-type="float" office:value="82900">
            <text:p>82,900</text:p>
          </table:table-cell>
          <table:table-cell table:formula="of:=[.B76]*0.75" office:value-type="float" office:value="62175">
            <text:p>62,175</text:p>
          </table:table-cell>
          <table:table-cell office:value-type="string">
            <text:p>apprentice sorcerer</text:p>
          </table:table-cell>
          <table:table-cell table:formula="of:=[.B76]-[.B75]" office:value-type="float" office:value="4700">
            <text:p>4,700</text:p>
          </table:table-cell>
          <table:table-cell table:style-name="ce23" table:formula="of:=([.E76]-[.E75])/[.E75]" office:value-type="percentage" office:value="0.0561797752808989">
            <text:p>5.62%</text:p>
          </table:table-cell>
          <table:table-cell table:formula="of:=[.E76]/4" office:value-type="float" office:value="1175">
            <text:p>1,175</text:p>
          </table:table-cell>
          <table:table-cell table:formula="of:=[.G76]*2/60/60" office:value-type="float" office:value="0.652777777777778">
            <text:p>0.65</text:p>
          </table:table-cell>
          <table:table-cell table:formula="of:=[.I75]+[.H76]" office:value-type="float" office:value="11.5">
            <text:p>11.50</text:p>
          </table:table-cell>
          <table:table-cell table:formula="of:=[.H76]/24" office:value-type="float" office:value="0.0271990740740741">
            <text:p>0.03</text:p>
          </table:table-cell>
          <table:table-cell table:number-columns-repeated="1013"/>
        </table:table-row>
        <table:table-row table:style-name="ro1">
          <table:table-cell office:value-type="float" office:value="76">
            <text:p>76 </text:p>
          </table:table-cell>
          <table:table-cell office:value-type="float" office:value="92900">
            <text:p>92,900</text:p>
          </table:table-cell>
          <table:table-cell table:formula="of:=[.B77]*0.75" office:value-type="float" office:value="69675">
            <text:p>69,675</text:p>
          </table:table-cell>
          <table:table-cell office:value-type="string">
            <text:p>apprentice sorcerer</text:p>
          </table:table-cell>
          <table:table-cell table:formula="of:=[.B77]-[.B76]" office:value-type="float" office:value="10000">
            <text:p>10,000</text:p>
          </table:table-cell>
          <table:table-cell table:style-name="ce23" table:formula="of:=([.E77]-[.E76])/[.E76]" office:value-type="percentage" office:value="1.12765957446809">
            <text:p>112.77%</text:p>
          </table:table-cell>
          <table:table-cell table:formula="of:=[.E77]/4" office:value-type="float" office:value="2500">
            <text:p>2,500</text:p>
          </table:table-cell>
          <table:table-cell table:formula="of:=[.G77]*2/60/60" office:value-type="float" office:value="1.38888888888889">
            <text:p>1.39</text:p>
          </table:table-cell>
          <table:table-cell table:formula="of:=[.I76]+[.H77]" office:value-type="float" office:value="12.8888888888889">
            <text:p>12.89</text:p>
          </table:table-cell>
          <table:table-cell table:formula="of:=[.H77]/24" office:value-type="float" office:value="0.0578703703703704">
            <text:p>0.06</text:p>
          </table:table-cell>
          <table:table-cell table:number-columns-repeated="1013"/>
        </table:table-row>
        <table:table-row table:style-name="ro1">
          <table:table-cell office:value-type="float" office:value="77">
            <text:p>77 </text:p>
          </table:table-cell>
          <table:table-cell office:value-type="float" office:value="107900">
            <text:p>107,900</text:p>
          </table:table-cell>
          <table:table-cell table:formula="of:=[.B78]*0.75" office:value-type="float" office:value="80925">
            <text:p>80,925</text:p>
          </table:table-cell>
          <table:table-cell office:value-type="string">
            <text:p>apprentice sorcerer</text:p>
          </table:table-cell>
          <table:table-cell table:formula="of:=[.B78]-[.B77]" office:value-type="float" office:value="15000">
            <text:p>15,000</text:p>
          </table:table-cell>
          <table:table-cell table:style-name="ce23" table:formula="of:=([.E78]-[.E77])/[.E77]" office:value-type="percentage" office:value="0.5">
            <text:p>50.00%</text:p>
          </table:table-cell>
          <table:table-cell table:formula="of:=[.E78]/4" office:value-type="float" office:value="3750">
            <text:p>3,750</text:p>
          </table:table-cell>
          <table:table-cell table:formula="of:=[.G78]*2/60/60" office:value-type="float" office:value="2.08333333333333">
            <text:p>2.08</text:p>
          </table:table-cell>
          <table:table-cell table:formula="of:=[.I77]+[.H78]" office:value-type="float" office:value="14.9722222222222">
            <text:p>14.97</text:p>
          </table:table-cell>
          <table:table-cell table:formula="of:=[.H78]/24" office:value-type="float" office:value="0.0868055555555556">
            <text:p>0.09</text:p>
          </table:table-cell>
          <table:table-cell table:number-columns-repeated="1013"/>
        </table:table-row>
        <table:table-row table:style-name="ro1">
          <table:table-cell office:value-type="float" office:value="78">
            <text:p>78 </text:p>
          </table:table-cell>
          <table:table-cell office:value-type="float" office:value="124000">
            <text:p>124,000</text:p>
          </table:table-cell>
          <table:table-cell table:formula="of:=[.B79]*0.75" office:value-type="float" office:value="93000">
            <text:p>93,000</text:p>
          </table:table-cell>
          <table:table-cell office:value-type="string">
            <text:p>apprentice sorcerer</text:p>
          </table:table-cell>
          <table:table-cell table:formula="of:=[.B79]-[.B78]" office:value-type="float" office:value="16100">
            <text:p>16,100</text:p>
          </table:table-cell>
          <table:table-cell table:style-name="ce23" table:formula="of:=([.E79]-[.E78])/[.E78]" office:value-type="percentage" office:value="0.0733333333333333">
            <text:p>7.33%</text:p>
          </table:table-cell>
          <table:table-cell table:formula="of:=[.E79]/4" office:value-type="float" office:value="4025">
            <text:p>4,025</text:p>
          </table:table-cell>
          <table:table-cell table:formula="of:=[.G79]*2/60/60" office:value-type="float" office:value="2.23611111111111">
            <text:p>2.24</text:p>
          </table:table-cell>
          <table:table-cell table:formula="of:=[.I78]+[.H79]" office:value-type="float" office:value="17.2083333333333">
            <text:p>17.21</text:p>
          </table:table-cell>
          <table:table-cell table:formula="of:=[.H79]/24" office:value-type="float" office:value="0.0931712962962963">
            <text:p>0.09</text:p>
          </table:table-cell>
          <table:table-cell table:number-columns-repeated="1013"/>
        </table:table-row>
        <table:table-row table:style-name="ro1">
          <table:table-cell office:value-type="float" office:value="79">
            <text:p>79 </text:p>
          </table:table-cell>
          <table:table-cell office:value-type="float" office:value="141000">
            <text:p>141,000</text:p>
          </table:table-cell>
          <table:table-cell table:formula="of:=[.B80]*0.75" office:value-type="float" office:value="105750">
            <text:p>105,750</text:p>
          </table:table-cell>
          <table:table-cell office:value-type="string">
            <text:p>apprentice sorcerer</text:p>
          </table:table-cell>
          <table:table-cell table:formula="of:=[.B80]-[.B79]" office:value-type="float" office:value="17000">
            <text:p>17,000</text:p>
          </table:table-cell>
          <table:table-cell table:style-name="ce23" table:formula="of:=([.E80]-[.E79])/[.E79]" office:value-type="percentage" office:value="0.0559006211180124">
            <text:p>5.59%</text:p>
          </table:table-cell>
          <table:table-cell table:formula="of:=[.E80]/4" office:value-type="float" office:value="4250">
            <text:p>4,250</text:p>
          </table:table-cell>
          <table:table-cell table:formula="of:=[.G80]*2/60/60" office:value-type="float" office:value="2.36111111111111">
            <text:p>2.36</text:p>
          </table:table-cell>
          <table:table-cell table:formula="of:=[.I79]+[.H80]" office:value-type="float" office:value="19.5694444444444">
            <text:p>19.57</text:p>
          </table:table-cell>
          <table:table-cell table:formula="of:=[.H80]/24" office:value-type="float" office:value="0.0983796296296296">
            <text:p>0.10</text:p>
          </table:table-cell>
          <table:table-cell table:number-columns-repeated="1013"/>
        </table:table-row>
        <table:table-row table:style-name="ro1">
          <table:table-cell office:value-type="float" office:value="80">
            <text:p>80 </text:p>
          </table:table-cell>
          <table:table-cell office:value-type="float" office:value="150000">
            <text:p>150,000</text:p>
          </table:table-cell>
          <table:table-cell table:formula="of:=[.B81]*0.75" office:value-type="float" office:value="112500">
            <text:p>112,500</text:p>
          </table:table-cell>
          <table:table-cell office:value-type="string">
            <text:p>apprentice sorcerer</text:p>
          </table:table-cell>
          <table:table-cell table:formula="of:=[.B81]-[.B80]" office:value-type="float" office:value="9000">
            <text:p>9,000</text:p>
          </table:table-cell>
          <table:table-cell table:style-name="ce23" table:formula="of:=([.E81]-[.E80])/[.E80]" office:value-type="percentage" office:value="-0.470588235294118">
            <text:p>-47.06%</text:p>
          </table:table-cell>
          <table:table-cell table:formula="of:=[.E81]/4" office:value-type="float" office:value="2250">
            <text:p>2,250</text:p>
          </table:table-cell>
          <table:table-cell table:formula="of:=[.G81]*2/60/60" office:value-type="float" office:value="1.25">
            <text:p>1.25</text:p>
          </table:table-cell>
          <table:table-cell table:formula="of:=[.I80]+[.H81]" office:value-type="float" office:value="20.8194444444444">
            <text:p>20.82</text:p>
          </table:table-cell>
          <table:table-cell table:formula="of:=[.H81]/24" office:value-type="float" office:value="0.0520833333333333">
            <text:p>0.05</text:p>
          </table:table-cell>
          <table:table-cell table:number-columns-repeated="1013"/>
        </table:table-row>
        <table:table-row table:style-name="ro1">
          <table:table-cell office:value-type="float" office:value="81">
            <text:p>81 </text:p>
          </table:table-cell>
          <table:table-cell office:value-type="float" office:value="170000">
            <text:p>170,000</text:p>
          </table:table-cell>
          <table:table-cell table:formula="of:=[.B82]*0.75" office:value-type="float" office:value="127500">
            <text:p>127,500</text:p>
          </table:table-cell>
          <table:table-cell office:value-type="string">
            <text:p>apprentice sorcerer</text:p>
          </table:table-cell>
          <table:table-cell table:formula="of:=[.B82]-[.B81]" office:value-type="float" office:value="20000">
            <text:p>20,000</text:p>
          </table:table-cell>
          <table:table-cell table:style-name="ce23" table:formula="of:=([.E82]-[.E81])/[.E81]" office:value-type="percentage" office:value="1.22222222222222">
            <text:p>122.22%</text:p>
          </table:table-cell>
          <table:table-cell table:formula="of:=[.E82]/4" office:value-type="float" office:value="5000">
            <text:p>5,000</text:p>
          </table:table-cell>
          <table:table-cell table:formula="of:=[.G82]*2/60/60" office:value-type="float" office:value="2.77777777777778">
            <text:p>2.78</text:p>
          </table:table-cell>
          <table:table-cell table:formula="of:=[.I81]+[.H82]" office:value-type="float" office:value="23.5972222222222">
            <text:p>23.60</text:p>
          </table:table-cell>
          <table:table-cell table:formula="of:=[.H82]/24" office:value-type="float" office:value="0.115740740740741">
            <text:p>0.12</text:p>
          </table:table-cell>
          <table:table-cell table:number-columns-repeated="1013"/>
        </table:table-row>
        <table:table-row table:style-name="ro1">
          <table:table-cell office:value-type="float" office:value="82">
            <text:p>82 </text:p>
          </table:table-cell>
          <table:table-cell office:value-type="float" office:value="210000">
            <text:p>210,000</text:p>
          </table:table-cell>
          <table:table-cell table:formula="of:=[.B83]*0.75" office:value-type="float" office:value="157500">
            <text:p>157,500</text:p>
          </table:table-cell>
          <table:table-cell office:value-type="string">
            <text:p>apprentice sorcerer</text:p>
          </table:table-cell>
          <table:table-cell table:formula="of:=[.B83]-[.B82]" office:value-type="float" office:value="40000">
            <text:p>40,000</text:p>
          </table:table-cell>
          <table:table-cell table:style-name="ce23" table:formula="of:=([.E83]-[.E82])/[.E82]" office:value-type="percentage" office:value="1">
            <text:p>100.00%</text:p>
          </table:table-cell>
          <table:table-cell table:formula="of:=[.E83]/4" office:value-type="float" office:value="10000">
            <text:p>10,000</text:p>
          </table:table-cell>
          <table:table-cell table:formula="of:=[.G83]*2/60/60" office:value-type="float" office:value="5.55555555555556">
            <text:p>5.56</text:p>
          </table:table-cell>
          <table:table-cell table:formula="of:=[.I82]+[.H83]" office:value-type="float" office:value="29.1527777777778">
            <text:p>29.15</text:p>
          </table:table-cell>
          <table:table-cell table:formula="of:=[.H83]/24" office:value-type="float" office:value="0.231481481481481">
            <text:p>0.23</text:p>
          </table:table-cell>
          <table:table-cell table:number-columns-repeated="1013"/>
        </table:table-row>
        <table:table-row table:style-name="ro1">
          <table:table-cell office:value-type="float" office:value="83">
            <text:p>83 </text:p>
          </table:table-cell>
          <table:table-cell office:value-type="float" office:value="251000">
            <text:p>251,000</text:p>
          </table:table-cell>
          <table:table-cell table:formula="of:=[.B84]*0.75" office:value-type="float" office:value="188250">
            <text:p>188,250</text:p>
          </table:table-cell>
          <table:table-cell office:value-type="string">
            <text:p>learned sorcerer</text:p>
          </table:table-cell>
          <table:table-cell table:formula="of:=[.B84]-[.B83]" office:value-type="float" office:value="41000">
            <text:p>41,000</text:p>
          </table:table-cell>
          <table:table-cell table:style-name="ce23" table:formula="of:=([.E84]-[.E83])/[.E83]" office:value-type="percentage" office:value="0.025">
            <text:p>2.50%</text:p>
          </table:table-cell>
          <table:table-cell table:formula="of:=[.E84]/4" office:value-type="float" office:value="10250">
            <text:p>10,250</text:p>
          </table:table-cell>
          <table:table-cell table:formula="of:=[.G84]*2/60/60" office:value-type="float" office:value="5.69444444444444">
            <text:p>5.69</text:p>
          </table:table-cell>
          <table:table-cell table:formula="of:=[.I83]+[.H84]" office:value-type="float" office:value="34.8472222222222">
            <text:p>34.85</text:p>
          </table:table-cell>
          <table:table-cell table:formula="of:=[.H84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4">
            <text:p>84 </text:p>
          </table:table-cell>
          <table:table-cell office:value-type="float" office:value="292000">
            <text:p>292,000</text:p>
          </table:table-cell>
          <table:table-cell table:formula="of:=[.B85]*0.75" office:value-type="float" office:value="219000">
            <text:p>219,000</text:p>
          </table:table-cell>
          <table:table-cell office:value-type="string">
            <text:p>learned sorcerer</text:p>
          </table:table-cell>
          <table:table-cell table:formula="of:=[.B85]-[.B84]" office:value-type="float" office:value="41000">
            <text:p>41,000</text:p>
          </table:table-cell>
          <table:table-cell table:style-name="ce23" table:formula="of:=([.E85]-[.E84])/[.E84]" office:value-type="percentage" office:value="0">
            <text:p>0.00%</text:p>
          </table:table-cell>
          <table:table-cell table:formula="of:=[.E85]/4" office:value-type="float" office:value="10250">
            <text:p>10,250</text:p>
          </table:table-cell>
          <table:table-cell table:formula="of:=[.G85]*2/60/60" office:value-type="float" office:value="5.69444444444444">
            <text:p>5.69</text:p>
          </table:table-cell>
          <table:table-cell table:formula="of:=[.I84]+[.H85]" office:value-type="float" office:value="40.5416666666667">
            <text:p>40.54</text:p>
          </table:table-cell>
          <table:table-cell table:formula="of:=[.H85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5">
            <text:p>85 </text:p>
          </table:table-cell>
          <table:table-cell office:value-type="float" office:value="333000">
            <text:p>333,000</text:p>
          </table:table-cell>
          <table:table-cell table:formula="of:=[.B86]*0.75" office:value-type="float" office:value="249750">
            <text:p>249,750</text:p>
          </table:table-cell>
          <table:table-cell office:value-type="string">
            <text:p>learned sorcerer</text:p>
          </table:table-cell>
          <table:table-cell table:formula="of:=[.B86]-[.B85]" office:value-type="float" office:value="41000">
            <text:p>41,000</text:p>
          </table:table-cell>
          <table:table-cell table:style-name="ce23" table:formula="of:=([.E86]-[.E85])/[.E85]" office:value-type="percentage" office:value="0">
            <text:p>0.00%</text:p>
          </table:table-cell>
          <table:table-cell table:formula="of:=[.E86]/4" office:value-type="float" office:value="10250">
            <text:p>10,250</text:p>
          </table:table-cell>
          <table:table-cell table:formula="of:=[.G86]*2/60/60" office:value-type="float" office:value="5.69444444444444">
            <text:p>5.69</text:p>
          </table:table-cell>
          <table:table-cell table:formula="of:=[.I85]+[.H86]" office:value-type="float" office:value="46.2361111111111">
            <text:p>46.24</text:p>
          </table:table-cell>
          <table:table-cell table:formula="of:=[.H86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6">
            <text:p>86 </text:p>
          </table:table-cell>
          <table:table-cell office:value-type="float" office:value="374000">
            <text:p>374,000</text:p>
          </table:table-cell>
          <table:table-cell table:formula="of:=[.B87]*0.75" office:value-type="float" office:value="280500">
            <text:p>280,500</text:p>
          </table:table-cell>
          <table:table-cell office:value-type="string">
            <text:p>learned sorcerer</text:p>
          </table:table-cell>
          <table:table-cell table:formula="of:=[.B87]-[.B86]" office:value-type="float" office:value="41000">
            <text:p>41,000</text:p>
          </table:table-cell>
          <table:table-cell table:style-name="ce23" table:formula="of:=([.E87]-[.E86])/[.E86]" office:value-type="percentage" office:value="0">
            <text:p>0.00%</text:p>
          </table:table-cell>
          <table:table-cell table:formula="of:=[.E87]/4" office:value-type="float" office:value="10250">
            <text:p>10,250</text:p>
          </table:table-cell>
          <table:table-cell table:formula="of:=[.G87]*2/60/60" office:value-type="float" office:value="5.69444444444444">
            <text:p>5.69</text:p>
          </table:table-cell>
          <table:table-cell table:formula="of:=[.I86]+[.H87]" office:value-type="float" office:value="51.9305555555555">
            <text:p>51.93</text:p>
          </table:table-cell>
          <table:table-cell table:formula="of:=[.H87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7">
            <text:p>87 </text:p>
          </table:table-cell>
          <table:table-cell office:value-type="float" office:value="415000">
            <text:p>415,000</text:p>
          </table:table-cell>
          <table:table-cell table:formula="of:=[.B88]*0.75" office:value-type="float" office:value="311250">
            <text:p>311,250</text:p>
          </table:table-cell>
          <table:table-cell office:value-type="string">
            <text:p>learned sorcerer</text:p>
          </table:table-cell>
          <table:table-cell table:formula="of:=[.B88]-[.B87]" office:value-type="float" office:value="41000">
            <text:p>41,000</text:p>
          </table:table-cell>
          <table:table-cell table:style-name="ce23" table:formula="of:=([.E88]-[.E87])/[.E87]" office:value-type="percentage" office:value="0">
            <text:p>0.00%</text:p>
          </table:table-cell>
          <table:table-cell table:formula="of:=[.E88]/4" office:value-type="float" office:value="10250">
            <text:p>10,250</text:p>
          </table:table-cell>
          <table:table-cell table:formula="of:=[.G88]*2/60/60" office:value-type="float" office:value="5.69444444444444">
            <text:p>5.69</text:p>
          </table:table-cell>
          <table:table-cell table:formula="of:=[.I87]+[.H88]" office:value-type="float" office:value="57.625">
            <text:p>57.63</text:p>
          </table:table-cell>
          <table:table-cell table:formula="of:=[.H88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8">
            <text:p>88 </text:p>
          </table:table-cell>
          <table:table-cell office:value-type="float" office:value="456000">
            <text:p>456,000</text:p>
          </table:table-cell>
          <table:table-cell table:formula="of:=[.B89]*0.75" office:value-type="float" office:value="342000">
            <text:p>342,000</text:p>
          </table:table-cell>
          <table:table-cell office:value-type="string">
            <text:p>learned sorcerer</text:p>
          </table:table-cell>
          <table:table-cell table:formula="of:=[.B89]-[.B88]" office:value-type="float" office:value="41000">
            <text:p>41,000</text:p>
          </table:table-cell>
          <table:table-cell table:style-name="ce23" table:formula="of:=([.E89]-[.E88])/[.E88]" office:value-type="percentage" office:value="0">
            <text:p>0.00%</text:p>
          </table:table-cell>
          <table:table-cell table:formula="of:=[.E89]/4" office:value-type="float" office:value="10250">
            <text:p>10,250</text:p>
          </table:table-cell>
          <table:table-cell table:formula="of:=[.G89]*2/60/60" office:value-type="float" office:value="5.69444444444444">
            <text:p>5.69</text:p>
          </table:table-cell>
          <table:table-cell table:formula="of:=[.I88]+[.H89]" office:value-type="float" office:value="63.3194444444444">
            <text:p>63.32</text:p>
          </table:table-cell>
          <table:table-cell table:formula="of:=[.H89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89">
            <text:p>89 </text:p>
          </table:table-cell>
          <table:table-cell office:value-type="float" office:value="497000">
            <text:p>497,000</text:p>
          </table:table-cell>
          <table:table-cell table:formula="of:=[.B90]*0.75" office:value-type="float" office:value="372750">
            <text:p>372,750</text:p>
          </table:table-cell>
          <table:table-cell office:value-type="string">
            <text:p>learned sorcerer</text:p>
          </table:table-cell>
          <table:table-cell table:formula="of:=[.B90]-[.B89]" office:value-type="float" office:value="41000">
            <text:p>41,000</text:p>
          </table:table-cell>
          <table:table-cell table:style-name="ce23" table:formula="of:=([.E90]-[.E89])/[.E89]" office:value-type="percentage" office:value="0">
            <text:p>0.00%</text:p>
          </table:table-cell>
          <table:table-cell table:formula="of:=[.E90]/4" office:value-type="float" office:value="10250">
            <text:p>10,250</text:p>
          </table:table-cell>
          <table:table-cell table:formula="of:=[.G90]*2/60/60" office:value-type="float" office:value="5.69444444444444">
            <text:p>5.69</text:p>
          </table:table-cell>
          <table:table-cell table:formula="of:=[.I89]+[.H90]" office:value-type="float" office:value="69.0138888888889">
            <text:p>69.01</text:p>
          </table:table-cell>
          <table:table-cell table:formula="of:=[.H90]/24" office:value-type="float" office:value="0.237268518518519">
            <text:p>0.24</text:p>
          </table:table-cell>
          <table:table-cell table:number-columns-repeated="1013"/>
        </table:table-row>
        <table:table-row table:style-name="ro1">
          <table:table-cell office:value-type="float" office:value="90">
            <text:p>90 </text:p>
          </table:table-cell>
          <table:table-cell office:value-type="float" office:value="540000">
            <text:p>540,000</text:p>
          </table:table-cell>
          <table:table-cell table:formula="of:=[.B91]*0.75" office:value-type="float" office:value="405000">
            <text:p>405,000</text:p>
          </table:table-cell>
          <table:table-cell office:value-type="string">
            <text:p>learned sorcerer</text:p>
          </table:table-cell>
          <table:table-cell table:formula="of:=[.B91]-[.B90]" office:value-type="float" office:value="43000">
            <text:p>43,000</text:p>
          </table:table-cell>
          <table:table-cell table:style-name="ce23" table:formula="of:=([.E91]-[.E90])/[.E90]" office:value-type="percentage" office:value="0.0487804878048781">
            <text:p>4.88%</text:p>
          </table:table-cell>
          <table:table-cell table:formula="of:=[.E91]/4" office:value-type="float" office:value="10750">
            <text:p>10,750</text:p>
          </table:table-cell>
          <table:table-cell table:formula="of:=[.G91]*2/60/60" office:value-type="float" office:value="5.97222222222222">
            <text:p>5.97</text:p>
          </table:table-cell>
          <table:table-cell table:formula="of:=[.I90]+[.H91]" office:value-type="float" office:value="74.9861111111111">
            <text:p>74.99</text:p>
          </table:table-cell>
          <table:table-cell table:formula="of:=[.H91]/24" office:value-type="float" office:value="0.248842592592593">
            <text:p>0.25</text:p>
          </table:table-cell>
          <table:table-cell table:number-columns-repeated="1013"/>
        </table:table-row>
        <table:table-row table:style-name="ro1">
          <table:table-cell office:value-type="float" office:value="91">
            <text:p>91 </text:p>
          </table:table-cell>
          <table:table-cell office:value-type="float" office:value="585000">
            <text:p>585,000</text:p>
          </table:table-cell>
          <table:table-cell table:formula="of:=[.B92]*0.75" office:value-type="float" office:value="438750">
            <text:p>438,750</text:p>
          </table:table-cell>
          <table:table-cell office:value-type="string">
            <text:p>learned sorcerer</text:p>
          </table:table-cell>
          <table:table-cell table:formula="of:=[.B92]-[.B91]" office:value-type="float" office:value="45000">
            <text:p>45,000</text:p>
          </table:table-cell>
          <table:table-cell table:style-name="ce23" table:formula="of:=([.E92]-[.E91])/[.E91]" office:value-type="percentage" office:value="0.0465116279069768">
            <text:p>4.65%</text:p>
          </table:table-cell>
          <table:table-cell table:formula="of:=[.E92]/4" office:value-type="float" office:value="11250">
            <text:p>11,250</text:p>
          </table:table-cell>
          <table:table-cell table:formula="of:=[.G92]*2/60/60" office:value-type="float" office:value="6.25">
            <text:p>6.25</text:p>
          </table:table-cell>
          <table:table-cell table:formula="of:=[.I91]+[.H92]" office:value-type="float" office:value="81.2361111111111">
            <text:p>81.24</text:p>
          </table:table-cell>
          <table:table-cell table:formula="of:=[.H92]/24" office:value-type="float" office:value="0.260416666666667">
            <text:p>0.26</text:p>
          </table:table-cell>
          <table:table-cell table:number-columns-repeated="1013"/>
        </table:table-row>
        <table:table-row table:style-name="ro1">
          <table:table-cell office:value-type="float" office:value="92">
            <text:p>92 </text:p>
          </table:table-cell>
          <table:table-cell office:value-type="float" office:value="632900">
            <text:p>632,900</text:p>
          </table:table-cell>
          <table:table-cell table:formula="of:=[.B93]*0.75" office:value-type="float" office:value="474675">
            <text:p>474,675</text:p>
          </table:table-cell>
          <table:table-cell office:value-type="string">
            <text:p>superior sorcerer</text:p>
          </table:table-cell>
          <table:table-cell table:formula="of:=[.B93]-[.B92]" office:value-type="float" office:value="47900">
            <text:p>47,900</text:p>
          </table:table-cell>
          <table:table-cell table:style-name="ce23" table:formula="of:=([.E93]-[.E92])/[.E92]" office:value-type="percentage" office:value="0.0644444444444444">
            <text:p>6.44%</text:p>
          </table:table-cell>
          <table:table-cell table:formula="of:=[.E93]/4" office:value-type="float" office:value="11975">
            <text:p>11,975</text:p>
          </table:table-cell>
          <table:table-cell table:formula="of:=[.G93]*2/60/60" office:value-type="float" office:value="6.65277777777778">
            <text:p>6.65</text:p>
          </table:table-cell>
          <table:table-cell table:formula="of:=[.I92]+[.H93]" office:value-type="float" office:value="87.8888888888889">
            <text:p>87.89</text:p>
          </table:table-cell>
          <table:table-cell table:formula="of:=[.H93]/24" office:value-type="float" office:value="0.277199074074074">
            <text:p>0.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 </text:p>
          </table:table-cell>
          <table:table-cell office:value-type="float" office:value="683500">
            <text:p>683,500</text:p>
          </table:table-cell>
          <table:table-cell table:formula="of:=[.B94]*0.75" office:value-type="float" office:value="512625">
            <text:p>512,625</text:p>
          </table:table-cell>
          <table:table-cell office:value-type="string">
            <text:p>superior sorcerer</text:p>
          </table:table-cell>
          <table:table-cell table:formula="of:=[.B94]-[.B93]" office:value-type="float" office:value="50600">
            <text:p>50,600</text:p>
          </table:table-cell>
          <table:table-cell table:style-name="ce23" table:formula="of:=([.E94]-[.E93])/[.E93]" office:value-type="percentage" office:value="0.0563674321503132">
            <text:p>5.64%</text:p>
          </table:table-cell>
          <table:table-cell table:formula="of:=[.E94]/4" office:value-type="float" office:value="12650">
            <text:p>12,650</text:p>
          </table:table-cell>
          <table:table-cell table:formula="of:=[.G94]*2/60/60" office:value-type="float" office:value="7.02777777777778">
            <text:p>7.03</text:p>
          </table:table-cell>
          <table:table-cell table:formula="of:=[.I93]+[.H94]" office:value-type="float" office:value="94.9166666666667">
            <text:p>94.92</text:p>
          </table:table-cell>
          <table:table-cell table:formula="of:=[.H94]/24" office:value-type="float" office:value="0.292824074074074">
            <text:p>0.29</text:p>
          </table:table-cell>
          <table:table-cell table:number-columns-repeated="1013"/>
        </table:table-row>
        <table:table-row table:style-name="ro1">
          <table:table-cell office:value-type="float" office:value="94">
            <text:p>94 </text:p>
          </table:table-cell>
          <table:table-cell office:value-type="float" office:value="738000">
            <text:p>738,000</text:p>
          </table:table-cell>
          <table:table-cell table:formula="of:=[.B95]*0.75" office:value-type="float" office:value="553500">
            <text:p>553,500</text:p>
          </table:table-cell>
          <table:table-cell office:value-type="string">
            <text:p>superior sorcerer</text:p>
          </table:table-cell>
          <table:table-cell table:formula="of:=[.B95]-[.B94]" office:value-type="float" office:value="54500">
            <text:p>54,500</text:p>
          </table:table-cell>
          <table:table-cell table:style-name="ce23" table:formula="of:=([.E95]-[.E94])/[.E94]" office:value-type="percentage" office:value="0.0770750988142293">
            <text:p>7.71%</text:p>
          </table:table-cell>
          <table:table-cell table:formula="of:=[.E95]/4" office:value-type="float" office:value="13625">
            <text:p>13,625</text:p>
          </table:table-cell>
          <table:table-cell table:formula="of:=[.G95]*2/60/60" office:value-type="float" office:value="7.56944444444444">
            <text:p>7.57</text:p>
          </table:table-cell>
          <table:table-cell table:formula="of:=[.I94]+[.H95]" office:value-type="float" office:value="102.486111111111">
            <text:p>102.49</text:p>
          </table:table-cell>
          <table:table-cell table:formula="of:=[.H95]/24" office:value-type="float" office:value="0.315393518518519">
            <text:p>0.32</text:p>
          </table:table-cell>
          <table:table-cell table:number-columns-repeated="1013"/>
        </table:table-row>
        <table:table-row table:style-name="ro1">
          <table:table-cell office:value-type="float" office:value="95">
            <text:p>95 </text:p>
          </table:table-cell>
          <table:table-cell office:value-type="float" office:value="796600">
            <text:p>796,600</text:p>
          </table:table-cell>
          <table:table-cell table:formula="of:=[.B96]*0.75" office:value-type="float" office:value="597450">
            <text:p>597,450</text:p>
          </table:table-cell>
          <table:table-cell office:value-type="string">
            <text:p>superior sorcerer</text:p>
          </table:table-cell>
          <table:table-cell table:formula="of:=[.B96]-[.B95]" office:value-type="float" office:value="58600">
            <text:p>58,600</text:p>
          </table:table-cell>
          <table:table-cell table:style-name="ce23" table:formula="of:=([.E96]-[.E95])/[.E95]" office:value-type="percentage" office:value="0.0752293577981651">
            <text:p>7.52%</text:p>
          </table:table-cell>
          <table:table-cell table:formula="of:=[.E96]/4" office:value-type="float" office:value="14650">
            <text:p>14,650</text:p>
          </table:table-cell>
          <table:table-cell table:formula="of:=[.G96]*2/60/60" office:value-type="float" office:value="8.13888888888889">
            <text:p>8.14</text:p>
          </table:table-cell>
          <table:table-cell table:formula="of:=[.I95]+[.H96]" office:value-type="float" office:value="110.625">
            <text:p>110.63</text:p>
          </table:table-cell>
          <table:table-cell table:formula="of:=[.H96]/24" office:value-type="float" office:value="0.33912037037037">
            <text:p>0.34</text:p>
          </table:table-cell>
          <table:table-cell table:number-columns-repeated="1013"/>
        </table:table-row>
        <table:table-row table:style-name="ro1">
          <table:table-cell office:value-type="float" office:value="96">
            <text:p>96 </text:p>
          </table:table-cell>
          <table:table-cell office:value-type="float" office:value="859600">
            <text:p>859,600</text:p>
          </table:table-cell>
          <table:table-cell table:formula="of:=[.B97]*0.75" office:value-type="float" office:value="644700">
            <text:p>644,700</text:p>
          </table:table-cell>
          <table:table-cell office:value-type="string">
            <text:p>superior sorcerer</text:p>
          </table:table-cell>
          <table:table-cell table:formula="of:=[.B97]-[.B96]" office:value-type="float" office:value="63000">
            <text:p>63,000</text:p>
          </table:table-cell>
          <table:table-cell table:style-name="ce23" table:formula="of:=([.E97]-[.E96])/[.E96]" office:value-type="percentage" office:value="0.0750853242320819">
            <text:p>7.51%</text:p>
          </table:table-cell>
          <table:table-cell table:formula="of:=[.E97]/4" office:value-type="float" office:value="15750">
            <text:p>15,750</text:p>
          </table:table-cell>
          <table:table-cell table:formula="of:=[.G97]*2/60/60" office:value-type="float" office:value="8.75">
            <text:p>8.75</text:p>
          </table:table-cell>
          <table:table-cell table:formula="of:=[.I96]+[.H97]" office:value-type="float" office:value="119.375">
            <text:p>119.38</text:p>
          </table:table-cell>
          <table:table-cell table:formula="of:=[.H97]/24" office:value-type="float" office:value="0.364583333333333">
            <text:p>0.36</text:p>
          </table:table-cell>
          <table:table-cell table:number-columns-repeated="1013"/>
        </table:table-row>
        <table:table-row table:style-name="ro1">
          <table:table-cell office:value-type="float" office:value="97">
            <text:p>97 </text:p>
          </table:table-cell>
          <table:table-cell office:value-type="float" office:value="927400">
            <text:p>927,400</text:p>
          </table:table-cell>
          <table:table-cell table:formula="of:=[.B98]*0.75" office:value-type="float" office:value="695550">
            <text:p>695,550</text:p>
          </table:table-cell>
          <table:table-cell office:value-type="string">
            <text:p>superior sorcerer</text:p>
          </table:table-cell>
          <table:table-cell table:formula="of:=[.B98]-[.B97]" office:value-type="float" office:value="67800">
            <text:p>67,800</text:p>
          </table:table-cell>
          <table:table-cell table:style-name="ce23" table:formula="of:=([.E98]-[.E97])/[.E97]" office:value-type="percentage" office:value="0.0761904761904762">
            <text:p>7.62%</text:p>
          </table:table-cell>
          <table:table-cell table:formula="of:=[.E98]/4" office:value-type="float" office:value="16950">
            <text:p>16,950</text:p>
          </table:table-cell>
          <table:table-cell table:formula="of:=[.G98]*2/60/60" office:value-type="float" office:value="9.41666666666667">
            <text:p>9.42</text:p>
          </table:table-cell>
          <table:table-cell table:formula="of:=[.I97]+[.H98]" office:value-type="float" office:value="128.791666666667">
            <text:p>128.79</text:p>
          </table:table-cell>
          <table:table-cell table:formula="of:=[.H98]/24" office:value-type="float" office:value="0.392361111111111">
            <text:p>0.39</text:p>
          </table:table-cell>
          <table:table-cell table:number-columns-repeated="1013"/>
        </table:table-row>
        <table:table-row table:style-name="ro1">
          <table:table-cell office:value-type="float" office:value="98">
            <text:p>98 </text:p>
          </table:table-cell>
          <table:table-cell office:value-type="float" office:value="1000300">
            <text:p>1,000,300</text:p>
          </table:table-cell>
          <table:table-cell table:formula="of:=[.B99]*0.75" office:value-type="float" office:value="750225">
            <text:p>750,225</text:p>
          </table:table-cell>
          <table:table-cell office:value-type="string">
            <text:p>superior sorcerer</text:p>
          </table:table-cell>
          <table:table-cell table:formula="of:=[.B99]-[.B98]" office:value-type="float" office:value="72900">
            <text:p>72,900</text:p>
          </table:table-cell>
          <table:table-cell table:style-name="ce23" table:formula="of:=([.E99]-[.E98])/[.E98]" office:value-type="percentage" office:value="0.0752212389380531">
            <text:p>7.52%</text:p>
          </table:table-cell>
          <table:table-cell table:formula="of:=[.E99]/4" office:value-type="float" office:value="18225">
            <text:p>18,225</text:p>
          </table:table-cell>
          <table:table-cell table:formula="of:=[.G99]*2/60/60" office:value-type="float" office:value="10.125">
            <text:p>10.13</text:p>
          </table:table-cell>
          <table:table-cell table:formula="of:=[.I98]+[.H99]" office:value-type="float" office:value="138.916666666667">
            <text:p>138.92</text:p>
          </table:table-cell>
          <table:table-cell table:formula="of:=[.H99]/24" office:value-type="float" office:value="0.421875">
            <text:p>0.42</text:p>
          </table:table-cell>
          <table:table-cell table:number-columns-repeated="1013"/>
        </table:table-row>
        <table:table-row table:style-name="ro1">
          <table:table-cell office:value-type="float" office:value="99">
            <text:p>99 </text:p>
          </table:table-cell>
          <table:table-cell office:value-type="float" office:value="1078700">
            <text:p>1,078,700</text:p>
          </table:table-cell>
          <table:table-cell table:formula="of:=[.B100]*0.75" office:value-type="float" office:value="809025">
            <text:p>809,025</text:p>
          </table:table-cell>
          <table:table-cell office:value-type="string">
            <text:p>superior sorcerer</text:p>
          </table:table-cell>
          <table:table-cell table:formula="of:=[.B100]-[.B99]" office:value-type="float" office:value="78400">
            <text:p>78,400</text:p>
          </table:table-cell>
          <table:table-cell table:style-name="ce23" table:formula="of:=([.E100]-[.E99])/[.E99]" office:value-type="percentage" office:value="0.0754458161865569">
            <text:p>7.54%</text:p>
          </table:table-cell>
          <table:table-cell table:formula="of:=[.E100]/4" office:value-type="float" office:value="19600">
            <text:p>19,600</text:p>
          </table:table-cell>
          <table:table-cell table:formula="of:=[.G100]*2/60/60" office:value-type="float" office:value="10.8888888888889">
            <text:p>10.89</text:p>
          </table:table-cell>
          <table:table-cell table:formula="of:=[.I99]+[.H100]" office:value-type="float" office:value="149.805555555556">
            <text:p>149.81</text:p>
          </table:table-cell>
          <table:table-cell table:formula="of:=[.H100]/24" office:value-type="float" office:value="0.453703703703704">
            <text:p>0.45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 </text:p>
          </table:table-cell>
          <table:table-cell office:value-type="float" office:value="1163000">
            <text:p>1,163,000</text:p>
          </table:table-cell>
          <table:table-cell table:formula="of:=[.B101]*0.75" office:value-type="float" office:value="872250">
            <text:p>872,250</text:p>
          </table:table-cell>
          <table:table-cell office:value-type="string">
            <text:p>Arch-Mage</text:p>
          </table:table-cell>
          <table:table-cell table:formula="of:=[.B101]-[.B100]" office:value-type="float" office:value="84300">
            <text:p>84,300</text:p>
          </table:table-cell>
          <table:table-cell table:style-name="ce23" table:formula="of:=([.E101]-[.E100])/[.E100]" office:value-type="percentage" office:value="0.0752551020408163">
            <text:p>7.53%</text:p>
          </table:table-cell>
          <table:table-cell table:formula="of:=[.E101]/4" office:value-type="float" office:value="21075">
            <text:p>21,075</text:p>
          </table:table-cell>
          <table:table-cell table:formula="of:=[.G101]*2/60/60" office:value-type="float" office:value="11.7083333333333">
            <text:p>11.71</text:p>
          </table:table-cell>
          <table:table-cell table:formula="of:=[.I100]+[.H101]" office:value-type="float" office:value="161.513888888889">
            <text:p>161.51</text:p>
          </table:table-cell>
          <table:table-cell table:formula="of:=[.H101]/24" office:value-type="float" office:value="0.487847222222222">
            <text:p>0.49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 </text:p>
          </table:table-cell>
          <table:table-cell office:value-type="float" office:value="1253600">
            <text:p>1,253,600</text:p>
          </table:table-cell>
          <table:table-cell table:formula="of:=[.B102]*0.75" office:value-type="float" office:value="940200">
            <text:p>940,200</text:p>
          </table:table-cell>
          <table:table-cell office:value-type="string">
            <text:p>Arch-Mage</text:p>
          </table:table-cell>
          <table:table-cell table:formula="of:=[.B102]-[.B101]" office:value-type="float" office:value="90600">
            <text:p>90,600</text:p>
          </table:table-cell>
          <table:table-cell table:style-name="ce23" table:formula="of:=([.E102]-[.E101])/[.E101]" office:value-type="percentage" office:value="0.0747330960854093">
            <text:p>7.47%</text:p>
          </table:table-cell>
          <table:table-cell table:formula="of:=[.E102]/4" office:value-type="float" office:value="22650">
            <text:p>22,650</text:p>
          </table:table-cell>
          <table:table-cell table:formula="of:=[.G102]*2/60/60" office:value-type="float" office:value="12.5833333333333">
            <text:p>12.58</text:p>
          </table:table-cell>
          <table:table-cell table:formula="of:=[.I101]+[.H102]" office:value-type="float" office:value="174.097222222222">
            <text:p>174.10</text:p>
          </table:table-cell>
          <table:table-cell table:formula="of:=[.H102]/24" office:value-type="float" office:value="0.524305555555556">
            <text:p>0.52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 </text:p>
          </table:table-cell>
          <table:table-cell office:value-type="float" office:value="1351000">
            <text:p>1,351,000</text:p>
          </table:table-cell>
          <table:table-cell table:formula="of:=[.B103]*0.75" office:value-type="float" office:value="1013250">
            <text:p>1,013,250</text:p>
          </table:table-cell>
          <table:table-cell office:value-type="string">
            <text:p>Arch-Mage</text:p>
          </table:table-cell>
          <table:table-cell table:formula="of:=[.B103]-[.B102]" office:value-type="float" office:value="97400">
            <text:p>97,400</text:p>
          </table:table-cell>
          <table:table-cell table:style-name="ce23" table:formula="of:=([.E103]-[.E102])/[.E102]" office:value-type="percentage" office:value="0.0750551876379691">
            <text:p>7.51%</text:p>
          </table:table-cell>
          <table:table-cell table:formula="of:=[.E103]/4" office:value-type="float" office:value="24350">
            <text:p>24,350</text:p>
          </table:table-cell>
          <table:table-cell table:formula="of:=[.G103]*2/60/60" office:value-type="float" office:value="13.5277777777778">
            <text:p>13.53</text:p>
          </table:table-cell>
          <table:table-cell table:formula="of:=[.I102]+[.H103]" office:value-type="float" office:value="187.625">
            <text:p>187.63</text:p>
          </table:table-cell>
          <table:table-cell table:formula="of:=[.H103]/24" office:value-type="float" office:value="0.563657407407407">
            <text:p>0.56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 </text:p>
          </table:table-cell>
          <table:table-cell office:value-type="float" office:value="1455700">
            <text:p>1,455,700</text:p>
          </table:table-cell>
          <table:table-cell table:formula="of:=[.B104]*0.75" office:value-type="float" office:value="1091775">
            <text:p>1,091,775</text:p>
          </table:table-cell>
          <table:table-cell office:value-type="string">
            <text:p>Arch-Mage</text:p>
          </table:table-cell>
          <table:table-cell table:formula="of:=[.B104]-[.B103]" office:value-type="float" office:value="104700">
            <text:p>104,700</text:p>
          </table:table-cell>
          <table:table-cell table:style-name="ce23" table:formula="of:=([.E104]-[.E103])/[.E103]" office:value-type="percentage" office:value="0.0749486652977413">
            <text:p>7.49%</text:p>
          </table:table-cell>
          <table:table-cell table:formula="of:=[.E104]/4" office:value-type="float" office:value="26175">
            <text:p>26,175</text:p>
          </table:table-cell>
          <table:table-cell table:formula="of:=[.G104]*2/60/60" office:value-type="float" office:value="14.5416666666667">
            <text:p>14.54</text:p>
          </table:table-cell>
          <table:table-cell table:formula="of:=[.I103]+[.H104]" office:value-type="float" office:value="202.166666666667">
            <text:p>202.17</text:p>
          </table:table-cell>
          <table:table-cell table:formula="of:=[.H104]/24" office:value-type="float" office:value="0.605902777777778">
            <text:p>0.61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 </text:p>
          </table:table-cell>
          <table:table-cell office:value-type="float" office:value="1568200">
            <text:p>1,568,200</text:p>
          </table:table-cell>
          <table:table-cell table:formula="of:=[.B105]*0.75" office:value-type="float" office:value="1176150">
            <text:p>1,176,150</text:p>
          </table:table-cell>
          <table:table-cell office:value-type="string">
            <text:p>Arch-Mage</text:p>
          </table:table-cell>
          <table:table-cell table:formula="of:=[.B105]-[.B104]" office:value-type="float" office:value="112500">
            <text:p>112,500</text:p>
          </table:table-cell>
          <table:table-cell table:style-name="ce23" table:formula="of:=([.E105]-[.E104])/[.E104]" office:value-type="percentage" office:value="0.0744985673352436">
            <text:p>7.45%</text:p>
          </table:table-cell>
          <table:table-cell table:formula="of:=[.E105]/4" office:value-type="float" office:value="28125">
            <text:p>28,125</text:p>
          </table:table-cell>
          <table:table-cell table:formula="of:=[.G105]*2/60/60" office:value-type="float" office:value="15.625">
            <text:p>15.63</text:p>
          </table:table-cell>
          <table:table-cell table:formula="of:=[.I104]+[.H105]" office:value-type="float" office:value="217.791666666667">
            <text:p>217.79</text:p>
          </table:table-cell>
          <table:table-cell table:formula="of:=[.H105]/24" office:value-type="float" office:value="0.651041666666667">
            <text:p>0.65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 </text:p>
          </table:table-cell>
          <table:table-cell office:value-type="float" office:value="1689100">
            <text:p>1,689,100</text:p>
          </table:table-cell>
          <table:table-cell table:formula="of:=[.B106]*0.75" office:value-type="float" office:value="1266825">
            <text:p>1,266,825</text:p>
          </table:table-cell>
          <table:table-cell office:value-type="string">
            <text:p>Arch-Mage</text:p>
          </table:table-cell>
          <table:table-cell table:formula="of:=[.B106]-[.B105]" office:value-type="float" office:value="120900">
            <text:p>120,900</text:p>
          </table:table-cell>
          <table:table-cell table:style-name="ce23" table:formula="of:=([.E106]-[.E105])/[.E105]" office:value-type="percentage" office:value="0.0746666666666667">
            <text:p>7.47%</text:p>
          </table:table-cell>
          <table:table-cell table:formula="of:=[.E106]/4" office:value-type="float" office:value="30225">
            <text:p>30,225</text:p>
          </table:table-cell>
          <table:table-cell table:formula="of:=[.G106]*2/60/60" office:value-type="float" office:value="16.7916666666667">
            <text:p>16.79</text:p>
          </table:table-cell>
          <table:table-cell table:formula="of:=[.I105]+[.H106]" office:value-type="float" office:value="234.583333333333">
            <text:p>234.58</text:p>
          </table:table-cell>
          <table:table-cell table:formula="of:=[.H106]/24" office:value-type="float" office:value="0.699652777777778">
            <text:p>0.70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 </text:p>
          </table:table-cell>
          <table:table-cell office:value-type="float" office:value="1819000">
            <text:p>1,819,000</text:p>
          </table:table-cell>
          <table:table-cell table:formula="of:=[.B107]*0.75" office:value-type="float" office:value="1364250">
            <text:p>1,364,250</text:p>
          </table:table-cell>
          <table:table-cell office:value-type="string">
            <text:p>Arch-Mage</text:p>
          </table:table-cell>
          <table:table-cell table:formula="of:=[.B107]-[.B106]" office:value-type="float" office:value="129900">
            <text:p>129,900</text:p>
          </table:table-cell>
          <table:table-cell table:style-name="ce23" table:formula="of:=([.E107]-[.E106])/[.E106]" office:value-type="percentage" office:value="0.0744416873449131">
            <text:p>7.44%</text:p>
          </table:table-cell>
          <table:table-cell table:formula="of:=[.E107]/4" office:value-type="float" office:value="32475">
            <text:p>32,475</text:p>
          </table:table-cell>
          <table:table-cell table:formula="of:=[.G107]*2/60/60" office:value-type="float" office:value="18.0416666666667">
            <text:p>18.04</text:p>
          </table:table-cell>
          <table:table-cell table:formula="of:=[.I106]+[.H107]" office:value-type="float" office:value="252.625">
            <text:p>252.63</text:p>
          </table:table-cell>
          <table:table-cell table:formula="of:=[.H107]/24" office:value-type="float" office:value="0.751736111111111">
            <text:p>0.75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 </text:p>
          </table:table-cell>
          <table:table-cell office:value-type="float" office:value="1958600">
            <text:p>1,958,600</text:p>
          </table:table-cell>
          <table:table-cell table:formula="of:=[.B108]*0.75" office:value-type="float" office:value="1468950">
            <text:p>1,468,950</text:p>
          </table:table-cell>
          <table:table-cell office:value-type="string">
            <text:p>Arch-Mage</text:p>
          </table:table-cell>
          <table:table-cell table:formula="of:=[.B108]-[.B107]" office:value-type="float" office:value="139600">
            <text:p>139,600</text:p>
          </table:table-cell>
          <table:table-cell table:style-name="ce23" table:formula="of:=([.E108]-[.E107])/[.E107]" office:value-type="percentage" office:value="0.0746728252501925">
            <text:p>7.47%</text:p>
          </table:table-cell>
          <table:table-cell table:formula="of:=[.E108]/4" office:value-type="float" office:value="34900">
            <text:p>34,900</text:p>
          </table:table-cell>
          <table:table-cell table:formula="of:=[.G108]*2/60/60" office:value-type="float" office:value="19.3888888888889">
            <text:p>19.39</text:p>
          </table:table-cell>
          <table:table-cell table:formula="of:=[.I107]+[.H108]" office:value-type="float" office:value="272.013888888889">
            <text:p>272.01</text:p>
          </table:table-cell>
          <table:table-cell table:formula="of:=[.H108]/24" office:value-type="float" office:value="0.80787037037037">
            <text:p>0.81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 </text:p>
          </table:table-cell>
          <table:table-cell office:value-type="float" office:value="2108500">
            <text:p>2,108,500</text:p>
          </table:table-cell>
          <table:table-cell table:formula="of:=[.B109]*0.75" office:value-type="float" office:value="1581375">
            <text:p>1,581,375</text:p>
          </table:table-cell>
          <table:table-cell office:value-type="string">
            <text:p>Arch-Mage</text:p>
          </table:table-cell>
          <table:table-cell table:formula="of:=[.B109]-[.B108]" office:value-type="float" office:value="149900">
            <text:p>149,900</text:p>
          </table:table-cell>
          <table:table-cell table:style-name="ce23" table:formula="of:=([.E109]-[.E108])/[.E108]" office:value-type="percentage" office:value="0.0737822349570201">
            <text:p>7.38%</text:p>
          </table:table-cell>
          <table:table-cell table:formula="of:=[.E109]/4" office:value-type="float" office:value="37475">
            <text:p>37,475</text:p>
          </table:table-cell>
          <table:table-cell table:formula="of:=[.G109]*2/60/60" office:value-type="float" office:value="20.8194444444444">
            <text:p>20.82</text:p>
          </table:table-cell>
          <table:table-cell table:formula="of:=[.I108]+[.H109]" office:value-type="float" office:value="292.833333333333">
            <text:p>292.83</text:p>
          </table:table-cell>
          <table:table-cell table:formula="of:=[.H109]/24" office:value-type="float" office:value="0.867476851851852">
            <text:p>0.87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 </text:p>
          </table:table-cell>
          <table:table-cell office:value-type="float" office:value="2269600">
            <text:p>2,269,600</text:p>
          </table:table-cell>
          <table:table-cell table:formula="of:=[.B110]*0.75" office:value-type="float" office:value="1702200">
            <text:p>1,702,200</text:p>
          </table:table-cell>
          <table:table-cell office:value-type="string">
            <text:p>Arch-Mage</text:p>
          </table:table-cell>
          <table:table-cell table:formula="of:=[.B110]-[.B109]" office:value-type="float" office:value="161100">
            <text:p>161,100</text:p>
          </table:table-cell>
          <table:table-cell table:style-name="ce23" table:formula="of:=([.E110]-[.E108])/[.E108]" office:value-type="percentage" office:value="0.154011461318052">
            <text:p>15.40%</text:p>
          </table:table-cell>
          <table:table-cell table:formula="of:=[.E110]/4" office:value-type="float" office:value="40275">
            <text:p>40,275</text:p>
          </table:table-cell>
          <table:table-cell table:formula="of:=[.G110]*2/60/60" office:value-type="float" office:value="22.375">
            <text:p>22.38</text:p>
          </table:table-cell>
          <table:table-cell table:formula="of:=[.I108]+[.H110]" office:value-type="float" office:value="294.388888888889">
            <text:p>294.39</text:p>
          </table:table-cell>
          <table:table-cell table:formula="of:=[.H110]/24" office:value-type="float" office:value="0.932291666666667">
            <text:p>0.93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 </text:p>
          </table:table-cell>
          <table:table-cell office:value-type="float" office:value="2442600">
            <text:p>2,442,600</text:p>
          </table:table-cell>
          <table:table-cell table:formula="of:=[.B111]*0.75" office:value-type="float" office:value="1831950">
            <text:p>1,831,950</text:p>
          </table:table-cell>
          <table:table-cell office:value-type="string">
            <text:p>Arch-Mage</text:p>
          </table:table-cell>
          <table:table-cell table:formula="of:=[.B111]-[.B110]" office:value-type="float" office:value="173000">
            <text:p>173,000</text:p>
          </table:table-cell>
          <table:table-cell table:style-name="ce23" table:formula="of:=([.E111]-[.E110])/[.E110]" office:value-type="percentage" office:value="0.0738671632526381">
            <text:p>7.39%</text:p>
          </table:table-cell>
          <table:table-cell table:formula="of:=[.E111]/4" office:value-type="float" office:value="43250">
            <text:p>43,250</text:p>
          </table:table-cell>
          <table:table-cell table:formula="of:=[.G111]*2/60/60" office:value-type="float" office:value="24.0277777777778">
            <text:p>24.03</text:p>
          </table:table-cell>
          <table:table-cell table:formula="of:=[.I110]+[.H111]" office:value-type="float" office:value="318.416666666667">
            <text:p>318.42</text:p>
          </table:table-cell>
          <table:table-cell table:formula="of:=[.H111]/24" office:value-type="float" office:value="1.00115740740741">
            <text:p>1.00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 </text:p>
          </table:table-cell>
          <table:table-cell office:value-type="float" office:value="2628400">
            <text:p>2,628,400</text:p>
          </table:table-cell>
          <table:table-cell table:formula="of:=[.B112]*0.75" office:value-type="float" office:value="1971300">
            <text:p>1,971,300</text:p>
          </table:table-cell>
          <table:table-cell office:value-type="string">
            <text:p>Arch-Mage</text:p>
          </table:table-cell>
          <table:table-cell table:formula="of:=[.B112]-[.B111]" office:value-type="float" office:value="185800">
            <text:p>185,800</text:p>
          </table:table-cell>
          <table:table-cell table:style-name="ce23" table:formula="of:=([.E112]-[.E111])/[.E111]" office:value-type="percentage" office:value="0.0739884393063584">
            <text:p>7.40%</text:p>
          </table:table-cell>
          <table:table-cell table:formula="of:=[.E112]/4" office:value-type="float" office:value="46450">
            <text:p>46,450</text:p>
          </table:table-cell>
          <table:table-cell table:formula="of:=[.G112]*2/60/60" office:value-type="float" office:value="25.8055555555556">
            <text:p>25.81</text:p>
          </table:table-cell>
          <table:table-cell table:formula="of:=[.I111]+[.H112]" office:value-type="float" office:value="344.222222222222">
            <text:p>344.22</text:p>
          </table:table-cell>
          <table:table-cell table:formula="of:=[.H112]/24" office:value-type="float" office:value="1.07523148148148">
            <text:p>1.08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 </text:p>
          </table:table-cell>
          <table:table-cell office:value-type="float" office:value="2828000">
            <text:p>2,828,000</text:p>
          </table:table-cell>
          <table:table-cell table:formula="of:=[.B113]*0.75" office:value-type="float" office:value="2121000">
            <text:p>2,121,000</text:p>
          </table:table-cell>
          <table:table-cell office:value-type="string">
            <text:p>Arch-Mage</text:p>
          </table:table-cell>
          <table:table-cell table:formula="of:=[.B113]-[.B112]" office:value-type="float" office:value="199600">
            <text:p>199,600</text:p>
          </table:table-cell>
          <table:table-cell table:style-name="ce23" table:formula="of:=([.E113]-[.E112])/[.E112]" office:value-type="percentage" office:value="0.0742734122712594">
            <text:p>7.43%</text:p>
          </table:table-cell>
          <table:table-cell table:formula="of:=[.E113]/4" office:value-type="float" office:value="49900">
            <text:p>49,900</text:p>
          </table:table-cell>
          <table:table-cell table:formula="of:=[.G113]*2/60/60" office:value-type="float" office:value="27.7222222222222">
            <text:p>27.72</text:p>
          </table:table-cell>
          <table:table-cell table:formula="of:=[.I112]+[.H113]" office:value-type="float" office:value="371.944444444444">
            <text:p>371.94</text:p>
          </table:table-cell>
          <table:table-cell table:formula="of:=[.H113]/24" office:value-type="float" office:value="1.15509259259259">
            <text:p>1.16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 </text:p>
          </table:table-cell>
          <table:table-cell office:value-type="float" office:value="3042400">
            <text:p>3,042,400</text:p>
          </table:table-cell>
          <table:table-cell table:formula="of:=[.B114]*0.75" office:value-type="float" office:value="2281800">
            <text:p>2,281,800</text:p>
          </table:table-cell>
          <table:table-cell office:value-type="string">
            <text:p>Arch-Mage</text:p>
          </table:table-cell>
          <table:table-cell table:formula="of:=[.B114]-[.B113]" office:value-type="float" office:value="214400">
            <text:p>214,400</text:p>
          </table:table-cell>
          <table:table-cell table:style-name="ce23" table:formula="of:=([.E114]-[.E113])/[.E113]" office:value-type="percentage" office:value="0.0741482965931864">
            <text:p>7.41%</text:p>
          </table:table-cell>
          <table:table-cell table:formula="of:=[.E114]/4" office:value-type="float" office:value="53600">
            <text:p>53,600</text:p>
          </table:table-cell>
          <table:table-cell table:formula="of:=[.G114]*2/60/60" office:value-type="float" office:value="29.7777777777778">
            <text:p>29.78</text:p>
          </table:table-cell>
          <table:table-cell table:formula="of:=[.I113]+[.H114]" office:value-type="float" office:value="401.722222222222">
            <text:p>401.72</text:p>
          </table:table-cell>
          <table:table-cell table:formula="of:=[.H114]/24" office:value-type="float" office:value="1.24074074074074">
            <text:p>1.2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 </text:p>
          </table:table-cell>
          <table:table-cell office:value-type="float" office:value="3293300">
            <text:p>3,293,300</text:p>
          </table:table-cell>
          <table:table-cell table:formula="of:=[.B115]*0.75" office:value-type="float" office:value="2469975">
            <text:p>2,469,975</text:p>
          </table:table-cell>
          <table:table-cell office:value-type="string">
            <text:p>superior Arch-Mage</text:p>
          </table:table-cell>
          <table:table-cell table:formula="of:=[.B115]-[.B114]" office:value-type="float" office:value="250900">
            <text:p>250,900</text:p>
          </table:table-cell>
          <table:table-cell table:style-name="ce23" table:formula="of:=([.E115]-[.E114])/[.E114]" office:value-type="percentage" office:value="0.170242537313433">
            <text:p>17.02%</text:p>
          </table:table-cell>
          <table:table-cell table:formula="of:=[.E115]/4" office:value-type="float" office:value="62725">
            <text:p>62,725</text:p>
          </table:table-cell>
          <table:table-cell table:formula="of:=[.G115]*2/60/60" office:value-type="float" office:value="34.8472222222222">
            <text:p>34.85</text:p>
          </table:table-cell>
          <table:table-cell table:formula="of:=[.I114]+[.H115]" office:value-type="float" office:value="436.569444444444">
            <text:p>436.57</text:p>
          </table:table-cell>
          <table:table-cell table:formula="of:=[.H115]/24" office:value-type="float" office:value="1.45196759259259">
            <text:p>1.45</text:p>
          </table:table-cell>
          <table:table-cell table:number-columns-repeated="1013"/>
        </table:table-row>
        <table:table-row table:style-name="ro1">
          <table:table-cell office:value-type="float" office:value="115">
            <text:p>115 </text:p>
          </table:table-cell>
          <table:table-cell office:value-type="float" office:value="3563200">
            <text:p>3,563,200</text:p>
          </table:table-cell>
          <table:table-cell table:formula="of:=[.B116]*0.75" office:value-type="float" office:value="2672400">
            <text:p>2,672,400</text:p>
          </table:table-cell>
          <table:table-cell office:value-type="string">
            <text:p>superior Arch-Mage</text:p>
          </table:table-cell>
          <table:table-cell table:formula="of:=[.B116]-[.B115]" office:value-type="float" office:value="269900">
            <text:p>269,900</text:p>
          </table:table-cell>
          <table:table-cell table:style-name="ce23" table:formula="of:=([.E116]-[.E115])/[.E115]" office:value-type="percentage" office:value="0.0757273814268633">
            <text:p>7.57%</text:p>
          </table:table-cell>
          <table:table-cell table:formula="of:=[.E116]/4" office:value-type="float" office:value="67475">
            <text:p>67,475</text:p>
          </table:table-cell>
          <table:table-cell table:formula="of:=[.G116]*2/60/60" office:value-type="float" office:value="37.4861111111111">
            <text:p>37.49</text:p>
          </table:table-cell>
          <table:table-cell table:formula="of:=[.I115]+[.H116]" office:value-type="float" office:value="474.055555555556">
            <text:p>474.06</text:p>
          </table:table-cell>
          <table:table-cell table:formula="of:=[.H116]/24" office:value-type="float" office:value="1.5619212962963">
            <text:p>1.56</text:p>
          </table:table-cell>
          <table:table-cell table:number-columns-repeated="1013"/>
        </table:table-row>
        <table:table-row table:style-name="ro1">
          <table:table-cell office:value-type="float" office:value="116">
            <text:p>116 </text:p>
          </table:table-cell>
          <table:table-cell office:value-type="float" office:value="3853300">
            <text:p>3,853,300</text:p>
          </table:table-cell>
          <table:table-cell table:formula="of:=[.B117]*0.75" office:value-type="float" office:value="2889975">
            <text:p>2,889,975</text:p>
          </table:table-cell>
          <table:table-cell office:value-type="string">
            <text:p>superior Arch-Mage</text:p>
          </table:table-cell>
          <table:table-cell table:formula="of:=[.B117]-[.B116]" office:value-type="float" office:value="290100">
            <text:p>290,100</text:p>
          </table:table-cell>
          <table:table-cell table:style-name="ce23" table:formula="of:=([.E117]-[.E116])/[.E116]" office:value-type="percentage" office:value="0.0748425342719526">
            <text:p>7.48%</text:p>
          </table:table-cell>
          <table:table-cell table:formula="of:=[.E117]/4" office:value-type="float" office:value="72525">
            <text:p>72,525</text:p>
          </table:table-cell>
          <table:table-cell table:formula="of:=[.G117]*2/60/60" office:value-type="float" office:value="40.2916666666667">
            <text:p>40.29</text:p>
          </table:table-cell>
          <table:table-cell table:formula="of:=[.I116]+[.H117]" office:value-type="float" office:value="514.347222222222">
            <text:p>514.35</text:p>
          </table:table-cell>
          <table:table-cell table:formula="of:=[.H117]/24" office:value-type="float" office:value="1.67881944444444">
            <text:p>1.68</text:p>
          </table:table-cell>
          <table:table-cell table:number-columns-repeated="1013"/>
        </table:table-row>
        <table:table-row table:style-name="ro1">
          <table:table-cell office:value-type="float" office:value="117">
            <text:p>117 </text:p>
          </table:table-cell>
          <table:table-cell office:value-type="float" office:value="4165100">
            <text:p>4,165,100</text:p>
          </table:table-cell>
          <table:table-cell table:formula="of:=[.B118]*0.75" office:value-type="float" office:value="3123825">
            <text:p>3,123,825</text:p>
          </table:table-cell>
          <table:table-cell office:value-type="string">
            <text:p>superior Arch-Mage</text:p>
          </table:table-cell>
          <table:table-cell table:formula="of:=[.B118]-[.B117]" office:value-type="float" office:value="311800">
            <text:p>311,800</text:p>
          </table:table-cell>
          <table:table-cell table:style-name="ce23" table:formula="of:=([.E118]-[.E117])/[.E117]" office:value-type="percentage" office:value="0.0748017924853499">
            <text:p>7.48%</text:p>
          </table:table-cell>
          <table:table-cell table:formula="of:=[.E118]/4" office:value-type="float" office:value="77950">
            <text:p>77,950</text:p>
          </table:table-cell>
          <table:table-cell table:formula="of:=[.G118]*2/60/60" office:value-type="float" office:value="43.3055555555556">
            <text:p>43.31</text:p>
          </table:table-cell>
          <table:table-cell table:formula="of:=[.I117]+[.H118]" office:value-type="float" office:value="557.652777777778">
            <text:p>557.65</text:p>
          </table:table-cell>
          <table:table-cell table:formula="of:=[.H118]/24" office:value-type="float" office:value="1.80439814814815">
            <text:p>1.80</text:p>
          </table:table-cell>
          <table:table-cell table:number-columns-repeated="1013"/>
        </table:table-row>
        <table:table-row table:style-name="ro1">
          <table:table-cell office:value-type="float" office:value="118">
            <text:p>118 </text:p>
          </table:table-cell>
          <table:table-cell office:value-type="float" office:value="4500200">
            <text:p>4,500,200</text:p>
          </table:table-cell>
          <table:table-cell table:formula="of:=[.B119]*0.75" office:value-type="float" office:value="3375150">
            <text:p>3,375,150</text:p>
          </table:table-cell>
          <table:table-cell office:value-type="string">
            <text:p>superior Arch-Mage</text:p>
          </table:table-cell>
          <table:table-cell table:formula="of:=[.B119]-[.B118]" office:value-type="float" office:value="335100">
            <text:p>335,100</text:p>
          </table:table-cell>
          <table:table-cell table:style-name="ce23" table:formula="of:=([.E119]-[.E118])/[.E118]" office:value-type="percentage" office:value="0.0747273893521488">
            <text:p>7.47%</text:p>
          </table:table-cell>
          <table:table-cell table:formula="of:=[.E119]/4" office:value-type="float" office:value="83775">
            <text:p>83,775</text:p>
          </table:table-cell>
          <table:table-cell table:formula="of:=[.G119]*2/60/60" office:value-type="float" office:value="46.5416666666667">
            <text:p>46.54</text:p>
          </table:table-cell>
          <table:table-cell table:formula="of:=[.I118]+[.H119]" office:value-type="float" office:value="604.194444444444">
            <text:p>604.19</text:p>
          </table:table-cell>
          <table:table-cell table:formula="of:=[.H119]/24" office:value-type="float" office:value="1.93923611111111">
            <text:p>1.94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 </text:p>
          </table:table-cell>
          <table:table-cell office:value-type="float" office:value="4666300">
            <text:p>4,666,300</text:p>
          </table:table-cell>
          <table:table-cell table:formula="of:=[.B120]*0.75" office:value-type="float" office:value="3499725">
            <text:p>3,499,725</text:p>
          </table:table-cell>
          <table:table-cell office:value-type="string">
            <text:p>superior Arch-Mage</text:p>
          </table:table-cell>
          <table:table-cell table:formula="of:=[.B120]-[.B119]" office:value-type="float" office:value="166100">
            <text:p>166,100</text:p>
          </table:table-cell>
          <table:table-cell table:style-name="ce23" table:formula="of:=([.E120]-[.E119])/[.E119]" office:value-type="percentage" office:value="-0.504327066547299">
            <text:p>-50.43%</text:p>
          </table:table-cell>
          <table:table-cell table:formula="of:=[.E120]/4" office:value-type="float" office:value="41525">
            <text:p>41,525</text:p>
          </table:table-cell>
          <table:table-cell table:formula="of:=[.G120]*2/60/60" office:value-type="float" office:value="23.0694444444444">
            <text:p>23.07</text:p>
          </table:table-cell>
          <table:table-cell table:formula="of:=[.I119]+[.H120]" office:value-type="float" office:value="627.263888888889">
            <text:p>627.26</text:p>
          </table:table-cell>
          <table:table-cell table:formula="of:=[.H120]/24" office:value-type="float" office:value="0.961226851851852">
            <text:p>0.96</text:p>
          </table:table-cell>
          <table:table-cell table:number-columns-repeated="1013"/>
        </table:table-row>
        <table:table-row table:style-name="ro1">
          <table:table-cell office:value-type="float" office:value="120">
            <text:p>120 </text:p>
          </table:table-cell>
          <table:table-cell office:value-type="float" office:value="4837700">
            <text:p>4,837,700</text:p>
          </table:table-cell>
          <table:table-cell table:formula="of:=[.B121]*0.75" office:value-type="float" office:value="3628275">
            <text:p>3,628,275</text:p>
          </table:table-cell>
          <table:table-cell office:value-type="string">
            <text:p>superior Arch-Mage</text:p>
          </table:table-cell>
          <table:table-cell table:formula="of:=[.B121]-[.B120]" office:value-type="float" office:value="171400">
            <text:p>171,400</text:p>
          </table:table-cell>
          <table:table-cell table:style-name="ce23" table:formula="of:=([.E121]-[.E120])/[.E120]" office:value-type="percentage" office:value="0.0319084888621312">
            <text:p>3.19%</text:p>
          </table:table-cell>
          <table:table-cell table:formula="of:=[.E121]/4" office:value-type="float" office:value="42850">
            <text:p>42,850</text:p>
          </table:table-cell>
          <table:table-cell table:formula="of:=[.G121]*2/60/60" office:value-type="float" office:value="23.8055555555556">
            <text:p>23.81</text:p>
          </table:table-cell>
          <table:table-cell table:formula="of:=[.I120]+[.H121]" office:value-type="float" office:value="651.069444444444">
            <text:p>651.07</text:p>
          </table:table-cell>
          <table:table-cell table:formula="of:=[.H121]/24" office:value-type="float" office:value="0.991898148148148">
            <text:p>0.99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 </text:p>
          </table:table-cell>
          <table:table-cell office:value-type="float" office:value="5014500">
            <text:p>5,014,500</text:p>
          </table:table-cell>
          <table:table-cell table:formula="of:=[.B122]*0.75" office:value-type="float" office:value="3760875">
            <text:p>3,760,875</text:p>
          </table:table-cell>
          <table:table-cell office:value-type="string">
            <text:p>superior Arch-Mage</text:p>
          </table:table-cell>
          <table:table-cell table:formula="of:=[.B122]-[.B121]" office:value-type="float" office:value="176800">
            <text:p>176,800</text:p>
          </table:table-cell>
          <table:table-cell table:style-name="ce23" table:formula="of:=([.E122]-[.E121])/[.E121]" office:value-type="percentage" office:value="0.0315052508751459">
            <text:p>3.15%</text:p>
          </table:table-cell>
          <table:table-cell table:formula="of:=[.E122]/4" office:value-type="float" office:value="44200">
            <text:p>44,200</text:p>
          </table:table-cell>
          <table:table-cell table:formula="of:=[.G122]*2/60/60" office:value-type="float" office:value="24.5555555555556">
            <text:p>24.56</text:p>
          </table:table-cell>
          <table:table-cell table:formula="of:=[.I121]+[.H122]" office:value-type="float" office:value="675.625">
            <text:p>675.63</text:p>
          </table:table-cell>
          <table:table-cell table:formula="of:=[.H122]/24" office:value-type="float" office:value="1.02314814814815">
            <text:p>1.02</text:p>
          </table:table-cell>
          <table:table-cell table:number-columns-repeated="1013"/>
        </table:table-row>
        <table:table-row table:style-name="ro1">
          <table:table-cell office:value-type="float" office:value="122">
            <text:p>122 </text:p>
          </table:table-cell>
          <table:table-cell office:value-type="float" office:value="5196700">
            <text:p>5,196,700</text:p>
          </table:table-cell>
          <table:table-cell table:formula="of:=[.B123]*0.75" office:value-type="float" office:value="3897525">
            <text:p>3,897,525</text:p>
          </table:table-cell>
          <table:table-cell office:value-type="string">
            <text:p>superior Arch-Mage</text:p>
          </table:table-cell>
          <table:table-cell table:formula="of:=[.B123]-[.B122]" office:value-type="float" office:value="182200">
            <text:p>182,200</text:p>
          </table:table-cell>
          <table:table-cell table:style-name="ce23" table:formula="of:=([.E123]-[.E122])/[.E122]" office:value-type="percentage" office:value="0.0305429864253394">
            <text:p>3.05%</text:p>
          </table:table-cell>
          <table:table-cell table:formula="of:=[.E123]/4" office:value-type="float" office:value="45550">
            <text:p>45,550</text:p>
          </table:table-cell>
          <table:table-cell table:formula="of:=[.G123]*2/60/60" office:value-type="float" office:value="25.3055555555556">
            <text:p>25.31</text:p>
          </table:table-cell>
          <table:table-cell table:formula="of:=[.I122]+[.H123]" office:value-type="float" office:value="700.930555555555">
            <text:p>700.93</text:p>
          </table:table-cell>
          <table:table-cell table:formula="of:=[.H123]/24" office:value-type="float" office:value="1.05439814814815">
            <text:p>1.05</text:p>
          </table:table-cell>
          <table:table-cell table:number-columns-repeated="1013"/>
        </table:table-row>
        <table:table-row table:style-name="ro1">
          <table:table-cell office:value-type="float" office:value="123">
            <text:p>123 </text:p>
          </table:table-cell>
          <table:table-cell office:value-type="float" office:value="5384500">
            <text:p>5,384,500</text:p>
          </table:table-cell>
          <table:table-cell table:formula="of:=[.B124]*0.75" office:value-type="float" office:value="4038375">
            <text:p>4,038,375</text:p>
          </table:table-cell>
          <table:table-cell office:value-type="string">
            <text:p>superior Arch-Mage</text:p>
          </table:table-cell>
          <table:table-cell table:formula="of:=[.B124]-[.B123]" office:value-type="float" office:value="187800">
            <text:p>187,800</text:p>
          </table:table-cell>
          <table:table-cell table:style-name="ce23" table:formula="of:=([.E124]-[.E123])/[.E123]" office:value-type="percentage" office:value="0.0307354555433589">
            <text:p>3.07%</text:p>
          </table:table-cell>
          <table:table-cell table:formula="of:=[.E124]/4" office:value-type="float" office:value="46950">
            <text:p>46,950</text:p>
          </table:table-cell>
          <table:table-cell table:formula="of:=[.G124]*2/60/60" office:value-type="float" office:value="26.0833333333333">
            <text:p>26.08</text:p>
          </table:table-cell>
          <table:table-cell table:formula="of:=[.I123]+[.H124]" office:value-type="float" office:value="727.013888888889">
            <text:p>727.01</text:p>
          </table:table-cell>
          <table:table-cell table:formula="of:=[.H124]/24" office:value-type="float" office:value="1.08680555555556">
            <text:p>1.09</text:p>
          </table:table-cell>
          <table:table-cell table:number-columns-repeated="1013"/>
        </table:table-row>
        <table:table-row table:style-name="ro1">
          <table:table-cell office:value-type="float" office:value="124">
            <text:p>124 </text:p>
          </table:table-cell>
          <table:table-cell office:value-type="float" office:value="5578200">
            <text:p>5,578,200</text:p>
          </table:table-cell>
          <table:table-cell table:formula="of:=[.B125]*0.75" office:value-type="float" office:value="4183650">
            <text:p>4,183,650</text:p>
          </table:table-cell>
          <table:table-cell office:value-type="string">
            <text:p>superior Arch-Mage</text:p>
          </table:table-cell>
          <table:table-cell table:formula="of:=[.B125]-[.B124]" office:value-type="float" office:value="193700">
            <text:p>193,700</text:p>
          </table:table-cell>
          <table:table-cell table:style-name="ce23" table:formula="of:=([.E125]-[.E124])/[.E124]" office:value-type="percentage" office:value="0.0314164004259851">
            <text:p>3.14%</text:p>
          </table:table-cell>
          <table:table-cell table:formula="of:=[.E125]/4" office:value-type="float" office:value="48425">
            <text:p>48,425</text:p>
          </table:table-cell>
          <table:table-cell table:formula="of:=[.G125]*2/60/60" office:value-type="float" office:value="26.9027777777778">
            <text:p>26.90</text:p>
          </table:table-cell>
          <table:table-cell table:formula="of:=[.I124]+[.H125]" office:value-type="float" office:value="753.916666666667">
            <text:p>753.92</text:p>
          </table:table-cell>
          <table:table-cell table:formula="of:=[.H125]/24" office:value-type="float" office:value="1.12094907407407">
            <text:p>1.12</text:p>
          </table:table-cell>
          <table:table-cell table:number-columns-repeated="1013"/>
        </table:table-row>
        <table:table-row table:style-name="ro1">
          <table:table-cell office:value-type="float" office:value="125">
            <text:p>125 </text:p>
          </table:table-cell>
          <table:table-cell office:value-type="float" office:value="5777800">
            <text:p>5,777,800</text:p>
          </table:table-cell>
          <table:table-cell table:formula="of:=[.B126]*0.75" office:value-type="float" office:value="4333350">
            <text:p>4,333,350</text:p>
          </table:table-cell>
          <table:table-cell office:value-type="string">
            <text:p>Supreme Arch-Mage</text:p>
          </table:table-cell>
          <table:table-cell table:formula="of:=[.B126]-[.B125]" office:value-type="float" office:value="199600">
            <text:p>199,600</text:p>
          </table:table-cell>
          <table:table-cell table:style-name="ce23" table:formula="of:=([.E126]-[.E125])/[.E125]" office:value-type="percentage" office:value="0.0304594734124935">
            <text:p>3.05%</text:p>
          </table:table-cell>
          <table:table-cell table:formula="of:=[.E126]/4" office:value-type="float" office:value="49900">
            <text:p>49,900</text:p>
          </table:table-cell>
          <table:table-cell table:formula="of:=[.G126]*2/60/60" office:value-type="float" office:value="27.7222222222222">
            <text:p>27.72</text:p>
          </table:table-cell>
          <table:table-cell table:formula="of:=[.I125]+[.H126]" office:value-type="float" office:value="781.638888888889">
            <text:p>781.64</text:p>
          </table:table-cell>
          <table:table-cell table:formula="of:=[.H126]/24" office:value-type="float" office:value="1.15509259259259">
            <text:p>1.16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 </text:p>
          </table:table-cell>
          <table:table-cell office:value-type="float" office:value="5983500">
            <text:p>5,983,500</text:p>
          </table:table-cell>
          <table:table-cell table:formula="of:=[.B127]*0.75" office:value-type="float" office:value="4487625">
            <text:p>4,487,625</text:p>
          </table:table-cell>
          <table:table-cell office:value-type="string">
            <text:p>Supreme Arch-Mage</text:p>
          </table:table-cell>
          <table:table-cell table:formula="of:=[.B127]-[.B126]" office:value-type="float" office:value="205700">
            <text:p>205,700</text:p>
          </table:table-cell>
          <table:table-cell table:style-name="ce23" table:formula="of:=([.E127]-[.E126])/[.E126]" office:value-type="percentage" office:value="0.030561122244489">
            <text:p>3.06%</text:p>
          </table:table-cell>
          <table:table-cell table:formula="of:=[.E127]/4" office:value-type="float" office:value="51425">
            <text:p>51,425</text:p>
          </table:table-cell>
          <table:table-cell table:formula="of:=[.G127]*2/60/60" office:value-type="float" office:value="28.5694444444444">
            <text:p>28.57</text:p>
          </table:table-cell>
          <table:table-cell table:formula="of:=[.I126]+[.H127]" office:value-type="float" office:value="810.208333333333">
            <text:p>810.21</text:p>
          </table:table-cell>
          <table:table-cell table:formula="of:=[.H127]/24" office:value-type="float" office:value="1.19039351851852">
            <text:p>1.19</text:p>
          </table:table-cell>
          <table:table-cell table:number-columns-repeated="1013"/>
        </table:table-row>
        <table:table-row table:style-name="ro1">
          <table:table-cell office:value-type="float" office:value="127">
            <text:p>127 </text:p>
          </table:table-cell>
          <table:table-cell office:value-type="float" office:value="6195400">
            <text:p>6,195,400</text:p>
          </table:table-cell>
          <table:table-cell table:formula="of:=[.B128]*0.75" office:value-type="float" office:value="4646550">
            <text:p>4,646,550</text:p>
          </table:table-cell>
          <table:table-cell office:value-type="string">
            <text:p>Supreme Arch-Mage</text:p>
          </table:table-cell>
          <table:table-cell table:formula="of:=[.B128]-[.B127]" office:value-type="float" office:value="211900">
            <text:p>211,900</text:p>
          </table:table-cell>
          <table:table-cell table:style-name="ce23" table:formula="of:=([.E128]-[.E127])/[.E127]" office:value-type="percentage" office:value="0.0301409820126398">
            <text:p>3.01%</text:p>
          </table:table-cell>
          <table:table-cell table:formula="of:=[.E128]/4" office:value-type="float" office:value="52975">
            <text:p>52,975</text:p>
          </table:table-cell>
          <table:table-cell table:formula="of:=[.G128]*2/60/60" office:value-type="float" office:value="29.4305555555556">
            <text:p>29.43</text:p>
          </table:table-cell>
          <table:table-cell table:formula="of:=[.I127]+[.H128]" office:value-type="float" office:value="839.638888888889">
            <text:p>839.64</text:p>
          </table:table-cell>
          <table:table-cell table:formula="of:=[.H128]/24" office:value-type="float" office:value="1.22627314814815">
            <text:p>1.23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 </text:p>
          </table:table-cell>
          <table:table-cell office:value-type="float" office:value="6413800">
            <text:p>6,413,800</text:p>
          </table:table-cell>
          <table:table-cell table:formula="of:=[.B129]*0.75" office:value-type="float" office:value="4810350">
            <text:p>4,810,350</text:p>
          </table:table-cell>
          <table:table-cell office:value-type="string">
            <text:p>Supreme Arch-Mage</text:p>
          </table:table-cell>
          <table:table-cell table:formula="of:=[.B129]-[.B128]" office:value-type="float" office:value="218400">
            <text:p>218,400</text:p>
          </table:table-cell>
          <table:table-cell table:style-name="ce23" table:formula="of:=([.E129]-[.E128])/[.E128]" office:value-type="percentage" office:value="0.0306748466257669">
            <text:p>3.07%</text:p>
          </table:table-cell>
          <table:table-cell table:formula="of:=[.E129]/4" office:value-type="float" office:value="54600">
            <text:p>54,600</text:p>
          </table:table-cell>
          <table:table-cell table:formula="of:=[.G129]*2/60/60" office:value-type="float" office:value="30.3333333333333">
            <text:p>30.33</text:p>
          </table:table-cell>
          <table:table-cell table:formula="of:=[.I128]+[.H129]" office:value-type="float" office:value="869.972222222222">
            <text:p>869.97</text:p>
          </table:table-cell>
          <table:table-cell table:formula="of:=[.H129]/24" office:value-type="float" office:value="1.26388888888889">
            <text:p>1.26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 </text:p>
          </table:table-cell>
          <table:table-cell office:value-type="float" office:value="6638700">
            <text:p>6,638,700</text:p>
          </table:table-cell>
          <table:table-cell table:formula="of:=[.B130]*0.75" office:value-type="float" office:value="4979025">
            <text:p>4,979,025</text:p>
          </table:table-cell>
          <table:table-cell office:value-type="string">
            <text:p>Supreme Arch-Mage</text:p>
          </table:table-cell>
          <table:table-cell table:formula="of:=[.B130]-[.B129]" office:value-type="float" office:value="224900">
            <text:p>224,900</text:p>
          </table:table-cell>
          <table:table-cell table:style-name="ce23" table:formula="of:=([.E130]-[.E129])/[.E129]" office:value-type="percentage" office:value="0.0297619047619048">
            <text:p>2.98%</text:p>
          </table:table-cell>
          <table:table-cell table:formula="of:=[.E130]/4" office:value-type="float" office:value="56225">
            <text:p>56,225</text:p>
          </table:table-cell>
          <table:table-cell table:formula="of:=[.G130]*2/60/60" office:value-type="float" office:value="31.2361111111111">
            <text:p>31.24</text:p>
          </table:table-cell>
          <table:table-cell table:formula="of:=[.I129]+[.H130]" office:value-type="float" office:value="901.208333333333">
            <text:p>901.21</text:p>
          </table:table-cell>
          <table:table-cell table:formula="of:=[.H130]/24" office:value-type="float" office:value="1.30150462962963">
            <text:p>1.30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 </text:p>
          </table:table-cell>
          <table:table-cell office:value-type="float" office:value="6870500">
            <text:p>6,870,500</text:p>
          </table:table-cell>
          <table:table-cell table:formula="of:=[.B131]*0.75" office:value-type="float" office:value="5152875">
            <text:p>5,152,875</text:p>
          </table:table-cell>
          <table:table-cell office:value-type="string">
            <text:p>Supreme Arch-Mage</text:p>
          </table:table-cell>
          <table:table-cell table:formula="of:=[.B131]-[.B130]" office:value-type="float" office:value="231800">
            <text:p>231,800</text:p>
          </table:table-cell>
          <table:table-cell table:style-name="ce23" table:formula="of:=([.E131]-[.E130])/[.E130]" office:value-type="percentage" office:value="0.0306803023566029">
            <text:p>3.07%</text:p>
          </table:table-cell>
          <table:table-cell table:formula="of:=[.E131]/4" office:value-type="float" office:value="57950">
            <text:p>57,950</text:p>
          </table:table-cell>
          <table:table-cell table:formula="of:=[.G131]*2/60/60" office:value-type="float" office:value="32.1944444444444">
            <text:p>32.19</text:p>
          </table:table-cell>
          <table:table-cell table:formula="of:=[.I130]+[.H131]" office:value-type="float" office:value="933.402777777778">
            <text:p>933.40</text:p>
          </table:table-cell>
          <table:table-cell table:formula="of:=[.H131]/24" office:value-type="float" office:value="1.34143518518519">
            <text:p>1.34</text:p>
          </table:table-cell>
          <table:table-cell table:number-columns-repeated="1013"/>
        </table:table-row>
        <table:table-row table:style-name="ro1">
          <table:table-cell office:value-type="float" office:value="131">
            <text:p>131 </text:p>
          </table:table-cell>
          <table:table-cell office:value-type="float" office:value="7109100">
            <text:p>7,109,100</text:p>
          </table:table-cell>
          <table:table-cell table:formula="of:=[.B132]*0.75" office:value-type="float" office:value="5331825">
            <text:p>5,331,825</text:p>
          </table:table-cell>
          <table:table-cell office:value-type="string">
            <text:p>Supreme Arch-Mage</text:p>
          </table:table-cell>
          <table:table-cell table:formula="of:=[.B132]-[.B131]" office:value-type="float" office:value="238600">
            <text:p>238,600</text:p>
          </table:table-cell>
          <table:table-cell table:style-name="ce23" table:formula="of:=([.E132]-[.E131])/[.E131]" office:value-type="percentage" office:value="0.0293356341673857">
            <text:p>2.93%</text:p>
          </table:table-cell>
          <table:table-cell table:formula="of:=[.E132]/4" office:value-type="float" office:value="59650">
            <text:p>59,650</text:p>
          </table:table-cell>
          <table:table-cell table:formula="of:=[.G132]*2/60/60" office:value-type="float" office:value="33.1388888888889">
            <text:p>33.14</text:p>
          </table:table-cell>
          <table:table-cell table:formula="of:=[.I131]+[.H132]" office:value-type="float" office:value="966.541666666667">
            <text:p>966.54</text:p>
          </table:table-cell>
          <table:table-cell table:formula="of:=[.H132]/24" office:value-type="float" office:value="1.38078703703704">
            <text:p>1.38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 </text:p>
          </table:table-cell>
          <table:table-cell office:value-type="float" office:value="7355000">
            <text:p>7,355,000</text:p>
          </table:table-cell>
          <table:table-cell table:formula="of:=[.B133]*0.75" office:value-type="float" office:value="5516250">
            <text:p>5,516,250</text:p>
          </table:table-cell>
          <table:table-cell office:value-type="string">
            <text:p>Supreme Arch-Mage</text:p>
          </table:table-cell>
          <table:table-cell table:formula="of:=[.B133]-[.B132]" office:value-type="float" office:value="245900">
            <text:p>245,900</text:p>
          </table:table-cell>
          <table:table-cell table:style-name="ce23" table:formula="of:=([.E133]-[.E132])/[.E132]" office:value-type="percentage" office:value="0.0305951383067896">
            <text:p>3.06%</text:p>
          </table:table-cell>
          <table:table-cell table:formula="of:=[.E133]/4" office:value-type="float" office:value="61475">
            <text:p>61,475</text:p>
          </table:table-cell>
          <table:table-cell table:formula="of:=[.G133]*2/60/60" office:value-type="float" office:value="34.1527777777778">
            <text:p>34.15</text:p>
          </table:table-cell>
          <table:table-cell table:formula="of:=[.I132]+[.H133]" office:value-type="float" office:value="1000.69444444444">
            <text:p>1,000.69</text:p>
          </table:table-cell>
          <table:table-cell table:formula="of:=[.H133]/24" office:value-type="float" office:value="1.42303240740741">
            <text:p>1.42</text:p>
          </table:table-cell>
          <table:table-cell table:number-columns-repeated="1013"/>
        </table:table-row>
        <table:table-row table:style-name="ro1">
          <table:table-cell office:value-type="float" office:value="133">
            <text:p>133 </text:p>
          </table:table-cell>
          <table:table-cell office:value-type="float" office:value="7608100">
            <text:p>7,608,100</text:p>
          </table:table-cell>
          <table:table-cell table:formula="of:=[.B134]*0.75" office:value-type="float" office:value="5706075">
            <text:p>5,706,075</text:p>
          </table:table-cell>
          <table:table-cell office:value-type="string">
            <text:p>Supreme Arch-Mage</text:p>
          </table:table-cell>
          <table:table-cell table:formula="of:=[.B134]-[.B133]" office:value-type="float" office:value="253100">
            <text:p>253,100</text:p>
          </table:table-cell>
          <table:table-cell table:style-name="ce23" table:formula="of:=([.E134]-[.E133])/[.E133]" office:value-type="percentage" office:value="0.0292801952013013">
            <text:p>2.93%</text:p>
          </table:table-cell>
          <table:table-cell table:formula="of:=[.E134]/4" office:value-type="float" office:value="63275">
            <text:p>63,275</text:p>
          </table:table-cell>
          <table:table-cell table:formula="of:=[.G134]*2/60/60" office:value-type="float" office:value="35.1527777777778">
            <text:p>35.15</text:p>
          </table:table-cell>
          <table:table-cell table:formula="of:=[.I133]+[.H134]" office:value-type="float" office:value="1035.84722222222">
            <text:p>1,035.85</text:p>
          </table:table-cell>
          <table:table-cell table:formula="of:=[.H134]/24" office:value-type="float" office:value="1.46469907407407">
            <text:p>1.46</text:p>
          </table:table-cell>
          <table:table-cell table:number-columns-repeated="1013"/>
        </table:table-row>
        <table:table-row table:style-name="ro1">
          <table:table-cell office:value-type="float" office:value="134">
            <text:p>134 </text:p>
          </table:table-cell>
          <table:table-cell office:value-type="float" office:value="8041200">
            <text:p>8,041,200</text:p>
          </table:table-cell>
          <table:table-cell table:formula="of:=[.B135]*0.75" office:value-type="float" office:value="6030900">
            <text:p>6,030,900</text:p>
          </table:table-cell>
          <table:table-cell office:value-type="string">
            <text:p>Supreme Arch-Mage</text:p>
          </table:table-cell>
          <table:table-cell table:formula="of:=[.B135]-[.B134]" office:value-type="float" office:value="433100">
            <text:p>433,100</text:p>
          </table:table-cell>
          <table:table-cell table:style-name="ce23" table:formula="of:=([.E135]-[.E134])/[.E134]" office:value-type="percentage" office:value="0.711181351244567">
            <text:p>71.12%</text:p>
          </table:table-cell>
          <table:table-cell table:formula="of:=[.E135]/4" office:value-type="float" office:value="108275">
            <text:p>108,275</text:p>
          </table:table-cell>
          <table:table-cell table:formula="of:=[.G135]*2/60/60" office:value-type="float" office:value="60.1527777777778">
            <text:p>60.15</text:p>
          </table:table-cell>
          <table:table-cell table:formula="of:=[.I134]+[.H135]" office:value-type="float" office:value="1096">
            <text:p>1,096.00</text:p>
          </table:table-cell>
          <table:table-cell table:formula="of:=[.H135]/24" office:value-type="float" office:value="2.50636574074074">
            <text:p>2.51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 </text:p>
          </table:table-cell>
          <table:table-cell office:value-type="float" office:value="8496200">
            <text:p>8,496,200</text:p>
          </table:table-cell>
          <table:table-cell table:formula="of:=[.B136]*0.75" office:value-type="float" office:value="6372150">
            <text:p>6,372,150</text:p>
          </table:table-cell>
          <table:table-cell office:value-type="string">
            <text:p>Supreme Arch-Mage</text:p>
          </table:table-cell>
          <table:table-cell table:formula="of:=[.B136]-[.B135]" office:value-type="float" office:value="455000">
            <text:p>455,000</text:p>
          </table:table-cell>
          <table:table-cell table:style-name="ce23" table:formula="of:=([.E136]-[.E135])/[.E135]" office:value-type="percentage" office:value="0.0505656892172708">
            <text:p>5.06%</text:p>
          </table:table-cell>
          <table:table-cell table:formula="of:=[.E136]/4" office:value-type="float" office:value="113750">
            <text:p>113,750</text:p>
          </table:table-cell>
          <table:table-cell table:formula="of:=[.G136]*2/60/60" office:value-type="float" office:value="63.1944444444444">
            <text:p>63.19</text:p>
          </table:table-cell>
          <table:table-cell table:formula="of:=[.I135]+[.H136]" office:value-type="float" office:value="1159.19444444444">
            <text:p>1,159.19</text:p>
          </table:table-cell>
          <table:table-cell table:formula="of:=[.H136]/24" office:value-type="float" office:value="2.63310185185185">
            <text:p>2.63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 </text:p>
          </table:table-cell>
          <table:table-cell office:value-type="float" office:value="8973900">
            <text:p>8,973,900</text:p>
          </table:table-cell>
          <table:table-cell table:formula="of:=[.B137]*0.75" office:value-type="float" office:value="6730425">
            <text:p>6,730,425</text:p>
          </table:table-cell>
          <table:table-cell office:value-type="string">
            <text:p>Supreme Arch-Mage</text:p>
          </table:table-cell>
          <table:table-cell table:formula="of:=[.B137]-[.B136]" office:value-type="float" office:value="477700">
            <text:p>477,700</text:p>
          </table:table-cell>
          <table:table-cell table:style-name="ce23" table:formula="of:=([.E137]-[.E136])/[.E136]" office:value-type="percentage" office:value="0.0498901098901099">
            <text:p>4.99%</text:p>
          </table:table-cell>
          <table:table-cell table:formula="of:=[.E137]/4" office:value-type="float" office:value="119425">
            <text:p>119,425</text:p>
          </table:table-cell>
          <table:table-cell table:formula="of:=[.G137]*2/60/60" office:value-type="float" office:value="66.3472222222222">
            <text:p>66.35</text:p>
          </table:table-cell>
          <table:table-cell table:formula="of:=[.I136]+[.H137]" office:value-type="float" office:value="1225.54166666667">
            <text:p>1,225.54</text:p>
          </table:table-cell>
          <table:table-cell table:formula="of:=[.H137]/24" office:value-type="float" office:value="2.76446759259259">
            <text:p>2.76</text:p>
          </table:table-cell>
          <table:table-cell table:number-columns-repeated="1013"/>
        </table:table-row>
        <table:table-row table:style-name="ro1">
          <table:table-cell office:value-type="float" office:value="137">
            <text:p>137 </text:p>
          </table:table-cell>
          <table:table-cell office:value-type="float" office:value="9475400">
            <text:p>9,475,400</text:p>
          </table:table-cell>
          <table:table-cell table:formula="of:=[.B138]*0.75" office:value-type="float" office:value="7106550">
            <text:p>7,106,550</text:p>
          </table:table-cell>
          <table:table-cell office:value-type="string">
            <text:p>Supreme Arch-Mage</text:p>
          </table:table-cell>
          <table:table-cell table:formula="of:=[.B138]-[.B137]" office:value-type="float" office:value="501500">
            <text:p>501,500</text:p>
          </table:table-cell>
          <table:table-cell table:style-name="ce23" table:formula="of:=([.E138]-[.E137])/[.E137]" office:value-type="percentage" office:value="0.0498220640569395">
            <text:p>4.98%</text:p>
          </table:table-cell>
          <table:table-cell table:formula="of:=[.E138]/4" office:value-type="float" office:value="125375">
            <text:p>125,375</text:p>
          </table:table-cell>
          <table:table-cell table:formula="of:=[.G138]*2/60/60" office:value-type="float" office:value="69.6527777777778">
            <text:p>69.65</text:p>
          </table:table-cell>
          <table:table-cell table:formula="of:=[.I137]+[.H138]" office:value-type="float" office:value="1295.19444444444">
            <text:p>1,295.19</text:p>
          </table:table-cell>
          <table:table-cell table:formula="of:=[.H138]/24" office:value-type="float" office:value="2.90219907407407">
            <text:p>2.90</text:p>
          </table:table-cell>
          <table:table-cell table:number-columns-repeated="1013"/>
        </table:table-row>
        <table:table-row table:style-name="ro1">
          <table:table-cell office:value-type="float" office:value="138">
            <text:p>138 </text:p>
          </table:table-cell>
          <table:table-cell office:value-type="float" office:value="10001900">
            <text:p>10,001,900</text:p>
          </table:table-cell>
          <table:table-cell table:formula="of:=[.B139]*0.75" office:value-type="float" office:value="7501425">
            <text:p>7,501,425</text:p>
          </table:table-cell>
          <table:table-cell office:value-type="string">
            <text:p>Supreme Arch-Mage</text:p>
          </table:table-cell>
          <table:table-cell table:formula="of:=[.B139]-[.B138]" office:value-type="float" office:value="526500">
            <text:p>526,500</text:p>
          </table:table-cell>
          <table:table-cell table:style-name="ce23" table:formula="of:=([.E139]-[.E138])/[.E138]" office:value-type="percentage" office:value="0.0498504486540379">
            <text:p>4.99%</text:p>
          </table:table-cell>
          <table:table-cell table:formula="of:=[.E139]/4" office:value-type="float" office:value="131625">
            <text:p>131,625</text:p>
          </table:table-cell>
          <table:table-cell table:formula="of:=[.G139]*2/60/60" office:value-type="float" office:value="73.125">
            <text:p>73.13</text:p>
          </table:table-cell>
          <table:table-cell table:formula="of:=[.I138]+[.H139]" office:value-type="float" office:value="1368.31944444444">
            <text:p>1,368.32</text:p>
          </table:table-cell>
          <table:table-cell table:formula="of:=[.H139]/24" office:value-type="float" office:value="3.046875">
            <text:p>3.05</text:p>
          </table:table-cell>
          <table:table-cell table:number-columns-repeated="1013"/>
        </table:table-row>
        <table:table-row table:style-name="ro1">
          <table:table-cell office:value-type="float" office:value="139">
            <text:p>139 </text:p>
          </table:table-cell>
          <table:table-cell office:value-type="float" office:value="10554300">
            <text:p>10,554,300</text:p>
          </table:table-cell>
          <table:table-cell table:formula="of:=[.B140]*0.75" office:value-type="float" office:value="7915725">
            <text:p>7,915,725</text:p>
          </table:table-cell>
          <table:table-cell office:value-type="string">
            <text:p>Supreme Arch-Mage</text:p>
          </table:table-cell>
          <table:table-cell table:formula="of:=[.B140]-[.B139]" office:value-type="float" office:value="552400">
            <text:p>552,400</text:p>
          </table:table-cell>
          <table:table-cell table:style-name="ce23" table:formula="of:=([.E140]-[.E139])/[.E139]" office:value-type="percentage" office:value="0.0491927825261159">
            <text:p>4.92%</text:p>
          </table:table-cell>
          <table:table-cell table:formula="of:=[.E140]/4" office:value-type="float" office:value="138100">
            <text:p>138,100</text:p>
          </table:table-cell>
          <table:table-cell table:formula="of:=[.G140]*2/60/60" office:value-type="float" office:value="76.7222222222222">
            <text:p>76.72</text:p>
          </table:table-cell>
          <table:table-cell table:formula="of:=[.I139]+[.H140]" office:value-type="float" office:value="1445.04166666667">
            <text:p>1,445.04</text:p>
          </table:table-cell>
          <table:table-cell table:formula="of:=[.H140]/24" office:value-type="float" office:value="3.19675925925926">
            <text:p>3.20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 </text:p>
          </table:table-cell>
          <table:table-cell office:value-type="float" office:value="11133800">
            <text:p>11,133,800</text:p>
          </table:table-cell>
          <table:table-cell table:formula="of:=[.B141]*0.75" office:value-type="float" office:value="8350350">
            <text:p>8,350,350</text:p>
          </table:table-cell>
          <table:table-cell office:value-type="string">
            <text:p>Supreme Arch-Mage</text:p>
          </table:table-cell>
          <table:table-cell table:formula="of:=[.B141]-[.B140]" office:value-type="float" office:value="579500">
            <text:p>579,500</text:p>
          </table:table-cell>
          <table:table-cell table:style-name="ce23" table:formula="of:=([.E141]-[.E140])/[.E140]" office:value-type="percentage" office:value="0.0490586531498914">
            <text:p>4.91%</text:p>
          </table:table-cell>
          <table:table-cell table:formula="of:=[.E141]/4" office:value-type="float" office:value="144875">
            <text:p>144,875</text:p>
          </table:table-cell>
          <table:table-cell table:formula="of:=[.G141]*2/60/60" office:value-type="float" office:value="80.4861111111111">
            <text:p>80.49</text:p>
          </table:table-cell>
          <table:table-cell table:formula="of:=[.I140]+[.H141]" office:value-type="float" office:value="1525.52777777778">
            <text:p>1,525.53</text:p>
          </table:table-cell>
          <table:table-cell table:formula="of:=[.H141]/24" office:value-type="float" office:value="3.35358796296296">
            <text:p>3.35</text:p>
          </table:table-cell>
          <table:table-cell table:number-columns-repeated="1013"/>
        </table:table-row>
        <table:table-row table:style-name="ro1">
          <table:table-cell office:value-type="float" office:value="141">
            <text:p>141 </text:p>
          </table:table-cell>
          <table:table-cell office:value-type="float" office:value="11741800">
            <text:p>11,741,800</text:p>
          </table:table-cell>
          <table:table-cell table:formula="of:=[.B142]*0.75" office:value-type="float" office:value="8806350">
            <text:p>8,806,350</text:p>
          </table:table-cell>
          <table:table-cell office:value-type="string">
            <text:p>Supreme Arch-Mage</text:p>
          </table:table-cell>
          <table:table-cell table:formula="of:=[.B142]-[.B141]" office:value-type="float" office:value="608000">
            <text:p>608,000</text:p>
          </table:table-cell>
          <table:table-cell table:style-name="ce23" table:formula="of:=([.E142]-[.E141])/[.E141]" office:value-type="percentage" office:value="0.0491803278688525">
            <text:p>4.92%</text:p>
          </table:table-cell>
          <table:table-cell table:formula="of:=[.E142]/4" office:value-type="float" office:value="152000">
            <text:p>152,000</text:p>
          </table:table-cell>
          <table:table-cell table:formula="of:=[.G142]*2/60/60" office:value-type="float" office:value="84.4444444444444">
            <text:p>84.44</text:p>
          </table:table-cell>
          <table:table-cell table:formula="of:=[.I141]+[.H142]" office:value-type="float" office:value="1609.97222222222">
            <text:p>1,609.97</text:p>
          </table:table-cell>
          <table:table-cell table:formula="of:=[.H142]/24" office:value-type="float" office:value="3.51851851851852">
            <text:p>3.52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 </text:p>
          </table:table-cell>
          <table:table-cell office:value-type="float" office:value="12379300">
            <text:p>12,379,300</text:p>
          </table:table-cell>
          <table:table-cell table:formula="of:=[.B143]*0.75" office:value-type="float" office:value="9284475">
            <text:p>9,284,475</text:p>
          </table:table-cell>
          <table:table-cell office:value-type="string">
            <text:p>Supreme Arch-Mage</text:p>
          </table:table-cell>
          <table:table-cell table:formula="of:=[.B143]-[.B142]" office:value-type="float" office:value="637500">
            <text:p>637,500</text:p>
          </table:table-cell>
          <table:table-cell table:style-name="ce23" table:formula="of:=([.E143]-[.E142])/[.E142]" office:value-type="percentage" office:value="0.0485197368421053">
            <text:p>4.85%</text:p>
          </table:table-cell>
          <table:table-cell table:formula="of:=[.E143]/4" office:value-type="float" office:value="159375">
            <text:p>159,375</text:p>
          </table:table-cell>
          <table:table-cell table:formula="of:=[.G143]*2/60/60" office:value-type="float" office:value="88.5416666666667">
            <text:p>88.54</text:p>
          </table:table-cell>
          <table:table-cell table:formula="of:=[.I142]+[.H143]" office:value-type="float" office:value="1698.51388888889">
            <text:p>1,698.51</text:p>
          </table:table-cell>
          <table:table-cell table:formula="of:=[.H143]/24" office:value-type="float" office:value="3.68923611111111">
            <text:p>3.69</text:p>
          </table:table-cell>
          <table:table-cell table:number-columns-repeated="1013"/>
        </table:table-row>
        <table:table-row table:style-name="ro1">
          <table:table-cell office:value-type="float" office:value="143">
            <text:p>143 </text:p>
          </table:table-cell>
          <table:table-cell office:value-type="float" office:value="13047900">
            <text:p>13,047,900</text:p>
          </table:table-cell>
          <table:table-cell table:formula="of:=[.B144]*0.75" office:value-type="float" office:value="9785925">
            <text:p>9,785,925</text:p>
          </table:table-cell>
          <table:table-cell office:value-type="string">
            <text:p>Supreme Arch-Mage</text:p>
          </table:table-cell>
          <table:table-cell table:formula="of:=[.B144]-[.B143]" office:value-type="float" office:value="668600">
            <text:p>668,600</text:p>
          </table:table-cell>
          <table:table-cell table:style-name="ce23" table:formula="of:=([.E144]-[.E143])/[.E143]" office:value-type="percentage" office:value="0.0487843137254902">
            <text:p>4.88%</text:p>
          </table:table-cell>
          <table:table-cell table:formula="of:=[.E144]/4" office:value-type="float" office:value="167150">
            <text:p>167,150</text:p>
          </table:table-cell>
          <table:table-cell table:formula="of:=[.G144]*2/60/60" office:value-type="float" office:value="92.8611111111111">
            <text:p>92.86</text:p>
          </table:table-cell>
          <table:table-cell table:formula="of:=[.I143]+[.H144]" office:value-type="float" office:value="1791.375">
            <text:p>1,791.38</text:p>
          </table:table-cell>
          <table:table-cell table:formula="of:=[.H144]/24" office:value-type="float" office:value="3.86921296296296">
            <text:p>3.87</text:p>
          </table:table-cell>
          <table:table-cell table:number-columns-repeated="1013"/>
        </table:table-row>
        <table:table-row table:style-name="ro1">
          <table:table-cell office:value-type="float" office:value="144">
            <text:p>144 </text:p>
          </table:table-cell>
          <table:table-cell office:value-type="float" office:value="13784500">
            <text:p>13,784,500</text:p>
          </table:table-cell>
          <table:table-cell table:formula="of:=[.B145]*0.75" office:value-type="float" office:value="10338375">
            <text:p>10,338,375</text:p>
          </table:table-cell>
          <table:table-cell office:value-type="string">
            <text:p>Supreme Arch-Mage</text:p>
          </table:table-cell>
          <table:table-cell table:formula="of:=[.B145]-[.B144]" office:value-type="float" office:value="736600">
            <text:p>736,600</text:p>
          </table:table-cell>
          <table:table-cell table:style-name="ce23" table:formula="of:=([.E145]-[.E144])/[.E144]" office:value-type="percentage" office:value="0.101705055339515">
            <text:p>10.17%</text:p>
          </table:table-cell>
          <table:table-cell table:formula="of:=[.E145]/4" office:value-type="float" office:value="184150">
            <text:p>184,150</text:p>
          </table:table-cell>
          <table:table-cell table:formula="of:=[.G145]*2/60/60" office:value-type="float" office:value="102.305555555556">
            <text:p>102.31</text:p>
          </table:table-cell>
          <table:table-cell table:formula="of:=[.I144]+[.H145]" office:value-type="float" office:value="1893.68055555556">
            <text:p>1,893.68</text:p>
          </table:table-cell>
          <table:table-cell table:formula="of:=[.H145]/24" office:value-type="float" office:value="4.26273148148148">
            <text:p>4.26</text:p>
          </table:table-cell>
          <table:table-cell table:number-columns-repeated="1013"/>
        </table:table-row>
        <table:table-row table:style-name="ro1">
          <table:table-cell office:value-type="float" office:value="145">
            <text:p>145 </text:p>
          </table:table-cell>
          <table:table-cell office:value-type="float" office:value="14558700">
            <text:p>14,558,700</text:p>
          </table:table-cell>
          <table:table-cell table:formula="of:=[.B146]*0.75" office:value-type="float" office:value="10919025">
            <text:p>10,919,025</text:p>
          </table:table-cell>
          <table:table-cell office:value-type="string">
            <text:p>Supreme Arch-Mage</text:p>
          </table:table-cell>
          <table:table-cell table:formula="of:=[.B146]-[.B145]" office:value-type="float" office:value="774200">
            <text:p>774,200</text:p>
          </table:table-cell>
          <table:table-cell table:style-name="ce23" table:formula="of:=([.E146]-[.E145])/[.E145]" office:value-type="percentage" office:value="0.0510453434699973">
            <text:p>5.10%</text:p>
          </table:table-cell>
          <table:table-cell table:formula="of:=[.E146]/4" office:value-type="float" office:value="193550">
            <text:p>193,550</text:p>
          </table:table-cell>
          <table:table-cell table:formula="of:=[.G146]*2/60/60" office:value-type="float" office:value="107.527777777778">
            <text:p>107.53</text:p>
          </table:table-cell>
          <table:table-cell table:formula="of:=[.I145]+[.H146]" office:value-type="float" office:value="2001.20833333333">
            <text:p>2,001.21</text:p>
          </table:table-cell>
          <table:table-cell table:formula="of:=[.H146]/24" office:value-type="float" office:value="4.48032407407407">
            <text:p>4.48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 </text:p>
          </table:table-cell>
          <table:table-cell office:value-type="float" office:value="15372300">
            <text:p>15,372,300</text:p>
          </table:table-cell>
          <table:table-cell table:formula="of:=[.B147]*0.75" office:value-type="float" office:value="11529225">
            <text:p>11,529,225</text:p>
          </table:table-cell>
          <table:table-cell office:value-type="string">
            <text:p>Supreme Arch-Mage</text:p>
          </table:table-cell>
          <table:table-cell table:formula="of:=[.B147]-[.B146]" office:value-type="float" office:value="813600">
            <text:p>813,600</text:p>
          </table:table-cell>
          <table:table-cell table:style-name="ce23" table:formula="of:=([.E147]-[.E146])/[.E146]" office:value-type="percentage" office:value="0.0508912425729786">
            <text:p>5.09%</text:p>
          </table:table-cell>
          <table:table-cell table:formula="of:=[.E147]/4" office:value-type="float" office:value="203400">
            <text:p>203,400</text:p>
          </table:table-cell>
          <table:table-cell table:formula="of:=[.G147]*2/60/60" office:value-type="float" office:value="113">
            <text:p>113.00</text:p>
          </table:table-cell>
          <table:table-cell table:formula="of:=[.I146]+[.H147]" office:value-type="float" office:value="2114.20833333333">
            <text:p>2,114.21</text:p>
          </table:table-cell>
          <table:table-cell table:formula="of:=[.H147]/24" office:value-type="float" office:value="4.70833333333333">
            <text:p>4.71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 </text:p>
          </table:table-cell>
          <table:table-cell office:value-type="float" office:value="16227100">
            <text:p>16,227,100</text:p>
          </table:table-cell>
          <table:table-cell table:formula="of:=[.B148]*0.75" office:value-type="float" office:value="12170325">
            <text:p>12,170,325</text:p>
          </table:table-cell>
          <table:table-cell office:value-type="string">
            <text:p>Supreme Arch-Mage</text:p>
          </table:table-cell>
          <table:table-cell table:formula="of:=[.B148]-[.B147]" office:value-type="float" office:value="854800">
            <text:p>854,800</text:p>
          </table:table-cell>
          <table:table-cell table:style-name="ce23" table:formula="of:=([.E148]-[.E147])/[.E147]" office:value-type="percentage" office:value="0.0506391347099312">
            <text:p>5.06%</text:p>
          </table:table-cell>
          <table:table-cell table:formula="of:=[.E148]/4" office:value-type="float" office:value="213700">
            <text:p>213,700</text:p>
          </table:table-cell>
          <table:table-cell table:formula="of:=[.G148]*2/60/60" office:value-type="float" office:value="118.722222222222">
            <text:p>118.72</text:p>
          </table:table-cell>
          <table:table-cell table:formula="of:=[.I147]+[.H148]" office:value-type="float" office:value="2232.93055555556">
            <text:p>2,232.93</text:p>
          </table:table-cell>
          <table:table-cell table:formula="of:=[.H148]/24" office:value-type="float" office:value="4.94675925925926">
            <text:p>4.95</text:p>
          </table:table-cell>
          <table:table-cell table:number-columns-repeated="1013"/>
        </table:table-row>
        <table:table-row table:style-name="ro1">
          <table:table-cell office:value-type="float" office:value="148">
            <text:p>148 </text:p>
          </table:table-cell>
          <table:table-cell office:value-type="float" office:value="17125000">
            <text:p>17,125,000</text:p>
          </table:table-cell>
          <table:table-cell table:formula="of:=[.B149]*0.75" office:value-type="float" office:value="12843750">
            <text:p>12,843,750</text:p>
          </table:table-cell>
          <table:table-cell office:value-type="string">
            <text:p>Supreme Arch-Mage</text:p>
          </table:table-cell>
          <table:table-cell table:formula="of:=[.B149]-[.B148]" office:value-type="float" office:value="897900">
            <text:p>897,900</text:p>
          </table:table-cell>
          <table:table-cell table:style-name="ce23" table:formula="of:=([.E149]-[.E148])/[.E148]" office:value-type="percentage" office:value="0.050421151146467">
            <text:p>5.04%</text:p>
          </table:table-cell>
          <table:table-cell table:formula="of:=[.E149]/4" office:value-type="float" office:value="224475">
            <text:p>224,475</text:p>
          </table:table-cell>
          <table:table-cell table:formula="of:=[.G149]*2/60/60" office:value-type="float" office:value="124.708333333333">
            <text:p>124.71</text:p>
          </table:table-cell>
          <table:table-cell table:formula="of:=[.I148]+[.H149]" office:value-type="float" office:value="2357.63888888889">
            <text:p>2,357.64</text:p>
          </table:table-cell>
          <table:table-cell table:formula="of:=[.H149]/24" office:value-type="float" office:value="5.19618055555556">
            <text:p>5.20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 </text:p>
          </table:table-cell>
          <table:table-cell office:value-type="float" office:value="18068000">
            <text:p>18,068,000</text:p>
          </table:table-cell>
          <table:table-cell table:formula="of:=[.B150]*0.75" office:value-type="float" office:value="13551000">
            <text:p>13,551,000</text:p>
          </table:table-cell>
          <table:table-cell office:value-type="string">
            <text:p>Supreme Arch-Mage</text:p>
          </table:table-cell>
          <table:table-cell table:formula="of:=[.B150]-[.B149]" office:value-type="float" office:value="943000">
            <text:p>943,000</text:p>
          </table:table-cell>
          <table:table-cell table:style-name="ce23" table:formula="of:=([.E150]-[.E149])/[.E149]" office:value-type="percentage" office:value="0.0502283105022831">
            <text:p>5.02%</text:p>
          </table:table-cell>
          <table:table-cell table:formula="of:=[.E150]/4" office:value-type="float" office:value="235750">
            <text:p>235,750</text:p>
          </table:table-cell>
          <table:table-cell table:formula="of:=[.G150]*2/60/60" office:value-type="float" office:value="130.972222222222">
            <text:p>130.97</text:p>
          </table:table-cell>
          <table:table-cell table:formula="of:=[.I149]+[.H150]" office:value-type="float" office:value="2488.61111111111">
            <text:p>2,488.61</text:p>
          </table:table-cell>
          <table:table-cell table:formula="of:=[.H150]/24" office:value-type="float" office:value="5.45717592592593">
            <text:p>5.46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 </text:p>
          </table:table-cell>
          <table:table-cell office:value-type="float" office:value="19058200">
            <text:p>19,058,200</text:p>
          </table:table-cell>
          <table:table-cell table:formula="of:=[.B151]*0.75" office:value-type="float" office:value="14293650">
            <text:p>14,293,650</text:p>
          </table:table-cell>
          <table:table-cell office:value-type="string">
            <text:p>Mystic Visionary</text:p>
          </table:table-cell>
          <table:table-cell table:formula="of:=[.B151]-[.B150]" office:value-type="float" office:value="990200">
            <text:p>990,200</text:p>
          </table:table-cell>
          <table:table-cell table:style-name="ce23" table:formula="of:=([.E151]-[.E150])/[.E150]" office:value-type="percentage" office:value="0.0500530222693531">
            <text:p>5.01%</text:p>
          </table:table-cell>
          <table:table-cell table:formula="of:=[.E151]/4" office:value-type="float" office:value="247550">
            <text:p>247,550</text:p>
          </table:table-cell>
          <table:table-cell table:formula="of:=[.G151]*2/60/60" office:value-type="float" office:value="137.527777777778">
            <text:p>137.53</text:p>
          </table:table-cell>
          <table:table-cell table:formula="of:=[.I150]+[.H151]" office:value-type="float" office:value="2626.13888888889">
            <text:p>2,626.14</text:p>
          </table:table-cell>
          <table:table-cell table:formula="of:=[.H151]/24" office:value-type="float" office:value="5.73032407407407">
            <text:p>5.73</text:p>
          </table:table-cell>
          <table:table-cell table:number-columns-repeated="1013"/>
        </table:table-row>
        <table:table-row table:style-name="ro1">
          <table:table-cell office:value-type="float" office:value="151">
            <text:p>151 </text:p>
          </table:table-cell>
          <table:table-cell office:value-type="float" office:value="21225700">
            <text:p>21,225,700</text:p>
          </table:table-cell>
          <table:table-cell table:formula="of:=[.B152]*0.75" office:value-type="float" office:value="15919275">
            <text:p>15,919,275</text:p>
          </table:table-cell>
          <table:table-cell office:value-type="string">
            <text:p>Mystic Visionary</text:p>
          </table:table-cell>
          <table:table-cell table:formula="of:=[.B152]-[.B151]" office:value-type="float" office:value="2167500">
            <text:p>2,167,500</text:p>
          </table:table-cell>
          <table:table-cell table:style-name="ce23" table:formula="of:=([.E152]-[.E151])/[.E151]" office:value-type="percentage" office:value="1.18895172692385">
            <text:p>118.90%</text:p>
          </table:table-cell>
          <table:table-cell table:formula="of:=[.E152]/4" office:value-type="float" office:value="541875">
            <text:p>541,875</text:p>
          </table:table-cell>
          <table:table-cell table:formula="of:=[.G152]*2/60/60" office:value-type="float" office:value="301.041666666667">
            <text:p>301.04</text:p>
          </table:table-cell>
          <table:table-cell table:formula="of:=[.I151]+[.H152]" office:value-type="float" office:value="2927.18055555556">
            <text:p>2,927.18</text:p>
          </table:table-cell>
          <table:table-cell table:formula="of:=[.H152]/24" office:value-type="float" office:value="12.5434027777778">
            <text:p>12.54</text:p>
          </table:table-cell>
          <table:table-cell table:number-columns-repeated="1013"/>
        </table:table-row>
        <table:table-row table:style-name="ro1">
          <table:table-cell office:value-type="float" office:value="152">
            <text:p>152 </text:p>
          </table:table-cell>
          <table:table-cell office:value-type="float" office:value="23638000">
            <text:p>23,638,000</text:p>
          </table:table-cell>
          <table:table-cell table:formula="of:=[.B153]*0.75" office:value-type="float" office:value="17728500">
            <text:p>17,728,500</text:p>
          </table:table-cell>
          <table:table-cell office:value-type="string">
            <text:p>Mystic Visionary</text:p>
          </table:table-cell>
          <table:table-cell table:formula="of:=[.B153]-[.B152]" office:value-type="float" office:value="2412300">
            <text:p>2,412,300</text:p>
          </table:table-cell>
          <table:table-cell table:style-name="ce23" table:formula="of:=([.E153]-[.E152])/[.E152]" office:value-type="percentage" office:value="0.112941176470588">
            <text:p>11.29%</text:p>
          </table:table-cell>
          <table:table-cell table:formula="of:=[.E153]/4" office:value-type="float" office:value="603075">
            <text:p>603,075</text:p>
          </table:table-cell>
          <table:table-cell table:formula="of:=[.G153]*2/60/60" office:value-type="float" office:value="335.041666666667">
            <text:p>335.04</text:p>
          </table:table-cell>
          <table:table-cell table:formula="of:=[.I152]+[.H153]" office:value-type="float" office:value="3262.22222222222">
            <text:p>3,262.22</text:p>
          </table:table-cell>
          <table:table-cell table:formula="of:=[.H153]/24" office:value-type="float" office:value="13.9600694444444">
            <text:p>13.96</text:p>
          </table:table-cell>
          <table:table-cell table:number-columns-repeated="1013"/>
        </table:table-row>
        <table:table-row table:style-name="ro1">
          <table:table-cell office:value-type="float" office:value="153">
            <text:p>153 </text:p>
          </table:table-cell>
          <table:table-cell office:value-type="float" office:value="26322500">
            <text:p>26,322,500</text:p>
          </table:table-cell>
          <table:table-cell table:formula="of:=[.B154]*0.75" office:value-type="float" office:value="19741875">
            <text:p>19,741,875</text:p>
          </table:table-cell>
          <table:table-cell office:value-type="string">
            <text:p>Mystic Visionary</text:p>
          </table:table-cell>
          <table:table-cell table:formula="of:=[.B154]-[.B153]" office:value-type="float" office:value="2684500">
            <text:p>2,684,500</text:p>
          </table:table-cell>
          <table:table-cell table:style-name="ce23" table:formula="of:=([.E154]-[.E153])/[.E153]" office:value-type="percentage" office:value="0.112838370020313">
            <text:p>11.28%</text:p>
          </table:table-cell>
          <table:table-cell table:formula="of:=[.E154]/4" office:value-type="float" office:value="671125">
            <text:p>671,125</text:p>
          </table:table-cell>
          <table:table-cell table:formula="of:=[.G154]*2/60/60" office:value-type="float" office:value="372.847222222222">
            <text:p>372.85</text:p>
          </table:table-cell>
          <table:table-cell table:formula="of:=[.I153]+[.H154]" office:value-type="float" office:value="3635.06944444444">
            <text:p>3,635.07</text:p>
          </table:table-cell>
          <table:table-cell table:formula="of:=[.H154]/24" office:value-type="float" office:value="15.5353009259259">
            <text:p>15.54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 </text:p>
          </table:table-cell>
          <table:table-cell office:value-type="float" office:value="29309900">
            <text:p>29,309,900</text:p>
          </table:table-cell>
          <table:table-cell table:formula="of:=[.B155]*0.75" office:value-type="float" office:value="21982425">
            <text:p>21,982,425</text:p>
          </table:table-cell>
          <table:table-cell office:value-type="string">
            <text:p>Mystic Visionary</text:p>
          </table:table-cell>
          <table:table-cell table:formula="of:=[.B155]-[.B154]" office:value-type="float" office:value="2987400">
            <text:p>2,987,400</text:p>
          </table:table-cell>
          <table:table-cell table:style-name="ce23" table:formula="of:=([.E155]-[.E154])/[.E154]" office:value-type="percentage" office:value="0.112832929782082">
            <text:p>11.28%</text:p>
          </table:table-cell>
          <table:table-cell table:formula="of:=[.E155]/4" office:value-type="float" office:value="746850">
            <text:p>746,850</text:p>
          </table:table-cell>
          <table:table-cell table:formula="of:=[.G155]*2/60/60" office:value-type="float" office:value="414.916666666667">
            <text:p>414.92</text:p>
          </table:table-cell>
          <table:table-cell table:formula="of:=[.I154]+[.H155]" office:value-type="float" office:value="4049.98611111111">
            <text:p>4,049.99</text:p>
          </table:table-cell>
          <table:table-cell table:formula="of:=[.H155]/24" office:value-type="float" office:value="17.2881944444444">
            <text:p>17.29</text:p>
          </table:table-cell>
          <table:table-cell table:number-columns-repeated="1013"/>
        </table:table-row>
        <table:table-row table:style-name="ro1">
          <table:table-cell office:value-type="float" office:value="155">
            <text:p>155 </text:p>
          </table:table-cell>
          <table:table-cell office:value-type="float" office:value="32634200">
            <text:p>32,634,200</text:p>
          </table:table-cell>
          <table:table-cell table:formula="of:=[.B156]*0.75" office:value-type="float" office:value="24475650">
            <text:p>24,475,650</text:p>
          </table:table-cell>
          <table:table-cell office:value-type="string">
            <text:p>Mystic Visionary</text:p>
          </table:table-cell>
          <table:table-cell table:formula="of:=[.B156]-[.B155]" office:value-type="float" office:value="3324300">
            <text:p>3,324,300</text:p>
          </table:table-cell>
          <table:table-cell table:style-name="ce23" table:formula="of:=([.E156]-[.E155])/[.E155]" office:value-type="percentage" office:value="0.112773649327174">
            <text:p>11.28%</text:p>
          </table:table-cell>
          <table:table-cell table:formula="of:=[.E156]/4" office:value-type="float" office:value="831075">
            <text:p>831,075</text:p>
          </table:table-cell>
          <table:table-cell table:formula="of:=[.G156]*2/60/60" office:value-type="float" office:value="461.708333333333">
            <text:p>461.71</text:p>
          </table:table-cell>
          <table:table-cell table:formula="of:=[.I155]+[.H156]" office:value-type="float" office:value="4511.69444444444">
            <text:p>4,511.69</text:p>
          </table:table-cell>
          <table:table-cell table:formula="of:=[.H156]/24" office:value-type="float" office:value="19.2378472222222">
            <text:p>19.24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 </text:p>
          </table:table-cell>
          <table:table-cell office:value-type="float" office:value="36333200">
            <text:p>36,333,200</text:p>
          </table:table-cell>
          <table:table-cell table:formula="of:=[.B157]*0.75" office:value-type="float" office:value="27249900">
            <text:p>27,249,900</text:p>
          </table:table-cell>
          <table:table-cell office:value-type="string">
            <text:p>Mystic Visionary</text:p>
          </table:table-cell>
          <table:table-cell table:formula="of:=[.B157]-[.B156]" office:value-type="float" office:value="3699000">
            <text:p>3,699,000</text:p>
          </table:table-cell>
          <table:table-cell table:style-name="ce23" table:formula="of:=([.E157]-[.E156])/[.E156]" office:value-type="percentage" office:value="0.112715458893602">
            <text:p>11.27%</text:p>
          </table:table-cell>
          <table:table-cell table:formula="of:=[.E157]/4" office:value-type="float" office:value="924750">
            <text:p>924,750</text:p>
          </table:table-cell>
          <table:table-cell table:formula="of:=[.G157]*2/60/60" office:value-type="float" office:value="513.75">
            <text:p>513.75</text:p>
          </table:table-cell>
          <table:table-cell table:formula="of:=[.I156]+[.H157]" office:value-type="float" office:value="5025.44444444444">
            <text:p>5,025.44</text:p>
          </table:table-cell>
          <table:table-cell table:formula="of:=[.H157]/24" office:value-type="float" office:value="21.40625">
            <text:p>21.41</text:p>
          </table:table-cell>
          <table:table-cell table:number-columns-repeated="1013"/>
        </table:table-row>
        <table:table-row table:style-name="ro1">
          <table:table-cell office:value-type="float" office:value="157">
            <text:p>157 </text:p>
          </table:table-cell>
          <table:table-cell office:value-type="float" office:value="40449100">
            <text:p>40,449,100</text:p>
          </table:table-cell>
          <table:table-cell table:formula="of:=[.B158]*0.75" office:value-type="float" office:value="30336825">
            <text:p>30,336,825</text:p>
          </table:table-cell>
          <table:table-cell office:value-type="string">
            <text:p>Mystic Visionary</text:p>
          </table:table-cell>
          <table:table-cell table:formula="of:=[.B158]-[.B157]" office:value-type="float" office:value="4115900">
            <text:p>4,115,900</text:p>
          </table:table-cell>
          <table:table-cell table:style-name="ce23" table:formula="of:=([.E158]-[.E157])/[.E157]" office:value-type="percentage" office:value="0.112706136793728">
            <text:p>11.27%</text:p>
          </table:table-cell>
          <table:table-cell table:formula="of:=[.E158]/4" office:value-type="float" office:value="1028975">
            <text:p>1,028,975</text:p>
          </table:table-cell>
          <table:table-cell table:formula="of:=[.G158]*2/60/60" office:value-type="float" office:value="571.652777777778">
            <text:p>571.65</text:p>
          </table:table-cell>
          <table:table-cell table:formula="of:=[.I157]+[.H158]" office:value-type="float" office:value="5597.09722222222">
            <text:p>5,597.10</text:p>
          </table:table-cell>
          <table:table-cell table:formula="of:=[.H158]/24" office:value-type="float" office:value="23.8188657407407">
            <text:p>23.82</text:p>
          </table:table-cell>
          <table:table-cell table:number-columns-repeated="1013"/>
        </table:table-row>
        <table:table-row table:style-name="ro1">
          <table:table-cell office:value-type="float" office:value="158">
            <text:p>158 </text:p>
          </table:table-cell>
          <table:table-cell office:value-type="float" office:value="45028700">
            <text:p>45,028,700</text:p>
          </table:table-cell>
          <table:table-cell table:formula="of:=[.B159]*0.75" office:value-type="float" office:value="33771525">
            <text:p>33,771,525</text:p>
          </table:table-cell>
          <table:table-cell office:value-type="string">
            <text:p>Mystic Visionary</text:p>
          </table:table-cell>
          <table:table-cell table:formula="of:=[.B159]-[.B158]" office:value-type="float" office:value="4579600">
            <text:p>4,579,600</text:p>
          </table:table-cell>
          <table:table-cell table:style-name="ce23" table:formula="of:=([.E159]-[.E158])/[.E158]" office:value-type="percentage" office:value="0.112660657450375">
            <text:p>11.27%</text:p>
          </table:table-cell>
          <table:table-cell table:formula="of:=[.E159]/4" office:value-type="float" office:value="1144900">
            <text:p>1,144,900</text:p>
          </table:table-cell>
          <table:table-cell table:formula="of:=[.G159]*2/60/60" office:value-type="float" office:value="636.055555555556">
            <text:p>636.06</text:p>
          </table:table-cell>
          <table:table-cell table:formula="of:=[.I158]+[.H159]" office:value-type="float" office:value="6233.15277777778">
            <text:p>6,233.15</text:p>
          </table:table-cell>
          <table:table-cell table:formula="of:=[.H159]/24" office:value-type="float" office:value="26.5023148148148">
            <text:p>26.50</text:p>
          </table:table-cell>
          <table:table-cell table:number-columns-repeated="1013"/>
        </table:table-row>
        <table:table-row table:style-name="ro1">
          <table:table-cell office:value-type="float" office:value="159">
            <text:p>159 </text:p>
          </table:table-cell>
          <table:table-cell office:value-type="float" office:value="50632800">
            <text:p>50,632,800</text:p>
          </table:table-cell>
          <table:table-cell table:formula="of:=[.B160]*0.75" office:value-type="float" office:value="37974600">
            <text:p>37,974,600</text:p>
          </table:table-cell>
          <table:table-cell office:value-type="string">
            <text:p>Mystic Visionary</text:p>
          </table:table-cell>
          <table:table-cell table:formula="of:=[.B160]-[.B159]" office:value-type="float" office:value="5604100">
            <text:p>5,604,100</text:p>
          </table:table-cell>
          <table:table-cell table:style-name="ce23" table:formula="of:=([.E160]-[.E159])/[.E159]" office:value-type="percentage" office:value="0.223709494278976">
            <text:p>22.37%</text:p>
          </table:table-cell>
          <table:table-cell table:formula="of:=[.E160]/4" office:value-type="float" office:value="1401025">
            <text:p>1,401,025</text:p>
          </table:table-cell>
          <table:table-cell table:formula="of:=[.G160]*2/60/60" office:value-type="float" office:value="778.347222222222">
            <text:p>778.35</text:p>
          </table:table-cell>
          <table:table-cell table:formula="of:=[.I159]+[.H160]" office:value-type="float" office:value="7011.5">
            <text:p>7,011.50</text:p>
          </table:table-cell>
          <table:table-cell table:formula="of:=[.H160]/24" office:value-type="float" office:value="32.4311342592593">
            <text:p>32.43</text:p>
          </table:table-cell>
          <table:table-cell table:number-columns-repeated="1013"/>
        </table:table-row>
        <table:table-row table:style-name="ro1">
          <table:table-cell office:value-type="float" office:value="160">
            <text:p>160 </text:p>
          </table:table-cell>
          <table:table-cell office:value-type="float" office:value="56930600">
            <text:p>56,930,600</text:p>
          </table:table-cell>
          <table:table-cell table:formula="of:=[.B161]*0.75" office:value-type="float" office:value="42697950">
            <text:p>42,697,950</text:p>
          </table:table-cell>
          <table:table-cell office:value-type="string">
            <text:p>Mystic Visionary</text:p>
          </table:table-cell>
          <table:table-cell table:formula="of:=[.B161]-[.B160]" office:value-type="float" office:value="6297800">
            <text:p>6,297,800</text:p>
          </table:table-cell>
          <table:table-cell table:style-name="ce23" table:formula="of:=([.E161]-[.E160])/[.E160]" office:value-type="percentage" office:value="0.1237843721561">
            <text:p>12.38%</text:p>
          </table:table-cell>
          <table:table-cell table:formula="of:=[.E161]/4" office:value-type="float" office:value="1574450">
            <text:p>1,574,450</text:p>
          </table:table-cell>
          <table:table-cell table:formula="of:=[.G161]*2/60/60" office:value-type="float" office:value="874.694444444445">
            <text:p>874.69</text:p>
          </table:table-cell>
          <table:table-cell table:formula="of:=[.I160]+[.H161]" office:value-type="float" office:value="7886.19444444444">
            <text:p>7,886.19</text:p>
          </table:table-cell>
          <table:table-cell table:formula="of:=[.H161]/24" office:value-type="float" office:value="36.4456018518519">
            <text:p>36.45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 </text:p>
          </table:table-cell>
          <table:table-cell office:value-type="float" office:value="64007400">
            <text:p>64,007,400</text:p>
          </table:table-cell>
          <table:table-cell table:formula="of:=[.B162]*0.75" office:value-type="float" office:value="48005550">
            <text:p>48,005,550</text:p>
          </table:table-cell>
          <table:table-cell office:value-type="string">
            <text:p>Mystic Visionary</text:p>
          </table:table-cell>
          <table:table-cell table:formula="of:=[.B162]-[.B161]" office:value-type="float" office:value="7076800">
            <text:p>7,076,800</text:p>
          </table:table-cell>
          <table:table-cell table:style-name="ce23" table:formula="of:=([.E162]-[.E161])/[.E161]" office:value-type="percentage" office:value="0.123693988376894">
            <text:p>12.37%</text:p>
          </table:table-cell>
          <table:table-cell table:formula="of:=[.E162]/4" office:value-type="float" office:value="1769200">
            <text:p>1,769,200</text:p>
          </table:table-cell>
          <table:table-cell table:formula="of:=[.G162]*2/60/60" office:value-type="float" office:value="982.888888888889">
            <text:p>982.89</text:p>
          </table:table-cell>
          <table:table-cell table:formula="of:=[.I161]+[.H162]" office:value-type="float" office:value="8869.08333333333">
            <text:p>8,869.08</text:p>
          </table:table-cell>
          <table:table-cell table:formula="of:=[.H162]/24" office:value-type="float" office:value="40.9537037037037">
            <text:p>40.95</text:p>
          </table:table-cell>
          <table:table-cell table:number-columns-repeated="1013"/>
        </table:table-row>
        <table:table-row table:style-name="ro1">
          <table:table-cell office:value-type="float" office:value="162">
            <text:p>162 </text:p>
          </table:table-cell>
          <table:table-cell office:value-type="float" office:value="71959600">
            <text:p>71,959,600</text:p>
          </table:table-cell>
          <table:table-cell table:formula="of:=[.B163]*0.75" office:value-type="float" office:value="53969700">
            <text:p>53,969,700</text:p>
          </table:table-cell>
          <table:table-cell office:value-type="string">
            <text:p>Mystic Visionary</text:p>
          </table:table-cell>
          <table:table-cell table:formula="of:=[.B163]-[.B162]" office:value-type="float" office:value="7952200">
            <text:p>7,952,200</text:p>
          </table:table-cell>
          <table:table-cell table:style-name="ce23" table:formula="of:=([.E163]-[.E162])/[.E162]" office:value-type="percentage" office:value="0.123699977390911">
            <text:p>12.37%</text:p>
          </table:table-cell>
          <table:table-cell table:formula="of:=[.E163]/4" office:value-type="float" office:value="1988050">
            <text:p>1,988,050</text:p>
          </table:table-cell>
          <table:table-cell table:formula="of:=[.G163]*2/60/60" office:value-type="float" office:value="1104.47222222222">
            <text:p>1,104.47</text:p>
          </table:table-cell>
          <table:table-cell table:formula="of:=[.I162]+[.H163]" office:value-type="float" office:value="9973.55555555555">
            <text:p>9,973.56</text:p>
          </table:table-cell>
          <table:table-cell table:formula="of:=[.H163]/24" office:value-type="float" office:value="46.0196759259259">
            <text:p>46.02</text:p>
          </table:table-cell>
          <table:table-cell table:number-columns-repeated="1013"/>
        </table:table-row>
        <table:table-row table:style-name="ro1">
          <table:table-cell office:value-type="float" office:value="163">
            <text:p>163 </text:p>
          </table:table-cell>
          <table:table-cell office:value-type="float" office:value="80894900">
            <text:p>80,894,900</text:p>
          </table:table-cell>
          <table:table-cell table:formula="of:=[.B164]*0.75" office:value-type="float" office:value="60671175">
            <text:p>60,671,175</text:p>
          </table:table-cell>
          <table:table-cell office:value-type="string">
            <text:p>Mystic Visionary</text:p>
          </table:table-cell>
          <table:table-cell table:formula="of:=[.B164]-[.B163]" office:value-type="float" office:value="8935300">
            <text:p>8,935,300</text:p>
          </table:table-cell>
          <table:table-cell table:style-name="ce23" table:formula="of:=([.E164]-[.E163])/[.E163]" office:value-type="percentage" office:value="0.123626166343905">
            <text:p>12.36%</text:p>
          </table:table-cell>
          <table:table-cell table:formula="of:=[.E164]/4" office:value-type="float" office:value="2233825">
            <text:p>2,233,825</text:p>
          </table:table-cell>
          <table:table-cell table:formula="of:=[.G164]*2/60/60" office:value-type="float" office:value="1241.01388888889">
            <text:p>1,241.01</text:p>
          </table:table-cell>
          <table:table-cell table:formula="of:=[.I163]+[.H164]" office:value-type="float" office:value="11214.5694444444">
            <text:p>11,214.57</text:p>
          </table:table-cell>
          <table:table-cell table:formula="of:=[.H164]/24" office:value-type="float" office:value="51.708912037037">
            <text:p>51.71</text:p>
          </table:table-cell>
          <table:table-cell table:number-columns-repeated="1013"/>
        </table:table-row>
        <table:table-row table:style-name="ro1">
          <table:table-cell office:value-type="float" office:value="164">
            <text:p>164 </text:p>
          </table:table-cell>
          <table:table-cell office:value-type="float" office:value="90934600">
            <text:p>90,934,600</text:p>
          </table:table-cell>
          <table:table-cell table:formula="of:=[.B165]*0.75" office:value-type="float" office:value="68200950">
            <text:p>68,200,950</text:p>
          </table:table-cell>
          <table:table-cell office:value-type="string">
            <text:p>Mystic Visionary</text:p>
          </table:table-cell>
          <table:table-cell table:formula="of:=[.B165]-[.B164]" office:value-type="float" office:value="10039700">
            <text:p>10,039,700</text:p>
          </table:table-cell>
          <table:table-cell table:style-name="ce23" table:formula="of:=([.E165]-[.E164])/[.E164]" office:value-type="percentage" office:value="0.123599655299766">
            <text:p>12.36%</text:p>
          </table:table-cell>
          <table:table-cell table:formula="of:=[.E165]/4" office:value-type="float" office:value="2509925">
            <text:p>2,509,925</text:p>
          </table:table-cell>
          <table:table-cell table:formula="of:=[.G165]*2/60/60" office:value-type="float" office:value="1394.40277777778">
            <text:p>1,394.40</text:p>
          </table:table-cell>
          <table:table-cell table:formula="of:=[.I164]+[.H165]" office:value-type="float" office:value="12608.9722222222">
            <text:p>12,608.97</text:p>
          </table:table-cell>
          <table:table-cell table:formula="of:=[.H165]/24" office:value-type="float" office:value="58.1001157407407">
            <text:p>58.10</text:p>
          </table:table-cell>
          <table:table-cell table:number-columns-repeated="1013"/>
        </table:table-row>
        <table:table-row table:style-name="ro1">
          <table:table-cell office:value-type="float" office:value="165">
            <text:p>165 </text:p>
          </table:table-cell>
          <table:table-cell office:value-type="float" office:value="102214800">
            <text:p>102,214,800</text:p>
          </table:table-cell>
          <table:table-cell table:formula="of:=[.B166]*0.75" office:value-type="float" office:value="76661100">
            <text:p>76,661,100</text:p>
          </table:table-cell>
          <table:table-cell office:value-type="string">
            <text:p>Mystic Visionary</text:p>
          </table:table-cell>
          <table:table-cell table:formula="of:=[.B166]-[.B165]" office:value-type="float" office:value="11280200">
            <text:p>11,280,200</text:p>
          </table:table-cell>
          <table:table-cell table:style-name="ce23" table:formula="of:=([.E166]-[.E165])/[.E165]" office:value-type="percentage" office:value="0.123559468908434">
            <text:p>12.36%</text:p>
          </table:table-cell>
          <table:table-cell table:formula="of:=[.E166]/4" office:value-type="float" office:value="2820050">
            <text:p>2,820,050</text:p>
          </table:table-cell>
          <table:table-cell table:formula="of:=[.G166]*2/60/60" office:value-type="float" office:value="1566.69444444444">
            <text:p>1,566.69</text:p>
          </table:table-cell>
          <table:table-cell table:formula="of:=[.I165]+[.H166]" office:value-type="float" office:value="14175.6666666667">
            <text:p>14,175.67</text:p>
          </table:table-cell>
          <table:table-cell table:formula="of:=[.H166]/24" office:value-type="float" office:value="65.2789351851852">
            <text:p>65.28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 </text:p>
          </table:table-cell>
          <table:table-cell office:value-type="float" office:value="114888600">
            <text:p>114,888,600</text:p>
          </table:table-cell>
          <table:table-cell table:formula="of:=[.B167]*0.75" office:value-type="float" office:value="86166450">
            <text:p>86,166,450</text:p>
          </table:table-cell>
          <table:table-cell office:value-type="string">
            <text:p>Mystic Visionary</text:p>
          </table:table-cell>
          <table:table-cell table:formula="of:=[.B167]-[.B166]" office:value-type="float" office:value="12673800">
            <text:p>12,673,800</text:p>
          </table:table-cell>
          <table:table-cell table:style-name="ce23" table:formula="of:=([.E167]-[.E166])/[.E166]" office:value-type="percentage" office:value="0.123543908795943">
            <text:p>12.35%</text:p>
          </table:table-cell>
          <table:table-cell table:formula="of:=[.E167]/4" office:value-type="float" office:value="3168450">
            <text:p>3,168,450</text:p>
          </table:table-cell>
          <table:table-cell table:formula="of:=[.G167]*2/60/60" office:value-type="float" office:value="1760.25">
            <text:p>1,760.25</text:p>
          </table:table-cell>
          <table:table-cell table:formula="of:=[.I166]+[.H167]" office:value-type="float" office:value="15935.9166666667">
            <text:p>15,935.92</text:p>
          </table:table-cell>
          <table:table-cell table:formula="of:=[.H167]/24" office:value-type="float" office:value="73.34375">
            <text:p>73.34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 </text:p>
          </table:table-cell>
          <table:table-cell office:value-type="float" office:value="129127600">
            <text:p>129,127,600</text:p>
          </table:table-cell>
          <table:table-cell table:formula="of:=[.B168]*0.75" office:value-type="float" office:value="96845700">
            <text:p>96,845,700</text:p>
          </table:table-cell>
          <table:table-cell office:value-type="string">
            <text:p>Mystic Visionary</text:p>
          </table:table-cell>
          <table:table-cell table:formula="of:=[.B168]-[.B167]" office:value-type="float" office:value="14239000">
            <text:p>14,239,000</text:p>
          </table:table-cell>
          <table:table-cell table:style-name="ce23" table:formula="of:=([.E168]-[.E167])/[.E167]" office:value-type="percentage" office:value="0.123498871688049">
            <text:p>12.35%</text:p>
          </table:table-cell>
          <table:table-cell table:formula="of:=[.E168]/4" office:value-type="float" office:value="3559750">
            <text:p>3,559,750</text:p>
          </table:table-cell>
          <table:table-cell table:formula="of:=[.G168]*2/60/60" office:value-type="float" office:value="1977.63888888889">
            <text:p>1,977.64</text:p>
          </table:table-cell>
          <table:table-cell table:formula="of:=[.I167]+[.H168]" office:value-type="float" office:value="17913.5555555556">
            <text:p>17,913.56</text:p>
          </table:table-cell>
          <table:table-cell table:formula="of:=[.H168]/24" office:value-type="float" office:value="82.4016203703704">
            <text:p>82.40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 </text:p>
          </table:table-cell>
          <table:table-cell office:value-type="float" office:value="145124700">
            <text:p>145,124,700</text:p>
          </table:table-cell>
          <table:table-cell table:formula="of:=[.B169]*0.75" office:value-type="float" office:value="108843525">
            <text:p>108,843,525</text:p>
          </table:table-cell>
          <table:table-cell office:value-type="string">
            <text:p>Mystic Visionary</text:p>
          </table:table-cell>
          <table:table-cell table:formula="of:=[.B169]-[.B168]" office:value-type="float" office:value="15997100">
            <text:p>15,997,100</text:p>
          </table:table-cell>
          <table:table-cell table:style-name="ce23" table:formula="of:=([.E169]-[.E168])/[.E168]" office:value-type="percentage" office:value="0.123470749350376">
            <text:p>12.35%</text:p>
          </table:table-cell>
          <table:table-cell table:formula="of:=[.E169]/4" office:value-type="float" office:value="3999275">
            <text:p>3,999,275</text:p>
          </table:table-cell>
          <table:table-cell table:formula="of:=[.G169]*2/60/60" office:value-type="float" office:value="2221.81944444444">
            <text:p>2,221.82</text:p>
          </table:table-cell>
          <table:table-cell table:formula="of:=[.I168]+[.H169]" office:value-type="float" office:value="20135.375">
            <text:p>20,135.38</text:p>
          </table:table-cell>
          <table:table-cell table:formula="of:=[.H169]/24" office:value-type="float" office:value="92.5758101851852">
            <text:p>92.58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 </text:p>
          </table:table-cell>
          <table:table-cell office:value-type="float" office:value="163096500">
            <text:p>163,096,500</text:p>
          </table:table-cell>
          <table:table-cell table:formula="of:=[.B170]*0.75" office:value-type="float" office:value="122322375">
            <text:p>122,322,375</text:p>
          </table:table-cell>
          <table:table-cell office:value-type="string">
            <text:p>Mystic Visionary</text:p>
          </table:table-cell>
          <table:table-cell table:formula="of:=[.B170]-[.B169]" office:value-type="float" office:value="17971800">
            <text:p>17,971,800</text:p>
          </table:table-cell>
          <table:table-cell table:style-name="ce23" table:formula="of:=([.E170]-[.E169])/[.E169]" office:value-type="percentage" office:value="0.123441123703671">
            <text:p>12.34%</text:p>
          </table:table-cell>
          <table:table-cell table:formula="of:=[.E170]/4" office:value-type="float" office:value="4492950">
            <text:p>4,492,950</text:p>
          </table:table-cell>
          <table:table-cell table:formula="of:=[.G170]*2/60/60" office:value-type="float" office:value="2496.08333333333">
            <text:p>2,496.08</text:p>
          </table:table-cell>
          <table:table-cell table:formula="of:=[.I169]+[.H170]" office:value-type="float" office:value="22631.4583333333">
            <text:p>22,631.46</text:p>
          </table:table-cell>
          <table:table-cell table:formula="of:=[.H170]/24" office:value-type="float" office:value="104.003472222222">
            <text:p>104.00</text:p>
          </table:table-cell>
          <table:table-cell table:number-columns-repeated="1013"/>
        </table:table-row>
        <table:table-row table:style-name="ro1">
          <table:table-cell office:value-type="float" office:value="170">
            <text:p>170 </text:p>
          </table:table-cell>
          <table:table-cell office:value-type="float" office:value="183286600">
            <text:p>183,286,600</text:p>
          </table:table-cell>
          <table:table-cell table:formula="of:=[.B171]*0.75" office:value-type="float" office:value="137464950">
            <text:p>137,464,950</text:p>
          </table:table-cell>
          <table:table-cell office:value-type="string">
            <text:p>Mystic Visionary</text:p>
          </table:table-cell>
          <table:table-cell table:formula="of:=[.B171]-[.B170]" office:value-type="float" office:value="20190100">
            <text:p>20,190,100</text:p>
          </table:table-cell>
          <table:table-cell table:style-name="ce23" table:formula="of:=([.E171]-[.E170])/[.E170]" office:value-type="percentage" office:value="0.123432266105788">
            <text:p>12.34%</text:p>
          </table:table-cell>
          <table:table-cell table:formula="of:=[.E171]/4" office:value-type="float" office:value="5047525">
            <text:p>5,047,525</text:p>
          </table:table-cell>
          <table:table-cell table:formula="of:=[.G171]*2/60/60" office:value-type="float" office:value="2804.18055555556">
            <text:p>2,804.18</text:p>
          </table:table-cell>
          <table:table-cell table:formula="of:=[.I170]+[.H171]" office:value-type="float" office:value="25435.6388888889">
            <text:p>25,435.64</text:p>
          </table:table-cell>
          <table:table-cell table:formula="of:=[.H171]/24" office:value-type="float" office:value="116.840856481481">
            <text:p>116.84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 </text:p>
          </table:table-cell>
          <table:table-cell office:value-type="float" office:value="205968000">
            <text:p>205,968,000</text:p>
          </table:table-cell>
          <table:table-cell table:formula="of:=[.B172]*0.75" office:value-type="float" office:value="154476000">
            <text:p>154,476,000</text:p>
          </table:table-cell>
          <table:table-cell office:value-type="string">
            <text:p>Mystic Visionary</text:p>
          </table:table-cell>
          <table:table-cell table:formula="of:=[.B172]-[.B171]" office:value-type="float" office:value="22681400">
            <text:p>22,681,400</text:p>
          </table:table-cell>
          <table:table-cell table:style-name="ce23" table:formula="of:=([.E172]-[.E171])/[.E171]" office:value-type="percentage" office:value="0.123392157542558">
            <text:p>12.34%</text:p>
          </table:table-cell>
          <table:table-cell table:formula="of:=[.E172]/4" office:value-type="float" office:value="5670350">
            <text:p>5,670,350</text:p>
          </table:table-cell>
          <table:table-cell table:formula="of:=[.G172]*2/60/60" office:value-type="float" office:value="3150.19444444444">
            <text:p>3,150.19</text:p>
          </table:table-cell>
          <table:table-cell table:formula="of:=[.I171]+[.H172]" office:value-type="float" office:value="28585.8333333333">
            <text:p>28,585.83</text:p>
          </table:table-cell>
          <table:table-cell table:formula="of:=[.H172]/24" office:value-type="float" office:value="131.258101851852">
            <text:p>131.26</text:p>
          </table:table-cell>
          <table:table-cell table:number-columns-repeated="1013"/>
        </table:table-row>
        <table:table-row table:style-name="ro1">
          <table:table-cell office:value-type="float" office:value="172">
            <text:p>172 </text:p>
          </table:table-cell>
          <table:table-cell office:value-type="float" office:value="231447900">
            <text:p>231,447,900</text:p>
          </table:table-cell>
          <table:table-cell table:formula="of:=[.B173]*0.75" office:value-type="float" office:value="173585925">
            <text:p>173,585,925</text:p>
          </table:table-cell>
          <table:table-cell office:value-type="string">
            <text:p>Mystic Visionary</text:p>
          </table:table-cell>
          <table:table-cell table:formula="of:=[.B173]-[.B172]" office:value-type="float" office:value="25479900">
            <text:p>25,479,900</text:p>
          </table:table-cell>
          <table:table-cell table:style-name="ce23" table:formula="of:=([.E173]-[.E172])/[.E172]" office:value-type="percentage" office:value="0.123383036320509">
            <text:p>12.34%</text:p>
          </table:table-cell>
          <table:table-cell table:formula="of:=[.E173]/4" office:value-type="float" office:value="6369975">
            <text:p>6,369,975</text:p>
          </table:table-cell>
          <table:table-cell table:formula="of:=[.G173]*2/60/60" office:value-type="float" office:value="3538.875">
            <text:p>3,538.88</text:p>
          </table:table-cell>
          <table:table-cell table:formula="of:=[.I172]+[.H173]" office:value-type="float" office:value="32124.7083333333">
            <text:p>32,124.71</text:p>
          </table:table-cell>
          <table:table-cell table:formula="of:=[.H173]/24" office:value-type="float" office:value="147.453125">
            <text:p>147.45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 </text:p>
          </table:table-cell>
          <table:table-cell office:value-type="float" office:value="260070800">
            <text:p>260,070,800</text:p>
          </table:table-cell>
          <table:table-cell table:formula="of:=[.B174]*0.75" office:value-type="float" office:value="195053100">
            <text:p>195,053,100</text:p>
          </table:table-cell>
          <table:table-cell office:value-type="string">
            <text:p>Mystic Visionary</text:p>
          </table:table-cell>
          <table:table-cell table:formula="of:=[.B174]-[.B173]" office:value-type="float" office:value="28622900">
            <text:p>28,622,900</text:p>
          </table:table-cell>
          <table:table-cell table:style-name="ce23" table:formula="of:=([.E174]-[.E173])/[.E173]" office:value-type="percentage" office:value="0.123352132465198">
            <text:p>12.34%</text:p>
          </table:table-cell>
          <table:table-cell table:formula="of:=[.E174]/4" office:value-type="float" office:value="7155725">
            <text:p>7,155,725</text:p>
          </table:table-cell>
          <table:table-cell table:formula="of:=[.G174]*2/60/60" office:value-type="float" office:value="3975.40277777778">
            <text:p>3,975.40</text:p>
          </table:table-cell>
          <table:table-cell table:formula="of:=[.I173]+[.H174]" office:value-type="float" office:value="36100.1111111111">
            <text:p>36,100.11</text:p>
          </table:table-cell>
          <table:table-cell table:formula="of:=[.H174]/24" office:value-type="float" office:value="165.641782407407">
            <text:p>165.64</text:p>
          </table:table-cell>
          <table:table-cell table:number-columns-repeated="1013"/>
        </table:table-row>
        <table:table-row table:style-name="ro1">
          <table:table-cell office:value-type="float" office:value="174">
            <text:p>174 </text:p>
          </table:table-cell>
          <table:table-cell office:value-type="float" office:value="292224200">
            <text:p>292,224,200</text:p>
          </table:table-cell>
          <table:table-cell table:formula="of:=[.B175]*0.75" office:value-type="float" office:value="219168150">
            <text:p>219,168,150</text:p>
          </table:table-cell>
          <table:table-cell office:value-type="string">
            <text:p>Mystic Visionary</text:p>
          </table:table-cell>
          <table:table-cell table:formula="of:=[.B175]-[.B174]" office:value-type="float" office:value="32153400">
            <text:p>32,153,400</text:p>
          </table:table-cell>
          <table:table-cell table:style-name="ce23" table:formula="of:=([.E175]-[.E174])/[.E174]" office:value-type="percentage" office:value="0.123345293453843">
            <text:p>12.33%</text:p>
          </table:table-cell>
          <table:table-cell table:formula="of:=[.E175]/4" office:value-type="float" office:value="8038350">
            <text:p>8,038,350</text:p>
          </table:table-cell>
          <table:table-cell table:formula="of:=[.G175]*2/60/60" office:value-type="float" office:value="4465.75">
            <text:p>4,465.75</text:p>
          </table:table-cell>
          <table:table-cell table:formula="of:=[.I174]+[.H175]" office:value-type="float" office:value="40565.8611111111">
            <text:p>40,565.86</text:p>
          </table:table-cell>
          <table:table-cell table:formula="of:=[.H175]/24" office:value-type="float" office:value="186.072916666667">
            <text:p>186.07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 </text:p>
          </table:table-cell>
          <table:table-cell office:value-type="float" office:value="365280250">
            <text:p>365,280,250</text:p>
          </table:table-cell>
          <table:table-cell table:formula="of:=[.B176]*0.75" office:value-type="float" office:value="273960187.5">
            <text:p>273,960,188</text:p>
          </table:table-cell>
          <table:table-cell office:value-type="string">
            <text:p>Mystic Visionary</text:p>
          </table:table-cell>
          <table:table-cell table:formula="of:=[.B176]-[.B175]" office:value-type="float" office:value="73056050">
            <text:p>73,056,050</text:p>
          </table:table-cell>
          <table:table-cell table:style-name="ce23" table:formula="of:=([.E176]-[.E175])/[.E175]" office:value-type="percentage" office:value="1.27210963692798">
            <text:p>127.21%</text:p>
          </table:table-cell>
          <table:table-cell table:formula="of:=[.E176]/4" office:value-type="float" office:value="18264012.5">
            <text:p>18,264,013</text:p>
          </table:table-cell>
          <table:table-cell table:formula="of:=[.G176]*2/60/60" office:value-type="float" office:value="10146.6736111111">
            <text:p>10,146.67</text:p>
          </table:table-cell>
          <table:table-cell table:formula="of:=[.I175]+[.H176]" office:value-type="float" office:value="50712.5347222222">
            <text:p>50,712.53</text:p>
          </table:table-cell>
          <table:table-cell table:formula="of:=[.H176]/24" office:value-type="float" office:value="422.77806712963">
            <text:p>422.78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 </text:p>
          </table:table-cell>
          <table:table-cell office:value-type="float" office:value="456600312">
            <text:p>456,600,312</text:p>
          </table:table-cell>
          <table:table-cell table:formula="of:=[.B177]*0.75" office:value-type="float" office:value="342450234">
            <text:p>342,450,234</text:p>
          </table:table-cell>
          <table:table-cell office:value-type="string">
            <text:p>Mystic Visionary</text:p>
          </table:table-cell>
          <table:table-cell table:formula="of:=[.B177]-[.B176]" office:value-type="float" office:value="91320062">
            <text:p>91,320,062</text:p>
          </table:table-cell>
          <table:table-cell table:style-name="ce23" table:formula="of:=([.E177]-[.E176])/[.E176]" office:value-type="percentage" office:value="0.24999999315594">
            <text:p>25.00%</text:p>
          </table:table-cell>
          <table:table-cell table:formula="of:=[.E177]/4" office:value-type="float" office:value="22830015.5">
            <text:p>22,830,016</text:p>
          </table:table-cell>
          <table:table-cell table:formula="of:=[.G177]*2/60/60" office:value-type="float" office:value="12683.3419444444">
            <text:p>12,683.34</text:p>
          </table:table-cell>
          <table:table-cell table:formula="of:=[.I176]+[.H177]" office:value-type="float" office:value="63395.8766666667">
            <text:p>63,395.88</text:p>
          </table:table-cell>
          <table:table-cell table:formula="of:=[.H177]/24" office:value-type="float" office:value="528.472581018519">
            <text:p>528.47</text:p>
          </table:table-cell>
          <table:table-cell table:number-columns-repeated="1013"/>
        </table:table-row>
        <table:table-row table:style-name="ro1">
          <table:table-cell office:value-type="float" office:value="177">
            <text:p>177 </text:p>
          </table:table-cell>
          <table:table-cell office:value-type="float" office:value="570750390">
            <text:p>570,750,390</text:p>
          </table:table-cell>
          <table:table-cell table:formula="of:=[.B178]*0.75" office:value-type="float" office:value="428062792.5">
            <text:p>428,062,793</text:p>
          </table:table-cell>
          <table:table-cell office:value-type="string">
            <text:p>Mystic Visionary</text:p>
          </table:table-cell>
          <table:table-cell table:formula="of:=[.B178]-[.B177]" office:value-type="float" office:value="114150078">
            <text:p>114,150,078</text:p>
          </table:table-cell>
          <table:table-cell table:style-name="ce23" table:formula="of:=([.E178]-[.E177])/[.E177]" office:value-type="percentage" office:value="0.250000005475248">
            <text:p>25.00%</text:p>
          </table:table-cell>
          <table:table-cell table:formula="of:=[.E178]/4" office:value-type="float" office:value="28537519.5">
            <text:p>28,537,520</text:p>
          </table:table-cell>
          <table:table-cell table:formula="of:=[.G178]*2/60/60" office:value-type="float" office:value="15854.1775">
            <text:p>15,854.18</text:p>
          </table:table-cell>
          <table:table-cell table:formula="of:=[.I177]+[.H178]" office:value-type="float" office:value="79250.0541666667">
            <text:p>79,250.05</text:p>
          </table:table-cell>
          <table:table-cell table:formula="of:=[.H178]/24" office:value-type="float" office:value="660.590729166667">
            <text:p>660.59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 </text:p>
          </table:table-cell>
          <table:table-cell office:value-type="float" office:value="713437987">
            <text:p>713,437,987</text:p>
          </table:table-cell>
          <table:table-cell table:formula="of:=[.B179]*0.75" office:value-type="float" office:value="535078490.25">
            <text:p>535,078,490</text:p>
          </table:table-cell>
          <table:table-cell office:value-type="string">
            <text:p>Mystic Visionary</text:p>
          </table:table-cell>
          <table:table-cell table:formula="of:=[.B179]-[.B178]" office:value-type="float" office:value="142687597">
            <text:p>142,687,597</text:p>
          </table:table-cell>
          <table:table-cell table:style-name="ce23" table:formula="of:=([.E179]-[.E178])/[.E178]" office:value-type="percentage" office:value="0.249999995619801">
            <text:p>25.00%</text:p>
          </table:table-cell>
          <table:table-cell table:formula="of:=[.E179]/4" office:value-type="float" office:value="35671899.25">
            <text:p>35,671,899</text:p>
          </table:table-cell>
          <table:table-cell table:formula="of:=[.G179]*2/60/60" office:value-type="float" office:value="19817.7218055556">
            <text:p>19,817.72</text:p>
          </table:table-cell>
          <table:table-cell table:formula="of:=[.I178]+[.H179]" office:value-type="float" office:value="99067.7759722222">
            <text:p>99,067.78</text:p>
          </table:table-cell>
          <table:table-cell table:formula="of:=[.H179]/24" office:value-type="float" office:value="825.738408564815">
            <text:p>825.74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 </text:p>
          </table:table-cell>
          <table:table-cell office:value-type="float" office:value="891797483">
            <text:p>891,797,483</text:p>
          </table:table-cell>
          <table:table-cell table:formula="of:=[.B180]*0.75" office:value-type="float" office:value="668848112.25">
            <text:p>668,848,112</text:p>
          </table:table-cell>
          <table:table-cell office:value-type="string">
            <text:p>Mystic Visionary</text:p>
          </table:table-cell>
          <table:table-cell table:formula="of:=[.B180]-[.B179]" office:value-type="float" office:value="178359496">
            <text:p>178,359,496</text:p>
          </table:table-cell>
          <table:table-cell table:style-name="ce23" table:formula="of:=([.E180]-[.E179])/[.E179]" office:value-type="percentage" office:value="0.249999998247921">
            <text:p>25.00%</text:p>
          </table:table-cell>
          <table:table-cell table:formula="of:=[.E180]/4" office:value-type="float" office:value="44589874">
            <text:p>44,589,874</text:p>
          </table:table-cell>
          <table:table-cell table:formula="of:=[.G180]*2/60/60" office:value-type="float" office:value="24772.1522222222">
            <text:p>24,772.15</text:p>
          </table:table-cell>
          <table:table-cell table:formula="of:=[.I179]+[.H180]" office:value-type="float" office:value="123839.928194444">
            <text:p>123,839.93</text:p>
          </table:table-cell>
          <table:table-cell table:formula="of:=[.H180]/24" office:value-type="float" office:value="1032.17300925926">
            <text:p>1,032.17</text:p>
          </table:table-cell>
          <table:table-cell table:number-columns-repeated="1013"/>
        </table:table-row>
        <table:table-row table:style-name="ro1">
          <table:table-cell office:value-type="float" office:value="180">
            <text:p>180 </text:p>
          </table:table-cell>
          <table:table-cell office:value-type="float" office:value="1114746853">
            <text:p>1,114,746,853</text:p>
          </table:table-cell>
          <table:table-cell table:formula="of:=[.B181]*0.75" office:value-type="float" office:value="836060139.75">
            <text:p>836,060,140</text:p>
          </table:table-cell>
          <table:table-cell office:value-type="string">
            <text:p>Mystic Visionary</text:p>
          </table:table-cell>
          <table:table-cell table:formula="of:=[.B181]-[.B180]" office:value-type="float" office:value="222949370">
            <text:p>222,949,370</text:p>
          </table:table-cell>
          <table:table-cell table:style-name="ce23" table:formula="of:=([.E181]-[.E180])/[.E180]" office:value-type="percentage" office:value="0.25">
            <text:p>25.00%</text:p>
          </table:table-cell>
          <table:table-cell table:formula="of:=[.E181]/4" office:value-type="float" office:value="55737342.5">
            <text:p>55,737,343</text:p>
          </table:table-cell>
          <table:table-cell table:formula="of:=[.G181]*2/60/60" office:value-type="float" office:value="30965.1902777778">
            <text:p>30,965.19</text:p>
          </table:table-cell>
          <table:table-cell table:formula="of:=[.I180]+[.H181]" office:value-type="float" office:value="154805.118472222">
            <text:p>154,805.12</text:p>
          </table:table-cell>
          <table:table-cell table:formula="of:=[.H181]/24" office:value-type="float" office:value="1290.21626157407">
            <text:p>1,290.22</text:p>
          </table:table-cell>
          <table:table-cell table:number-columns-repeated="1013"/>
        </table:table-row>
        <table:table-row table:style-name="ro1">
          <table:table-cell office:value-type="float" office:value="181">
            <text:p>181 </text:p>
          </table:table-cell>
          <table:table-cell office:value-type="float" office:value="1393433566">
            <text:p>1,393,433,566</text:p>
          </table:table-cell>
          <table:table-cell table:formula="of:=[.B182]*0.75" office:value-type="float" office:value="1045075174.5">
            <text:p>1,045,075,175</text:p>
          </table:table-cell>
          <table:table-cell office:value-type="string">
            <text:p>Mystic Visionary</text:p>
          </table:table-cell>
          <table:table-cell table:formula="of:=[.B182]-[.B181]" office:value-type="float" office:value="278686713">
            <text:p>278,686,713</text:p>
          </table:table-cell>
          <table:table-cell table:style-name="ce23" table:formula="of:=([.E182]-[.E181])/[.E181]" office:value-type="percentage" office:value="0.250000002242662">
            <text:p>25.00%</text:p>
          </table:table-cell>
          <table:table-cell table:formula="of:=[.E182]/4" office:value-type="float" office:value="69671678.25">
            <text:p>69,671,678</text:p>
          </table:table-cell>
          <table:table-cell table:formula="of:=[.G182]*2/60/60" office:value-type="float" office:value="38706.4879166667">
            <text:p>38,706.49</text:p>
          </table:table-cell>
          <table:table-cell table:formula="of:=[.I181]+[.H182]" office:value-type="float" office:value="193511.606388889">
            <text:p>193,511.61</text:p>
          </table:table-cell>
          <table:table-cell table:formula="of:=[.H182]/24" office:value-type="float" office:value="1612.77032986111">
            <text:p>1,612.77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 </text:p>
          </table:table-cell>
          <table:table-cell office:value-type="float" office:value="1741791957">
            <text:p>1,741,791,957</text:p>
          </table:table-cell>
          <table:table-cell table:formula="of:=[.B183]*0.75" office:value-type="float" office:value="1306343967.75">
            <text:p>1,306,343,968</text:p>
          </table:table-cell>
          <table:table-cell office:value-type="string">
            <text:p>Mystic Visionary</text:p>
          </table:table-cell>
          <table:table-cell table:formula="of:=[.B183]-[.B182]" office:value-type="float" office:value="348358391">
            <text:p>348,358,391</text:p>
          </table:table-cell>
          <table:table-cell table:style-name="ce23" table:formula="of:=([.E183]-[.E182])/[.E182]" office:value-type="percentage" office:value="0.249999999102935">
            <text:p>25.00%</text:p>
          </table:table-cell>
          <table:table-cell table:formula="of:=[.E183]/4" office:value-type="float" office:value="87089597.75">
            <text:p>87,089,598</text:p>
          </table:table-cell>
          <table:table-cell table:formula="of:=[.G183]*2/60/60" office:value-type="float" office:value="48383.1098611111">
            <text:p>48,383.11</text:p>
          </table:table-cell>
          <table:table-cell table:formula="of:=[.I182]+[.H183]" office:value-type="float" office:value="241894.71625">
            <text:p>241,894.72</text:p>
          </table:table-cell>
          <table:table-cell table:formula="of:=[.H183]/24" office:value-type="float" office:value="2015.96291087963">
            <text:p>2,015.96</text:p>
          </table:table-cell>
          <table:table-cell table:number-columns-repeated="1013"/>
        </table:table-row>
        <table:table-row table:style-name="ro1" table:number-rows-repeated="104839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5">
        <office:forms form:automatic-focus="false" form:apply-design-mode="false"/>
        <table:table-column table:style-name="co35" table:default-cell-style-name="ce1"/>
        <table:table-column table:style-name="co15" table:default-cell-style-name="ce11"/>
        <table:table-column table:style-name="co56" table:default-cell-style-name="ce11"/>
        <table:table-column table:style-name="co57" table:default-cell-style-name="ce36"/>
        <table:table-column table:style-name="co58" table:default-cell-style-name="ce11"/>
        <table:table-column table:style-name="co35" table:default-cell-style-name="ce11"/>
        <table:table-column table:style-name="co16" table:default-cell-style-name="ce11"/>
        <table:table-column table:style-name="co52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57" table:default-cell-style-name="ce11"/>
        <table:table-column table:style-name="co44" table:default-cell-style-name="ce11"/>
        <table:table-column table:style-name="co62" table:default-cell-style-name="ce11"/>
        <table:table-column table:style-name="co53" table:default-cell-style-name="ce6"/>
        <table:table-column table:style-name="co63" table:default-cell-style-name="ce6"/>
        <table:table-column table:style-name="co15" table:default-cell-style-name="ce6"/>
        <table:table-column table:style-name="co64" table:default-cell-style-name="Default"/>
        <table:table-column table:style-name="co46" table:default-cell-style-name="Default"/>
        <table:table-column table:style-name="co36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36" table:default-cell-style-name="ce1"/>
        <table:table-column table:style-name="co69" table:default-cell-style-name="ce1"/>
        <table:table-column table:style-name="co66" table:default-cell-style-name="ce1"/>
        <table:table-column table:style-name="co13" table:number-columns-repeated="987" table:default-cell-style-name="ce1"/>
        <table:table-row table:style-name="ro1">
          <table:table-cell table:style-name="ce26" office:value-type="string">
            <text:p>O</text:p>
          </table:table-cell>
          <table:table-cell table:style-name="ce28" office:value-type="string">
            <text:p>efficacy</text:p>
          </table:table-cell>
          <table:table-cell table:style-name="ce28" office:value-type="string">
            <text:p>power</text:p>
          </table:table-cell>
          <table:table-cell table:style-name="ce32" office:value-type="string">
            <text:p>evocation</text:p>
          </table:table-cell>
          <table:table-cell table:style-name="ce37" office:value-type="string">
            <text:p>Offense</text:p>
          </table:table-cell>
          <table:table-cell table:style-name="ce40" office:value-type="string">
            <text:p>exaction</text:p>
          </table:table-cell>
          <table:table-cell table:style-name="ce40" office:value-type="string">
            <text:p>assiduity</text:p>
          </table:table-cell>
          <table:table-cell table:style-name="ce40" office:value-type="string">
            <text:p>summoning</text:p>
          </table:table-cell>
          <table:table-cell table:style-name="ce42" office:value-type="string">
            <text:p>Summoning</text:p>
          </table:table-cell>
          <table:table-cell table:style-name="ce43" office:value-type="string">
            <text:p>absorption</text:p>
          </table:table-cell>
          <table:table-cell table:style-name="ce43" office:value-type="string">
            <text:p>persistence</text:p>
          </table:table-cell>
          <table:table-cell table:style-name="ce44" office:value-type="string">
            <text:p>abjuration</text:p>
          </table:table-cell>
          <table:table-cell table:style-name="ce48" office:value-type="string">
            <text:p>Defense</text:p>
          </table:table-cell>
          <table:table-cell table:style-name="ce48" office:value-type="string">
            <text:p>Areas</text:p>
          </table:table-cell>
          <table:table-cell table:style-name="ce49" office:value-type="string">
            <text:p>renewal</text:p>
          </table:table-cell>
          <table:table-cell table:style-name="ce49" office:value-type="string">
            <text:p>capacitance</text:p>
          </table:table-cell>
          <table:table-cell table:style-name="ce49" office:value-type="string">
            <text:p>potential</text:p>
          </table:table-cell>
          <table:table-cell table:style-name="ce50" office:value-type="string">
            <text:p>Intrinsics</text:p>
          </table:table-cell>
          <table:table-cell/>
          <table:table-cell office:value-type="string">
            <text:p>Havox</text:p>
          </table:table-cell>
          <table:table-cell table:formula="of:=[.U2]+[.U6]" office:value-type="float" office:value="184">
            <text:p>184</text:p>
          </table:table-cell>
          <table:table-cell/>
          <table:table-cell office:value-type="string">
            <text:p>sps</text:p>
          </table:table-cell>
          <table:table-cell table:number-columns-repeated="2"/>
          <table:table-cell table:formula="of:=[.Z2]+[.Z6]" office:value-type="float" office:value="130">
            <text:p>130</text:p>
          </table:table-cell>
          <table:table-cell office:value-type="string">
            <text:p>sps</text:p>
          </table:table-cell>
          <table:table-cell table:number-columns-repeated="987"/>
        </table:table-row>
        <table:table-row table:style-name="ro1">
          <table:table-cell office:value-type="string">
            <text:p>Current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8" table:formula="of:=[.D2]+SUM([.B2];[.C2])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29" table:formula="of:=[.H2]+SUM([.F2:.G2])" office:value-type="float" office:value="10">
            <text:p>1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45" office:value-type="float" office:value="11">
            <text:p>11</text:p>
          </table:table-cell>
          <table:table-cell table:style-name="ce38" table:formula="of:=[.L2]+SUM([.J2:.K2])" office:value-type="float" office:value="32">
            <text:p>32</text:p>
          </table:table-cell>
          <table:table-cell table:style-name="ce38"/>
          <table:table-cell table:style-name="ce29" office:value-type="float" office:value="21">
            <text:p>21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51" table:formula="of:=SUM([.O2:.Q2])" office:value-type="float" office:value="25">
            <text:p>25</text:p>
          </table:table-cell>
          <table:table-cell/>
          <table:table-cell office:value-type="string">
            <text:p>Evocation</text:p>
          </table:table-cell>
          <table:table-cell table:formula="of:=[.U3]+[.U4]-10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Evocation</text:p>
          </table:table-cell>
          <table:table-cell table:formula="of:=[.Z3]+[.Z4]-10" office:value-type="float" office:value="65">
            <text:p>65</text:p>
          </table:table-cell>
          <table:table-cell table:number-columns-repeated="988"/>
        </table:table-row>
        <table:table-row table:style-name="ro1">
          <table:table-cell office:value-type="string">
            <text:p>Spent</text:p>
          </table:table-cell>
          <table:table-cell table:style-name="ce6" table:formula="of:=IF([.B2]=0;0;SUM(OFFSET([.$B8:.$B$8];1;0;[.B2];1)))" office:value-type="float" office:value="4943">
            <text:p>4,943</text:p>
          </table:table-cell>
          <table:table-cell table:style-name="ce6" table:formula="of:=IF([.C2]=0;0;SUM(OFFSET([.$B8:.$B$8];1;0;[.C2];1)))" office:value-type="float" office:value="0">
            <text:p>0</text:p>
          </table:table-cell>
          <table:table-cell table:style-name="ce34" table:formula="of:=IF([.D2]=0;0;SUM(OFFSET([.$D8:.$D8];1;0;[.D2];1)))" office:value-type="float" office:value="0">
            <text:p>0</text:p>
          </table:table-cell>
          <table:table-cell table:style-name="ce39" table:formula="of:=SUM([.B3:.D3])" office:value-type="float" office:value="4943">
            <text:p>4,943</text:p>
          </table:table-cell>
          <table:table-cell table:style-name="ce41" table:formula="of:=IF([.F2]=0;0;SUM(OFFSET([.F8:.F8];1;0;[.F2];1)))" office:value-type="float" office:value="0">
            <text:p>0</text:p>
          </table:table-cell>
          <table:table-cell table:style-name="ce41" table:formula="of:=IF([.G2]=0;0;SUM(OFFSET([.G8:.G8];1;0;[.G2];1)))" office:value-type="float" office:value="4943">
            <text:p>4,943</text:p>
          </table:table-cell>
          <table:table-cell table:style-name="ce41" table:formula="of:=IF([.H2]=0;0;SUM(OFFSET([.H8:.H8];1;0;[.H2];1)))" office:value-type="float" office:value="0">
            <text:p>0</text:p>
          </table:table-cell>
          <table:table-cell table:style-name="ce39" table:formula="of:=SUM([.F3:.H3])" office:value-type="float" office:value="4943">
            <text:p>4,943</text:p>
          </table:table-cell>
          <table:table-cell table:style-name="ce6" table:formula="of:=IF([.J2]=0;0;SUM(OFFSET([.$B8:.$B$8];1;0;[.J2];1)))" office:value-type="float" office:value="4943">
            <text:p>4,943</text:p>
          </table:table-cell>
          <table:table-cell table:style-name="ce6" table:formula="of:=IF([.K2]=0;0;SUM(OFFSET([.$B8:.$B$8];1;0;[.K2];1)))" office:value-type="float" office:value="6293">
            <text:p>6,293</text:p>
          </table:table-cell>
          <table:table-cell table:style-name="ce34" table:formula="of:=IF([.L2]=0;0;SUM(OFFSET([.$D8:.$D8];1;0;[.L2];1)))" office:value-type="float" office:value="20500">
            <text:p>20,500</text:p>
          </table:table-cell>
          <table:table-cell table:style-name="ce39" table:formula="of:=SUM([.J3:.L3])" office:value-type="float" office:value="31736">
            <text:p>31,736</text:p>
          </table:table-cell>
          <table:table-cell table:style-name="ce39" table:formula="of:=SUM([.E3];[.I3];[.M3])" office:value-type="float" office:value="41622">
            <text:p>41,622</text:p>
          </table:table-cell>
          <table:table-cell table:style-name="ce41" table:formula="of:=IF([.O2]=0;0;SUM(OFFSET([.O8:.O8];1;0;[.O2];1)))" office:value-type="float" office:value="93975">
            <text:p>93,975</text:p>
          </table:table-cell>
          <table:table-cell table:style-name="ce41" table:formula="of:=IF([.P2]=0;0;SUM(OFFSET([.P8:.P8];1;0;[.P2];1)))" office:value-type="float" office:value="4300">
            <text:p>4,300</text:p>
          </table:table-cell>
          <table:table-cell table:style-name="ce41" table:formula="of:=IF([.Q2]=0;0;SUM(OFFSET([.Q8:.Q8];1;0;[.Q2];1)))" office:value-type="float" office:value="0">
            <text:p>0</text:p>
          </table:table-cell>
          <table:table-cell table:style-name="ce39" table:formula="of:=SUM([.O3:.Q3])" office:value-type="float" office:value="98275">
            <text:p>98,275</text:p>
          </table:table-cell>
          <table:table-cell/>
          <table:table-cell office:value-type="string">
            <text:p>Efficacy</text:p>
          </table:table-cell>
          <table:table-cell table:number-columns-repeated="2" office:value-type="float" office:value="39">
            <text:p>39</text:p>
          </table:table-cell>
          <table:table-cell table:formula="of:=([.V3]-10)*15+50" office:value-type="float" office:value="485">
            <text:p>485</text:p>
          </table:table-cell>
          <table:table-cell/>
          <table:table-cell office:value-type="string">
            <text:p>Efficacy</text:p>
          </table:table-cell>
          <table:table-cell office:value-type="float" office:value="50">
            <text:p>50</text:p>
          </table:table-cell>
          <table:table-cell table:formula="of:=([.Z3]-10)*15+50" office:value-type="float" office:value="650">
            <text:p>650</text:p>
          </table:table-cell>
          <table:table-cell table:number-columns-repeated="987"/>
        </table:table-row>
        <table:table-row table:style-name="ro1">
          <table:table-cell office:value-type="string">
            <text:p>% Spent</text:p>
          </table:table-cell>
          <table:table-cell table:style-name="ce30" table:formula="of:=[.B3]/(SUM([.$E$3];[.$M$3];[.$I$3];[.$R$3]))" office:value-type="percentage" office:value="0.0353331379514929">
            <text:p>3.53%</text:p>
          </table:table-cell>
          <table:table-cell table:style-name="ce30" table:formula="of:=[.C3]/(SUM([.$E$3];[.$M$3];[.$I$3];[.$R$3]))" office:value-type="percentage" office:value="0">
            <text:p>0.00%</text:p>
          </table:table-cell>
          <table:table-cell table:style-name="ce30" table:formula="of:=[.D3]/(SUM([.$E$3];[.$M$3];[.$I$3];[.$R$3]))" office:value-type="percentage" office:value="0">
            <text:p>0.00%</text:p>
          </table:table-cell>
          <table:table-cell table:style-name="ce30" table:formula="of:=[.E3]/(SUM([.$E$3];[.$I$3];[.$M$3];[.$I$3];[.$R$3]))" office:value-type="percentage" office:value="0.0341273128969898">
            <text:p>3.41%</text:p>
          </table:table-cell>
          <table:table-cell table:style-name="ce30" table:formula="of:=[.F3]/(SUM([.$E$3];[.$M$3];[.$I$3];[.$R$3]))" office:value-type="percentage" office:value="0">
            <text:p>0.00%</text:p>
          </table:table-cell>
          <table:table-cell table:style-name="ce30" table:formula="of:=[.G3]/(SUM([.$E$3];[.$M$3];[.$I$3];[.$R$3]))" office:value-type="percentage" office:value="0.0353331379514929">
            <text:p>3.53%</text:p>
          </table:table-cell>
          <table:table-cell table:style-name="ce30" table:formula="of:=[.H3]/(SUM([.$B$3:.$R$3])+[.$H$3]+[.$L$3])" office:value-type="percentage" office:value="0">
            <text:p>0.00%</text:p>
          </table:table-cell>
          <table:table-cell table:style-name="ce30" table:formula="of:=[.I3]/(SUM([.$E$3];[.$I$3];[.$M$3];[.$I$3];[.$R$3]))" office:value-type="percentage" office:value="0.0341273128969898">
            <text:p>3.41%</text:p>
          </table:table-cell>
          <table:table-cell table:style-name="ce30" table:formula="of:=[.J3]/(SUM([.$E$3];[.$M$3];[.$I$3];[.$R$3]))" office:value-type="percentage" office:value="0.0353331379514929">
            <text:p>3.53%</text:p>
          </table:table-cell>
          <table:table-cell table:style-name="ce30" table:formula="of:=[.K3]/(SUM([.$E$3];[.$M$3];[.$I$3];[.$R$3]))" office:value-type="percentage" office:value="0.0449830947053904">
            <text:p>4.50%</text:p>
          </table:table-cell>
          <table:table-cell table:style-name="ce46" table:formula="of:=[.L3]/(SUM([.$E$3];[.$M$3];[.$I$3];[.$R$3]))" office:value-type="percentage" office:value="0.146536380336962">
            <text:p>14.65%</text:p>
          </table:table-cell>
          <table:table-cell table:style-name="ce30" table:formula="of:=[.M3]/(SUM([.$E$3];[.$I$3];[.$M$3];[.$I$3];[.$R$3]))" office:value-type="percentage" office:value="0.219110742888705">
            <text:p>21.91%</text:p>
          </table:table-cell>
          <table:table-cell table:style-name="ce30" table:formula="of:=[.N3]/([.$N$3]+[.$R$3])" office:value-type="percentage" office:value="0.297518888896831">
            <text:p>29.75%</text:p>
          </table:table-cell>
          <table:table-cell table:style-name="ce30" table:formula="of:=[.O3]/(SUM([.$E$3];[.$M$3];[.$I$3];[.$R$3]))" office:value-type="percentage" office:value="0.671744211812977">
            <text:p>67.17%</text:p>
          </table:table-cell>
          <table:table-cell table:style-name="ce30" table:formula="of:=[.P3]/(SUM([.$E$3];[.$M$3];[.$I$3];[.$R$3]))" office:value-type="percentage" office:value="0.0307368992901921">
            <text:p>3.07%</text:p>
          </table:table-cell>
          <table:table-cell table:style-name="ce30" table:formula="of:=[.Q3]/(SUM([.$E$3];[.$M$3];[.$I$3];[.$R$3]))" office:value-type="percentage" office:value="0">
            <text:p>0.00%</text:p>
          </table:table-cell>
          <table:table-cell table:style-name="ce30" table:formula="of:=[.R3]/([.$N$3]+[.$R$3])" office:value-type="percentage" office:value="0.702481111103169">
            <text:p>70.25%</text:p>
          </table:table-cell>
          <table:table-cell/>
          <table:table-cell office:value-type="string">
            <text:p>Power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988"/>
        </table:table-row>
        <table:table-row table:style-name="ro1">
          <table:table-cell office:value-type="string">
            <text:p>Next</text:p>
          </table:table-cell>
          <table:table-cell table:style-name="ce6" table:formula="of:=IF(VLOOKUP([.B2]+1;[.$A$8:.$Q$108];COLUMN([.B2]);0);VLOOKUP([.B2]+1;[.$A$8:.$Q$108];COLUMN([.B2]);0);VLOOKUP([.B2];[.$A$8:.$Q$108];COLUMN([.B2]);0))" office:value-type="float" office:value="1350">
            <text:p>1,350</text:p>
          </table:table-cell>
          <table:table-cell table:style-name="ce6" table:formula="of:=IF(VLOOKUP([.C2]+1;[.$A$8:.$Q$108];COLUMN([.C2]);0);VLOOKUP([.C2]+1;[.$A$8:.$Q$108];COLUMN([.C2]);0);VLOOKUP([.C2];[.$A$8:.$Q$108];COLUMN([.C2]);0))" office:value-type="float" office:value="50">
            <text:p>50</text:p>
          </table:table-cell>
          <table:table-cell table:style-name="ce34" table:formula="of:=VLOOKUP([.D$2]+1;[.$A8:.$S108];COLUMN([.D$2]);0)" office:value-type="float" office:value="1000">
            <text:p>1,000</text:p>
          </table:table-cell>
          <table:table-cell table:style-name="Default"/>
          <table:table-cell table:style-name="ce41" table:formula="of:=IF(VLOOKUP([.F2]+1;[.$A$8:.$Q$108];COLUMN([.F2]);0);VLOOKUP([.F2]+1;[.$A$8:.$Q$108];COLUMN([.F2]);0);VLOOKUP([.F2];[.$A$8:.$Q$108];COLUMN([.F2]);0))" office:value-type="float" office:value="50">
            <text:p>50</text:p>
          </table:table-cell>
          <table:table-cell table:style-name="ce41" table:formula="of:=IF(VLOOKUP([.G2]+1;[.$A$8:.$Q$108];COLUMN([.G2]);0);VLOOKUP([.G2]+1;[.$A$8:.$Q$108];COLUMN([.G2]);0);VLOOKUP([.G2];[.$A$8:.$Q$108];COLUMN([.G2]);0))" office:value-type="float" office:value="1350">
            <text:p>1,350</text:p>
          </table:table-cell>
          <table:table-cell table:style-name="ce41" table:formula="of:=VLOOKUP([.H$2]+1;[.$A8:.$S108];COLUMN([.H$2]);0)" office:value-type="float" office:value="1000">
            <text:p>1,000</text:p>
          </table:table-cell>
          <table:table-cell table:style-name="ce39"/>
          <table:table-cell table:style-name="ce41" table:formula="of:=IF(VLOOKUP([.J2]+1;[.$A$8:.$Q$108];COLUMN([.J2]);0);VLOOKUP([.J2]+1;[.$A$8:.$Q$108];COLUMN([.J2]);0);VLOOKUP([.J2];[.$A$8:.$Q$108];COLUMN([.J2]);0))" office:value-type="float" office:value="1350">
            <text:p>1,350</text:p>
          </table:table-cell>
          <table:table-cell table:style-name="ce41" table:formula="of:=IF(VLOOKUP([.K2]+1;[.$A$8:.$Q$108];COLUMN([.K2]);0);VLOOKUP([.K2]+1;[.$A$8:.$Q$108];COLUMN([.K2]);0);VLOOKUP([.K2];[.$A$8:.$Q$108];COLUMN([.K2]);0))" office:value-type="float" office:value="1513">
            <text:p>1,513</text:p>
          </table:table-cell>
          <table:table-cell table:style-name="ce47" table:formula="of:=VLOOKUP([.L$2]+1;[.$A8:.$S108];COLUMN([.L$2]);0)" office:value-type="float" office:value="6500">
            <text:p>6,500</text:p>
          </table:table-cell>
          <table:table-cell table:style-name="Default"/>
          <table:table-cell table:style-name="ce39"/>
          <table:table-cell table:style-name="ce41" table:formula="of:=IF(VLOOKUP([.O2]+1;[.$A$8:.$Q$108];COLUMN([.O2]);0);VLOOKUP([.O2]+1;[.$A$8:.$Q$108];COLUMN([.O2]);0);VLOOKUP([.O2];[.$A$8:.$Q$108];COLUMN([.O2]);0))" office:value-type="float" office:value="13825">
            <text:p>13,825</text:p>
          </table:table-cell>
          <table:table-cell table:style-name="ce41" table:formula="of:=IF(VLOOKUP([.P2]+1;[.$A$8:.$Q$108];COLUMN([.P2]);0);VLOOKUP([.P2]+1;[.$A$8:.$Q$108];COLUMN([.P2]);0);VLOOKUP([.P2];[.$A$8:.$Q$108];COLUMN([.P2]);0))" office:value-type="float" office:value="2450">
            <text:p>2,450</text:p>
          </table:table-cell>
          <table:table-cell table:style-name="ce41" table:formula="of:=IF(VLOOKUP([.Q2]+1;[.$A$8:.$Q$108];COLUMN([.Q2]);0);VLOOKUP([.Q2]+1;[.$A$8:.$Q$108];COLUMN([.Q2]);0);VLOOKUP([.Q2];[.$A$8:.$Q$108];COLUMN([.Q2]);0))" office:value-type="float" office:value="50">
            <text:p>50</text:p>
          </table:table-cell>
          <table:table-cell table:style-name="ce39"/>
          <table:table-cell table:number-columns-repeated="996"/>
        </table:table-row>
        <table:table-row table:style-name="ro1">
          <table:table-cell table:style-name="ce27" office:value-type="string">
            <text:p>% Next</text:p>
          </table:table-cell>
          <table:table-cell table:style-name="ce31" table:formula="of:=([.B$3]+[.B$5])/(SUM([.$E$3];[.$M$3];[.$I$3];[.$R$3]))" office:value-type="percentage" office:value="0.0449830947053904">
            <text:p>4.50%</text:p>
          </table:table-cell>
          <table:table-cell table:style-name="ce31" table:formula="of:=([.C$3]+[.C$5])/(SUM([.$E$3];[.$M$3];[.$I$3];[.$R$3]))" office:value-type="percentage" office:value="0.000357405805699908">
            <text:p>0.04%</text:p>
          </table:table-cell>
          <table:table-cell table:style-name="ce31" table:formula="of:=([.D$3]+[.D$5])/(SUM([.$E$3];[.$M$3];[.$I$3];[.$R$3]))" office:value-type="percentage" office:value="0.00714811611399816">
            <text:p>0.71%</text:p>
          </table:table-cell>
          <table:table-cell table:style-name="Default"/>
          <table:table-cell table:style-name="ce31" table:formula="of:=([.F$3]+[.F$5])/(SUM([.$D$3];[.$L$3];[.$I$3];[.$R$3]))" office:value-type="percentage" office:value="0.000404144910199001">
            <text:p>0.04%</text:p>
          </table:table-cell>
          <table:table-cell table:style-name="ce31" table:formula="of:=([.G$3]+[.G$5])/(SUM([.$D$3];[.$L$3];[.$I$3];[.$R$3]))" office:value-type="percentage" office:value="0.0508656783976463">
            <text:p>5.09%</text:p>
          </table:table-cell>
          <table:table-cell table:style-name="ce31" table:formula="of:=([.H$3]+[.H$5])/(SUM([.$D$3];[.$L$3];[.$I$3];[.$R$3]))" office:value-type="percentage" office:value="0.00808289820398002">
            <text:p>0.81%</text:p>
          </table:table-cell>
          <table:table-cell table:style-name="ce31"/>
          <table:table-cell table:style-name="ce31" table:formula="of:=([.J$3]+[.J$5])/(SUM([.$E$3];[.$M$3];[.$I$3];[.$R$3]))" office:value-type="percentage" office:value="0.0449830947053904">
            <text:p>4.50%</text:p>
          </table:table-cell>
          <table:table-cell table:style-name="ce31" table:formula="of:=([.K$3]+[.K$5])/(SUM([.$E$3];[.$M$3];[.$I$3];[.$R$3]))" office:value-type="percentage" office:value="0.0557981943858696">
            <text:p>5.58%</text:p>
          </table:table-cell>
          <table:table-cell table:style-name="ce31" table:formula="of:=([.L$3]+[.L$5])/(SUM([.$E$3];[.$M$3];[.$I$3];[.$R$3]))" office:value-type="percentage" office:value="0.19299913507795">
            <text:p>19.30%</text:p>
          </table:table-cell>
          <table:table-cell table:style-name="Default"/>
          <table:table-cell table:style-name="ce31"/>
          <table:table-cell table:style-name="ce31" table:formula="of:=([.O$3]+[.O$5])/(SUM([.$E$3];[.$M$3];[.$I$3];[.$R$3]))" office:value-type="percentage" office:value="0.770566917089001">
            <text:p>77.06%</text:p>
          </table:table-cell>
          <table:table-cell table:style-name="ce31" table:formula="of:=([.P$3]+[.P$5])/(SUM([.$E$3];[.$M$3];[.$I$3];[.$R$3]))" office:value-type="percentage" office:value="0.0482497837694876">
            <text:p>4.82%</text:p>
          </table:table-cell>
          <table:table-cell table:style-name="ce31" table:formula="of:=([.Q$3]+[.Q$5])/(SUM([.$E$3];[.$M$3];[.$I$3];[.$R$3]))" office:value-type="percentage" office:value="0.000357405805699908">
            <text:p>0.04%</text:p>
          </table:table-cell>
          <table:table-cell table:style-name="ce51"/>
          <table:table-cell/>
          <table:table-cell office:value-type="string">
            <text:p>Abjuration</text:p>
          </table:table-cell>
          <table:table-cell table:formula="of:=[.U7]+[.U8]-10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string">
            <text:p>Abjuration</text:p>
          </table:table-cell>
          <table:table-cell table:formula="of:=[.Z7]+[.Z8]-10" office:value-type="float" office:value="65">
            <text:p>65</text:p>
          </table:table-cell>
          <table:table-cell table:number-columns-repeated="988"/>
        </table:table-row>
        <table:table-row table:style-name="ro1">
          <table:table-cell table:style-name="ce27"/>
          <table:table-cell table:style-name="ce31" table:number-columns-repeated="16"/>
          <table:table-cell table:style-name="ce51"/>
          <table:table-cell/>
          <table:table-cell office:value-type="string">
            <text:p>Persistence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Persistence</text:p>
          </table:table-cell>
          <table:table-cell office:value-type="float" office:value="25">
            <text:p>25</text:p>
          </table:table-cell>
          <table:table-cell table:number-columns-repeated="988"/>
        </table:table-row>
        <table:table-row table:style-name="ro1">
          <table:table-cell table:style-name="ce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6"/>
          <table:table-cell table:number-columns-repeated="3" table:style-name="ce6" office:value-type="float" office:value="0">
            <text:p>0</text:p>
          </table:table-cell>
          <table:table-cell table:style-name="ce6"/>
          <table:table-cell table:style-name="ce6" table:formula="of:=[.B8]" office:value-type="float" office:value="0">
            <text:p>0</text:p>
          </table:table-cell>
          <table:table-cell table:style-name="ce6" table:formula="of:=[.C8]" office:value-type="float" office:value="0">
            <text:p>0</text:p>
          </table:table-cell>
          <table:table-cell table:style-name="ce6" table:formula="of:=[.D8]" office:value-type="float" office:value="0">
            <text:p>0</text:p>
          </table:table-cell>
          <table:table-cell table:style-name="ce7" table:number-columns-repeated="2"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Absorption</text:p>
          </table:table-cell>
          <table:table-cell table:number-columns-repeated="2" office:value-type="float" office:value="90">
            <text:p>90</text:p>
          </table:table-cell>
          <table:table-cell table:number-columns-repeated="2"/>
          <table:table-cell office:value-type="string">
            <text:p>Absorption</text:p>
          </table:table-cell>
          <table:table-cell office:value-type="float" office:value="50">
            <text:p>50</text:p>
          </table:table-cell>
          <table:table-cell table:number-columns-repeated="988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50">
            <text:p>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9]" office:value-type="float" office:value="50">
            <text:p>50</text:p>
          </table:table-cell>
          <table:table-cell table:style-name="ce6" table:formula="of:=[.C9]" office:value-type="float" office:value="50">
            <text:p>50</text:p>
          </table:table-cell>
          <table:table-cell table:style-name="ce6" table:formula="of:=[.D9]" office:value-type="float" office:value="1000">
            <text:p>1,000</text:p>
          </table:table-cell>
          <table:table-cell table:style-name="ce7" table:number-columns-repeated="2"/>
          <table:table-cell table:number-columns-repeated="2" office:value-type="float" office:value="250">
            <text:p>250</text:p>
          </table:table-cell>
          <table:table-cell table:style-name="ce41" office:value-type="float" office:value="50">
            <text:p>50</text:p>
          </table:table-cell>
          <table:table-cell table:number-columns-repeated="997"/>
        </table:table-row>
        <table:table-row table:style-name="ro1">
          <table:table-cell table:style-name="ce7" office:value-type="float" office:value="2">
            <text:p>2</text:p>
          </table:table-cell>
          <table:table-cell table:number-columns-repeated="2" table:style-name="ce6" office:value-type="float" office:value="100">
            <text:p>10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100">
            <text:p>10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0]" office:value-type="float" office:value="100">
            <text:p>100</text:p>
          </table:table-cell>
          <table:table-cell table:style-name="ce6" table:formula="of:=[.C10]" office:value-type="float" office:value="100">
            <text:p>100</text:p>
          </table:table-cell>
          <table:table-cell table:style-name="ce6" table:formula="of:=[.D10]" office:value-type="float" office:value="1000">
            <text:p>1,000</text:p>
          </table:table-cell>
          <table:table-cell table:style-name="ce7" table:number-columns-repeated="2"/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table:style-name="ce41" office:value-type="float" office:value="300">
            <text:p>300</text:p>
          </table:table-cell>
          <table:table-cell table:number-columns-repeated="2"/>
          <table:table-cell office:value-type="string">
            <text:p>Summonin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mmoning</text:p>
          </table:table-cell>
          <table:table-cell table:formula="of:=[.Z11]+[.Z12]-10" office:value-type="float" office:value="5">
            <text:p>5</text:p>
          </table:table-cell>
          <table:table-cell table:number-columns-repeated="988"/>
        </table:table-row>
        <table:table-row table:style-name="ro1">
          <table:table-cell table:style-name="ce7" office:value-type="float" office:value="3">
            <text:p>3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150">
            <text:p>1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1]" office:value-type="float" office:value="150">
            <text:p>150</text:p>
          </table:table-cell>
          <table:table-cell table:style-name="ce6" table:formula="of:=[.C11]" office:value-type="float" office:value="150">
            <text:p>150</text:p>
          </table:table-cell>
          <table:table-cell table:style-name="ce6" table:formula="of:=[.D11]" office:value-type="float" office:value="1000">
            <text:p>1,000</text:p>
          </table:table-cell>
          <table:table-cell table:style-name="ce7" table:number-columns-repeated="2"/>
          <table:table-cell office:value-type="float" office:value="350">
            <text:p>350</text:p>
          </table:table-cell>
          <table:table-cell office:value-type="float" office:value="1350">
            <text:p>1,350</text:p>
          </table:table-cell>
          <table:table-cell table:style-name="ce41" office:value-type="float" office:value="550">
            <text:p>550</text:p>
          </table:table-cell>
          <table:table-cell table:number-columns-repeated="2"/>
          <table:table-cell office:value-type="string">
            <text:p>Exactio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Exaction</text:p>
          </table:table-cell>
          <table:table-cell office:value-type="float" office:value="5">
            <text:p>5</text:p>
          </table:table-cell>
          <table:table-cell table:number-columns-repeated="988"/>
        </table:table-row>
        <table:table-row table:style-name="ro1">
          <table:table-cell table:style-name="ce7" office:value-type="float" office:value="4">
            <text:p>4</text:p>
          </table:table-cell>
          <table:table-cell table:number-columns-repeated="2" table:style-name="ce6" office:value-type="float" office:value="200">
            <text:p>20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200">
            <text:p>20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2]" office:value-type="float" office:value="200">
            <text:p>200</text:p>
          </table:table-cell>
          <table:table-cell table:style-name="ce6" table:formula="of:=[.C12]" office:value-type="float" office:value="200">
            <text:p>200</text:p>
          </table:table-cell>
          <table:table-cell table:style-name="ce6" table:formula="of:=[.D12]" office:value-type="float" office:value="1000">
            <text:p>1,000</text:p>
          </table:table-cell>
          <table:table-cell table:style-name="ce7" table:number-columns-repeated="2"/>
          <table:table-cell office:value-type="float" office:value="400">
            <text:p>400</text:p>
          </table:table-cell>
          <table:table-cell office:value-type="float" office:value="1900">
            <text:p>1,900</text:p>
          </table:table-cell>
          <table:table-cell table:style-name="ce41" office:value-type="float" office:value="800">
            <text:p>800</text:p>
          </table:table-cell>
          <table:table-cell table:number-columns-repeated="2"/>
          <table:table-cell office:value-type="string">
            <text:p>Assiduity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Assiduity</text:p>
          </table:table-cell>
          <table:table-cell office:value-type="float" office:value="10">
            <text:p>10</text:p>
          </table:table-cell>
          <table:table-cell table:number-columns-repeated="988"/>
        </table:table-row>
        <table:table-row table:style-name="ro1">
          <table:table-cell table:style-name="ce7" office:value-type="float" office:value="5">
            <text:p>5</text:p>
          </table:table-cell>
          <table:table-cell table:number-columns-repeated="2" table:style-name="ce6" office:value-type="float" office:value="450">
            <text:p>4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450">
            <text:p>4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3]" office:value-type="float" office:value="450">
            <text:p>450</text:p>
          </table:table-cell>
          <table:table-cell table:style-name="ce6" table:formula="of:=[.C13]" office:value-type="float" office:value="450">
            <text:p>450</text:p>
          </table:table-cell>
          <table:table-cell table:style-name="ce6" table:formula="of:=[.D13]" office:value-type="float" office:value="1000">
            <text:p>1,000</text:p>
          </table:table-cell>
          <table:table-cell table:style-name="ce7" table:number-columns-repeated="2"/>
          <table:table-cell office:value-type="float" office:value="450">
            <text:p>450</text:p>
          </table:table-cell>
          <table:table-cell office:value-type="float" office:value="2450">
            <text:p>2,450</text:p>
          </table:table-cell>
          <table:table-cell table:style-name="ce41" office:value-type="float" office:value="1050">
            <text:p>1,050</text:p>
          </table:table-cell>
          <table:table-cell table:number-columns-repeated="997"/>
        </table:table-row>
        <table:table-row table:style-name="ro1">
          <table:table-cell table:style-name="ce7" office:value-type="float" office:value="6">
            <text:p>6</text:p>
          </table:table-cell>
          <table:table-cell table:number-columns-repeated="2" table:style-name="ce6" office:value-type="float" office:value="550">
            <text:p>5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550">
            <text:p>5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4]" office:value-type="float" office:value="550">
            <text:p>550</text:p>
          </table:table-cell>
          <table:table-cell table:style-name="ce6" table:formula="of:=[.C14]" office:value-type="float" office:value="550">
            <text:p>550</text:p>
          </table:table-cell>
          <table:table-cell table:style-name="ce6" table:formula="of:=[.D14]" office:value-type="float" office:value="1000">
            <text:p>1,000</text:p>
          </table:table-cell>
          <table:table-cell table:style-name="ce7" table:number-columns-repeated="2"/>
          <table:table-cell office:value-type="float" office:value="500">
            <text:p>500</text:p>
          </table:table-cell>
          <table:table-cell office:value-type="float" office:value="3000">
            <text:p>3,000</text:p>
          </table:table-cell>
          <table:table-cell table:style-name="ce41" office:value-type="float" office:value="1300">
            <text:p>1,300</text:p>
          </table:table-cell>
          <table:table-cell table:number-columns-repeated="2"/>
          <table:table-cell office:value-type="string">
            <text:p>Renewal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Renewal</text:p>
          </table:table-cell>
          <table:table-cell office:value-type="float" office:value="81">
            <text:p>81</text:p>
          </table:table-cell>
          <table:table-cell table:number-columns-repeated="988"/>
        </table:table-row>
        <table:table-row table:style-name="ro1">
          <table:table-cell table:style-name="ce7" office:value-type="float" office:value="7">
            <text:p>7</text:p>
          </table:table-cell>
          <table:table-cell table:number-columns-repeated="2" table:style-name="ce6" office:value-type="float" office:value="650">
            <text:p>6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650">
            <text:p>6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5]" office:value-type="float" office:value="650">
            <text:p>650</text:p>
          </table:table-cell>
          <table:table-cell table:style-name="ce6" table:formula="of:=[.C15]" office:value-type="float" office:value="650">
            <text:p>650</text:p>
          </table:table-cell>
          <table:table-cell table:style-name="ce6" table:formula="of:=[.D15]" office:value-type="float" office:value="1000">
            <text:p>1,000</text:p>
          </table:table-cell>
          <table:table-cell table:style-name="ce7" table:number-columns-repeated="2"/>
          <table:table-cell office:value-type="float" office:value="550">
            <text:p>550</text:p>
          </table:table-cell>
          <table:table-cell office:value-type="float" office:value="3550">
            <text:p>3,550</text:p>
          </table:table-cell>
          <table:table-cell office:value-type="float" office:value="1550">
            <text:p>1,550</text:p>
          </table:table-cell>
          <table:table-cell table:number-columns-repeated="2"/>
          <table:table-cell office:value-type="string">
            <text:p>Potential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formula="of:=[.V15]*5" office:value-type="float" office:value="955">
            <text:p>955</text:p>
          </table:table-cell>
          <table:table-cell/>
          <table:table-cell office:value-type="string">
            <text:p>Potential</text:p>
          </table:table-cell>
          <table:table-cell office:value-type="float" office:value="190">
            <text:p>190</text:p>
          </table:table-cell>
          <table:table-cell table:formula="of:=[.Z15]*5" office:value-type="float" office:value="950">
            <text:p>950</text:p>
          </table:table-cell>
          <table:table-cell table:number-columns-repeated="987"/>
        </table:table-row>
        <table:table-row table:style-name="ro1">
          <table:table-cell table:style-name="ce7" office:value-type="float" office:value="8">
            <text:p>8</text:p>
          </table:table-cell>
          <table:table-cell table:number-columns-repeated="2" table:style-name="ce6" office:value-type="float" office:value="750">
            <text:p>7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750">
            <text:p>7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6]" office:value-type="float" office:value="750">
            <text:p>750</text:p>
          </table:table-cell>
          <table:table-cell table:style-name="ce6" table:formula="of:=[.C16]" office:value-type="float" office:value="750">
            <text:p>750</text:p>
          </table:table-cell>
          <table:table-cell table:style-name="ce6" table:formula="of:=[.D16]" office:value-type="float" office:value="1000">
            <text:p>1,000</text:p>
          </table:table-cell>
          <table:table-cell table:style-name="ce7" table:number-columns-repeated="2"/>
          <table:table-cell office:value-type="float" office:value="600">
            <text:p>600</text:p>
          </table:table-cell>
          <table:table-cell table:style-name="ce41" office:value-type="float" office:value="4100">
            <text:p>4,100</text:p>
          </table:table-cell>
          <table:table-cell office:value-type="float" office:value="1800">
            <text:p>1,800</text:p>
          </table:table-cell>
          <table:table-cell table:number-columns-repeated="2"/>
          <table:table-cell office:value-type="string">
            <text:p>Capactiance</text:p>
          </table:table-cell>
          <table:table-cell table:number-columns-repeated="2" office:value-type="float" office:value="120">
            <text:p>120</text:p>
          </table:table-cell>
          <table:table-cell table:number-columns-repeated="2"/>
          <table:table-cell office:value-type="string">
            <text:p>Capactiance</text:p>
          </table:table-cell>
          <table:table-cell office:value-type="float" office:value="120">
            <text:p>120</text:p>
          </table:table-cell>
          <table:table-cell table:number-columns-repeated="988"/>
        </table:table-row>
        <table:table-row table:style-name="ro1">
          <table:table-cell table:style-name="ce7" office:value-type="float" office:value="9">
            <text:p>9</text:p>
          </table:table-cell>
          <table:table-cell table:number-columns-repeated="2" table:style-name="ce6" office:value-type="float" office:value="850">
            <text:p>850</text:p>
          </table:table-cell>
          <table:table-cell table:style-name="ce35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850">
            <text:p>8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7]" office:value-type="float" office:value="850">
            <text:p>850</text:p>
          </table:table-cell>
          <table:table-cell table:style-name="ce6" table:formula="of:=[.C17]" office:value-type="float" office:value="850">
            <text:p>850</text:p>
          </table:table-cell>
          <table:table-cell table:style-name="ce6" table:formula="of:=[.D17]" office:value-type="float" office:value="1000">
            <text:p>1,000</text:p>
          </table:table-cell>
          <table:table-cell table:style-name="ce7" table:number-columns-repeated="2"/>
          <table:table-cell office:value-type="float" office:value="650">
            <text:p>650</text:p>
          </table:table-cell>
          <table:table-cell table:style-name="ce41" office:value-type="float" office:value="4650">
            <text:p>4,650</text:p>
          </table:table-cell>
          <table:table-cell office:value-type="float" office:value="2050">
            <text:p>2,050</text:p>
          </table:table-cell>
          <table:table-cell table:number-columns-repeated="997"/>
        </table:table-row>
        <table:table-row table:style-name="ro1">
          <table:table-cell table:style-name="ce7" office:value-type="float" office:value="10">
            <text:p>10</text:p>
          </table:table-cell>
          <table:table-cell table:number-columns-repeated="2" table:style-name="ce6" office:value-type="float" office:value="1193">
            <text:p>1,193</text:p>
          </table:table-cell>
          <table:table-cell table:style-name="ce35" office:value-type="float" office:value="5500">
            <text:p>5,500</text:p>
          </table:table-cell>
          <table:table-cell table:style-name="ce6"/>
          <table:table-cell table:number-columns-repeated="2" table:style-name="ce6" office:value-type="float" office:value="1193">
            <text:p>1,193</text:p>
          </table:table-cell>
          <table:table-cell table:style-name="ce6" office:value-type="float" office:value="5500">
            <text:p>5,500</text:p>
          </table:table-cell>
          <table:table-cell table:style-name="ce6"/>
          <table:table-cell table:style-name="ce6" table:formula="of:=[.B18]" office:value-type="float" office:value="1193">
            <text:p>1,193</text:p>
          </table:table-cell>
          <table:table-cell table:style-name="ce6" table:formula="of:=[.C18]" office:value-type="float" office:value="1193">
            <text:p>1,193</text:p>
          </table:table-cell>
          <table:table-cell table:style-name="ce6" table:formula="of:=[.D18]" office:value-type="float" office:value="5500">
            <text:p>5,500</text:p>
          </table:table-cell>
          <table:table-cell table:style-name="ce7" table:number-columns-repeated="2"/>
          <table:table-cell office:value-type="float" office:value="1650">
            <text:p>1,650</text:p>
          </table:table-cell>
          <table:table-cell table:style-name="ce41" office:value-type="float" office:value="5200">
            <text:p>5,200</text:p>
          </table:table-cell>
          <table:table-cell table:style-name="ce35" office:value-type="float" office:value="5250">
            <text:p>5,250</text:p>
          </table:table-cell>
          <table:table-cell table:number-columns-repeated="997"/>
        </table:table-row>
        <table:table-row table:style-name="ro1">
          <table:table-cell table:style-name="ce7" office:value-type="float" office:value="11">
            <text:p>11</text:p>
          </table:table-cell>
          <table:table-cell table:number-columns-repeated="2" table:style-name="ce6" office:value-type="float" office:value="1350">
            <text:p>1,350</text:p>
          </table:table-cell>
          <table:table-cell table:style-name="ce35" office:value-type="float" office:value="6000">
            <text:p>6,000</text:p>
          </table:table-cell>
          <table:table-cell table:style-name="ce6"/>
          <table:table-cell table:number-columns-repeated="2" table:style-name="ce6" office:value-type="float" office:value="1350">
            <text:p>1,350</text:p>
          </table:table-cell>
          <table:table-cell table:style-name="ce6" office:value-type="float" office:value="6000">
            <text:p>6,000</text:p>
          </table:table-cell>
          <table:table-cell table:style-name="ce6"/>
          <table:table-cell table:style-name="ce6" table:formula="of:=[.B19]" office:value-type="float" office:value="1350">
            <text:p>1,350</text:p>
          </table:table-cell>
          <table:table-cell table:style-name="ce6" table:formula="of:=[.C19]" office:value-type="float" office:value="1350">
            <text:p>1,350</text:p>
          </table:table-cell>
          <table:table-cell table:style-name="ce6" table:formula="of:=[.D19]" office:value-type="float" office:value="6000">
            <text:p>6,000</text:p>
          </table:table-cell>
          <table:table-cell table:style-name="ce7" table:number-columns-repeated="2"/>
          <table:table-cell office:value-type="float" office:value="1750">
            <text:p>1,750</text:p>
          </table:table-cell>
          <table:table-cell table:style-name="ce41" office:value-type="float" office:value="5750">
            <text:p>5,750</text:p>
          </table:table-cell>
          <table:table-cell table:style-name="ce35"/>
          <table:table-cell table:number-columns-repeated="2"/>
          <table:table-cell table:style-name="ce52" office:value-type="string">
            <text:p>blockage</text:p>
          </table:table-cell>
          <table:table-cell table:style-name="ce52" office:value-type="string">
            <text:p>%</text:p>
          </table:table-cell>
          <table:table-cell table:style-name="ce57"/>
          <table:table-cell table:style-name="ce52"/>
          <table:table-cell table:style-name="ce52" office:value-type="string">
            <text:p>note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2">
            <text:p>12</text:p>
          </table:table-cell>
          <table:table-cell table:number-columns-repeated="2" table:style-name="ce6" office:value-type="float" office:value="1513">
            <text:p>1,513</text:p>
          </table:table-cell>
          <table:table-cell table:style-name="ce35" office:value-type="float" office:value="6500">
            <text:p>6,500</text:p>
          </table:table-cell>
          <table:table-cell table:style-name="ce6"/>
          <table:table-cell table:number-columns-repeated="2" table:style-name="ce6" office:value-type="float" office:value="1513">
            <text:p>1,513</text:p>
          </table:table-cell>
          <table:table-cell table:style-name="ce6" office:value-type="float" office:value="6500">
            <text:p>6,500</text:p>
          </table:table-cell>
          <table:table-cell table:style-name="ce6"/>
          <table:table-cell table:style-name="ce6" table:formula="of:=[.B20]" office:value-type="float" office:value="1513">
            <text:p>1,513</text:p>
          </table:table-cell>
          <table:table-cell table:style-name="ce6" table:formula="of:=[.C20]" office:value-type="float" office:value="1513">
            <text:p>1,513</text:p>
          </table:table-cell>
          <table:table-cell table:style-name="ce6" table:formula="of:=[.D20]" office:value-type="float" office:value="6500">
            <text:p>6,500</text:p>
          </table:table-cell>
          <table:table-cell table:style-name="ce7" table:number-columns-repeated="2"/>
          <table:table-cell office:value-type="float" office:value="1850">
            <text:p>1,850</text:p>
          </table:table-cell>
          <table:table-cell table:style-name="ce41" office:value-type="float" office:value="6300">
            <text:p>6,300</text:p>
          </table:table-cell>
          <table:table-cell table:style-name="ce35"/>
          <table:table-cell table:number-columns-repeated="2"/>
          <table:table-cell table:style-name="ce52" office:value-type="string">
            <text:p>Absorption</text:p>
          </table:table-cell>
          <table:table-cell table:style-name="ce54" office:value-type="percentage" office:value="0.6">
            <text:p>60%</text:p>
          </table:table-cell>
          <table:table-cell table:style-name="ce57" office:value-type="float" office:value="33">
            <text:p>33</text:p>
          </table:table-cell>
          <table:table-cell table:style-name="ce57" table:formula="of:=10*[.U20]*[.V20]" office:value-type="float" office:value="198">
            <text:p>198</text:p>
          </table:table-cell>
          <table:table-cell table:style-name="ce52" office:value-type="string">
            <text:p>globe and shield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3">
            <text:p>13</text:p>
          </table:table-cell>
          <table:table-cell table:number-columns-repeated="2" table:style-name="ce6" office:value-type="float" office:value="1682">
            <text:p>1,682</text:p>
          </table:table-cell>
          <table:table-cell table:style-name="ce35" office:value-type="float" office:value="7000">
            <text:p>7,000</text:p>
          </table:table-cell>
          <table:table-cell table:style-name="ce6"/>
          <table:table-cell table:number-columns-repeated="2" table:style-name="ce6" office:value-type="float" office:value="1682">
            <text:p>1,682</text:p>
          </table:table-cell>
          <table:table-cell table:style-name="ce6" office:value-type="float" office:value="7000">
            <text:p>7,000</text:p>
          </table:table-cell>
          <table:table-cell table:style-name="ce6"/>
          <table:table-cell table:style-name="ce6" table:formula="of:=[.B21]" office:value-type="float" office:value="1682">
            <text:p>1,682</text:p>
          </table:table-cell>
          <table:table-cell table:style-name="ce6" table:formula="of:=[.C21]" office:value-type="float" office:value="1682">
            <text:p>1,682</text:p>
          </table:table-cell>
          <table:table-cell table:style-name="ce6" table:formula="of:=[.D21]" office:value-type="float" office:value="7000">
            <text:p>7,000</text:p>
          </table:table-cell>
          <table:table-cell table:style-name="ce7" table:number-columns-repeated="2"/>
          <table:table-cell office:value-type="float" office:value="1950">
            <text:p>1,950</text:p>
          </table:table-cell>
          <table:table-cell table:style-name="ce41" office:value-type="float" office:value="6850">
            <text:p>6,850</text:p>
          </table:table-cell>
          <table:table-cell table:style-name="ce35"/>
          <table:table-cell table:number-columns-repeated="2"/>
          <table:table-cell table:style-name="ce52" office:value-type="string">
            <text:p>Persistence</text:p>
          </table:table-cell>
          <table:table-cell table:style-name="ce54" office:value-type="percentage" office:value="0.4">
            <text:p>40%</text:p>
          </table:table-cell>
          <table:table-cell table:style-name="ce57" office:value-type="float" office:value="66">
            <text:p>66</text:p>
          </table:table-cell>
          <table:table-cell table:style-name="ce57" table:formula="of:=10*[.U21]*[.V21]" office:value-type="float" office:value="264">
            <text:p>264</text:p>
          </table:table-cell>
          <table:table-cell table:style-name="ce52" office:value-type="string">
            <text:p>all other spell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4">
            <text:p>14</text:p>
          </table:table-cell>
          <table:table-cell table:number-columns-repeated="2" table:style-name="ce6" office:value-type="float" office:value="1857">
            <text:p>1,857</text:p>
          </table:table-cell>
          <table:table-cell table:style-name="ce35" office:value-type="float" office:value="7500">
            <text:p>7,500</text:p>
          </table:table-cell>
          <table:table-cell table:style-name="ce6"/>
          <table:table-cell table:number-columns-repeated="2" table:style-name="ce6" office:value-type="float" office:value="1857">
            <text:p>1,857</text:p>
          </table:table-cell>
          <table:table-cell table:style-name="ce6" office:value-type="float" office:value="7500">
            <text:p>7,500</text:p>
          </table:table-cell>
          <table:table-cell table:style-name="ce6"/>
          <table:table-cell table:style-name="ce6" table:formula="of:=[.B22]" office:value-type="float" office:value="1857">
            <text:p>1,857</text:p>
          </table:table-cell>
          <table:table-cell table:style-name="ce6" table:formula="of:=[.C22]" office:value-type="float" office:value="1857">
            <text:p>1,857</text:p>
          </table:table-cell>
          <table:table-cell table:style-name="ce6" table:formula="of:=[.D22]" office:value-type="float" office:value="7500">
            <text:p>7,500</text:p>
          </table:table-cell>
          <table:table-cell table:style-name="ce7" table:number-columns-repeated="2"/>
          <table:table-cell office:value-type="float" office:value="2050">
            <text:p>2,050</text:p>
          </table:table-cell>
          <table:table-cell table:style-name="ce41" office:value-type="float" office:value="7400">
            <text:p>7,400</text:p>
          </table:table-cell>
          <table:table-cell table:style-name="ce35"/>
          <table:table-cell table:number-columns-repeated="2"/>
          <table:table-cell table:style-name="ce52" table:number-columns-repeated="2"/>
          <table:table-cell table:style-name="ce52" table:formula="of:=SUM([.V20:.V21])" office:value-type="float" office:value="99">
            <text:p>99</text:p>
          </table:table-cell>
          <table:table-cell table:style-name="ce52" table:formula="of:=SUM([.W20:.W21])" office:value-type="float" office:value="462">
            <text:p>462</text:p>
          </table:table-cell>
          <table:table-cell table:style-name="ce52" table:number-columns-repeated="2"/>
          <table:table-cell table:style-name="ce52" office:value-type="string">
            <text:p>persis max</text:p>
          </table:table-cell>
          <table:table-cell table:number-columns-repeated="988"/>
        </table:table-row>
        <table:table-row table:style-name="ro1">
          <table:table-cell table:style-name="ce7" office:value-type="float" office:value="15">
            <text:p>15</text:p>
          </table:table-cell>
          <table:table-cell table:number-columns-repeated="2" table:style-name="ce6" office:value-type="float" office:value="4138">
            <text:p>4,138</text:p>
          </table:table-cell>
          <table:table-cell table:style-name="ce35" office:value-type="float" office:value="8000">
            <text:p>8,000</text:p>
          </table:table-cell>
          <table:table-cell table:style-name="ce6"/>
          <table:table-cell table:number-columns-repeated="2" table:style-name="ce6" office:value-type="float" office:value="4138">
            <text:p>4,138</text:p>
          </table:table-cell>
          <table:table-cell table:style-name="ce6" office:value-type="float" office:value="8000">
            <text:p>8,000</text:p>
          </table:table-cell>
          <table:table-cell table:style-name="ce6"/>
          <table:table-cell table:style-name="ce6" table:formula="of:=[.B23]" office:value-type="float" office:value="4138">
            <text:p>4,138</text:p>
          </table:table-cell>
          <table:table-cell table:style-name="ce6" table:formula="of:=[.C23]" office:value-type="float" office:value="4138">
            <text:p>4,138</text:p>
          </table:table-cell>
          <table:table-cell table:style-name="ce6" table:formula="of:=[.D23]" office:value-type="float" office:value="8000">
            <text:p>8,000</text:p>
          </table:table-cell>
          <table:table-cell table:style-name="ce7" table:number-columns-repeated="2"/>
          <table:table-cell office:value-type="float" office:value="9800">
            <text:p>9,800</text:p>
          </table:table-cell>
          <table:table-cell table:style-name="ce41" office:value-type="float" office:value="7950">
            <text:p>7,950</text:p>
          </table:table-cell>
          <table:table-cell table:style-name="ce35"/>
          <table:table-cell table:number-columns-repeated="2"/>
          <table:table-cell table:style-name="ce52" table:number-columns-repeated="7"/>
          <table:table-cell table:number-columns-repeated="988"/>
        </table:table-row>
        <table:table-row table:style-name="ro1">
          <table:table-cell table:style-name="ce7" office:value-type="float" office:value="16">
            <text:p>16</text:p>
          </table:table-cell>
          <table:table-cell table:number-columns-repeated="2" table:style-name="ce6" office:value-type="float" office:value="4478">
            <text:p>4,478</text:p>
          </table:table-cell>
          <table:table-cell table:style-name="ce35" office:value-type="float" office:value="8500">
            <text:p>8,500</text:p>
          </table:table-cell>
          <table:table-cell table:style-name="ce6"/>
          <table:table-cell table:number-columns-repeated="2" table:style-name="ce6" office:value-type="float" office:value="4478">
            <text:p>4,478</text:p>
          </table:table-cell>
          <table:table-cell table:style-name="ce6" office:value-type="float" office:value="8500">
            <text:p>8,500</text:p>
          </table:table-cell>
          <table:table-cell table:style-name="ce6"/>
          <table:table-cell table:style-name="ce6" table:formula="of:=[.B24]" office:value-type="float" office:value="4478">
            <text:p>4,478</text:p>
          </table:table-cell>
          <table:table-cell table:style-name="ce6" table:formula="of:=[.C24]" office:value-type="float" office:value="4478">
            <text:p>4,478</text:p>
          </table:table-cell>
          <table:table-cell table:style-name="ce6" table:formula="of:=[.D24]" office:value-type="float" office:value="8500">
            <text:p>8,500</text:p>
          </table:table-cell>
          <table:table-cell table:style-name="ce7" table:number-columns-repeated="2"/>
          <table:table-cell office:value-type="float" office:value="10375">
            <text:p>10,375</text:p>
          </table:table-cell>
          <table:table-cell table:style-name="ce41" office:value-type="float" office:value="8500">
            <text:p>8,500</text:p>
          </table:table-cell>
          <table:table-cell table:style-name="ce35"/>
          <table:table-cell table:number-columns-repeated="2"/>
          <table:table-cell table:style-name="ce52" office:value-type="string">
            <text:p>blockage</text:p>
          </table:table-cell>
          <table:table-cell table:style-name="ce52" office:value-type="string">
            <text:p>%</text:p>
          </table:table-cell>
          <table:table-cell table:style-name="ce57"/>
          <table:table-cell table:style-name="ce52"/>
          <table:table-cell table:style-name="ce52" office:value-type="string">
            <text:p>note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7">
            <text:p>17</text:p>
          </table:table-cell>
          <table:table-cell table:number-columns-repeated="2" table:style-name="ce6" office:value-type="float" office:value="4818">
            <text:p>4,818</text:p>
          </table:table-cell>
          <table:table-cell table:style-name="ce35" office:value-type="float" office:value="9000">
            <text:p>9,000</text:p>
          </table:table-cell>
          <table:table-cell table:style-name="ce6"/>
          <table:table-cell table:number-columns-repeated="2" table:style-name="ce6" office:value-type="float" office:value="4818">
            <text:p>4,818</text:p>
          </table:table-cell>
          <table:table-cell table:style-name="ce6" office:value-type="float" office:value="9000">
            <text:p>9,000</text:p>
          </table:table-cell>
          <table:table-cell table:style-name="ce6"/>
          <table:table-cell table:style-name="ce6" table:formula="of:=[.B25]" office:value-type="float" office:value="4818">
            <text:p>4,818</text:p>
          </table:table-cell>
          <table:table-cell table:style-name="ce6" table:formula="of:=[.C25]" office:value-type="float" office:value="4818">
            <text:p>4,818</text:p>
          </table:table-cell>
          <table:table-cell table:style-name="ce6" table:formula="of:=[.D25]" office:value-type="float" office:value="9000">
            <text:p>9,000</text:p>
          </table:table-cell>
          <table:table-cell table:style-name="ce7" table:number-columns-repeated="2"/>
          <table:table-cell office:value-type="float" office:value="10950">
            <text:p>10,950</text:p>
          </table:table-cell>
          <table:table-cell table:style-name="ce41" office:value-type="float" office:value="9050">
            <text:p>9,050</text:p>
          </table:table-cell>
          <table:table-cell table:style-name="ce35"/>
          <table:table-cell table:number-columns-repeated="2"/>
          <table:table-cell table:style-name="ce52" office:value-type="string">
            <text:p>Absorption</text:p>
          </table:table-cell>
          <table:table-cell table:style-name="ce54" office:value-type="percentage" office:value="0.65">
            <text:p>65%</text:p>
          </table:table-cell>
          <table:table-cell table:style-name="ce57" office:value-type="float" office:value="33">
            <text:p>33</text:p>
          </table:table-cell>
          <table:table-cell table:style-name="ce57" table:formula="of:=10*[.U25]*[.V25]" office:value-type="float" office:value="214.5">
            <text:p>214.5</text:p>
          </table:table-cell>
          <table:table-cell table:style-name="ce52" office:value-type="string">
            <text:p>globe and shield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8">
            <text:p>18</text:p>
          </table:table-cell>
          <table:table-cell table:number-columns-repeated="2" table:style-name="ce6" office:value-type="float" office:value="5167">
            <text:p>5,167</text:p>
          </table:table-cell>
          <table:table-cell table:style-name="ce35" office:value-type="float" office:value="9500">
            <text:p>9,500</text:p>
          </table:table-cell>
          <table:table-cell table:style-name="ce6"/>
          <table:table-cell table:number-columns-repeated="2" table:style-name="ce6" office:value-type="float" office:value="5167">
            <text:p>5,167</text:p>
          </table:table-cell>
          <table:table-cell table:style-name="ce6" office:value-type="float" office:value="9500">
            <text:p>9,500</text:p>
          </table:table-cell>
          <table:table-cell table:style-name="ce6"/>
          <table:table-cell table:style-name="ce6" table:formula="of:=[.B26]" office:value-type="float" office:value="5167">
            <text:p>5,167</text:p>
          </table:table-cell>
          <table:table-cell table:style-name="ce6" table:formula="of:=[.C26]" office:value-type="float" office:value="5167">
            <text:p>5,167</text:p>
          </table:table-cell>
          <table:table-cell table:style-name="ce6" table:formula="of:=[.D26]" office:value-type="float" office:value="9500">
            <text:p>9,500</text:p>
          </table:table-cell>
          <table:table-cell table:style-name="ce7" table:number-columns-repeated="2"/>
          <table:table-cell office:value-type="float" office:value="11525">
            <text:p>11,525</text:p>
          </table:table-cell>
          <table:table-cell table:style-name="ce7" office:value-type="float" office:value="9600">
            <text:p>9,600</text:p>
          </table:table-cell>
          <table:table-cell table:style-name="ce35"/>
          <table:table-cell table:number-columns-repeated="2"/>
          <table:table-cell table:style-name="ce52" office:value-type="string">
            <text:p>Persistence</text:p>
          </table:table-cell>
          <table:table-cell table:style-name="ce54" office:value-type="percentage" office:value="0.35">
            <text:p>35%</text:p>
          </table:table-cell>
          <table:table-cell table:style-name="ce57" office:value-type="float" office:value="66">
            <text:p>66</text:p>
          </table:table-cell>
          <table:table-cell table:style-name="ce57" table:formula="of:=10*[.U26]*[.V26]" office:value-type="float" office:value="231">
            <text:p>231</text:p>
          </table:table-cell>
          <table:table-cell table:style-name="ce52" office:value-type="string">
            <text:p>all other spells</text:p>
          </table:table-cell>
          <table:table-cell table:style-name="ce52" table:number-columns-repeated="2"/>
          <table:table-cell table:number-columns-repeated="988"/>
        </table:table-row>
        <table:table-row table:style-name="ro1">
          <table:table-cell table:style-name="ce7" office:value-type="float" office:value="19">
            <text:p>19</text:p>
          </table:table-cell>
          <table:table-cell table:number-columns-repeated="2" table:style-name="ce6" office:value-type="float" office:value="5522">
            <text:p>5,522</text:p>
          </table:table-cell>
          <table:table-cell table:style-name="ce35" office:value-type="float" office:value="10000">
            <text:p>10,000</text:p>
          </table:table-cell>
          <table:table-cell table:style-name="ce6"/>
          <table:table-cell table:number-columns-repeated="2" table:style-name="ce6" office:value-type="float" office:value="5522">
            <text:p>5,522</text:p>
          </table:table-cell>
          <table:table-cell table:style-name="ce6" office:value-type="float" office:value="10000">
            <text:p>10,000</text:p>
          </table:table-cell>
          <table:table-cell table:style-name="ce6"/>
          <table:table-cell table:style-name="ce6" table:formula="of:=[.B27]" office:value-type="float" office:value="5522">
            <text:p>5,522</text:p>
          </table:table-cell>
          <table:table-cell table:style-name="ce6" table:formula="of:=[.C27]" office:value-type="float" office:value="5522">
            <text:p>5,522</text:p>
          </table:table-cell>
          <table:table-cell table:style-name="ce6" table:formula="of:=[.D27]" office:value-type="float" office:value="10000">
            <text:p>10,000</text:p>
          </table:table-cell>
          <table:table-cell table:style-name="ce7" table:number-columns-repeated="2"/>
          <table:table-cell office:value-type="float" office:value="12100">
            <text:p>12,100</text:p>
          </table:table-cell>
          <table:table-cell table:style-name="ce7" office:value-type="float" office:value="10150">
            <text:p>10,150</text:p>
          </table:table-cell>
          <table:table-cell table:style-name="ce35"/>
          <table:table-cell table:number-columns-repeated="2"/>
          <table:table-cell table:style-name="ce52" table:number-columns-repeated="2"/>
          <table:table-cell table:style-name="ce52" table:formula="of:=SUM([.V25:.V26])" office:value-type="float" office:value="99">
            <text:p>99</text:p>
          </table:table-cell>
          <table:table-cell table:style-name="ce52" table:formula="of:=SUM([.W25:.W26])" office:value-type="float" office:value="445.5">
            <text:p>445.5</text:p>
          </table:table-cell>
          <table:table-cell table:style-name="ce52" table:number-columns-repeated="3"/>
          <table:table-cell table:number-columns-repeated="988"/>
        </table:table-row>
        <table:table-row table:style-name="ro1">
          <table:table-cell table:style-name="ce7" office:value-type="float" office:value="20">
            <text:p>20</text:p>
          </table:table-cell>
          <table:table-cell table:number-columns-repeated="2" table:style-name="ce6" office:value-type="float" office:value="7688">
            <text:p>7,688</text:p>
          </table:table-cell>
          <table:table-cell table:style-name="ce35" office:value-type="float" office:value="10500">
            <text:p>10,500</text:p>
          </table:table-cell>
          <table:table-cell table:style-name="ce6"/>
          <table:table-cell table:number-columns-repeated="2" table:style-name="ce6" office:value-type="float" office:value="7688">
            <text:p>7,688</text:p>
          </table:table-cell>
          <table:table-cell table:style-name="ce6" office:value-type="float" office:value="10500">
            <text:p>10,500</text:p>
          </table:table-cell>
          <table:table-cell table:style-name="ce6"/>
          <table:table-cell table:style-name="ce6" table:formula="of:=[.B28]" office:value-type="float" office:value="7688">
            <text:p>7,688</text:p>
          </table:table-cell>
          <table:table-cell table:style-name="ce6" table:formula="of:=[.C28]" office:value-type="float" office:value="7688">
            <text:p>7,688</text:p>
          </table:table-cell>
          <table:table-cell table:style-name="ce6" table:formula="of:=[.D28]" office:value-type="float" office:value="10500">
            <text:p>10,500</text:p>
          </table:table-cell>
          <table:table-cell table:style-name="ce7" table:number-columns-repeated="2"/>
          <table:table-cell office:value-type="float" office:value="12675">
            <text:p>12,675</text:p>
          </table:table-cell>
          <table:table-cell table:style-name="ce7" office:value-type="float" office:value="10700">
            <text:p>10,700</text:p>
          </table:table-cell>
          <table:table-cell table:style-name="ce35"/>
          <table:table-cell table:number-columns-repeated="997"/>
        </table:table-row>
        <table:table-row table:style-name="ro1">
          <table:table-cell table:style-name="ce7" office:value-type="float" office:value="21">
            <text:p>21</text:p>
          </table:table-cell>
          <table:table-cell table:number-columns-repeated="2" table:style-name="ce6" office:value-type="float" office:value="8250">
            <text:p>8,250</text:p>
          </table:table-cell>
          <table:table-cell table:style-name="ce35" office:value-type="float" office:value="11000">
            <text:p>11,000</text:p>
          </table:table-cell>
          <table:table-cell table:style-name="ce6" table:number-columns-repeated="2"/>
          <table:table-cell table:style-name="ce41"/>
          <table:table-cell table:style-name="ce6" office:value-type="float" office:value="11000">
            <text:p>11,000</text:p>
          </table:table-cell>
          <table:table-cell table:style-name="ce6"/>
          <table:table-cell table:style-name="ce6" table:formula="of:=[.B29]" office:value-type="float" office:value="8250">
            <text:p>8,250</text:p>
          </table:table-cell>
          <table:table-cell table:style-name="ce6" table:formula="of:=[.C29]" office:value-type="float" office:value="8250">
            <text:p>8,250</text:p>
          </table:table-cell>
          <table:table-cell table:style-name="ce6" table:formula="of:=[.D29]" office:value-type="float" office:value="11000">
            <text:p>11,000</text:p>
          </table:table-cell>
          <table:table-cell table:style-name="ce7" table:number-columns-repeated="2"/>
          <table:table-cell office:value-type="float" office:value="13250">
            <text:p>13,250</text:p>
          </table:table-cell>
          <table:table-cell table:style-name="ce7" office:value-type="float" office:value="11250">
            <text:p>11,250</text:p>
          </table:table-cell>
          <table:table-cell table:style-name="ce35"/>
          <table:table-cell table:number-columns-repeated="2"/>
          <table:table-cell table:style-name="ce53" office:value-type="string">
            <text:p>blockage</text:p>
          </table:table-cell>
          <table:table-cell table:style-name="ce53" office:value-type="string">
            <text:p>%</text:p>
          </table:table-cell>
          <table:table-cell table:style-name="ce58"/>
          <table:table-cell table:style-name="ce53"/>
          <table:table-cell table:style-name="ce53" office:value-type="string">
            <text:p>note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2">
            <text:p>22</text:p>
          </table:table-cell>
          <table:table-cell table:number-columns-repeated="2" table:style-name="ce6" office:value-type="float" office:value="8828">
            <text:p>8,828</text:p>
          </table:table-cell>
          <table:table-cell table:style-name="ce35" office:value-type="float" office:value="11500">
            <text:p>11,5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0]" office:value-type="float" office:value="8828">
            <text:p>8,828</text:p>
          </table:table-cell>
          <table:table-cell table:style-name="ce6" table:formula="of:=[.C30]" office:value-type="float" office:value="8828">
            <text:p>8,828</text:p>
          </table:table-cell>
          <table:table-cell table:style-name="ce6" table:formula="of:=[.D30]" office:value-type="float" office:value="11500">
            <text:p>11,500</text:p>
          </table:table-cell>
          <table:table-cell table:style-name="ce6" table:number-columns-repeated="2"/>
          <table:table-cell office:value-type="float" office:value="13825">
            <text:p>13,825</text:p>
          </table:table-cell>
          <table:table-cell table:style-name="ce7"/>
          <table:table-cell table:style-name="ce35"/>
          <table:table-cell table:number-columns-repeated="2"/>
          <table:table-cell table:style-name="ce53" office:value-type="string">
            <text:p>Absorption</text:p>
          </table:table-cell>
          <table:table-cell table:style-name="ce55" office:value-type="percentage" office:value="0.6">
            <text:p>60%</text:p>
          </table:table-cell>
          <table:table-cell table:style-name="ce58" office:value-type="float" office:value="66">
            <text:p>66</text:p>
          </table:table-cell>
          <table:table-cell table:style-name="ce58" table:formula="of:=10*[.U30]*[.V30]" office:value-type="float" office:value="396">
            <text:p>396</text:p>
          </table:table-cell>
          <table:table-cell table:style-name="ce53" office:value-type="string">
            <text:p>globe and shield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3">
            <text:p>23</text:p>
          </table:table-cell>
          <table:table-cell table:number-columns-repeated="2" table:style-name="ce6" office:value-type="float" office:value="9422">
            <text:p>9,422</text:p>
          </table:table-cell>
          <table:table-cell table:style-name="ce35" office:value-type="float" office:value="12000">
            <text:p>12,0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1]" office:value-type="float" office:value="9422">
            <text:p>9,422</text:p>
          </table:table-cell>
          <table:table-cell table:style-name="ce6" table:formula="of:=[.C31]" office:value-type="float" office:value="9422">
            <text:p>9,422</text:p>
          </table:table-cell>
          <table:table-cell table:style-name="ce6" table:formula="of:=[.D31]" office:value-type="float" office:value="12000">
            <text:p>12,000</text:p>
          </table:table-cell>
          <table:table-cell table:style-name="ce6" table:number-columns-repeated="2"/>
          <table:table-cell office:value-type="float" office:value="14400">
            <text:p>14,400</text:p>
          </table:table-cell>
          <table:table-cell table:style-name="ce7"/>
          <table:table-cell table:style-name="ce35"/>
          <table:table-cell table:number-columns-repeated="2"/>
          <table:table-cell table:style-name="ce53" office:value-type="string">
            <text:p>Persistence</text:p>
          </table:table-cell>
          <table:table-cell table:style-name="ce55" office:value-type="percentage" office:value="0.4">
            <text:p>40%</text:p>
          </table:table-cell>
          <table:table-cell table:style-name="ce58" office:value-type="float" office:value="33">
            <text:p>33</text:p>
          </table:table-cell>
          <table:table-cell table:style-name="ce58" table:formula="of:=10*[.U31]*[.V31]" office:value-type="float" office:value="132">
            <text:p>132</text:p>
          </table:table-cell>
          <table:table-cell table:style-name="ce53" office:value-type="string">
            <text:p>all other spell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6" office:value-type="float" office:value="10032">
            <text:p>10,032</text:p>
          </table:table-cell>
          <table:table-cell table:style-name="ce6"/>
          <table:table-cell table:style-name="ce35" office:value-type="float" office:value="12500">
            <text:p>12,5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2]" office:value-type="float" office:value="10032">
            <text:p>10,032</text:p>
          </table:table-cell>
          <table:table-cell table:style-name="ce6" table:formula="of:=[.C32]" office:value-type="float" office:value="0">
            <text:p>0</text:p>
          </table:table-cell>
          <table:table-cell table:style-name="ce6" table:formula="of:=[.D32]" office:value-type="float" office:value="12500">
            <text:p>12,500</text:p>
          </table:table-cell>
          <table:table-cell table:style-name="ce6" table:number-columns-repeated="2"/>
          <table:table-cell office:value-type="float" office:value="14975">
            <text:p>14,975</text:p>
          </table:table-cell>
          <table:table-cell table:style-name="ce7"/>
          <table:table-cell table:style-name="ce35"/>
          <table:table-cell table:number-columns-repeated="2"/>
          <table:table-cell table:style-name="ce53" table:number-columns-repeated="2"/>
          <table:table-cell table:style-name="ce53" table:formula="of:=SUM([.V30:.V31])" office:value-type="float" office:value="99">
            <text:p>99</text:p>
          </table:table-cell>
          <table:table-cell table:style-name="ce53" table:formula="of:=SUM([.W30:.W31])" office:value-type="float" office:value="528">
            <text:p>528</text:p>
          </table:table-cell>
          <table:table-cell table:style-name="ce53" table:number-columns-repeated="2"/>
          <table:table-cell table:style-name="ce53" office:value-type="string">
            <text:p>abs max</text:p>
          </table:table-cell>
          <table:table-cell table:number-columns-repeated="988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6" office:value-type="float" office:value="17258">
            <text:p>17,258</text:p>
          </table:table-cell>
          <table:table-cell table:style-name="ce6"/>
          <table:table-cell table:style-name="ce35" office:value-type="float" office:value="13000">
            <text:p>13,0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3]" office:value-type="float" office:value="17258">
            <text:p>17,258</text:p>
          </table:table-cell>
          <table:table-cell table:style-name="ce6" table:formula="of:=[.C33]" office:value-type="float" office:value="0">
            <text:p>0</text:p>
          </table:table-cell>
          <table:table-cell table:style-name="ce6" table:formula="of:=[.D33]" office:value-type="float" office:value="13000">
            <text:p>13,000</text:p>
          </table:table-cell>
          <table:table-cell table:style-name="ce6" table:number-columns-repeated="2"/>
          <table:table-cell office:value-type="float" office:value="22250">
            <text:p>22,250</text:p>
          </table:table-cell>
          <table:table-cell table:style-name="ce7"/>
          <table:table-cell table:style-name="ce35"/>
          <table:table-cell table:number-columns-repeated="2"/>
          <table:table-cell table:style-name="ce53" table:number-columns-repeated="7"/>
          <table:table-cell table:number-columns-repeated="988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6" office:value-type="float" office:value="18175">
            <text:p>18,175</text:p>
          </table:table-cell>
          <table:table-cell table:style-name="ce6"/>
          <table:table-cell table:style-name="ce35" office:value-type="float" office:value="13500">
            <text:p>13,5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4]" office:value-type="float" office:value="18175">
            <text:p>18,175</text:p>
          </table:table-cell>
          <table:table-cell table:style-name="ce6" table:formula="of:=[.C34]" office:value-type="float" office:value="0">
            <text:p>0</text:p>
          </table:table-cell>
          <table:table-cell table:style-name="ce6" table:formula="of:=[.D34]" office:value-type="float" office:value="13500">
            <text:p>13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53" office:value-type="string">
            <text:p>blockage</text:p>
          </table:table-cell>
          <table:table-cell table:style-name="ce53" office:value-type="string">
            <text:p>%</text:p>
          </table:table-cell>
          <table:table-cell table:style-name="ce58"/>
          <table:table-cell table:style-name="ce53"/>
          <table:table-cell table:style-name="ce53" office:value-type="string">
            <text:p>note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7">
            <text:p>27</text:p>
          </table:table-cell>
          <table:table-cell table:number-columns-repeated="2" table:style-name="ce6"/>
          <table:table-cell table:style-name="ce35" office:value-type="float" office:value="14000">
            <text:p>14,0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5]" office:value-type="float" office:value="0">
            <text:p>0</text:p>
          </table:table-cell>
          <table:table-cell table:style-name="ce6" table:formula="of:=[.C35]" office:value-type="float" office:value="0">
            <text:p>0</text:p>
          </table:table-cell>
          <table:table-cell table:style-name="ce6" table:formula="of:=[.D35]" office:value-type="float" office:value="14000">
            <text:p>14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53" office:value-type="string">
            <text:p>Absorption</text:p>
          </table:table-cell>
          <table:table-cell table:style-name="ce55" office:value-type="percentage" office:value="0.65">
            <text:p>65%</text:p>
          </table:table-cell>
          <table:table-cell table:style-name="ce58" office:value-type="float" office:value="66">
            <text:p>66</text:p>
          </table:table-cell>
          <table:table-cell table:style-name="ce58" table:formula="of:=10*[.U35]*[.V35]" office:value-type="float" office:value="429">
            <text:p>429</text:p>
          </table:table-cell>
          <table:table-cell table:style-name="ce53" office:value-type="string">
            <text:p>globe and shield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8">
            <text:p>28</text:p>
          </table:table-cell>
          <table:table-cell table:number-columns-repeated="2" table:style-name="ce6"/>
          <table:table-cell table:style-name="ce35" office:value-type="float" office:value="14500">
            <text:p>14,5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6]" office:value-type="float" office:value="0">
            <text:p>0</text:p>
          </table:table-cell>
          <table:table-cell table:style-name="ce6" table:formula="of:=[.C36]" office:value-type="float" office:value="0">
            <text:p>0</text:p>
          </table:table-cell>
          <table:table-cell table:style-name="ce6" table:formula="of:=[.D36]" office:value-type="float" office:value="14500">
            <text:p>14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53" office:value-type="string">
            <text:p>Persistence</text:p>
          </table:table-cell>
          <table:table-cell table:style-name="ce55" office:value-type="percentage" office:value="0.35">
            <text:p>35%</text:p>
          </table:table-cell>
          <table:table-cell table:style-name="ce58" office:value-type="float" office:value="33">
            <text:p>33</text:p>
          </table:table-cell>
          <table:table-cell table:style-name="ce58" table:formula="of:=10*[.U36]*[.V36]" office:value-type="float" office:value="115.5">
            <text:p>115.5</text:p>
          </table:table-cell>
          <table:table-cell table:style-name="ce53" office:value-type="string">
            <text:p>all other spells</text:p>
          </table:table-cell>
          <table:table-cell table:style-name="ce53" table:number-columns-repeated="2"/>
          <table:table-cell table:number-columns-repeated="988"/>
        </table:table-row>
        <table:table-row table:style-name="ro1">
          <table:table-cell table:style-name="ce7" office:value-type="float" office:value="29">
            <text:p>29</text:p>
          </table:table-cell>
          <table:table-cell table:number-columns-repeated="2" table:style-name="ce6"/>
          <table:table-cell table:style-name="ce35" office:value-type="float" office:value="15000">
            <text:p>15,0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7]" office:value-type="float" office:value="0">
            <text:p>0</text:p>
          </table:table-cell>
          <table:table-cell table:style-name="ce6" table:formula="of:=[.C37]" office:value-type="float" office:value="0">
            <text:p>0</text:p>
          </table:table-cell>
          <table:table-cell table:style-name="ce6" table:formula="of:=[.D37]" office:value-type="float" office:value="15000">
            <text:p>15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53" table:number-columns-repeated="2"/>
          <table:table-cell table:style-name="ce53" table:formula="of:=SUM([.V35:.V36])" office:value-type="float" office:value="99">
            <text:p>99</text:p>
          </table:table-cell>
          <table:table-cell table:style-name="ce53" table:formula="of:=SUM([.W35:.W36])" office:value-type="float" office:value="544.5">
            <text:p>544.5</text:p>
          </table:table-cell>
          <table:table-cell table:style-name="ce53" table:number-columns-repeated="3"/>
          <table:table-cell table:number-columns-repeated="988"/>
        </table:table-row>
        <table:table-row table:style-name="ro1">
          <table:table-cell table:style-name="ce7" office:value-type="float" office:value="30">
            <text:p>30</text:p>
          </table:table-cell>
          <table:table-cell table:number-columns-repeated="2" table:style-name="ce6"/>
          <table:table-cell table:style-name="ce35" office:value-type="float" office:value="15500">
            <text:p>15,5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8]" office:value-type="float" office:value="0">
            <text:p>0</text:p>
          </table:table-cell>
          <table:table-cell table:style-name="ce6" table:formula="of:=[.C38]" office:value-type="float" office:value="0">
            <text:p>0</text:p>
          </table:table-cell>
          <table:table-cell table:style-name="ce6" table:formula="of:=[.D38]" office:value-type="float" office:value="15500">
            <text:p>15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1">
          <table:table-cell table:style-name="ce7" office:value-type="float" office:value="31">
            <text:p>31</text:p>
          </table:table-cell>
          <table:table-cell table:number-columns-repeated="2" table:style-name="ce6"/>
          <table:table-cell table:style-name="ce35" office:value-type="float" office:value="16000">
            <text:p>16,000</text:p>
          </table:table-cell>
          <table:table-cell table:style-name="ce6" table:number-columns-repeated="2"/>
          <table:table-cell table:style-name="ce41" table:number-columns-repeated="3"/>
          <table:table-cell table:style-name="ce6" table:formula="of:=[.B39]" office:value-type="float" office:value="0">
            <text:p>0</text:p>
          </table:table-cell>
          <table:table-cell table:style-name="ce6" table:formula="of:=[.C39]" office:value-type="float" office:value="0">
            <text:p>0</text:p>
          </table:table-cell>
          <table:table-cell table:style-name="ce6" table:formula="of:=[.D39]" office:value-type="float" office:value="16000">
            <text:p>16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office:value-type="string">
            <text:p>Absorption</text:p>
          </table:table-cell>
          <table:table-cell table:style-name="ce56" office:value-type="percentage" office:value="0.6">
            <text:p>60%</text:p>
          </table:table-cell>
          <table:table-cell table:style-name="Default" office:value-type="float" office:value="50">
            <text:p>50</text:p>
          </table:table-cell>
          <table:table-cell table:style-name="Default" table:formula="of:=10*[.U39]*[.V39]" office:value-type="float" office:value="300">
            <text:p>300</text:p>
          </table:table-cell>
          <table:table-cell office:value-type="string">
            <text:p>globe and shields</text:p>
          </table:table-cell>
          <table:table-cell table:number-columns-repeated="990"/>
        </table:table-row>
        <table:table-row table:style-name="ro1">
          <table:table-cell table:style-name="ce7" office:value-type="float" office:value="32">
            <text:p>32</text:p>
          </table:table-cell>
          <table:table-cell table:number-columns-repeated="2" table:style-name="ce6"/>
          <table:table-cell table:style-name="ce35" office:value-type="float" office:value="16500">
            <text:p>16,500</text:p>
          </table:table-cell>
          <table:table-cell table:style-name="ce6" table:number-columns-repeated="5"/>
          <table:table-cell table:style-name="ce6" table:formula="of:=[.B40]" office:value-type="float" office:value="0">
            <text:p>0</text:p>
          </table:table-cell>
          <table:table-cell table:style-name="ce6" table:formula="of:=[.C40]" office:value-type="float" office:value="0">
            <text:p>0</text:p>
          </table:table-cell>
          <table:table-cell table:style-name="ce6" table:formula="of:=[.D40]" office:value-type="float" office:value="16500">
            <text:p>16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office:value-type="string">
            <text:p>Persistence</text:p>
          </table:table-cell>
          <table:table-cell table:style-name="ce56" office:value-type="percentage" office:value="0.4">
            <text:p>40%</text:p>
          </table:table-cell>
          <table:table-cell table:style-name="Default" office:value-type="float" office:value="50">
            <text:p>50</text:p>
          </table:table-cell>
          <table:table-cell table:style-name="Default" table:formula="of:=10*[.U40]*[.V40]" office:value-type="float" office:value="200">
            <text:p>200</text:p>
          </table:table-cell>
          <table:table-cell office:value-type="string">
            <text:p>all other spells</text:p>
          </table:table-cell>
          <table:table-cell table:number-columns-repeated="990"/>
        </table:table-row>
        <table:table-row table:style-name="ro1">
          <table:table-cell table:style-name="ce7" office:value-type="float" office:value="33">
            <text:p>33</text:p>
          </table:table-cell>
          <table:table-cell table:number-columns-repeated="2" table:style-name="ce6"/>
          <table:table-cell table:style-name="ce35" office:value-type="float" office:value="17000">
            <text:p>17,000</text:p>
          </table:table-cell>
          <table:table-cell table:style-name="ce6" table:number-columns-repeated="5"/>
          <table:table-cell table:style-name="ce6" table:formula="of:=[.B41]" office:value-type="float" office:value="0">
            <text:p>0</text:p>
          </table:table-cell>
          <table:table-cell table:style-name="ce6" table:formula="of:=[.C41]" office:value-type="float" office:value="0">
            <text:p>0</text:p>
          </table:table-cell>
          <table:table-cell table:style-name="ce6" table:formula="of:=[.D41]" office:value-type="float" office:value="17000">
            <text:p>17,000</text:p>
          </table:table-cell>
          <table:table-cell table:style-name="ce6" table:number-columns-repeated="2"/>
          <table:table-cell/>
          <table:table-cell table:style-name="ce7"/>
          <table:table-cell table:number-columns-repeated="5"/>
          <table:table-cell table:formula="of:=SUM([.V39:.V40])" office:value-type="float" office:value="100">
            <text:p>100</text:p>
          </table:table-cell>
          <table:table-cell table:formula="of:=SUM([.W39:.W40])" office:value-type="float" office:value="500">
            <text:p>500</text:p>
          </table:table-cell>
          <table:table-cell table:number-columns-repeated="991"/>
        </table:table-row>
        <table:table-row table:style-name="ro1">
          <table:table-cell table:style-name="ce7" office:value-type="float" office:value="34">
            <text:p>34</text:p>
          </table:table-cell>
          <table:table-cell table:number-columns-repeated="2" table:style-name="ce6"/>
          <table:table-cell table:style-name="ce35" office:value-type="float" office:value="17500">
            <text:p>17,500</text:p>
          </table:table-cell>
          <table:table-cell table:style-name="ce6" table:number-columns-repeated="5"/>
          <table:table-cell table:style-name="ce6" table:formula="of:=[.B42]" office:value-type="float" office:value="0">
            <text:p>0</text:p>
          </table:table-cell>
          <table:table-cell table:style-name="ce6" table:formula="of:=[.C42]" office:value-type="float" office:value="0">
            <text:p>0</text:p>
          </table:table-cell>
          <table:table-cell table:style-name="ce6" table:formula="of:=[.D42]" office:value-type="float" office:value="17500">
            <text:p>17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1">
          <table:table-cell table:style-name="ce7" office:value-type="float" office:value="35">
            <text:p>35</text:p>
          </table:table-cell>
          <table:table-cell table:number-columns-repeated="2" table:style-name="ce6"/>
          <table:table-cell table:style-name="ce35" office:value-type="float" office:value="18000">
            <text:p>18,000</text:p>
          </table:table-cell>
          <table:table-cell table:style-name="ce6" table:number-columns-repeated="5"/>
          <table:table-cell table:style-name="ce6" table:formula="of:=[.B43]" office:value-type="float" office:value="0">
            <text:p>0</text:p>
          </table:table-cell>
          <table:table-cell table:style-name="ce6" table:formula="of:=[.C43]" office:value-type="float" office:value="0">
            <text:p>0</text:p>
          </table:table-cell>
          <table:table-cell table:style-name="ce6" table:formula="of:=[.D43]" office:value-type="float" office:value="18000">
            <text:p>18,000</text:p>
          </table:table-cell>
          <table:table-cell table:style-name="ce6" table:number-columns-repeated="2"/>
          <table:table-cell/>
          <table:table-cell table:style-name="ce7"/>
          <table:table-cell table:number-columns-repeated="5"/>
          <table:table-cell table:style-name="Default"/>
          <table:table-cell table:number-columns-repeated="992"/>
        </table:table-row>
        <table:table-row table:style-name="ro1">
          <table:table-cell table:style-name="ce7" office:value-type="float" office:value="36">
            <text:p>36</text:p>
          </table:table-cell>
          <table:table-cell table:number-columns-repeated="2" table:style-name="ce6"/>
          <table:table-cell table:style-name="ce35" office:value-type="float" office:value="18500">
            <text:p>18,500</text:p>
          </table:table-cell>
          <table:table-cell table:style-name="ce6" table:number-columns-repeated="5"/>
          <table:table-cell table:style-name="ce6" table:formula="of:=[.B44]" office:value-type="float" office:value="0">
            <text:p>0</text:p>
          </table:table-cell>
          <table:table-cell table:style-name="ce6" table:formula="of:=[.C44]" office:value-type="float" office:value="0">
            <text:p>0</text:p>
          </table:table-cell>
          <table:table-cell table:style-name="ce6" table:formula="of:=[.D44]" office:value-type="float" office:value="18500">
            <text:p>18,500</text:p>
          </table:table-cell>
          <table:table-cell table:style-name="ce6" table:number-columns-repeated="2"/>
          <table:table-cell/>
          <table:table-cell table:style-name="ce7"/>
          <table:table-cell table:number-columns-repeated="4"/>
          <table:table-cell table:style-name="ce56"/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7" office:value-type="float" office:value="37">
            <text:p>37</text:p>
          </table:table-cell>
          <table:table-cell table:number-columns-repeated="2" table:style-name="ce6"/>
          <table:table-cell table:style-name="ce35" office:value-type="float" office:value="19000">
            <text:p>19,000</text:p>
          </table:table-cell>
          <table:table-cell table:style-name="ce6" table:number-columns-repeated="5"/>
          <table:table-cell table:style-name="ce6" table:formula="of:=[.B45]" office:value-type="float" office:value="0">
            <text:p>0</text:p>
          </table:table-cell>
          <table:table-cell table:style-name="ce6" table:formula="of:=[.C45]" office:value-type="float" office:value="0">
            <text:p>0</text:p>
          </table:table-cell>
          <table:table-cell table:style-name="ce6" table:formula="of:=[.D45]" office:value-type="float" office:value="19000">
            <text:p>19,000</text:p>
          </table:table-cell>
          <table:table-cell table:style-name="ce6" table:number-columns-repeated="2"/>
          <table:table-cell/>
          <table:table-cell table:style-name="ce7"/>
          <table:table-cell table:number-columns-repeated="4"/>
          <table:table-cell table:style-name="ce56"/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7" office:value-type="float" office:value="38">
            <text:p>38</text:p>
          </table:table-cell>
          <table:table-cell table:number-columns-repeated="2" table:style-name="ce6"/>
          <table:table-cell table:style-name="ce35" office:value-type="float" office:value="19500">
            <text:p>19,500</text:p>
          </table:table-cell>
          <table:table-cell table:style-name="ce6" table:number-columns-repeated="5"/>
          <table:table-cell table:style-name="ce6" table:formula="of:=[.B46]" office:value-type="float" office:value="0">
            <text:p>0</text:p>
          </table:table-cell>
          <table:table-cell table:style-name="ce6" table:formula="of:=[.C46]" office:value-type="float" office:value="0">
            <text:p>0</text:p>
          </table:table-cell>
          <table:table-cell table:style-name="ce6" table:formula="of:=[.D46]" office:value-type="float" office:value="19500">
            <text:p>19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1">
          <table:table-cell table:style-name="ce7" office:value-type="float" office:value="39">
            <text:p>39</text:p>
          </table:table-cell>
          <table:table-cell table:number-columns-repeated="2" table:style-name="ce6"/>
          <table:table-cell table:style-name="ce35" office:value-type="float" office:value="20000">
            <text:p>20,000</text:p>
          </table:table-cell>
          <table:table-cell table:style-name="ce6" table:number-columns-repeated="5"/>
          <table:table-cell table:style-name="ce6" table:formula="of:=[.B47]" office:value-type="float" office:value="0">
            <text:p>0</text:p>
          </table:table-cell>
          <table:table-cell table:style-name="ce6" table:formula="of:=[.C47]" office:value-type="float" office:value="0">
            <text:p>0</text:p>
          </table:table-cell>
          <table:table-cell table:style-name="ce6" table:formula="of:=[.D47]" office:value-type="float" office:value="20000">
            <text:p>20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ce7" office:value-type="float" office:value="40">
            <text:p>40</text:p>
          </table:table-cell>
          <table:table-cell table:number-columns-repeated="2" table:style-name="ce6"/>
          <table:table-cell table:style-name="ce35" office:value-type="float" office:value="20500">
            <text:p>20,500</text:p>
          </table:table-cell>
          <table:table-cell table:style-name="ce6" table:number-columns-repeated="5"/>
          <table:table-cell table:style-name="ce6" table:formula="of:=[.B48]" office:value-type="float" office:value="0">
            <text:p>0</text:p>
          </table:table-cell>
          <table:table-cell table:style-name="ce6" table:formula="of:=[.C48]" office:value-type="float" office:value="0">
            <text:p>0</text:p>
          </table:table-cell>
          <table:table-cell table:style-name="ce6" table:formula="of:=[.D48]" office:value-type="float" office:value="20500">
            <text:p>20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ce7" office:value-type="float" office:value="41">
            <text:p>41</text:p>
          </table:table-cell>
          <table:table-cell table:number-columns-repeated="2" table:style-name="ce6"/>
          <table:table-cell table:style-name="ce35" office:value-type="float" office:value="21000">
            <text:p>21,000</text:p>
          </table:table-cell>
          <table:table-cell table:style-name="ce6" table:number-columns-repeated="5"/>
          <table:table-cell table:style-name="ce6" table:formula="of:=[.B49]" office:value-type="float" office:value="0">
            <text:p>0</text:p>
          </table:table-cell>
          <table:table-cell table:style-name="ce6" table:formula="of:=[.C49]" office:value-type="float" office:value="0">
            <text:p>0</text:p>
          </table:table-cell>
          <table:table-cell table:style-name="ce6" table:formula="of:=[.D49]" office:value-type="float" office:value="21000">
            <text:p>21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ce7" office:value-type="float" office:value="42">
            <text:p>42</text:p>
          </table:table-cell>
          <table:table-cell table:number-columns-repeated="2" table:style-name="ce6"/>
          <table:table-cell table:style-name="ce35" office:value-type="float" office:value="21500">
            <text:p>21,500</text:p>
          </table:table-cell>
          <table:table-cell table:style-name="ce6" table:number-columns-repeated="5"/>
          <table:table-cell table:style-name="ce6" table:formula="of:=[.B50]" office:value-type="float" office:value="0">
            <text:p>0</text:p>
          </table:table-cell>
          <table:table-cell table:style-name="ce6" table:formula="of:=[.C50]" office:value-type="float" office:value="0">
            <text:p>0</text:p>
          </table:table-cell>
          <table:table-cell table:style-name="ce6" table:formula="of:=[.D50]" office:value-type="float" office:value="21500">
            <text:p>21,500</text:p>
          </table:table-cell>
          <table:table-cell table:style-name="ce6" table:number-columns-repeated="2"/>
          <table:table-cell/>
          <table:table-cell table:style-name="ce7"/>
          <table:table-cell office:value-type="float" office:value="43710">
            <text:p>43,710</text:p>
          </table:table-cell>
          <table:table-cell table:number-columns-repeated="997"/>
        </table:table-row>
        <table:table-row table:style-name="ro1">
          <table:table-cell table:style-name="ce7" office:value-type="float" office:value="43">
            <text:p>43</text:p>
          </table:table-cell>
          <table:table-cell table:number-columns-repeated="2" table:style-name="ce6"/>
          <table:table-cell table:style-name="ce35" office:value-type="float" office:value="22000">
            <text:p>22,000</text:p>
          </table:table-cell>
          <table:table-cell table:style-name="ce6" table:number-columns-repeated="5"/>
          <table:table-cell table:style-name="ce6" table:formula="of:=[.B51]" office:value-type="float" office:value="0">
            <text:p>0</text:p>
          </table:table-cell>
          <table:table-cell table:style-name="ce6" table:formula="of:=[.C51]" office:value-type="float" office:value="0">
            <text:p>0</text:p>
          </table:table-cell>
          <table:table-cell table:style-name="ce6" table:formula="of:=[.D51]" office:value-type="float" office:value="22000">
            <text:p>22,0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1">
          <table:table-cell table:style-name="ce7" office:value-type="float" office:value="44">
            <text:p>44</text:p>
          </table:table-cell>
          <table:table-cell table:number-columns-repeated="2" table:style-name="ce6"/>
          <table:table-cell table:style-name="ce35" office:value-type="float" office:value="22500">
            <text:p>22,500</text:p>
          </table:table-cell>
          <table:table-cell table:style-name="ce6" table:number-columns-repeated="5"/>
          <table:table-cell table:style-name="ce6" table:formula="of:=[.B52]" office:value-type="float" office:value="0">
            <text:p>0</text:p>
          </table:table-cell>
          <table:table-cell table:style-name="ce6" table:formula="of:=[.C52]" office:value-type="float" office:value="0">
            <text:p>0</text:p>
          </table:table-cell>
          <table:table-cell table:style-name="ce6" table:formula="of:=[.D52]" office:value-type="float" office:value="22500">
            <text:p>22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1">
          <table:table-cell table:style-name="ce7" office:value-type="float" office:value="45">
            <text:p>45</text:p>
          </table:table-cell>
          <table:table-cell table:number-columns-repeated="2" table:style-name="ce6"/>
          <table:table-cell table:style-name="ce35" office:value-type="float" office:value="23000">
            <text:p>23,000</text:p>
          </table:table-cell>
          <table:table-cell table:style-name="ce6" table:number-columns-repeated="5"/>
          <table:table-cell table:style-name="ce6" table:formula="of:=[.B53]" office:value-type="float" office:value="0">
            <text:p>0</text:p>
          </table:table-cell>
          <table:table-cell table:style-name="ce6" table:formula="of:=[.C53]" office:value-type="float" office:value="0">
            <text:p>0</text:p>
          </table:table-cell>
          <table:table-cell table:style-name="ce6" table:formula="of:=[.D53]" office:value-type="float" office:value="23000">
            <text:p>23,000</text:p>
          </table:table-cell>
          <table:table-cell table:style-name="ce6" table:number-columns-repeated="2"/>
          <table:table-cell/>
          <table:table-cell office:value-type="float" office:value="46250">
            <text:p>46,250</text:p>
          </table:table-cell>
          <table:table-cell table:number-columns-repeated="998"/>
        </table:table-row>
        <table:table-row table:style-name="ro1">
          <table:table-cell table:style-name="ce7" office:value-type="float" office:value="46">
            <text:p>46</text:p>
          </table:table-cell>
          <table:table-cell table:number-columns-repeated="2" table:style-name="ce6"/>
          <table:table-cell table:style-name="ce35" office:value-type="float" office:value="23500">
            <text:p>23,500</text:p>
          </table:table-cell>
          <table:table-cell table:style-name="ce6" table:number-columns-repeated="5"/>
          <table:table-cell table:style-name="ce6" table:formula="of:=[.B54]" office:value-type="float" office:value="0">
            <text:p>0</text:p>
          </table:table-cell>
          <table:table-cell table:style-name="ce6" table:formula="of:=[.C54]" office:value-type="float" office:value="0">
            <text:p>0</text:p>
          </table:table-cell>
          <table:table-cell table:style-name="ce6" table:formula="of:=[.D54]" office:value-type="float" office:value="23500">
            <text:p>23,5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47">
            <text:p>47</text:p>
          </table:table-cell>
          <table:table-cell table:number-columns-repeated="2" table:style-name="ce6"/>
          <table:table-cell table:style-name="ce35" office:value-type="float" office:value="24000">
            <text:p>24,000</text:p>
          </table:table-cell>
          <table:table-cell table:style-name="ce6" table:number-columns-repeated="5"/>
          <table:table-cell table:style-name="ce6" table:formula="of:=[.B55]" office:value-type="float" office:value="0">
            <text:p>0</text:p>
          </table:table-cell>
          <table:table-cell table:style-name="ce6" table:formula="of:=[.C55]" office:value-type="float" office:value="0">
            <text:p>0</text:p>
          </table:table-cell>
          <table:table-cell table:style-name="ce6" table:formula="of:=[.D55]" office:value-type="float" office:value="24000">
            <text:p>24,0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48">
            <text:p>48</text:p>
          </table:table-cell>
          <table:table-cell table:number-columns-repeated="2" table:style-name="ce6"/>
          <table:table-cell table:style-name="ce35" office:value-type="float" office:value="24500">
            <text:p>24,500</text:p>
          </table:table-cell>
          <table:table-cell table:style-name="ce6" table:number-columns-repeated="5"/>
          <table:table-cell table:style-name="ce6" table:formula="of:=[.B56]" office:value-type="float" office:value="0">
            <text:p>0</text:p>
          </table:table-cell>
          <table:table-cell table:style-name="ce6" table:formula="of:=[.C56]" office:value-type="float" office:value="0">
            <text:p>0</text:p>
          </table:table-cell>
          <table:table-cell table:style-name="ce6" table:formula="of:=[.D56]" office:value-type="float" office:value="24500">
            <text:p>24,5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49">
            <text:p>49</text:p>
          </table:table-cell>
          <table:table-cell table:number-columns-repeated="2" table:style-name="ce6"/>
          <table:table-cell table:style-name="ce35" office:value-type="float" office:value="25000">
            <text:p>25,000</text:p>
          </table:table-cell>
          <table:table-cell table:style-name="ce6" table:number-columns-repeated="5"/>
          <table:table-cell table:style-name="ce6" table:formula="of:=[.B57]" office:value-type="float" office:value="0">
            <text:p>0</text:p>
          </table:table-cell>
          <table:table-cell table:style-name="ce6" table:formula="of:=[.C57]" office:value-type="float" office:value="0">
            <text:p>0</text:p>
          </table:table-cell>
          <table:table-cell table:style-name="ce6" table:formula="of:=[.D57]" office:value-type="float" office:value="25000">
            <text:p>25,0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50">
            <text:p>50</text:p>
          </table:table-cell>
          <table:table-cell table:number-columns-repeated="2" table:style-name="ce6"/>
          <table:table-cell table:style-name="ce35" office:value-type="float" office:value="25500">
            <text:p>25,500</text:p>
          </table:table-cell>
          <table:table-cell table:style-name="ce6" table:number-columns-repeated="5"/>
          <table:table-cell table:style-name="ce6" table:formula="of:=[.B58]" office:value-type="float" office:value="0">
            <text:p>0</text:p>
          </table:table-cell>
          <table:table-cell table:style-name="ce6" table:formula="of:=[.C58]" office:value-type="float" office:value="0">
            <text:p>0</text:p>
          </table:table-cell>
          <table:table-cell table:style-name="ce6" table:formula="of:=[.D58]" office:value-type="float" office:value="25500">
            <text:p>25,5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51">
            <text:p>51</text:p>
          </table:table-cell>
          <table:table-cell table:number-columns-repeated="2" table:style-name="ce6"/>
          <table:table-cell table:style-name="ce35" office:value-type="float" office:value="26000">
            <text:p>26,000</text:p>
          </table:table-cell>
          <table:table-cell table:style-name="ce6" table:number-columns-repeated="5"/>
          <table:table-cell table:style-name="ce6" table:formula="of:=[.B59]" office:value-type="float" office:value="0">
            <text:p>0</text:p>
          </table:table-cell>
          <table:table-cell table:style-name="ce6" table:formula="of:=[.C59]" office:value-type="float" office:value="0">
            <text:p>0</text:p>
          </table:table-cell>
          <table:table-cell table:style-name="ce6" table:formula="of:=[.D59]" office:value-type="float" office:value="26000">
            <text:p>26,0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52">
            <text:p>52</text:p>
          </table:table-cell>
          <table:table-cell table:number-columns-repeated="2" table:style-name="ce6"/>
          <table:table-cell table:style-name="ce35" office:value-type="float" office:value="26500">
            <text:p>26,500</text:p>
          </table:table-cell>
          <table:table-cell table:style-name="ce6" table:number-columns-repeated="5"/>
          <table:table-cell table:style-name="ce6" table:formula="of:=[.B60]" office:value-type="float" office:value="0">
            <text:p>0</text:p>
          </table:table-cell>
          <table:table-cell table:style-name="ce6" table:formula="of:=[.C60]" office:value-type="float" office:value="0">
            <text:p>0</text:p>
          </table:table-cell>
          <table:table-cell table:style-name="ce6" table:formula="of:=[.D60]" office:value-type="float" office:value="26500">
            <text:p>26,500</text:p>
          </table:table-cell>
          <table:table-cell table:style-name="ce6" table:number-columns-repeated="2"/>
          <table:table-cell table:number-columns-repeated="1000"/>
        </table:table-row>
        <table:table-row table:style-name="ro1">
          <table:table-cell table:style-name="ce7" office:value-type="float" office:value="53">
            <text:p>53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4">
            <text:p>54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5">
            <text:p>55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59">
            <text:p>59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0">
            <text:p>60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1">
            <text:p>61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5">
            <text:p>65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7">
            <text:p>67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8">
            <text:p>68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69">
            <text:p>69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1">
            <text:p>71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2">
            <text:p>72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3">
            <text:p>73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4">
            <text:p>74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6">
            <text:p>76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7">
            <text:p>77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8">
            <text:p>78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2">
            <text:p>82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3">
            <text:p>83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4">
            <text:p>84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5">
            <text:p>85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6">
            <text:p>86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7">
            <text:p>87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8">
            <text:p>88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89">
            <text:p>89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0">
            <text:p>90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1">
            <text:p>91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2">
            <text:p>92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3">
            <text:p>93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4">
            <text:p>94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5">
            <text:p>95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6">
            <text:p>96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7">
            <text:p>97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8">
            <text:p>98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99">
            <text:p>99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 table:number-rows-repeated="2">
          <table:table-cell table:style-name="ce7"/>
          <table:table-cell table:style-name="ce6" table:number-columns-repeated="2"/>
          <table:table-cell table:style-name="ce35"/>
          <table:table-cell table:style-name="ce6" table:number-columns-repeated="10"/>
          <table:table-cell table:number-columns-repeated="1000"/>
        </table:table-row>
        <table:table-row table:style-name="ro1" table:number-rows-repeated="1048465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tats" table:style-name="ta3" table:print="false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39" table:default-cell-style-name="ce1"/>
        <table:table-column table:style-name="co74" table:default-cell-style-name="ce1"/>
        <table:table-column table:style-name="co67" table:number-columns-repeated="6" table:default-cell-style-name="ce1"/>
        <table:table-column table:style-name="co75" table:default-cell-style-name="ce1"/>
        <table:table-column table:style-name="co66" table:default-cell-style-name="Default"/>
        <table:table-column table:style-name="co76" table:default-cell-style-name="ce1"/>
        <table:table-column table:style-name="co46" table:default-cell-style-name="Default"/>
        <table:table-column table:style-name="co77" table:default-cell-style-name="Default"/>
        <table:table-column table:style-name="co66" table:default-cell-style-name="Default"/>
        <table:table-column table:style-name="co76" table:default-cell-style-name="Default"/>
        <table:table-column table:style-name="co13" table:number-columns-repeated="3" table:default-cell-style-name="Default"/>
        <table:table-column table:style-name="co13" table:default-cell-style-name="ce1"/>
        <table:table-row table:style-name="ro1">
          <table:table-cell table:style-name="ce2" office:value-type="string">
            <text:p>Lvl</text:p>
          </table:table-cell>
          <table:table-cell table:style-name="ce2" office:value-type="float" office:value="47">
            <text:p>47</text:p>
          </table:table-cell>
          <table:table-cell table:style-name="ce3" office:value-type="string">
            <text:p>vs lvl</text:p>
          </table:table-cell>
          <table:table-cell table:style-name="Default"/>
          <table:table-cell table:number-columns-repeated="8"/>
          <table:table-cell office:value-type="string">
            <text:p>glvl</text:p>
          </table:table-cell>
          <table:table-cell table:style-name="ce1" office:value-type="float" office:value="77">
            <text:p>77</text:p>
          </table:table-cell>
          <table:table-cell/>
          <table:table-cell table:style-name="ce1"/>
          <table:table-cell table:style-name="ce8" office:value-type="string">
            <text:p>concentration factors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Str</text:p>
          </table:table-cell>
          <table:table-cell office:value-type="float" office:value="34">
            <text:p>34</text:p>
          </table:table-cell>
          <table:table-cell table:style-name="ce23" table:formula="of:=[.B2]/[.B$1]" office:value-type="percentage" office:value="0.723404255319149">
            <text:p>72.34%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helps us carry stuff</text:p>
          </table:table-cell>
          <table:table-cell table:style-name="Default"/>
          <table:table-cell table:number-columns-repeated="5"/>
          <table:table-cell office:value-type="string">
            <text:p>renewal:</text:p>
          </table:table-cell>
          <table:table-cell table:style-name="ce7" table:formula="of:=ROUNDUP([.N1]/4)" office:value-type="float" office:value="20">
            <text:p>20</text:p>
          </table:table-cell>
          <table:table-cell/>
          <table:table-cell table:style-name="ce68"/>
          <table:table-cell table:style-name="ce8" office:value-type="string">
            <text:p>Intelligence, Wisdom, Assiduity, Guild Level, Charisma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Dex</text:p>
          </table:table-cell>
          <table:table-cell office:value-type="float" office:value="51">
            <text:p>51</text:p>
          </table:table-cell>
          <table:table-cell table:style-name="ce23" table:formula="of:=[.B3]/[.B$1]" office:value-type="percentage" office:value="1.08510638297872">
            <text:p>108.51%</text:p>
          </table:table-cell>
          <table:table-cell table:style-name="Default"/>
          <table:table-cell office:value-type="string">
            <text:p>sec</text:p>
          </table:table-cell>
          <table:table-cell office:value-type="string">
            <text:p>casting spells (spell lvl / 4 + 5 is min)</text:p>
          </table:table-cell>
          <table:table-cell table:style-name="Default"/>
          <table:table-cell table:number-columns-repeated="5"/>
          <table:table-cell office:value-type="string">
            <text:p>dex</text:p>
          </table:table-cell>
          <table:table-cell table:style-name="ce1" table:formula="of:=ROUNDUP([.N1]/4+5)" office:value-type="float" office:value="25">
            <text:p>25</text:p>
          </table:table-cell>
          <table:table-cell/>
          <table:table-cell table:style-name="ce6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Wis</text:p>
          </table:table-cell>
          <table:table-cell office:value-type="float" office:value="51">
            <text:p>51</text:p>
          </table:table-cell>
          <table:table-cell table:style-name="ce23" table:formula="of:=[.B4]/[.B$1]" office:value-type="percentage" office:value="1.08510638297872">
            <text:p>108.51%</text:p>
          </table:table-cell>
          <table:table-cell table:style-name="Default"/>
          <table:table-cell office:value-type="string">
            <text:p>sec</text:p>
          </table:table-cell>
          <table:table-cell office:value-type="string">
            <text:p>spell dmg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69"/>
          <table:table-cell table:style-name="ce8" office:value-type="string">
            <text:p>saturation factors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Int</text:p>
          </table:table-cell>
          <table:table-cell office:value-type="float" office:value="51">
            <text:p>51</text:p>
          </table:table-cell>
          <table:table-cell table:style-name="ce23" table:formula="of:=[.B5]/[.B$1]" office:value-type="percentage" office:value="1.08510638297872">
            <text:p>108.51%</text:p>
          </table:table-cell>
          <table:table-cell table:style-name="Default"/>
          <table:table-cell office:value-type="string">
            <text:p>pri</text:p>
          </table:table-cell>
          <table:table-cell office:value-type="string">
            <text:p>sps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69"/>
          <table:table-cell table:style-name="ce8" office:value-type="string">
            <text:p>Spell Level, Charisma, Intelligence, Wisdom, Constitution, Level,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Con</text:p>
          </table:table-cell>
          <table:table-cell office:value-type="float" office:value="61">
            <text:p>61</text:p>
          </table:table-cell>
          <table:table-cell table:style-name="ce23" table:formula="of:=[.B6]/[.B$1]" office:value-type="percentage" office:value="1.29787234042553">
            <text:p>129.79%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hps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69"/>
          <table:table-cell table:style-name="ce8" office:value-type="string">
            <text:p><text:s text:c="3"/>Spell Points Burnt, School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Cha</text:p>
          </table:table-cell>
          <table:table-cell office:value-type="float" office:value="24">
            <text:p>24</text:p>
          </table:table-cell>
          <table:table-cell table:style-name="ce23" table:formula="of:=[.B7]/[.B$1]" office:value-type="percentage" office:value="0.51063829787234">
            <text:p>51.06%</text:p>
          </table:table-cell>
          <table:table-cell table:style-name="Default"/>
          <table:table-cell office:value-type="string">
            <text:p>neu</text:p>
          </table:table-cell>
          <table:table-cell office:value-type="string">
            <text:p>used for saturation and concentration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6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72">
            <text:p>272</text:p>
          </table:table-cell>
          <table:table-cell table:number-columns-repeated="11"/>
          <table:table-cell table:style-name="ce1"/>
          <table:table-cell/>
          <table:table-cell table:style-name="ce68"/>
          <table:table-cell table:style-name="ce8" office:value-type="string">
            <text:p>havox says cha/wis/con in that order for saturation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61">
            <text:p>261</text:p>
          </table:table-cell>
          <table:table-cell/>
          <table:table-cell office:value-type="string">
            <text:p>Diff</text:p>
          </table:table-cell>
          <table:table-cell office:value-type="string">
            <text:p>% Diff</text:p>
          </table:table-cell>
          <table:table-cell table:number-columns-repeated="8"/>
          <table:table-cell table:style-name="ce1"/>
          <table:table-cell/>
          <table:table-cell table:style-name="ce69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table:style-name="ce59" office:value-type="string">
            <text:p>HP</text:p>
          </table:table-cell>
          <table:table-cell table:style-name="ce62" table:formula="of:=[.B6]*4+42+([.$B$1]*2)" office:value-type="float" office:value="380">
            <text:p>380</text:p>
          </table:table-cell>
          <table:table-cell table:style-name="ce7" office:value-type="float" office:value="395">
            <text:p>395</text:p>
          </table:table-cell>
          <table:table-cell table:style-name="ce7" table:formula="of:=[.C10]-[.B10]" office:value-type="float" office:value="15">
            <text:p>15</text:p>
          </table:table-cell>
          <table:table-cell table:style-name="ce23" table:formula="of:=[.D10]/[.B10]" office:value-type="percentage" office:value="0.0394736842105263">
            <text:p>3.95%</text:p>
          </table:table-cell>
          <table:table-cell office:value-type="string">
            <text:p>boosted by familiar</text:p>
          </table:table-cell>
          <table:table-cell table:number-columns-repeated="7"/>
          <table:table-cell table:style-name="ce1"/>
          <table:table-cell/>
          <table:table-cell table:style-name="ce69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table:style-name="ce52" office:value-type="string">
            <text:p>SP</text:p>
          </table:table-cell>
          <table:table-cell table:style-name="ce63" table:formula="of:=([.B5]*13+42+300+IF([.$C$34]&gt;10;([.$C$34]-10)*15+50;[.$C$34]*5)+[.$C$41]*4)*1.1" office:value-type="float" office:value="1160.5">
            <text:p>1,161</text:p>
          </table:table-cell>
          <table:table-cell table:style-name="ce7" office:value-type="float" office:value="1789">
            <text:p>1,789</text:p>
          </table:table-cell>
          <table:table-cell table:style-name="ce7" table:formula="of:=[.C11]-[.B11]" office:value-type="float" office:value="628.5">
            <text:p>629</text:p>
          </table:table-cell>
          <table:table-cell table:style-name="ce23" table:formula="of:=[.D11]/[.B11]" office:value-type="percentage" office:value="0.541576906505816">
            <text:p>54.16%</text:p>
          </table:table-cell>
          <table:table-cell office:value-type="string">
            <text:p>boosted by spell book/glvls/familiar/potential/efficacy</text:p>
          </table:table-cell>
          <table:table-cell table:number-columns-repeated="6"/>
          <table:table-cell table:style-name="Default"/>
          <table:table-cell table:number-columns-repeated="2"/>
          <table:table-cell table:style-name="ce69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table:style-name="ce60"/>
          <table:table-cell table:style-name="ce41" office:value-type="string">
            <text:p>+10% sps for mskill</text:p>
          </table:table-cell>
          <table:table-cell table:style-name="ce7" table:number-columns-repeated="2"/>
          <table:table-cell table:style-name="ce23"/>
          <table:table-cell table:number-columns-repeated="7"/>
          <table:table-cell table:style-name="Default"/>
          <table:table-cell table:number-columns-repeated="2"/>
          <table:table-cell table:style-name="ce69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1">
          <table:table-cell table:number-columns-repeated="13"/>
          <table:table-cell table:style-name="ce1"/>
          <table:table-cell/>
          <table:table-cell table:style-name="ce68"/>
          <table:table-cell table:style-name="ce11"/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Lvl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20">
            <text:p>120</text:p>
          </table:table-cell>
          <table:table-cell table:style-name="ce60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Dex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5"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Wi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Con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4"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Used</text:p>
          </table:table-cell>
          <table:table-cell table:formula="of:=SUM([.B15:.B20])" office:value-type="float" office:value="121">
            <text:p>121</text:p>
          </table:table-cell>
          <table:table-cell table:formula="of:=SUM([.C15:.C20])" office:value-type="float" office:value="181">
            <text:p>181</text:p>
          </table:table-cell>
          <table:table-cell table:formula="of:=SUM([.D15:.D20])" office:value-type="float" office:value="225">
            <text:p>225</text:p>
          </table:table-cell>
          <table:table-cell table:formula="of:=SUM([.E15:.E20])" office:value-type="float" office:value="275">
            <text:p>275</text:p>
          </table:table-cell>
          <table:table-cell table:formula="of:=SUM([.F15:.F20])" office:value-type="float" office:value="325">
            <text:p>325</text:p>
          </table:table-cell>
          <table:table-cell table:formula="of:=SUM([.G15:.G20])" office:value-type="float" office:value="375">
            <text:p>375</text:p>
          </table:table-cell>
          <table:table-cell table:formula="of:=SUM([.H15:.H20])" office:value-type="float" office:value="425">
            <text:p>425</text:p>
          </table:table-cell>
          <table:table-cell table:formula="of:=SUM([.I15:.I20])" office:value-type="float" office:value="475">
            <text:p>475</text:p>
          </table:table-cell>
          <table:table-cell table:formula="of:=SUM([.J15:.J20])" office:value-type="float" office:value="525">
            <text:p>525</text:p>
          </table:table-cell>
          <table:table-cell table:formula="of:=SUM([.K15:.K20])" office:value-type="float" office:value="575">
            <text:p>575</text:p>
          </table:table-cell>
          <table:table-cell table:formula="of:=SUM([.L15:.L20])" office:value-type="float" office:value="626">
            <text:p>626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>
            <text:p>Max</text:p>
          </table:table-cell>
          <table:table-cell table:formula="of:=[.B14]*5+26" office:value-type="float" office:value="126">
            <text:p>126</text:p>
          </table:table-cell>
          <table:table-cell table:formula="of:=[.C14]*5+26" office:value-type="float" office:value="176">
            <text:p>176</text:p>
          </table:table-cell>
          <table:table-cell table:formula="of:=[.D14]*5+26" office:value-type="float" office:value="226">
            <text:p>226</text:p>
          </table:table-cell>
          <table:table-cell table:formula="of:=[.E14]*5+26" office:value-type="float" office:value="276">
            <text:p>276</text:p>
          </table:table-cell>
          <table:table-cell table:formula="of:=[.F14]*5+26" office:value-type="float" office:value="326">
            <text:p>326</text:p>
          </table:table-cell>
          <table:table-cell table:formula="of:=[.G14]*5+26" office:value-type="float" office:value="376">
            <text:p>376</text:p>
          </table:table-cell>
          <table:table-cell table:formula="of:=[.H14]*5+26" office:value-type="float" office:value="426">
            <text:p>426</text:p>
          </table:table-cell>
          <table:table-cell table:formula="of:=[.I14]*5+26" office:value-type="float" office:value="476">
            <text:p>476</text:p>
          </table:table-cell>
          <table:table-cell table:formula="of:=[.J14]*5+26" office:value-type="float" office:value="526">
            <text:p>526</text:p>
          </table:table-cell>
          <table:table-cell table:formula="of:=[.K14]*5+26" office:value-type="float" office:value="576">
            <text:p>576</text:p>
          </table:table-cell>
          <table:table-cell table:formula="of:=[.L14]*5+26" office:value-type="float" office:value="626">
            <text:p>626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0" office:value-type="string">
            <text:p>HP</text:p>
          </table:table-cell>
          <table:table-cell table:style-name="ce62" table:formula="of:=[.B19]*4+42+([.$B$1]*2)" office:value-type="float" office:value="200">
            <text:p>200</text:p>
          </table:table-cell>
          <table:table-cell table:style-name="ce62" table:formula="of:=[.C19]*4+42+([.$B$1]*2)" office:value-type="float" office:value="240">
            <text:p>240</text:p>
          </table:table-cell>
          <table:table-cell table:style-name="ce62" table:formula="of:=[.D19]*4+42+([.$B$1]*2)" office:value-type="float" office:value="256">
            <text:p>256</text:p>
          </table:table-cell>
          <table:table-cell table:style-name="ce62" table:formula="of:=[.E19]*4+42+([.$B$1]*2)" office:value-type="float" office:value="276">
            <text:p>276</text:p>
          </table:table-cell>
          <table:table-cell table:style-name="ce62" table:formula="of:=[.F19]*4+42+([.$B$1]*2)" office:value-type="float" office:value="296">
            <text:p>296</text:p>
          </table:table-cell>
          <table:table-cell table:style-name="ce62" table:formula="of:=[.G19]*4+42+([.$B$1]*2)" office:value-type="float" office:value="316">
            <text:p>316</text:p>
          </table:table-cell>
          <table:table-cell table:style-name="ce62" table:formula="of:=[.H19]*4+42+([.$B$1]*2)" office:value-type="float" office:value="336">
            <text:p>336</text:p>
          </table:table-cell>
          <table:table-cell table:style-name="ce62" table:formula="of:=[.I19]*4+42+([.$B$1]*2)" office:value-type="float" office:value="336">
            <text:p>336</text:p>
          </table:table-cell>
          <table:table-cell table:style-name="ce62" table:formula="of:=[.J19]*4+42+([.$B$1]*2)" office:value-type="float" office:value="336">
            <text:p>336</text:p>
          </table:table-cell>
          <table:table-cell table:style-name="ce62" table:formula="of:=[.K19]*4+42+([.$B$1]*2)" office:value-type="float" office:value="336">
            <text:p>336</text:p>
          </table:table-cell>
          <table:table-cell table:style-name="ce62" table:formula="of:=[.L19]*4+42+([.$B$1]*2)" office:value-type="float" office:value="340">
            <text:p>340</text:p>
          </table:table-cell>
          <table:table-cell table:style-name="ce66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0" office:value-type="string">
            <text:p>SP</text:p>
          </table:table-cell>
          <table:table-cell table:style-name="ce63" table:formula="of:=([.B18]*13+42+300+IF([.$C$34]&gt;10;([.$C$34]-10)*15+50;[.$C$34]*5)+[.$C$41]*4)*1.1" office:value-type="float" office:value="860.2">
            <text:p>860</text:p>
          </table:table-cell>
          <table:table-cell table:style-name="ce63" table:formula="of:=([.C18]*13+42+300+IF([.$C$34]&gt;10;([.$C$34]-10)*15+50;[.$C$34]*5)+[.$C$41]*4)*1.1" office:value-type="float" office:value="1074.7">
            <text:p>1,075</text:p>
          </table:table-cell>
          <table:table-cell table:style-name="ce63" table:formula="of:=([.D18]*13+42+300+IF([.$C$34]&gt;10;([.$C$34]-10)*15+50;[.$C$34]*5)+[.$C$41]*4)*1.1" office:value-type="float" office:value="1289.2">
            <text:p>1,289</text:p>
          </table:table-cell>
          <table:table-cell table:style-name="ce63" table:formula="of:=([.E18]*13+42+300+IF([.$C$34]&gt;10;([.$C$34]-10)*15+50;[.$C$34]*5)+[.$C$41]*4)*1.1" office:value-type="float" office:value="1360.7">
            <text:p>1,361</text:p>
          </table:table-cell>
          <table:table-cell table:style-name="ce63" table:formula="of:=([.F18]*13+42+300+IF([.$C$34]&gt;10;([.$C$34]-10)*15+50;[.$C$34]*5)+[.$C$41]*4)*1.1" office:value-type="float" office:value="1575.2">
            <text:p>1,575</text:p>
          </table:table-cell>
          <table:table-cell table:style-name="ce63" table:formula="of:=([.G18]*13+42+300+IF([.$C$34]&gt;10;([.$C$34]-10)*15+50;[.$C$34]*5)+[.$C$41]*4)*1.1" office:value-type="float" office:value="1789.7">
            <text:p>1,790</text:p>
          </table:table-cell>
          <table:table-cell table:style-name="ce63" table:formula="of:=([.H18]*13+42+300+IF([.$C$34]&gt;10;([.$C$34]-10)*15+50;[.$C$34]*5)+[.$C$41]*4)*1.1" office:value-type="float" office:value="2004.2">
            <text:p>2,004</text:p>
          </table:table-cell>
          <table:table-cell table:style-name="ce63" table:formula="of:=([.I18]*13+42+300+IF([.$C$34]&gt;10;([.$C$34]-10)*15+50;[.$C$34]*5)+[.$C$41]*4)*1.1" office:value-type="float" office:value="2290.2">
            <text:p>2,290</text:p>
          </table:table-cell>
          <table:table-cell table:style-name="ce63" table:formula="of:=([.J18]*13+42+300+IF([.$C$34]&gt;10;([.$C$34]-10)*15+50;[.$C$34]*5)+[.$C$41]*4)*1.1" office:value-type="float" office:value="2576.2">
            <text:p>2,576</text:p>
          </table:table-cell>
          <table:table-cell table:style-name="ce63" table:formula="of:=([.K18]*13+42+300+IF([.$C$34]&gt;10;([.$C$34]-10)*15+50;[.$C$34]*5)+[.$C$41]*4)*1.1" office:value-type="float" office:value="2790.7">
            <text:p>2,791</text:p>
          </table:table-cell>
          <table:table-cell table:style-name="ce63" table:formula="of:=([.L18]*13+42+300+IF([.$C$34]&gt;10;([.$C$34]-10)*15+50;[.$C$34]*5)+[.$C$41]*4)*1.1" office:value-type="float" office:value="3248.3">
            <text:p>3,248</text:p>
          </table:table-cell>
          <table:table-cell table:style-name="ce66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0"/>
          <table:table-cell table:style-name="ce64" table:formula="of:=[.B23]+[.B23]*[.$E$10]" office:value-type="float" office:value="207.894736842105">
            <text:p>208</text:p>
          </table:table-cell>
          <table:table-cell table:style-name="ce64" table:formula="of:=[.C23]+[.C23]*[.$E$10]" office:value-type="float" office:value="249.473684210526">
            <text:p>249</text:p>
          </table:table-cell>
          <table:table-cell table:style-name="ce64" table:formula="of:=[.D23]+[.D23]*[.$E$10]" office:value-type="float" office:value="266.105263157895">
            <text:p>266</text:p>
          </table:table-cell>
          <table:table-cell table:style-name="ce64" table:formula="of:=[.E23]+[.E23]*[.$E$10]" office:value-type="float" office:value="286.894736842105">
            <text:p>287</text:p>
          </table:table-cell>
          <table:table-cell table:style-name="ce64" table:formula="of:=[.F23]+[.F23]*[.$E$10]" office:value-type="float" office:value="307.684210526316">
            <text:p>308</text:p>
          </table:table-cell>
          <table:table-cell table:style-name="ce64" table:formula="of:=[.G23]+[.G23]*[.$E$10]" office:value-type="float" office:value="328.473684210526">
            <text:p>328</text:p>
          </table:table-cell>
          <table:table-cell table:style-name="ce64" table:formula="of:=[.H23]+[.H23]*[.$E$10]" office:value-type="float" office:value="349.263157894737">
            <text:p>349</text:p>
          </table:table-cell>
          <table:table-cell table:style-name="ce64" table:formula="of:=[.I23]+[.I23]*[.$E$10]" office:value-type="float" office:value="349.263157894737">
            <text:p>349</text:p>
          </table:table-cell>
          <table:table-cell table:style-name="ce64" table:formula="of:=[.J23]+[.J23]*[.$E$10]" office:value-type="float" office:value="349.263157894737">
            <text:p>349</text:p>
          </table:table-cell>
          <table:table-cell table:style-name="ce64" table:formula="of:=[.K23]+[.K23]*[.$E$10]" office:value-type="float" office:value="349.263157894737">
            <text:p>349</text:p>
          </table:table-cell>
          <table:table-cell table:style-name="ce64" table:formula="of:=[.L23]+[.L23]*[.$E$10]" office:value-type="float" office:value="353.421052631579">
            <text:p>353</text:p>
          </table:table-cell>
          <table:table-cell table:style-name="ce67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0"/>
          <table:table-cell table:style-name="ce65" table:formula="of:=[.B24]*(1+[.$E$11])" office:value-type="float" office:value="1326.0644549763">
            <text:p>1,326</text:p>
          </table:table-cell>
          <table:table-cell table:style-name="ce65" table:formula="of:=[.C24]*(1+[.$E$11])" office:value-type="float" office:value="1656.7327014218">
            <text:p>1,657</text:p>
          </table:table-cell>
          <table:table-cell table:style-name="ce65" table:formula="of:=[.D24]*(1+[.$E$11])" office:value-type="float" office:value="1987.4009478673">
            <text:p>1,987</text:p>
          </table:table-cell>
          <table:table-cell table:style-name="ce65" table:formula="of:=[.E24]*(1+[.$E$11])" office:value-type="float" office:value="2097.62369668246">
            <text:p>2,098</text:p>
          </table:table-cell>
          <table:table-cell table:style-name="ce65" table:formula="of:=[.F24]*(1+[.$E$11])" office:value-type="float" office:value="2428.29194312796">
            <text:p>2,428</text:p>
          </table:table-cell>
          <table:table-cell table:style-name="ce65" table:formula="of:=[.G24]*(1+[.$E$11])" office:value-type="float" office:value="2758.96018957346">
            <text:p>2,759</text:p>
          </table:table-cell>
          <table:table-cell table:style-name="ce65" table:formula="of:=[.H24]*(1+[.$E$11])" office:value-type="float" office:value="3089.62843601896">
            <text:p>3,090</text:p>
          </table:table-cell>
          <table:table-cell table:style-name="ce65" table:formula="of:=[.I24]*(1+[.$E$11])" office:value-type="float" office:value="3530.51943127962">
            <text:p>3,531</text:p>
          </table:table-cell>
          <table:table-cell table:style-name="ce65" table:formula="of:=[.J24]*(1+[.$E$11])" office:value-type="float" office:value="3971.41042654028">
            <text:p>3,971</text:p>
          </table:table-cell>
          <table:table-cell table:style-name="ce65" table:formula="of:=[.K24]*(1+[.$E$11])" office:value-type="float" office:value="4302.07867298578">
            <text:p>4,302</text:p>
          </table:table-cell>
          <table:table-cell table:style-name="ce65" table:formula="of:=[.L24]*(1+[.$E$11])" office:value-type="float" office:value="5007.50426540284">
            <text:p>5,008</text:p>
          </table:table-cell>
          <table:table-cell table:style-name="ce67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 table:number-columns-repeated="1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61"/>
          <table:table-cell table:style-name="ce17" office:value-type="string">
            <text:p>*based on 3K+sps at int 100</text:p>
          </table:table-cell>
          <table:table-cell table:style-name="ce66"/>
          <table:table-cell table:style-name="ce29" table:number-columns-repeated="9"/>
          <table:table-cell table:style-name="ce60" table:number-columns-repeated="3"/>
          <table:table-cell table:style-name="ce61" table:number-columns-repeated="8"/>
        </table:table-row>
        <table:table-row table:style-name="ro1">
          <table:table-cell table:style-name="ce61"/>
          <table:table-cell table:style-name="ce17" office:value-type="string">
            <text:p>*glvl 142 lvl 52 familiar (see notes)</text:p>
          </table:table-cell>
          <table:table-cell table:style-name="ce66"/>
          <table:table-cell table:style-name="ce29" table:number-columns-repeated="9"/>
          <table:table-cell table:style-name="ce60" table:number-columns-repeated="3"/>
          <table:table-cell table:style-name="ce61" table:number-columns-repeated="8"/>
        </table:table-row>
        <table:table-row table:style-name="ro1">
          <table:table-cell table:style-name="ce61"/>
          <table:table-cell table:style-name="ce17" office:value-type="string">
            <text:p>*summoning mage</text:p>
          </table:table-cell>
          <table:table-cell table:style-name="ce67"/>
          <table:table-cell table:style-name="ce29" table:number-columns-repeated="9"/>
          <table:table-cell table:style-name="ce60" table:number-columns-repeated="3"/>
          <table:table-cell table:style-name="ce61" table:number-columns-repeated="8"/>
        </table:table-row>
        <table:table-row table:style-name="ro1">
          <table:table-cell/>
          <table:table-cell table:style-name="ce17" office:value-type="string">
            <text:p>*with efficacy this <text:s/>will be higher</text:p>
          </table:table-cell>
          <table:table-cell table:style-name="ce67"/>
          <table:table-cell table:number-columns-repeated="10"/>
          <table:table-cell table:style-name="ce1"/>
          <table:table-cell table:number-columns-repeated="9"/>
        </table:table-row>
        <table:table-row table:style-name="ro1">
          <table:table-cell/>
          <table:table-cell table:style-name="ce60"/>
          <table:table-cell table:style-name="ce67"/>
          <table:table-cell table:number-columns-repeated="10"/>
          <table:table-cell table:style-name="ce1"/>
          <table:table-cell table:number-columns-repeated="9"/>
        </table:table-row>
        <table:table-row table:style-name="ro1">
          <table:table-cell office:value-type="string">
            <text:p>Evocation</text:p>
          </table:table-cell>
          <table:table-cell/>
          <table:table-cell office:value-type="float" office:value="5">
            <text:p>5</text:p>
          </table:table-cell>
          <table:table-cell table:number-columns-repeated="9"/>
          <table:table-cell table:style-name="ce11" office:value-type="string" office:string-value="potential boost">
            <text:p>potential boost </text:p>
          </table:table-cell>
          <table:table-cell table:style-name="ce11"/>
          <table:table-cell table:style-name="ce11" office:value-type="string">
            <text:p>mskill boost</text:p>
          </table:table-cell>
          <table:table-cell table:style-name="ce11"/>
          <table:table-cell table:style-name="ce11" office:value-type="string" office:string-value="efficacy boost">
            <text:p>efficacy boost </text:p>
          </table:table-cell>
          <table:table-cell table:style-name="ce11"/>
          <table:table-cell table:style-name="ce11" office:value-type="string">
            <text:p>mskill boost</text:p>
          </table:table-cell>
          <table:table-cell table:number-columns-repeated="4"/>
        </table:table-row>
        <table:table-row table:style-name="ro1">
          <table:table-cell office:value-type="string">
            <text:p>Efficacy</text:p>
          </table:table-cell>
          <table:table-cell/>
          <table:table-cell table:formula="of:=[skills.B2]" office:value-type="float" office:value="10">
            <text:p>10</text:p>
          </table:table-cell>
          <table:table-cell office:value-type="string">
            <text:p>attacks per spell, more penetration/higher dmg average</text:p>
          </table:table-cell>
          <table:table-cell table:number-columns-repeated="8"/>
          <table:table-cell table:style-name="ce6" office:value-type="float" office:value="0">
            <text:p>0</text:p>
          </table:table-cell>
          <table:table-cell table:style-name="ce6" table:formula="of:=[.M34]*14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formula="of:=[.Q34]*14" office:value-type="float" office:value="0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/>
          <table:table-cell table:formula="of:=[skills.C2]" office:value-type="float" office:value="0">
            <text:p>0</text:p>
          </table:table-cell>
          <table:table-cell office:value-type="string">
            <text:p>damage cap</text:p>
          </table:table-cell>
          <table:table-cell table:number-columns-repeated="8"/>
          <table:table-cell table:style-name="ce6" office:value-type="float" office:value="10">
            <text:p>10</text:p>
          </table:table-cell>
          <table:table-cell table:style-name="ce6" table:formula="of:=[.M35]*4" office:value-type="float" office:value="40">
            <text:p>40</text:p>
          </table:table-cell>
          <table:table-cell table:style-name="ce6" table:formula="of:=[.N35]*1.1" office:value-type="float" office:value="44">
            <text:p>44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formula="of:=[.Q35]*5" office:value-type="float" office:value="25">
            <text:p>25</text:p>
          </table:table-cell>
          <table:table-cell table:style-name="ce6" table:formula="of:=[.R35]*1.1" office:value-type="float" office:value="27.5">
            <text:p>28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6" office:value-type="float" office:value="20">
            <text:p>20</text:p>
          </table:table-cell>
          <table:table-cell table:style-name="ce6" table:formula="of:=[.M36]*4" office:value-type="float" office:value="80">
            <text:p>80</text:p>
          </table:table-cell>
          <table:table-cell table:style-name="ce6" table:formula="of:=[.N36]*1.1" office:value-type="float" office:value="88">
            <text:p>88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formula="of:=[.Q36]*5" office:value-type="float" office:value="50">
            <text:p>50</text:p>
          </table:table-cell>
          <table:table-cell table:style-name="ce6" table:formula="of:=[.R36]*1.1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Abjuration</text:p>
          </table:table-cell>
          <table:table-cell/>
          <table:table-cell table:formula="of:=[$skills.L2]" office:value-type="float" office:value="11">
            <text:p>11</text:p>
          </table:table-cell>
          <table:table-cell table:number-columns-repeated="9"/>
          <table:table-cell table:style-name="ce6" office:value-type="float" office:value="30">
            <text:p>30</text:p>
          </table:table-cell>
          <table:table-cell table:style-name="ce6" table:formula="of:=[.M37]*4" office:value-type="float" office:value="120">
            <text:p>120</text:p>
          </table:table-cell>
          <table:table-cell table:style-name="ce6" table:formula="of:=[.N37]*1.1" office:value-type="float" office:value="132">
            <text:p>132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formula="of:=(10*5)+([.Q37]-10)*15" office:value-type="float" office:value="125">
            <text:p>125</text:p>
          </table:table-cell>
          <table:table-cell table:style-name="ce6" table:formula="of:=[.R37]*1.1" office:value-type="float" office:value="137.5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Persistence</text:p>
          </table:table-cell>
          <table:table-cell/>
          <table:table-cell table:formula="of:=[$skills.K2]" office:value-type="float" office:value="11">
            <text:p>11</text:p>
          </table:table-cell>
          <table:table-cell office:value-type="string">
            <text:p>raises dmg pool and duration, affects all other defense spells</text:p>
          </table:table-cell>
          <table:table-cell table:number-columns-repeated="8"/>
          <table:table-cell table:style-name="ce6" office:value-type="float" office:value="40">
            <text:p>40</text:p>
          </table:table-cell>
          <table:table-cell table:style-name="ce6" table:formula="of:=[.M38]*4" office:value-type="float" office:value="160">
            <text:p>160</text:p>
          </table:table-cell>
          <table:table-cell table:style-name="ce6" table:formula="of:=[.N38]*1.1" office:value-type="float" office:value="176">
            <text:p>176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6" table:formula="of:=(10*5)+([.Q38]-10)*15" office:value-type="float" office:value="200">
            <text:p>200</text:p>
          </table:table-cell>
          <table:table-cell table:style-name="ce6" table:formula="of:=[.R38]*1.1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string">
            <text:p>Absorption</text:p>
          </table:table-cell>
          <table:table-cell/>
          <table:table-cell table:formula="of:=[$skills.J2]" office:value-type="float" office:value="10">
            <text:p>10</text:p>
          </table:table-cell>
          <table:table-cell office:value-type="string">
            <text:p>raiases dmg absorb cap, affects globe and shields the most</text:p>
          </table:table-cell>
          <table:table-cell table:number-columns-repeated="8"/>
          <table:table-cell table:style-name="ce6" office:value-type="float" office:value="50">
            <text:p>50</text:p>
          </table:table-cell>
          <table:table-cell table:style-name="ce6" table:formula="of:=[.M39]*4" office:value-type="float" office:value="200">
            <text:p>200</text:p>
          </table:table-cell>
          <table:table-cell table:style-name="ce6" table:formula="of:=[.N39]*1.1" office:value-type="float" office:value="220">
            <text:p>220</text:p>
          </table:table-cell>
          <table:table-cell table:style-name="ce6"/>
          <table:table-cell table:style-name="ce6" office:value-type="float" office:value="25">
            <text:p>25</text:p>
          </table:table-cell>
          <table:table-cell table:style-name="ce6" table:formula="of:=(10*5)+([.Q39]-10)*15" office:value-type="float" office:value="275">
            <text:p>275</text:p>
          </table:table-cell>
          <table:table-cell table:style-name="ce6" table:formula="of:=[.R39]*1.1" office:value-type="float" office:value="302.5">
            <text:p>30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6" office:value-type="float" office:value="60">
            <text:p>60</text:p>
          </table:table-cell>
          <table:table-cell table:style-name="ce6" table:formula="of:=[.M40]*4" office:value-type="float" office:value="240">
            <text:p>240</text:p>
          </table:table-cell>
          <table:table-cell table:style-name="ce6" table:formula="of:=[.N40]*1.1" office:value-type="float" office:value="264">
            <text:p>264</text:p>
          </table:table-cell>
          <table:table-cell table:style-name="ce6"/>
          <table:table-cell table:style-name="ce6" office:value-type="float" office:value="30">
            <text:p>30</text:p>
          </table:table-cell>
          <table:table-cell table:style-name="ce6" table:formula="of:=(10*5)+([.Q40]-10)*15" office:value-type="float" office:value="350">
            <text:p>350</text:p>
          </table:table-cell>
          <table:table-cell table:style-name="ce6" table:formula="of:=[.R40]*1.1"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string">
            <text:p>Potential</text:p>
          </table:table-cell>
          <table:table-cell/>
          <table:table-cell table:formula="of:=[$skills.Q2]" office:value-type="float" office:value="0">
            <text:p>0</text:p>
          </table:table-cell>
          <table:table-cell office:value-type="string">
            <text:p>raises 4 sps each and helps with skill cap</text:p>
          </table:table-cell>
          <table:table-cell table:number-columns-repeated="8"/>
          <table:table-cell table:style-name="ce6" office:value-type="float" office:value="70">
            <text:p>70</text:p>
          </table:table-cell>
          <table:table-cell table:style-name="ce6" table:formula="of:=[.M41]*4" office:value-type="float" office:value="280">
            <text:p>280</text:p>
          </table:table-cell>
          <table:table-cell table:style-name="ce6" table:formula="of:=[.N41]*1.1" office:value-type="float" office:value="308">
            <text:p>308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6" table:formula="of:=(10*5)+([.Q41]-10)*15" office:value-type="float" office:value="425">
            <text:p>425</text:p>
          </table:table-cell>
          <table:table-cell table:style-name="ce6" table:formula="of:=[.R41]*1.1" office:value-type="float" office:value="467.5">
            <text:p>468</text:p>
          </table:table-cell>
          <table:table-cell table:number-columns-repeated="4"/>
        </table:table-row>
        <table:table-row table:style-name="ro1">
          <table:table-cell office:value-type="string">
            <text:p>Capacitance</text:p>
          </table:table-cell>
          <table:table-cell/>
          <table:table-cell table:formula="of:=[$skills.P2]" office:value-type="float" office:value="4">
            <text:p>4</text:p>
          </table:table-cell>
          <table:table-cell office:value-type="string">
            <text:p>raises saturation (little) and skill cap</text:p>
          </table:table-cell>
          <table:table-cell table:number-columns-repeated="8"/>
          <table:table-cell table:style-name="ce6" office:value-type="float" office:value="80">
            <text:p>80</text:p>
          </table:table-cell>
          <table:table-cell table:style-name="ce6" table:formula="of:=[.M42]*4" office:value-type="float" office:value="320">
            <text:p>320</text:p>
          </table:table-cell>
          <table:table-cell table:style-name="ce6" table:formula="of:=[.N42]*1.1" office:value-type="float" office:value="352">
            <text:p>352</text:p>
          </table:table-cell>
          <table:table-cell table:style-name="ce6"/>
          <table:table-cell table:style-name="ce6" office:value-type="float" office:value="40">
            <text:p>40</text:p>
          </table:table-cell>
          <table:table-cell table:style-name="ce6" table:formula="of:=(10*5)+([.Q42]-10)*15" office:value-type="float" office:value="500">
            <text:p>500</text:p>
          </table:table-cell>
          <table:table-cell table:style-name="ce6" table:formula="of:=[.R42]*1.1" office:value-type="float" office:value="550">
            <text:p>550</text:p>
          </table:table-cell>
          <table:table-cell table:number-columns-repeated="4"/>
        </table:table-row>
        <table:table-row table:style-name="ro1">
          <table:table-cell office:value-type="string">
            <text:p>Renewal</text:p>
          </table:table-cell>
          <table:table-cell/>
          <table:table-cell table:formula="of:=[$skills.O2]" office:value-type="float" office:value="21">
            <text:p>21</text:p>
          </table:table-cell>
          <table:table-cell office:value-type="string">
            <text:p>boosts sp/sat/conc rege (minor)</text:p>
          </table:table-cell>
          <table:table-cell table:number-columns-repeated="8"/>
          <table:table-cell table:style-name="ce6" office:value-type="float" office:value="90">
            <text:p>90</text:p>
          </table:table-cell>
          <table:table-cell table:style-name="ce6" table:formula="of:=[.M43]*4" office:value-type="float" office:value="360">
            <text:p>360</text:p>
          </table:table-cell>
          <table:table-cell table:style-name="ce6" table:formula="of:=[.N43]*1.1" office:value-type="float" office:value="396">
            <text:p>396</text:p>
          </table:table-cell>
          <table:table-cell table:style-name="ce6"/>
          <table:table-cell table:style-name="ce6" office:value-type="float" office:value="45">
            <text:p>45</text:p>
          </table:table-cell>
          <table:table-cell table:style-name="ce6" table:formula="of:=(10*5)+([.Q43]-10)*15" office:value-type="float" office:value="575">
            <text:p>575</text:p>
          </table:table-cell>
          <table:table-cell table:style-name="ce6" table:formula="of:=[.R43]*1.1" office:value-type="float" office:value="632.5">
            <text:p>63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6" office:value-type="float" office:value="100">
            <text:p>100</text:p>
          </table:table-cell>
          <table:table-cell table:style-name="ce6" table:formula="of:=[.M44]*4" office:value-type="float" office:value="400">
            <text:p>400</text:p>
          </table:table-cell>
          <table:table-cell table:style-name="ce6" table:formula="of:=[.N44]*1.1" office:value-type="float" office:value="440">
            <text:p>440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6" table:formula="of:=(10*5)+([.Q44]-10)*15" office:value-type="float" office:value="650">
            <text:p>650</text:p>
          </table:table-cell>
          <table:table-cell table:style-name="ce6" table:formula="of:=[.R44]*1.1" office:value-type="float" office:value="715">
            <text:p>715</text:p>
          </table:table-cell>
          <table:table-cell table:number-columns-repeated="3"/>
          <table:table-cell table:style-name="Default"/>
        </table:table-row>
      </table:table>
      <table:database-ranges>
        <table:database-range table:target-range-address="spells.A1:spells.E152" table:display-filter-buttons="true">
          <table:filter>
            <table:filter-condition table:field-number="1" table:value="77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6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12/29/2013</text:date>, <text:time>09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Mspladna</meta:initial-creator>
    <meta:creation-date>2008-04-11T13:07:00Z</meta:creation-date>
    <dc:date>2013-12-29T09:19:30.17</dc:date>
    <meta:editing-duration>P3DT8H17M59S</meta:editing-duration>
    <meta:editing-cycles>381</meta:editing-cycles>
    <meta:document-statistic meta:table-count="11" meta:cell-count="4462" meta:object-count="0"/>
  </office:meta>
</office:document-meta>
</file>